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9"/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9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4" table:default-cell-style-name="ce8"/>
        <table:table-column table:style-name="co4" table:default-cell-style-name="ce8"/>
        <table:table-column table:style-name="co1" table:number-columns-repeated="4" table:default-cell-style-name="ce8"/>
        <table:table-column table:style-name="co1" table:number-columns-repeated="5" table:default-cell-style-name="ce12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0651" calcext:value-type="float">
            <text:p>0.560651</text:p>
          </table:table-cell>
          <table:table-cell table:number-columns-repeated="12" office:value-type="float" office:value="0.561026" calcext:value-type="float">
            <text:p>0.561026</text:p>
          </table:table-cell>
          <table:table-cell office:value-type="float" office:value="0.560651" calcext:value-type="float">
            <text:p>0.560651</text:p>
          </table:table-cell>
          <table:table-cell table:number-columns-repeated="4" office:value-type="float" office:value="0.561026" calcext:value-type="float">
            <text:p>0.561026</text:p>
          </table:table-cell>
          <table:table-cell office:value-type="float" office:value="0.560651" calcext:value-type="float">
            <text:p>0.560651</text:p>
          </table:table-cell>
          <table:table-cell table:formula="of:=AVERAGE([.B2:.U2])" office:value-type="float" office:value="0.56096975" calcext:value-type="float">
            <text:p>0.560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0" office:value-type="float" office:value="0.561026" calcext:value-type="float">
            <text:p>0.561026</text:p>
          </table:table-cell>
          <table:table-cell table:formula="of:=AVERAGE([.B3:.U3])" office:value-type="float" office:value="0.561026" calcext:value-type="float">
            <text:p>0.56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 office:value-type="float" office:value="0.561026" calcext:value-type="float">
            <text:p>0.561026</text:p>
          </table:table-cell>
          <table:table-cell table:formula="of:=AVERAGE([.B4:.U4])" office:value-type="float" office:value="0.561026" calcext:value-type="float">
            <text:p>0.561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 office:value-type="float" office:value="0.561026" calcext:value-type="float">
            <text:p>0.561026</text:p>
          </table:table-cell>
          <table:table-cell table:formula="of:=AVERAGE([.B5:.U5])" office:value-type="float" office:value="0.561026" calcext:value-type="float">
            <text:p>0.561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 office:value-type="float" office:value="0.561026" calcext:value-type="float">
            <text:p>0.561026</text:p>
          </table:table-cell>
          <table:table-cell table:formula="of:=AVERAGE([.B6:.U6])" office:value-type="float" office:value="0.561026" calcext:value-type="float">
            <text:p>0.5610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 office:value-type="float" office:value="0.561026" calcext:value-type="float">
            <text:p>0.561026</text:p>
          </table:table-cell>
          <table:table-cell table:formula="of:=AVERAGE([.B7:.U7])" office:value-type="float" office:value="0.561026" calcext:value-type="float">
            <text:p>0.561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 office:value-type="float" office:value="0.561026" calcext:value-type="float">
            <text:p>0.561026</text:p>
          </table:table-cell>
          <table:table-cell table:formula="of:=AVERAGE([.B8:.U8])" office:value-type="float" office:value="0.561026" calcext:value-type="float">
            <text:p>0.561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.561026" calcext:value-type="float">
            <text:p>0.561026</text:p>
          </table:table-cell>
          <table:table-cell office:value-type="float" office:value="0.560651" calcext:value-type="float">
            <text:p>0.560651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0651" calcext:value-type="float">
            <text:p>0.560651</text:p>
          </table:table-cell>
          <table:table-cell table:number-columns-repeated="11" office:value-type="float" office:value="0.561026" calcext:value-type="float">
            <text:p>0.561026</text:p>
          </table:table-cell>
          <table:table-cell table:formula="of:=AVERAGE([.B9:.U9])" office:value-type="float" office:value="0.5609885" calcext:value-type="float">
            <text:p>0.560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 office:value-type="float" office:value="0.561026" calcext:value-type="float">
            <text:p>0.561026</text:p>
          </table:table-cell>
          <table:table-cell table:formula="of:=AVERAGE([.B10:.U10])" office:value-type="float" office:value="0.561026" calcext:value-type="float">
            <text:p>0.561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.561026" calcext:value-type="float">
            <text:p>0.561026</text:p>
          </table:table-cell>
          <table:table-cell office:value-type="float" office:value="0.500562" calcext:value-type="float">
            <text:p>0.500562</text:p>
          </table:table-cell>
          <table:table-cell table:number-columns-repeated="6" office:value-type="float" office:value="0.561026" calcext:value-type="float">
            <text:p>0.561026</text:p>
          </table:table-cell>
          <table:table-cell office:value-type="float" office:value="0.500562" calcext:value-type="float">
            <text:p>0.500562</text:p>
          </table:table-cell>
          <table:table-cell table:number-columns-repeated="4" office:value-type="float" office:value="0.561026" calcext:value-type="float">
            <text:p>0.561026</text:p>
          </table:table-cell>
          <table:table-cell office:value-type="float" office:value="0.500562" calcext:value-type="float">
            <text:p>0.500562</text:p>
          </table:table-cell>
          <table:table-cell table:number-columns-repeated="4" office:value-type="float" office:value="0.561026" calcext:value-type="float">
            <text:p>0.561026</text:p>
          </table:table-cell>
          <table:table-cell table:formula="of:=AVERAGE([.B11:.U11])" office:value-type="float" office:value="0.5519564" calcext:value-type="float">
            <text:p>0.5519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561026" calcext:value-type="float">
            <text:p>0.561026</text:p>
          </table:table-cell>
          <table:table-cell office:value-type="float" office:value="0.560277" calcext:value-type="float">
            <text:p>0.560277</text:p>
          </table:table-cell>
          <table:table-cell table:number-columns-repeated="6" office:value-type="float" office:value="0.561026" calcext:value-type="float">
            <text:p>0.561026</text:p>
          </table:table-cell>
          <table:table-cell office:value-type="float" office:value="0.560277" calcext:value-type="float">
            <text:p>0.560277</text:p>
          </table:table-cell>
          <table:table-cell table:number-columns-repeated="4" office:value-type="float" office:value="0.561026" calcext:value-type="float">
            <text:p>0.561026</text:p>
          </table:table-cell>
          <table:table-cell office:value-type="float" office:value="0.560277" calcext:value-type="float">
            <text:p>0.560277</text:p>
          </table:table-cell>
          <table:table-cell table:number-columns-repeated="4" office:value-type="float" office:value="0.561026" calcext:value-type="float">
            <text:p>0.561026</text:p>
          </table:table-cell>
          <table:table-cell table:formula="of:=AVERAGE([.B12:.U12])" office:value-type="float" office:value="0.56091365" calcext:value-type="float">
            <text:p>0.5609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 office:value-type="float" office:value="0.561026" calcext:value-type="float">
            <text:p>0.561026</text:p>
          </table:table-cell>
          <table:table-cell table:formula="of:=AVERAGE([.B13:.U13])" office:value-type="float" office:value="0.561026" calcext:value-type="float">
            <text:p>0.561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60651" calcext:value-type="float">
            <text:p>0.560651</text:p>
          </table:table-cell>
          <table:table-cell table:number-columns-repeated="6" office:value-type="float" office:value="0.561026" calcext:value-type="float">
            <text:p>0.561026</text:p>
          </table:table-cell>
          <table:table-cell office:value-type="float" office:value="0.560651" calcext:value-type="float">
            <text:p>0.560651</text:p>
          </table:table-cell>
          <table:table-cell table:number-columns-repeated="10" office:value-type="float" office:value="0.561026" calcext:value-type="float">
            <text:p>0.561026</text:p>
          </table:table-cell>
          <table:table-cell table:formula="of:=AVERAGE([.B14:.U14])" office:value-type="float" office:value="0.5609885" calcext:value-type="float">
            <text:p>0.5609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.561026" calcext:value-type="float">
            <text:p>0.561026</text:p>
          </table:table-cell>
          <table:table-cell office:value-type="float" office:value="0.438974" calcext:value-type="float">
            <text:p>0.438974</text:p>
          </table:table-cell>
          <table:table-cell table:number-columns-repeated="6" office:value-type="float" office:value="0.561026" calcext:value-type="float">
            <text:p>0.561026</text:p>
          </table:table-cell>
          <table:table-cell office:value-type="float" office:value="0.438974" calcext:value-type="float">
            <text:p>0.438974</text:p>
          </table:table-cell>
          <table:table-cell table:number-columns-repeated="4" office:value-type="float" office:value="0.561026" calcext:value-type="float">
            <text:p>0.561026</text:p>
          </table:table-cell>
          <table:table-cell office:value-type="float" office:value="0.438974" calcext:value-type="float">
            <text:p>0.438974</text:p>
          </table:table-cell>
          <table:table-cell table:number-columns-repeated="3" office:value-type="float" office:value="0.561026" calcext:value-type="float">
            <text:p>0.561026</text:p>
          </table:table-cell>
          <table:table-cell table:formula="of:=AVERAGE([.B15:.U15])" office:value-type="float" office:value="0.5427182" calcext:value-type="float">
            <text:p>0.542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63834" calcext:value-type="float">
            <text:p>0.563834</text:p>
          </table:table-cell>
          <table:table-cell table:number-columns-repeated="3" office:value-type="float" office:value="0.561026" calcext:value-type="float">
            <text:p>0.561026</text:p>
          </table:table-cell>
          <table:table-cell office:value-type="float" office:value="0.759266" calcext:value-type="float">
            <text:p>0.759266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759266" calcext:value-type="float">
            <text:p>0.759266</text:p>
          </table:table-cell>
          <table:table-cell office:value-type="float" office:value="0.563834" calcext:value-type="float">
            <text:p>0.563834</text:p>
          </table:table-cell>
          <table:table-cell table:number-columns-repeated="10" office:value-type="float" office:value="0.561026" calcext:value-type="float">
            <text:p>0.561026</text:p>
          </table:table-cell>
          <table:table-cell table:formula="of:=AVERAGE([.B16:.U16])" office:value-type="float" office:value="0.5811308" calcext:value-type="float">
            <text:p>0.581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74691" calcext:value-type="float">
            <text:p>0.574691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432984" calcext:value-type="float">
            <text:p>0.432984</text:p>
          </table:table-cell>
          <table:table-cell office:value-type="float" office:value="0.439161" calcext:value-type="float">
            <text:p>0.439161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812617" calcext:value-type="float">
            <text:p>0.812617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812617" calcext:value-type="float">
            <text:p>0.812617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432984" calcext:value-type="float">
            <text:p>0.432984</text:p>
          </table:table-cell>
          <table:table-cell office:value-type="float" office:value="0.439161" calcext:value-type="float">
            <text:p>0.439161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74691" calcext:value-type="float">
            <text:p>0.574691</text:p>
          </table:table-cell>
          <table:table-cell office:value-type="float" office:value="0.432984" calcext:value-type="float">
            <text:p>0.432984</text:p>
          </table:table-cell>
          <table:table-cell office:value-type="float" office:value="0.439161" calcext:value-type="float">
            <text:p>0.439161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74691" calcext:value-type="float">
            <text:p>0.574691</text:p>
          </table:table-cell>
          <table:table-cell table:formula="of:=AVERAGE([.B17:.U17])" office:value-type="float" office:value="0.5507488" calcext:value-type="float">
            <text:p>0.550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1587" calcext:value-type="float">
            <text:p>0.561587</text:p>
          </table:table-cell>
          <table:table-cell table:number-columns-repeated="3" office:value-type="float" office:value="0.561026" calcext:value-type="float">
            <text:p>0.561026</text:p>
          </table:table-cell>
          <table:table-cell office:value-type="float" office:value="0.438974" calcext:value-type="float">
            <text:p>0.438974</text:p>
          </table:table-cell>
          <table:table-cell office:value-type="float" office:value="0.84313" calcext:value-type="float">
            <text:p>0.843130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84313" calcext:value-type="float">
            <text:p>0.843130</text:p>
          </table:table-cell>
          <table:table-cell table:number-columns-repeated="5" office:value-type="float" office:value="0.561026" calcext:value-type="float">
            <text:p>0.561026</text:p>
          </table:table-cell>
          <table:table-cell office:value-type="float" office:value="0.561587" calcext:value-type="float">
            <text:p>0.561587</text:p>
          </table:table-cell>
          <table:table-cell table:number-columns-repeated="4" office:value-type="float" office:value="0.561026" calcext:value-type="float">
            <text:p>0.561026</text:p>
          </table:table-cell>
          <table:table-cell office:value-type="float" office:value="0.561587" calcext:value-type="float">
            <text:p>0.561587</text:p>
          </table:table-cell>
          <table:table-cell table:formula="of:=AVERAGE([.B18:.U18])" office:value-type="float" office:value="0.58321795" calcext:value-type="float">
            <text:p>0.583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1587" calcext:value-type="float">
            <text:p>0.561587</text:p>
          </table:table-cell>
          <table:table-cell office:value-type="float" office:value="0.774803" calcext:value-type="float">
            <text:p>0.774803</text:p>
          </table:table-cell>
          <table:table-cell table:number-columns-repeated="3" office:value-type="float" office:value="0.561026" calcext:value-type="float">
            <text:p>0.561026</text:p>
          </table:table-cell>
          <table:table-cell office:value-type="float" office:value="0.790154" calcext:value-type="float">
            <text:p>0.790154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790154" calcext:value-type="float">
            <text:p>0.790154</text:p>
          </table:table-cell>
          <table:table-cell office:value-type="float" office:value="0.774803" calcext:value-type="float">
            <text:p>0.774803</text:p>
          </table:table-cell>
          <table:table-cell table:number-columns-repeated="4" office:value-type="float" office:value="0.561026" calcext:value-type="float">
            <text:p>0.561026</text:p>
          </table:table-cell>
          <table:table-cell office:value-type="float" office:value="0.561587" calcext:value-type="float">
            <text:p>0.561587</text:p>
          </table:table-cell>
          <table:table-cell table:number-columns-repeated="4" office:value-type="float" office:value="0.561026" calcext:value-type="float">
            <text:p>0.561026</text:p>
          </table:table-cell>
          <table:table-cell office:value-type="float" office:value="0.561587" calcext:value-type="float">
            <text:p>0.561587</text:p>
          </table:table-cell>
          <table:table-cell table:formula="of:=AVERAGE([.B19:.U19])" office:value-type="float" office:value="0.60540065" calcext:value-type="float">
            <text:p>0.6054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2336" calcext:value-type="float">
            <text:p>0.562336</text:p>
          </table:table-cell>
          <table:table-cell office:value-type="float" office:value="0.749158" calcext:value-type="float">
            <text:p>0.749158</text:p>
          </table:table-cell>
          <table:table-cell office:value-type="float" office:value="0.5614" calcext:value-type="float">
            <text:p>0.561400</text:p>
          </table:table-cell>
          <table:table-cell office:value-type="float" office:value="0.561213" calcext:value-type="float">
            <text:p>0.561213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746162" calcext:value-type="float">
            <text:p>0.746162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746162" calcext:value-type="float">
            <text:p>0.746162</text:p>
          </table:table-cell>
          <table:table-cell office:value-type="float" office:value="0.749158" calcext:value-type="float">
            <text:p>0.749158</text:p>
          </table:table-cell>
          <table:table-cell office:value-type="float" office:value="0.5614" calcext:value-type="float">
            <text:p>0.561400</text:p>
          </table:table-cell>
          <table:table-cell office:value-type="float" office:value="0.561213" calcext:value-type="float">
            <text:p>0.561213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62336" calcext:value-type="float">
            <text:p>0.562336</text:p>
          </table:table-cell>
          <table:table-cell office:value-type="float" office:value="0.5614" calcext:value-type="float">
            <text:p>0.561400</text:p>
          </table:table-cell>
          <table:table-cell office:value-type="float" office:value="0.561213" calcext:value-type="float">
            <text:p>0.561213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62336" calcext:value-type="float">
            <text:p>0.562336</text:p>
          </table:table-cell>
          <table:table-cell table:formula="of:=AVERAGE([.B20:.U20])" office:value-type="float" office:value="0.59863345" calcext:value-type="float">
            <text:p>0.5986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56286969206849" calcext:value-type="float">
            <text:p>0.562870</text:p>
          </table:table-cell>
          <table:table-cell office:value-type="float" office:value="0.831105879402972" calcext:value-type="float">
            <text:p>0.831106</text:p>
          </table:table-cell>
          <table:table-cell office:value-type="float" office:value="0.561196461815389" calcext:value-type="float">
            <text:p>0.561196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558408075731881" calcext:value-type="float">
            <text:p>0.558408</text:p>
          </table:table-cell>
          <table:table-cell office:value-type="float" office:value="0.710464488631856" calcext:value-type="float">
            <text:p>0.710464</text:p>
          </table:table-cell>
          <table:table-cell office:value-type="float" office:value="0.559337537759717" calcext:value-type="float">
            <text:p>0.559338</text:p>
          </table:table-cell>
          <table:table-cell office:value-type="float" office:value="0.713306346586383" calcext:value-type="float">
            <text:p>0.713306</text:p>
          </table:table-cell>
          <table:table-cell office:value-type="float" office:value="0.834430302920584" calcext:value-type="float">
            <text:p>0.834430</text:p>
          </table:table-cell>
          <table:table-cell office:value-type="float" office:value="0.56344124766265" calcext:value-type="float">
            <text:p>0.563441</text:p>
          </table:table-cell>
          <table:table-cell office:value-type="float" office:value="0.553207475516214" calcext:value-type="float">
            <text:p>0.553207</text:p>
          </table:table-cell>
          <table:table-cell office:value-type="float" office:value="0.555422174995399" calcext:value-type="float">
            <text:p>0.555422</text:p>
          </table:table-cell>
          <table:table-cell office:value-type="float" office:value="0.553207475516214" calcext:value-type="float">
            <text:p>0.553207</text:p>
          </table:table-cell>
          <table:table-cell office:value-type="float" office:value="0.558929604224011" calcext:value-type="float">
            <text:p>0.558930</text:p>
          </table:table-cell>
          <table:table-cell office:value-type="float" office:value="0.555023300735419" calcext:value-type="float">
            <text:p>0.555023</text:p>
          </table:table-cell>
          <table:table-cell office:value-type="float" office:value="0.550979046611818" calcext:value-type="float">
            <text:p>0.550979</text:p>
          </table:table-cell>
          <table:table-cell office:value-type="float" office:value="0.55318482484436" calcext:value-type="float">
            <text:p>0.553185</text:p>
          </table:table-cell>
          <table:table-cell office:value-type="float" office:value="0.550979046611818" calcext:value-type="float">
            <text:p>0.550979</text:p>
          </table:table-cell>
          <table:table-cell office:value-type="float" office:value="0.556678125455737" calcext:value-type="float">
            <text:p>0.556678</text:p>
          </table:table-cell>
          <table:table-cell table:formula="of:=AVERAGE([.B21:.U21])" office:value-type="float" office:value="0.599819277964436" calcext:value-type="float">
            <text:p>0.5998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557107226098906" calcext:value-type="float">
            <text:p>0.557107</text:p>
          </table:table-cell>
          <table:table-cell office:value-type="float" office:value="0.721246645360745" calcext:value-type="float">
            <text:p>0.721247</text:p>
          </table:table-cell>
          <table:table-cell table:number-columns-repeated="2" office:value-type="float" office:value="0.557107226098906" calcext:value-type="float">
            <text:p>0.557107</text:p>
          </table:table-cell>
          <table:table-cell office:value-type="float" office:value="0.633135432548893" calcext:value-type="float">
            <text:p>0.633135</text:p>
          </table:table-cell>
          <table:table-cell office:value-type="float" office:value="0.817536329605562" calcext:value-type="float">
            <text:p>0.817536</text:p>
          </table:table-cell>
          <table:table-cell office:value-type="float" office:value="0.522160049661274" calcext:value-type="float">
            <text:p>0.522160</text:p>
          </table:table-cell>
          <table:table-cell office:value-type="float" office:value="0.820806474923984" calcext:value-type="float">
            <text:p>0.820806</text:p>
          </table:table-cell>
          <table:table-cell office:value-type="float" office:value="0.724131631942188" calcext:value-type="float">
            <text:p>0.724132</text:p>
          </table:table-cell>
          <table:table-cell office:value-type="float" office:value="0.559335655003302" calcext:value-type="float">
            <text:p>0.559336</text:p>
          </table:table-cell>
          <table:table-cell office:value-type="float" office:value="0.553207475516214" calcext:value-type="float">
            <text:p>0.553207</text:p>
          </table:table-cell>
          <table:table-cell office:value-type="float" office:value="0.518504929313645" calcext:value-type="float">
            <text:p>0.518505</text:p>
          </table:table-cell>
          <table:table-cell table:number-columns-repeated="2" office:value-type="float" office:value="0.553207475516214" calcext:value-type="float">
            <text:p>0.553207</text:p>
          </table:table-cell>
          <table:table-cell table:number-columns-repeated="2" office:value-type="float" office:value="0.550979046611818" calcext:value-type="float">
            <text:p>0.550979</text:p>
          </table:table-cell>
          <table:table-cell office:value-type="float" office:value="0.516416289115" calcext:value-type="float">
            <text:p>0.516416</text:p>
          </table:table-cell>
          <table:table-cell table:number-columns-repeated="2" office:value-type="float" office:value="0.550979046611818" calcext:value-type="float">
            <text:p>0.550979</text:p>
          </table:table-cell>
          <table:table-cell table:formula="of:=AVERAGE([.B22:.U22])" office:value-type="float" office:value="0.596262047743307" calcext:value-type="float">
            <text:p>0.5962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565285697531871" calcext:value-type="float">
            <text:p>0.565286</text:p>
          </table:table-cell>
          <table:table-cell office:value-type="float" office:value="0.835567495739581" calcext:value-type="float">
            <text:p>0.835567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571606237924152" calcext:value-type="float">
            <text:p>0.571606</text:p>
          </table:table-cell>
          <table:table-cell office:value-type="float" office:value="0.787422157109679" calcext:value-type="float">
            <text:p>0.787422</text:p>
          </table:table-cell>
          <table:table-cell office:value-type="float" office:value="0.844490728412799" calcext:value-type="float">
            <text:p>0.844491</text:p>
          </table:table-cell>
          <table:table-cell office:value-type="float" office:value="0.553760765592703" calcext:value-type="float">
            <text:p>0.553761</text:p>
          </table:table-cell>
          <table:table-cell office:value-type="float" office:value="0.84786869132645" calcext:value-type="float">
            <text:p>0.847869</text:p>
          </table:table-cell>
          <table:table-cell office:value-type="float" office:value="0.838909765722539" calcext:value-type="float">
            <text:p>0.838910</text:p>
          </table:table-cell>
          <table:table-cell office:value-type="float" office:value="0.559335655003302" calcext:value-type="float">
            <text:p>0.559336</text:p>
          </table:table-cell>
          <table:table-cell office:value-type="float" office:value="0.567604994258682" calcext:value-type="float">
            <text:p>0.567605</text:p>
          </table:table-cell>
          <table:table-cell office:value-type="float" office:value="0.549884440233554" calcext:value-type="float">
            <text:p>0.549884</text:p>
          </table:table-cell>
          <table:table-cell office:value-type="float" office:value="0.553207475516214" calcext:value-type="float">
            <text:p>0.553207</text:p>
          </table:table-cell>
          <table:table-cell office:value-type="float" office:value="0.561328697649148" calcext:value-type="float">
            <text:p>0.561329</text:p>
          </table:table-cell>
          <table:table-cell office:value-type="float" office:value="0.550979046611818" calcext:value-type="float">
            <text:p>0.550979</text:p>
          </table:table-cell>
          <table:table-cell office:value-type="float" office:value="0.565318569306986" calcext:value-type="float">
            <text:p>0.565319</text:p>
          </table:table-cell>
          <table:table-cell office:value-type="float" office:value="0.547669397171183" calcext:value-type="float">
            <text:p>0.547669</text:p>
          </table:table-cell>
          <table:table-cell office:value-type="float" office:value="0.550979046611818" calcext:value-type="float">
            <text:p>0.550979</text:p>
          </table:table-cell>
          <table:table-cell office:value-type="float" office:value="0.55906755485902" calcext:value-type="float">
            <text:p>0.559068</text:p>
          </table:table-cell>
          <table:table-cell table:formula="of:=AVERAGE([.B23:.U23])" office:value-type="float" office:value="0.626225043438965" calcext:value-type="float">
            <text:p>0.6262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55673484547878" calcext:value-type="float">
            <text:p>0.556735</text:p>
          </table:table-cell>
          <table:table-cell office:value-type="float" office:value="0.847836195904015" calcext:value-type="float">
            <text:p>0.847836</text:p>
          </table:table-cell>
          <table:table-cell table:number-columns-repeated="2" office:value-type="float" office:value="0.557107226098906" calcext:value-type="float">
            <text:p>0.557107</text:p>
          </table:table-cell>
          <table:table-cell office:value-type="float" office:value="0.835196108134441" calcext:value-type="float">
            <text:p>0.835196</text:p>
          </table:table-cell>
          <table:table-cell office:value-type="float" office:value="0.851554044015358" calcext:value-type="float">
            <text:p>0.851554</text:p>
          </table:table-cell>
          <table:table-cell office:value-type="float" office:value="0.557664307506615" calcext:value-type="float">
            <text:p>0.557664</text:p>
          </table:table-cell>
          <table:table-cell office:value-type="float" office:value="0.854960260191419" calcext:value-type="float">
            <text:p>0.854960</text:p>
          </table:table-cell>
          <table:table-cell office:value-type="float" office:value="0.851227540687631" calcext:value-type="float">
            <text:p>0.851228</text:p>
          </table:table-cell>
          <table:table-cell office:value-type="float" office:value="0.559335655003302" calcext:value-type="float">
            <text:p>0.559336</text:p>
          </table:table-cell>
          <table:table-cell office:value-type="float" office:value="0.553207475516214" calcext:value-type="float">
            <text:p>0.553207</text:p>
          </table:table-cell>
          <table:table-cell office:value-type="float" office:value="0.553760657354069" calcext:value-type="float">
            <text:p>0.553761</text:p>
          </table:table-cell>
          <table:table-cell office:value-type="float" office:value="0.553207475516214" calcext:value-type="float">
            <text:p>0.553207</text:p>
          </table:table-cell>
          <table:table-cell office:value-type="float" office:value="0.552837701560428" calcext:value-type="float">
            <text:p>0.552838</text:p>
          </table:table-cell>
          <table:table-cell table:number-columns-repeated="2" office:value-type="float" office:value="0.550979046611818" calcext:value-type="float">
            <text:p>0.550979</text:p>
          </table:table-cell>
          <table:table-cell office:value-type="float" office:value="0.551530000124042" calcext:value-type="float">
            <text:p>0.551530</text:p>
          </table:table-cell>
          <table:table-cell office:value-type="float" office:value="0.550979046611818" calcext:value-type="float">
            <text:p>0.550979</text:p>
          </table:table-cell>
          <table:table-cell office:value-type="float" office:value="0.550610762178513" calcext:value-type="float">
            <text:p>0.550611</text:p>
          </table:table-cell>
          <table:table-cell table:formula="of:=AVERAGE([.B24:.U24])" office:value-type="float" office:value="0.627696092365161" calcext:value-type="float">
            <text:p>0.6276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.557107226098906" calcext:value-type="float">
            <text:p>0.557107</text:p>
          </table:table-cell>
          <table:table-cell office:value-type="float" office:value="0.792627541671554" calcext:value-type="float">
            <text:p>0.792628</text:p>
          </table:table-cell>
          <table:table-cell office:value-type="float" office:value="0.55636345787364" calcext:value-type="float">
            <text:p>0.556363</text:p>
          </table:table-cell>
          <table:table-cell office:value-type="float" office:value="0.534428749825709" calcext:value-type="float">
            <text:p>0.534429</text:p>
          </table:table-cell>
          <table:table-cell office:value-type="float" office:value="0.822183639744741" calcext:value-type="float">
            <text:p>0.822184</text:p>
          </table:table-cell>
          <table:table-cell office:value-type="float" office:value="0.638339824095781" calcext:value-type="float">
            <text:p>0.638340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640893183392165" calcext:value-type="float">
            <text:p>0.640893</text:p>
          </table:table-cell>
          <table:table-cell office:value-type="float" office:value="0.79579805183824" calcext:value-type="float">
            <text:p>0.795798</text:p>
          </table:table-cell>
          <table:table-cell office:value-type="float" office:value="0.558588911705135" calcext:value-type="float">
            <text:p>0.558589</text:p>
          </table:table-cell>
          <table:table-cell office:value-type="float" office:value="0.530687748576929" calcext:value-type="float">
            <text:p>0.530688</text:p>
          </table:table-cell>
          <table:table-cell table:number-columns-repeated="3" office:value-type="float" office:value="0.553207475516214" calcext:value-type="float">
            <text:p>0.553207</text:p>
          </table:table-cell>
          <table:table-cell office:value-type="float" office:value="0.55024345983703" calcext:value-type="float">
            <text:p>0.550243</text:p>
          </table:table-cell>
          <table:table-cell office:value-type="float" office:value="0.528550033577626" calcext:value-type="float">
            <text:p>0.528550</text:p>
          </table:table-cell>
          <table:table-cell table:number-columns-repeated="3" office:value-type="float" office:value="0.550979046611818" calcext:value-type="float">
            <text:p>0.550979</text:p>
          </table:table-cell>
          <table:table-cell table:formula="of:=AVERAGE([.B25:.U25])" office:value-type="float" office:value="0.596629292340968" calcext:value-type="float">
            <text:p>0.5966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557107226098906" calcext:value-type="float">
            <text:p>0.557107</text:p>
          </table:table-cell>
          <table:table-cell office:value-type="float" office:value="0.861034358096285" calcext:value-type="float">
            <text:p>0.861034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633135432548893" calcext:value-type="float">
            <text:p>0.633135</text:p>
          </table:table-cell>
          <table:table-cell office:value-type="float" office:value="0.840214805878759" calcext:value-type="float">
            <text:p>0.840215</text:p>
          </table:table-cell>
          <table:table-cell office:value-type="float" office:value="0.837984494217949" calcext:value-type="float">
            <text:p>0.837984</text:p>
          </table:table-cell>
          <table:table-cell office:value-type="float" office:value="0.557478613704046" calcext:value-type="float">
            <text:p>0.557479</text:p>
          </table:table-cell>
          <table:table-cell office:value-type="float" office:value="0.84133643219482" calcext:value-type="float">
            <text:p>0.841336</text:p>
          </table:table-cell>
          <table:table-cell office:value-type="float" office:value="0.86447849552867" calcext:value-type="float">
            <text:p>0.864478</text:p>
          </table:table-cell>
          <table:table-cell office:value-type="float" office:value="0.559335655003302" calcext:value-type="float">
            <text:p>0.559336</text:p>
          </table:table-cell>
          <table:table-cell office:value-type="float" office:value="0.628703484521051" calcext:value-type="float">
            <text:p>0.628703</text:p>
          </table:table-cell>
          <table:table-cell office:value-type="float" office:value="0.553576263408117" calcext:value-type="float">
            <text:p>0.553576</text:p>
          </table:table-cell>
          <table:table-cell table:number-columns-repeated="2" office:value-type="float" office:value="0.553207475516214" calcext:value-type="float">
            <text:p>0.553207</text:p>
          </table:table-cell>
          <table:table-cell office:value-type="float" office:value="0.550979046611818" calcext:value-type="float">
            <text:p>0.550979</text:p>
          </table:table-cell>
          <table:table-cell office:value-type="float" office:value="0.626170942790855" calcext:value-type="float">
            <text:p>0.626171</text:p>
          </table:table-cell>
          <table:table-cell office:value-type="float" office:value="0.551346348953301" calcext:value-type="float">
            <text:p>0.551346</text:p>
          </table:table-cell>
          <table:table-cell table:number-columns-repeated="2" office:value-type="float" office:value="0.550979046611818" calcext:value-type="float">
            <text:p>0.550979</text:p>
          </table:table-cell>
          <table:table-cell table:formula="of:=AVERAGE([.B26:.U26])" office:value-type="float" office:value="0.639273454800533" calcext:value-type="float">
            <text:p>0.6392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550786685706626" calcext:value-type="float">
            <text:p>0.550787</text:p>
          </table:table-cell>
          <table:table-cell office:value-type="float" office:value="0.843003191962267" calcext:value-type="float">
            <text:p>0.843003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597258794083426" calcext:value-type="float">
            <text:p>0.597259</text:p>
          </table:table-cell>
          <table:table-cell office:value-type="float" office:value="0.761212519542695" calcext:value-type="float">
            <text:p>0.761213</text:p>
          </table:table-cell>
          <table:table-cell office:value-type="float" office:value="0.785749919871564" calcext:value-type="float">
            <text:p>0.785750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78889291955105" calcext:value-type="float">
            <text:p>0.788893</text:p>
          </table:table-cell>
          <table:table-cell office:value-type="float" office:value="0.846375204730116" calcext:value-type="float">
            <text:p>0.846375</text:p>
          </table:table-cell>
          <table:table-cell office:value-type="float" office:value="0.559335655003302" calcext:value-type="float">
            <text:p>0.559336</text:p>
          </table:table-cell>
          <table:table-cell office:value-type="float" office:value="0.593077982524842" calcext:value-type="float">
            <text:p>0.593078</text:p>
          </table:table-cell>
          <table:table-cell table:number-columns-repeated="2" office:value-type="float" office:value="0.553207475516214" calcext:value-type="float">
            <text:p>0.553207</text:p>
          </table:table-cell>
          <table:table-cell office:value-type="float" office:value="0.546931178906679" calcext:value-type="float">
            <text:p>0.546931</text:p>
          </table:table-cell>
          <table:table-cell office:value-type="float" office:value="0.550979046611818" calcext:value-type="float">
            <text:p>0.550979</text:p>
          </table:table-cell>
          <table:table-cell office:value-type="float" office:value="0.590688947348508" calcext:value-type="float">
            <text:p>0.590689</text:p>
          </table:table-cell>
          <table:table-cell table:number-columns-repeated="2" office:value-type="float" office:value="0.550979046611818" calcext:value-type="float">
            <text:p>0.550979</text:p>
          </table:table-cell>
          <table:table-cell office:value-type="float" office:value="0.544728032163853" calcext:value-type="float">
            <text:p>0.544728</text:p>
          </table:table-cell>
          <table:table-cell table:formula="of:=AVERAGE([.B27:.U27])" office:value-type="float" office:value="0.621935740027976" calcext:value-type="float">
            <text:p>0.6219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60081305984983" calcext:value-type="float">
            <text:p>0.560081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841888036131861" calcext:value-type="float">
            <text:p>0.841888</text:p>
          </table:table-cell>
          <table:table-cell office:value-type="float" office:value="0.558036688126742" calcext:value-type="float">
            <text:p>0.558037</text:p>
          </table:table-cell>
          <table:table-cell office:value-type="float" office:value="0.740392967325169" calcext:value-type="float">
            <text:p>0.740393</text:p>
          </table:table-cell>
          <table:table-cell office:value-type="float" office:value="0.841329961709165" calcext:value-type="float">
            <text:p>0.841330</text:p>
          </table:table-cell>
          <table:table-cell office:value-type="float" office:value="0.82255502734988" calcext:value-type="float">
            <text:p>0.822555</text:p>
          </table:table-cell>
          <table:table-cell office:value-type="float" office:value="0.531454669939632" calcext:value-type="float">
            <text:p>0.531455</text:p>
          </table:table-cell>
          <table:table-cell office:value-type="float" office:value="0.82584524745928" calcext:value-type="float">
            <text:p>0.825845</text:p>
          </table:table-cell>
          <table:table-cell office:value-type="float" office:value="0.845255588276389" calcext:value-type="float">
            <text:p>0.845256</text:p>
          </table:table-cell>
          <table:table-cell office:value-type="float" office:value="0.560268834879249" calcext:value-type="float">
            <text:p>0.560269</text:p>
          </table:table-cell>
          <table:table-cell office:value-type="float" office:value="0.735210216553893" calcext:value-type="float">
            <text:p>0.735210</text:p>
          </table:table-cell>
          <table:table-cell office:value-type="float" office:value="0.527734487250054" calcext:value-type="float">
            <text:p>0.527734</text:p>
          </table:table-cell>
          <table:table-cell office:value-type="float" office:value="0.556160736843088" calcext:value-type="float">
            <text:p>0.556161</text:p>
          </table:table-cell>
          <table:table-cell office:value-type="float" office:value="0.553207475516214" calcext:value-type="float">
            <text:p>0.553207</text:p>
          </table:table-cell>
          <table:table-cell office:value-type="float" office:value="0.551898284557348" calcext:value-type="float">
            <text:p>0.551898</text:p>
          </table:table-cell>
          <table:table-cell office:value-type="float" office:value="0.732248644684592" calcext:value-type="float">
            <text:p>0.732249</text:p>
          </table:table-cell>
          <table:table-cell office:value-type="float" office:value="0.525608668570296" calcext:value-type="float">
            <text:p>0.525609</text:p>
          </table:table-cell>
          <table:table-cell office:value-type="float" office:value="0.553920411619148" calcext:value-type="float">
            <text:p>0.553920</text:p>
          </table:table-cell>
          <table:table-cell office:value-type="float" office:value="0.550979046611818" calcext:value-type="float">
            <text:p>0.550979</text:p>
          </table:table-cell>
          <table:table-cell table:formula="of:=AVERAGE([.B28:.U28])" office:value-type="float" office:value="0.648559176274386" calcext:value-type="float">
            <text:p>0.6485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35907760905094" calcext:value-type="float">
            <text:p>0.435908</text:p>
          </table:table-cell>
          <table:table-cell office:value-type="float" office:value="0.78928108116535" calcext:value-type="float">
            <text:p>0.789281</text:p>
          </table:table-cell>
          <table:table-cell office:value-type="float" office:value="0.805453323243697" calcext:value-type="float">
            <text:p>0.805453</text:p>
          </table:table-cell>
          <table:table-cell office:value-type="float" office:value="0.557107226098906" calcext:value-type="float">
            <text:p>0.557107</text:p>
          </table:table-cell>
          <table:table-cell office:value-type="float" office:value="0.710836869251982" calcext:value-type="float">
            <text:p>0.710837</text:p>
          </table:table-cell>
          <table:table-cell office:value-type="float" office:value="0.851182656410219" calcext:value-type="float">
            <text:p>0.851183</text:p>
          </table:table-cell>
          <table:table-cell office:value-type="float" office:value="0.82255502734988" calcext:value-type="float">
            <text:p>0.822555</text:p>
          </table:table-cell>
          <table:table-cell office:value-type="float" office:value="0.612315880331367" calcext:value-type="float">
            <text:p>0.612316</text:p>
          </table:table-cell>
          <table:table-cell office:value-type="float" office:value="0.82584524745928" calcext:value-type="float">
            <text:p>0.825845</text:p>
          </table:table-cell>
          <table:table-cell office:value-type="float" office:value="0.808675136536672" calcext:value-type="float">
            <text:p>0.808675</text:p>
          </table:table-cell>
          <table:table-cell office:value-type="float" office:value="0.559335655003302" calcext:value-type="float">
            <text:p>0.559336</text:p>
          </table:table-cell>
          <table:table-cell office:value-type="float" office:value="0.705861011167218" calcext:value-type="float">
            <text:p>0.705861</text:p>
          </table:table-cell>
          <table:table-cell office:value-type="float" office:value="0.608029669169048" calcext:value-type="float">
            <text:p>0.608030</text:p>
          </table:table-cell>
          <table:table-cell office:value-type="float" office:value="0.432856406578758" calcext:value-type="float">
            <text:p>0.432856</text:p>
          </table:table-cell>
          <table:table-cell office:value-type="float" office:value="0.783756113597193" calcext:value-type="float">
            <text:p>0.783756</text:p>
          </table:table-cell>
          <table:table-cell office:value-type="float" office:value="0.550979046611818" calcext:value-type="float">
            <text:p>0.550979</text:p>
          </table:table-cell>
          <table:table-cell office:value-type="float" office:value="0.703017663690211" calcext:value-type="float">
            <text:p>0.703018</text:p>
          </table:table-cell>
          <table:table-cell office:value-type="float" office:value="0.605580405647722" calcext:value-type="float">
            <text:p>0.605580</text:p>
          </table:table-cell>
          <table:table-cell office:value-type="float" office:value="0.431112775535138" calcext:value-type="float">
            <text:p>0.431113</text:p>
          </table:table-cell>
          <table:table-cell office:value-type="float" office:value="0.780598989272532" calcext:value-type="float">
            <text:p>0.780599</text:p>
          </table:table-cell>
          <table:table-cell table:formula="of:=AVERAGE([.B29:.U29])" office:value-type="float" office:value="0.669014397251269" calcext:value-type="float">
            <text:p>0.6690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05181946805491" calcext:value-type="float">
            <text:p>0.705182</text:p>
          </table:table-cell>
          <table:table-cell office:value-type="float" office:value="0.56286969206849" calcext:value-type="float">
            <text:p>0.562870</text:p>
          </table:table-cell>
          <table:table-cell office:value-type="float" office:value="0.707862789365905" calcext:value-type="float">
            <text:p>0.707863</text:p>
          </table:table-cell>
          <table:table-cell office:value-type="float" office:value="0.579600008569534" calcext:value-type="float">
            <text:p>0.579600</text:p>
          </table:table-cell>
          <table:table-cell office:value-type="float" office:value="0.845047809820508" calcext:value-type="float">
            <text:p>0.845048</text:p>
          </table:table-cell>
          <table:table-cell office:value-type="float" office:value="0.841702342329291" calcext:value-type="float">
            <text:p>0.841702</text:p>
          </table:table-cell>
          <table:table-cell office:value-type="float" office:value="0.679049466502997" calcext:value-type="float">
            <text:p>0.679049</text:p>
          </table:table-cell>
          <table:table-cell office:value-type="float" office:value="0.763628525006076" calcext:value-type="float">
            <text:p>0.763629</text:p>
          </table:table-cell>
          <table:table-cell office:value-type="float" office:value="0.681765664369009" calcext:value-type="float">
            <text:p>0.681766</text:p>
          </table:table-cell>
          <table:table-cell office:value-type="float" office:value="0.710694240523369" calcext:value-type="float">
            <text:p>0.710694</text:p>
          </table:table-cell>
          <table:table-cell office:value-type="float" office:value="0.581918408603812" calcext:value-type="float">
            <text:p>0.581918</text:p>
          </table:table-cell>
          <table:table-cell office:value-type="float" office:value="0.839132475151764" calcext:value-type="float">
            <text:p>0.839132</text:p>
          </table:table-cell>
          <table:table-cell office:value-type="float" office:value="0.758283125331033" calcext:value-type="float">
            <text:p>0.758283</text:p>
          </table:table-cell>
          <table:table-cell office:value-type="float" office:value="0.700245673177852" calcext:value-type="float">
            <text:p>0.700246</text:p>
          </table:table-cell>
          <table:table-cell office:value-type="float" office:value="0.558929604224011" calcext:value-type="float">
            <text:p>0.558930</text:p>
          </table:table-cell>
          <table:table-cell office:value-type="float" office:value="0.573224408475269" calcext:value-type="float">
            <text:p>0.573224</text:p>
          </table:table-cell>
          <table:table-cell office:value-type="float" office:value="0.835752283912482" calcext:value-type="float">
            <text:p>0.835752</text:p>
          </table:table-cell>
          <table:table-cell office:value-type="float" office:value="0.755228611231009" calcext:value-type="float">
            <text:p>0.755229</text:p>
          </table:table-cell>
          <table:table-cell office:value-type="float" office:value="0.69742494539063" calcext:value-type="float">
            <text:p>0.697425</text:p>
          </table:table-cell>
          <table:table-cell office:value-type="float" office:value="0.556678125455737" calcext:value-type="float">
            <text:p>0.556678</text:p>
          </table:table-cell>
          <table:table-cell table:formula="of:=AVERAGE([.B30:.U30])" office:value-type="float" office:value="0.696711007315714" calcext:value-type="float">
            <text:p>0.6967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5336805776671" calcext:value-type="float">
            <text:p>0.785337</text:p>
          </table:table-cell>
          <table:table-cell office:value-type="float" office:value="0.442785382705084" calcext:value-type="float">
            <text:p>0.442785</text:p>
          </table:table-cell>
          <table:table-cell office:value-type="float" office:value="0.651166598682912" calcext:value-type="float">
            <text:p>0.651167</text:p>
          </table:table-cell>
          <table:table-cell office:value-type="float" office:value="0.706189559112804" calcext:value-type="float">
            <text:p>0.706190</text:p>
          </table:table-cell>
          <table:table-cell office:value-type="float" office:value="0.866238749643173" calcext:value-type="float">
            <text:p>0.866239</text:p>
          </table:table-cell>
          <table:table-cell office:value-type="float" office:value="0.845977271848344" calcext:value-type="float">
            <text:p>0.845977</text:p>
          </table:table-cell>
          <table:table-cell office:value-type="float" office:value="0.848765657931851" calcext:value-type="float">
            <text:p>0.848766</text:p>
          </table:table-cell>
          <table:table-cell office:value-type="float" office:value="0.802107855752481" calcext:value-type="float">
            <text:p>0.802108</text:p>
          </table:table-cell>
          <table:table-cell office:value-type="float" office:value="0.852160720563578" calcext:value-type="float">
            <text:p>0.852161</text:p>
          </table:table-cell>
          <table:table-cell office:value-type="float" office:value="0.653771265077644" calcext:value-type="float">
            <text:p>0.653771</text:p>
          </table:table-cell>
          <table:table-cell office:value-type="float" office:value="0.709014317349255" calcext:value-type="float">
            <text:p>0.709014</text:p>
          </table:table-cell>
          <table:table-cell office:value-type="float" office:value="0.860175078395671" calcext:value-type="float">
            <text:p>0.860175</text:p>
          </table:table-cell>
          <table:table-cell office:value-type="float" office:value="0.796493100762214" calcext:value-type="float">
            <text:p>0.796493</text:p>
          </table:table-cell>
          <table:table-cell office:value-type="float" office:value="0.779839448136234" calcext:value-type="float">
            <text:p>0.779839</text:p>
          </table:table-cell>
          <table:table-cell office:value-type="float" office:value="0.439685885026148" calcext:value-type="float">
            <text:p>0.439686</text:p>
          </table:table-cell>
          <table:table-cell office:value-type="float" office:value="0.698421473962563" calcext:value-type="float">
            <text:p>0.698421</text:p>
          </table:table-cell>
          <table:table-cell office:value-type="float" office:value="0.856710123397098" calcext:value-type="float">
            <text:p>0.856710</text:p>
          </table:table-cell>
          <table:table-cell office:value-type="float" office:value="0.793284669339204" calcext:value-type="float">
            <text:p>0.793285</text:p>
          </table:table-cell>
          <table:table-cell office:value-type="float" office:value="0.776698100913127" calcext:value-type="float">
            <text:p>0.776698</text:p>
          </table:table-cell>
          <table:table-cell office:value-type="float" office:value="0.437914743495328" calcext:value-type="float">
            <text:p>0.437915</text:p>
          </table:table-cell>
          <table:table-cell table:formula="of:=AVERAGE([.B31:.U31])" office:value-type="float" office:value="0.730136840393569" calcext:value-type="float">
            <text:p>0.730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29057726411377" calcext:value-type="float">
            <text:p>0.829058</text:p>
          </table:table-cell>
          <table:table-cell office:value-type="float" office:value="0.854342430098865" calcext:value-type="float">
            <text:p>0.854342</text:p>
          </table:table-cell>
          <table:table-cell office:value-type="float" office:value="0.818838172253524" calcext:value-type="float">
            <text:p>0.818838</text:p>
          </table:table-cell>
          <table:table-cell office:value-type="float" office:value="0.809729245777736" calcext:value-type="float">
            <text:p>0.809729</text:p>
          </table:table-cell>
          <table:table-cell office:value-type="float" office:value="0.817722023408132" calcext:value-type="float">
            <text:p>0.817722</text:p>
          </table:table-cell>
          <table:table-cell office:value-type="float" office:value="0.812145251241117" calcext:value-type="float">
            <text:p>0.812145</text:p>
          </table:table-cell>
          <table:table-cell office:value-type="float" office:value="0.554690227620538" calcext:value-type="float">
            <text:p>0.554690</text:p>
          </table:table-cell>
          <table:table-cell office:value-type="float" office:value="0.819209559858664" calcext:value-type="float">
            <text:p>0.819210</text:p>
          </table:table-cell>
          <table:table-cell office:value-type="float" office:value="0.55690898853102" calcext:value-type="float">
            <text:p>0.556909</text:p>
          </table:table-cell>
          <table:table-cell office:value-type="float" office:value="0.822113524942538" calcext:value-type="float">
            <text:p>0.822114</text:p>
          </table:table-cell>
          <table:table-cell office:value-type="float" office:value="0.812968162760848" calcext:value-type="float">
            <text:p>0.812968</text:p>
          </table:table-cell>
          <table:table-cell office:value-type="float" office:value="0.811997969244275" calcext:value-type="float">
            <text:p>0.811998</text:p>
          </table:table-cell>
          <table:table-cell office:value-type="float" office:value="0.813475092939653" calcext:value-type="float">
            <text:p>0.813475</text:p>
          </table:table-cell>
          <table:table-cell office:value-type="float" office:value="0.823254322326497" calcext:value-type="float">
            <text:p>0.823254</text:p>
          </table:table-cell>
          <table:table-cell office:value-type="float" office:value="0.848362033088173" calcext:value-type="float">
            <text:p>0.848362</text:p>
          </table:table-cell>
          <table:table-cell office:value-type="float" office:value="0.800822224074181" calcext:value-type="float">
            <text:p>0.800822</text:p>
          </table:table-cell>
          <table:table-cell office:value-type="float" office:value="0.808727081150642" calcext:value-type="float">
            <text:p>0.808727</text:p>
          </table:table-cell>
          <table:table-cell office:value-type="float" office:value="0.810198254700219" calcext:value-type="float">
            <text:p>0.810198</text:p>
          </table:table-cell>
          <table:table-cell office:value-type="float" office:value="0.819938091420852" calcext:value-type="float">
            <text:p>0.819938</text:p>
          </table:table-cell>
          <table:table-cell office:value-type="float" office:value="0.844944663367778" calcext:value-type="float">
            <text:p>0.844945</text:p>
          </table:table-cell>
          <table:table-cell table:formula="of:=AVERAGE([.B32:.U32])" office:value-type="float" office:value="0.794472252260831" calcext:value-type="float">
            <text:p>0.7944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93898620715219" calcext:value-type="float">
            <text:p>0.793899</text:p>
          </table:table-cell>
          <table:table-cell office:value-type="float" office:value="0.806197091468963" calcext:value-type="float">
            <text:p>0.806197</text:p>
          </table:table-cell>
          <table:table-cell office:value-type="float" office:value="0.848579964129281" calcext:value-type="float">
            <text:p>0.848580</text:p>
          </table:table-cell>
          <table:table-cell office:value-type="float" office:value="0.817164942000423" calcext:value-type="float">
            <text:p>0.817165</text:p>
          </table:table-cell>
          <table:table-cell office:value-type="float" office:value="0.85991920226588" calcext:value-type="float">
            <text:p>0.859919</text:p>
          </table:table-cell>
          <table:table-cell office:value-type="float" office:value="0.848765657931851" calcext:value-type="float">
            <text:p>0.848766</text:p>
          </table:table-cell>
          <table:table-cell office:value-type="float" office:value="0.846348659453483" calcext:value-type="float">
            <text:p>0.846349</text:p>
          </table:table-cell>
          <table:table-cell office:value-type="float" office:value="0.862149513926691" calcext:value-type="float">
            <text:p>0.862150</text:p>
          </table:table-cell>
          <table:table-cell office:value-type="float" office:value="0.849734054091297" calcext:value-type="float">
            <text:p>0.849734</text:p>
          </table:table-cell>
          <table:table-cell office:value-type="float" office:value="0.851974283985798" calcext:value-type="float">
            <text:p>0.851974</text:p>
          </table:table-cell>
          <table:table-cell office:value-type="float" office:value="0.820433601768424" calcext:value-type="float">
            <text:p>0.820434</text:p>
          </table:table-cell>
          <table:table-cell office:value-type="float" office:value="0.853899767850019" calcext:value-type="float">
            <text:p>0.853900</text:p>
          </table:table-cell>
          <table:table-cell office:value-type="float" office:value="0.856114467329204" calcext:value-type="float">
            <text:p>0.856114</text:p>
          </table:table-cell>
          <table:table-cell office:value-type="float" office:value="0.788341330370212" calcext:value-type="float">
            <text:p>0.788341</text:p>
          </table:table-cell>
          <table:table-cell office:value-type="float" office:value="0.800553711828681" calcext:value-type="float">
            <text:p>0.800554</text:p>
          </table:table-cell>
          <table:table-cell office:value-type="float" office:value="0.808176127638418" calcext:value-type="float">
            <text:p>0.808176</text:p>
          </table:table-cell>
          <table:table-cell office:value-type="float" office:value="0.850460091040955" calcext:value-type="float">
            <text:p>0.850460</text:p>
          </table:table-cell>
          <table:table-cell office:value-type="float" office:value="0.852665869273497" calcext:value-type="float">
            <text:p>0.852666</text:p>
          </table:table-cell>
          <table:table-cell office:value-type="float" office:value="0.785165735887351" calcext:value-type="float">
            <text:p>0.785166</text:p>
          </table:table-cell>
          <table:table-cell office:value-type="float" office:value="0.797328923462805" calcext:value-type="float">
            <text:p>0.797329</text:p>
          </table:table-cell>
          <table:table-cell table:formula="of:=AVERAGE([.B33:.U33])" office:value-type="float" office:value="0.829893580820923" calcext:value-type="float">
            <text:p>0.8298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9604639345619" calcext:value-type="float">
            <text:p>0.829605</text:p>
          </table:table-cell>
          <table:table-cell office:value-type="float" office:value="0.847092427678749" calcext:value-type="float">
            <text:p>0.847092</text:p>
          </table:table-cell>
          <table:table-cell office:value-type="float" office:value="0.832222028248364" calcext:value-type="float">
            <text:p>0.832222</text:p>
          </table:table-cell>
          <table:table-cell office:value-type="float" office:value="0.834080952304036" calcext:value-type="float">
            <text:p>0.834081</text:p>
          </table:table-cell>
          <table:table-cell office:value-type="float" office:value="0.723476957021556" calcext:value-type="float">
            <text:p>0.723477</text:p>
          </table:table-cell>
          <table:table-cell office:value-type="float" office:value="0.844490728412799" calcext:value-type="float">
            <text:p>0.844491</text:p>
          </table:table-cell>
          <table:table-cell office:value-type="float" office:value="0.688344086781355" calcext:value-type="float">
            <text:p>0.688344</text:p>
          </table:table-cell>
          <table:table-cell office:value-type="float" office:value="0.861778126321551" calcext:value-type="float">
            <text:p>0.861778</text:p>
          </table:table-cell>
          <table:table-cell office:value-type="float" office:value="0.69109746312848" calcext:value-type="float">
            <text:p>0.691097</text:p>
          </table:table-cell>
          <table:table-cell office:value-type="float" office:value="0.835550916361358" calcext:value-type="float">
            <text:p>0.835551</text:p>
          </table:table-cell>
          <table:table-cell office:value-type="float" office:value="0.837417276113252" calcext:value-type="float">
            <text:p>0.837417</text:p>
          </table:table-cell>
          <table:table-cell office:value-type="float" office:value="0.718412618322405" calcext:value-type="float">
            <text:p>0.718413</text:p>
          </table:table-cell>
          <table:table-cell office:value-type="float" office:value="0.855745679437301" calcext:value-type="float">
            <text:p>0.855746</text:p>
          </table:table-cell>
          <table:table-cell office:value-type="float" office:value="0.8237974068702" calcext:value-type="float">
            <text:p>0.823797</text:p>
          </table:table-cell>
          <table:table-cell office:value-type="float" office:value="0.841162780684998" calcext:value-type="float">
            <text:p>0.841163</text:p>
          </table:table-cell>
          <table:table-cell office:value-type="float" office:value="0.824906061828691" calcext:value-type="float">
            <text:p>0.824906</text:p>
          </table:table-cell>
          <table:table-cell office:value-type="float" office:value="0.715518710494319" calcext:value-type="float">
            <text:p>0.715519</text:p>
          </table:table-cell>
          <table:table-cell office:value-type="float" office:value="0.852298566932014" calcext:value-type="float">
            <text:p>0.852299</text:p>
          </table:table-cell>
          <table:table-cell office:value-type="float" office:value="0.820478988312817" calcext:value-type="float">
            <text:p>0.820479</text:p>
          </table:table-cell>
          <table:table-cell office:value-type="float" office:value="0.837774410974283" calcext:value-type="float">
            <text:p>0.837774</text:p>
          </table:table-cell>
          <table:table-cell table:formula="of:=AVERAGE([.B34:.U34])" office:value-type="float" office:value="0.805762541278707" calcext:value-type="float">
            <text:p>0.8057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4886922988088" calcext:value-type="float">
            <text:p>0.834887</text:p>
          </table:table-cell>
          <table:table-cell office:value-type="float" office:value="0.845977271848344" calcext:value-type="float">
            <text:p>0.845977</text:p>
          </table:table-cell>
          <table:table-cell office:value-type="float" office:value="0.802851623977747" calcext:value-type="float">
            <text:p>0.802852</text:p>
          </table:table-cell>
          <table:table-cell office:value-type="float" office:value="0.854713817704005" calcext:value-type="float">
            <text:p>0.854714</text:p>
          </table:table-cell>
          <table:table-cell office:value-type="float" office:value="0.861034358096285" calcext:value-type="float">
            <text:p>0.861034</text:p>
          </table:table-cell>
          <table:table-cell office:value-type="float" office:value="0.848765657931851" calcext:value-type="float">
            <text:p>0.848766</text:p>
          </table:table-cell>
          <table:table-cell office:value-type="float" office:value="0.703215479226727" calcext:value-type="float">
            <text:p>0.703215</text:p>
          </table:table-cell>
          <table:table-cell office:value-type="float" office:value="0.850810275790092" calcext:value-type="float">
            <text:p>0.850810</text:p>
          </table:table-cell>
          <table:table-cell office:value-type="float" office:value="0.706028341143634" calcext:value-type="float">
            <text:p>0.706028</text:p>
          </table:table-cell>
          <table:table-cell office:value-type="float" office:value="0.806063030473658" calcext:value-type="float">
            <text:p>0.806063</text:p>
          </table:table-cell>
          <table:table-cell office:value-type="float" office:value="0.858132672974821" calcext:value-type="float">
            <text:p>0.858133</text:p>
          </table:table-cell>
          <table:table-cell office:value-type="float" office:value="0.855007117589611" calcext:value-type="float">
            <text:p>0.855007</text:p>
          </table:table-cell>
          <table:table-cell office:value-type="float" office:value="0.844854603859561" calcext:value-type="float">
            <text:p>0.844855</text:p>
          </table:table-cell>
          <table:table-cell office:value-type="float" office:value="0.829042714527171" calcext:value-type="float">
            <text:p>0.829043</text:p>
          </table:table-cell>
          <table:table-cell office:value-type="float" office:value="0.840055430945405" calcext:value-type="float">
            <text:p>0.840055</text:p>
          </table:table-cell>
          <table:table-cell office:value-type="float" office:value="0.845311965709261" calcext:value-type="float">
            <text:p>0.845312</text:p>
          </table:table-cell>
          <table:table-cell office:value-type="float" office:value="0.851562980157226" calcext:value-type="float">
            <text:p>0.851563</text:p>
          </table:table-cell>
          <table:table-cell office:value-type="float" office:value="0.841451362756401" calcext:value-type="float">
            <text:p>0.841451</text:p>
          </table:table-cell>
          <table:table-cell office:value-type="float" office:value="0.825703166835219" calcext:value-type="float">
            <text:p>0.825703</text:p>
          </table:table-cell>
          <table:table-cell office:value-type="float" office:value="0.836671521858012" calcext:value-type="float">
            <text:p>0.836672</text:p>
          </table:table-cell>
          <table:table-cell table:formula="of:=AVERAGE([.B35:.U35])" office:value-type="float" office:value="0.827107015819656" calcext:value-type="float">
            <text:p>0.827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82240227561797" calcext:value-type="float">
            <text:p>0.782240</text:p>
          </table:table-cell>
          <table:table-cell office:value-type="float" office:value="0.554875921423108" calcext:value-type="float">
            <text:p>0.554876</text:p>
          </table:table-cell>
          <table:table-cell office:value-type="float" office:value="0.569190232460771" calcext:value-type="float">
            <text:p>0.569190</text:p>
          </table:table-cell>
          <table:table-cell office:value-type="float" office:value="0.859546821645753" calcext:value-type="float">
            <text:p>0.859547</text:p>
          </table:table-cell>
          <table:table-cell office:value-type="float" office:value="0.839656731456063" calcext:value-type="float">
            <text:p>0.839657</text:p>
          </table:table-cell>
          <table:table-cell office:value-type="float" office:value="0.851554044015358" calcext:value-type="float">
            <text:p>0.851554</text:p>
          </table:table-cell>
          <table:table-cell office:value-type="float" office:value="0.806940859694229" calcext:value-type="float">
            <text:p>0.806941</text:p>
          </table:table-cell>
          <table:table-cell office:value-type="float" office:value="0.851554044015358" calcext:value-type="float">
            <text:p>0.851554</text:p>
          </table:table-cell>
          <table:table-cell office:value-type="float" office:value="0.810168623133006" calcext:value-type="float">
            <text:p>0.810169</text:p>
          </table:table-cell>
          <table:table-cell office:value-type="float" office:value="0.571466993390614" calcext:value-type="float">
            <text:p>0.571467</text:p>
          </table:table-cell>
          <table:table-cell office:value-type="float" office:value="0.862985008932336" calcext:value-type="float">
            <text:p>0.862985</text:p>
          </table:table-cell>
          <table:table-cell office:value-type="float" office:value="0.833779134335871" calcext:value-type="float">
            <text:p>0.833779</text:p>
          </table:table-cell>
          <table:table-cell office:value-type="float" office:value="0.84559316570725" calcext:value-type="float">
            <text:p>0.845593</text:p>
          </table:table-cell>
          <table:table-cell office:value-type="float" office:value="0.776764545968864" calcext:value-type="float">
            <text:p>0.776765</text:p>
          </table:table-cell>
          <table:table-cell office:value-type="float" office:value="0.550991789973147" calcext:value-type="float">
            <text:p>0.550992</text:p>
          </table:table-cell>
          <table:table-cell office:value-type="float" office:value="0.85009180660765" calcext:value-type="float">
            <text:p>0.850092</text:p>
          </table:table-cell>
          <table:table-cell office:value-type="float" office:value="0.830420507410046" calcext:value-type="float">
            <text:p>0.830421</text:p>
          </table:table-cell>
          <table:table-cell office:value-type="float" office:value="0.842186949531189" calcext:value-type="float">
            <text:p>0.842187</text:p>
          </table:table-cell>
          <table:table-cell office:value-type="float" office:value="0.773635585058617" calcext:value-type="float">
            <text:p>0.773636</text:p>
          </table:table-cell>
          <table:table-cell office:value-type="float" office:value="0.548772286287454" calcext:value-type="float">
            <text:p>0.548772</text:p>
          </table:table-cell>
          <table:table-cell table:formula="of:=AVERAGE([.B36:.U36])" office:value-type="float" office:value="0.760620763930424" calcext:value-type="float">
            <text:p>0.7606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31232324628858" calcext:value-type="float">
            <text:p>0.731232</text:p>
          </table:table-cell>
          <table:table-cell office:value-type="float" office:value="0.849695119959687" calcext:value-type="float">
            <text:p>0.849695</text:p>
          </table:table-cell>
          <table:table-cell office:value-type="float" office:value="0.565843771954567" calcext:value-type="float">
            <text:p>0.565844</text:p>
          </table:table-cell>
          <table:table-cell office:value-type="float" office:value="0.853784355676169" calcext:value-type="float">
            <text:p>0.853784</text:p>
          </table:table-cell>
          <table:table-cell office:value-type="float" office:value="0.785191845448868" calcext:value-type="float">
            <text:p>0.785192</text:p>
          </table:table-cell>
          <table:table-cell office:value-type="float" office:value="0.850438888184953" calcext:value-type="float">
            <text:p>0.850439</text:p>
          </table:table-cell>
          <table:table-cell office:value-type="float" office:value="0.760654445119999" calcext:value-type="float">
            <text:p>0.760654</text:p>
          </table:table-cell>
          <table:table-cell office:value-type="float" office:value="0.852669199845764" calcext:value-type="float">
            <text:p>0.852669</text:p>
          </table:table-cell>
          <table:table-cell office:value-type="float" office:value="0.763697062900479" calcext:value-type="float">
            <text:p>0.763697</text:p>
          </table:table-cell>
          <table:table-cell office:value-type="float" office:value="0.568107147042386" calcext:value-type="float">
            <text:p>0.568107</text:p>
          </table:table-cell>
          <table:table-cell office:value-type="float" office:value="0.857199493098874" calcext:value-type="float">
            <text:p>0.857199</text:p>
          </table:table-cell>
          <table:table-cell office:value-type="float" office:value="0.779695502530726" calcext:value-type="float">
            <text:p>0.779696</text:p>
          </table:table-cell>
          <table:table-cell office:value-type="float" office:value="0.846700515446843" calcext:value-type="float">
            <text:p>0.846701</text:p>
          </table:table-cell>
          <table:table-cell office:value-type="float" office:value="0.726113698356456" calcext:value-type="float">
            <text:p>0.726114</text:p>
          </table:table-cell>
          <table:table-cell office:value-type="float" office:value="0.843747254119969" calcext:value-type="float">
            <text:p>0.843747</text:p>
          </table:table-cell>
          <table:table-cell office:value-type="float" office:value="0.844392727763731" calcext:value-type="float">
            <text:p>0.844393</text:p>
          </table:table-cell>
          <table:table-cell office:value-type="float" office:value="0.77655473514893" calcext:value-type="float">
            <text:p>0.776555</text:p>
          </table:table-cell>
          <table:table-cell office:value-type="float" office:value="0.84328983864746" calcext:value-type="float">
            <text:p>0.843290</text:p>
          </table:table-cell>
          <table:table-cell office:value-type="float" office:value="0.723188769057941" calcext:value-type="float">
            <text:p>0.723189</text:p>
          </table:table-cell>
          <table:table-cell office:value-type="float" office:value="0.84034847364013" calcext:value-type="float">
            <text:p>0.840348</text:p>
          </table:table-cell>
          <table:table-cell table:formula="of:=AVERAGE([.B37:.U37])" office:value-type="float" office:value="0.78312725842864" calcext:value-type="float">
            <text:p>0.7831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9535640643674" calcext:value-type="float">
            <text:p>0.795356</text:p>
          </table:table-cell>
          <table:table-cell office:value-type="float" office:value="0.849509426157117" calcext:value-type="float">
            <text:p>0.849509</text:p>
          </table:table-cell>
          <table:table-cell office:value-type="float" office:value="0.847278121481319" calcext:value-type="float">
            <text:p>0.847278</text:p>
          </table:table-cell>
          <table:table-cell office:value-type="float" office:value="0.848765657931851" calcext:value-type="float">
            <text:p>0.848766</text:p>
          </table:table-cell>
          <table:table-cell office:value-type="float" office:value="0.85322727426846" calcext:value-type="float">
            <text:p>0.853227</text:p>
          </table:table-cell>
          <table:table-cell office:value-type="float" office:value="0.854156736296296" calcext:value-type="float">
            <text:p>0.854157</text:p>
          </table:table-cell>
          <table:table-cell office:value-type="float" office:value="0.743367047211246" calcext:value-type="float">
            <text:p>0.743367</text:p>
          </table:table-cell>
          <table:table-cell office:value-type="float" office:value="0.853971042493726" calcext:value-type="float">
            <text:p>0.853971</text:p>
          </table:table-cell>
          <table:table-cell office:value-type="float" office:value="0.746340515400091" calcext:value-type="float">
            <text:p>0.746341</text:p>
          </table:table-cell>
          <table:table-cell office:value-type="float" office:value="0.850667233967244" calcext:value-type="float">
            <text:p>0.850667</text:p>
          </table:table-cell>
          <table:table-cell office:value-type="float" office:value="0.852160720563578" calcext:value-type="float">
            <text:p>0.852161</text:p>
          </table:table-cell>
          <table:table-cell office:value-type="float" office:value="0.84725468334858" calcext:value-type="float">
            <text:p>0.847255</text:p>
          </table:table-cell>
          <table:table-cell office:value-type="float" office:value="0.84799324519627" calcext:value-type="float">
            <text:p>0.847993</text:p>
          </table:table-cell>
          <table:table-cell office:value-type="float" office:value="0.789788911591683" calcext:value-type="float">
            <text:p>0.789789</text:p>
          </table:table-cell>
          <table:table-cell office:value-type="float" office:value="0.843562860174017" calcext:value-type="float">
            <text:p>0.843563</text:p>
          </table:table-cell>
          <table:table-cell office:value-type="float" office:value="0.839429235694601" calcext:value-type="float">
            <text:p>0.839429</text:p>
          </table:table-cell>
          <table:table-cell office:value-type="float" office:value="0.843841774251507" calcext:value-type="float">
            <text:p>0.843842</text:p>
          </table:table-cell>
          <table:table-cell office:value-type="float" office:value="0.844577361026295" calcext:value-type="float">
            <text:p>0.844577</text:p>
          </table:table-cell>
          <table:table-cell office:value-type="float" office:value="0.786607485965936" calcext:value-type="float">
            <text:p>0.786607</text:p>
          </table:table-cell>
          <table:table-cell office:value-type="float" office:value="0.840164822469389" calcext:value-type="float">
            <text:p>0.840165</text:p>
          </table:table-cell>
          <table:table-cell table:formula="of:=AVERAGE([.B38:.U38])" office:value-type="float" office:value="0.828901028096297" calcext:value-type="float">
            <text:p>0.8289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27600913844543" calcext:value-type="float">
            <text:p>0.827601</text:p>
          </table:table-cell>
          <table:table-cell office:value-type="float" office:value="0.598373949913831" calcext:value-type="float">
            <text:p>0.598374</text:p>
          </table:table-cell>
          <table:table-cell office:value-type="float" office:value="0.600047180166933" calcext:value-type="float">
            <text:p>0.600047</text:p>
          </table:table-cell>
          <table:table-cell office:value-type="float" office:value="0.853784355676169" calcext:value-type="float">
            <text:p>0.853784</text:p>
          </table:table-cell>
          <table:table-cell office:value-type="float" office:value="0.842817498159697" calcext:value-type="float">
            <text:p>0.842817</text:p>
          </table:table-cell>
          <table:table-cell office:value-type="float" office:value="0.844490728412799" calcext:value-type="float">
            <text:p>0.844491</text:p>
          </table:table-cell>
          <table:table-cell office:value-type="float" office:value="0.840400499681329" calcext:value-type="float">
            <text:p>0.840400</text:p>
          </table:table-cell>
          <table:table-cell office:value-type="float" office:value="0.844304041595242" calcext:value-type="float">
            <text:p>0.844304</text:p>
          </table:table-cell>
          <table:table-cell office:value-type="float" office:value="0.843762101680055" calcext:value-type="float">
            <text:p>0.843762</text:p>
          </table:table-cell>
          <table:table-cell office:value-type="float" office:value="0.602447368887601" calcext:value-type="float">
            <text:p>0.602447</text:p>
          </table:table-cell>
          <table:table-cell office:value-type="float" office:value="0.857199493098874" calcext:value-type="float">
            <text:p>0.857199</text:p>
          </table:table-cell>
          <table:table-cell office:value-type="float" office:value="0.836917775672579" calcext:value-type="float">
            <text:p>0.836918</text:p>
          </table:table-cell>
          <table:table-cell office:value-type="float" office:value="0.838393913304075" calcext:value-type="float">
            <text:p>0.838394</text:p>
          </table:table-cell>
          <table:table-cell office:value-type="float" office:value="0.821807707447631" calcext:value-type="float">
            <text:p>0.821808</text:p>
          </table:table-cell>
          <table:table-cell office:value-type="float" office:value="0.594185332264434" calcext:value-type="float">
            <text:p>0.594185</text:p>
          </table:table-cell>
          <table:table-cell office:value-type="float" office:value="0.844392727763731" calcext:value-type="float">
            <text:p>0.844393</text:p>
          </table:table-cell>
          <table:table-cell office:value-type="float" office:value="0.83354650567994" calcext:value-type="float">
            <text:p>0.833547</text:p>
          </table:table-cell>
          <table:table-cell office:value-type="float" office:value="0.835016697137694" calcext:value-type="float">
            <text:p>0.835017</text:p>
          </table:table-cell>
          <table:table-cell office:value-type="float" office:value="0.818497303792253" calcext:value-type="float">
            <text:p>0.818497</text:p>
          </table:table-cell>
          <table:table-cell office:value-type="float" office:value="0.591791836464779" calcext:value-type="float">
            <text:p>0.591792</text:p>
          </table:table-cell>
          <table:table-cell table:formula="of:=AVERAGE([.B39:.U39])" office:value-type="float" office:value="0.778488896532209" calcext:value-type="float">
            <text:p>0.7784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2869376655834" calcext:value-type="float">
            <text:p>0.828694</text:p>
          </table:table-cell>
          <table:table-cell office:value-type="float" office:value="0.435907760905094" calcext:value-type="float">
            <text:p>0.435908</text:p>
          </table:table-cell>
          <table:table-cell office:value-type="float" office:value="0.852854893648333" calcext:value-type="float">
            <text:p>0.852855</text:p>
          </table:table-cell>
          <table:table-cell office:value-type="float" office:value="0.857130816182373" calcext:value-type="float">
            <text:p>0.857131</text:p>
          </table:table-cell>
          <table:table-cell office:value-type="float" office:value="0.855457585929271" calcext:value-type="float">
            <text:p>0.855458</text:p>
          </table:table-cell>
          <table:table-cell office:value-type="float" office:value="0.851368350212788" calcext:value-type="float">
            <text:p>0.851368</text:p>
          </table:table-cell>
          <table:table-cell office:value-type="float" office:value="0.781473997337525" calcext:value-type="float">
            <text:p>0.781474</text:p>
          </table:table-cell>
          <table:table-cell office:value-type="float" office:value="0.849323732354547" calcext:value-type="float">
            <text:p>0.849324</text:p>
          </table:table-cell>
          <table:table-cell office:value-type="float" office:value="0.784599893326875" calcext:value-type="float">
            <text:p>0.784600</text:p>
          </table:table-cell>
          <table:table-cell office:value-type="float" office:value="0.856266313222927" calcext:value-type="float">
            <text:p>0.856266</text:p>
          </table:table-cell>
          <table:table-cell office:value-type="float" office:value="0.860559339447102" calcext:value-type="float">
            <text:p>0.860559</text:p>
          </table:table-cell>
          <table:table-cell office:value-type="float" office:value="0.849469382827766" calcext:value-type="float">
            <text:p>0.849469</text:p>
          </table:table-cell>
          <table:table-cell office:value-type="float" office:value="0.843378466228065" calcext:value-type="float">
            <text:p>0.843378</text:p>
          </table:table-cell>
          <table:table-cell office:value-type="float" office:value="0.822892910192432" calcext:value-type="float">
            <text:p>0.822893</text:p>
          </table:table-cell>
          <table:table-cell office:value-type="float" office:value="0.432856406578758" calcext:value-type="float">
            <text:p>0.432856</text:p>
          </table:table-cell>
          <table:table-cell office:value-type="float" office:value="0.847702377204366" calcext:value-type="float">
            <text:p>0.847702</text:p>
          </table:table-cell>
          <table:table-cell office:value-type="float" office:value="0.846047552484049" calcext:value-type="float">
            <text:p>0.846048</text:p>
          </table:table-cell>
          <table:table-cell office:value-type="float" office:value="0.839981171298647" calcext:value-type="float">
            <text:p>0.839981</text:p>
          </table:table-cell>
          <table:table-cell office:value-type="float" office:value="0.819578135126198" calcext:value-type="float">
            <text:p>0.819578</text:p>
          </table:table-cell>
          <table:table-cell office:value-type="float" office:value="0.431112775535138" calcext:value-type="float">
            <text:p>0.431113</text:p>
          </table:table-cell>
          <table:table-cell table:formula="of:=AVERAGE([.B40:.U40])" office:value-type="float" office:value="0.77733278133003" calcext:value-type="float">
            <text:p>0.777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06468859810607" calcext:value-type="float">
            <text:p>0.806469</text:p>
          </table:table-cell>
          <table:table-cell office:value-type="float" office:value="0.435907760905094" calcext:value-type="float">
            <text:p>0.435908</text:p>
          </table:table-cell>
          <table:table-cell office:value-type="float" office:value="0.840586193483899" calcext:value-type="float">
            <text:p>0.840586</text:p>
          </table:table-cell>
          <table:table-cell office:value-type="float" office:value="0.849509426157117" calcext:value-type="float">
            <text:p>0.849509</text:p>
          </table:table-cell>
          <table:table-cell office:value-type="float" office:value="0.852854893648333" calcext:value-type="float">
            <text:p>0.852855</text:p>
          </table:table-cell>
          <table:table-cell office:value-type="float" office:value="0.844862116017938" calcext:value-type="float">
            <text:p>0.844862</text:p>
          </table:table-cell>
          <table:table-cell office:value-type="float" office:value="0.70953502660402" calcext:value-type="float">
            <text:p>0.709535</text:p>
          </table:table-cell>
          <table:table-cell office:value-type="float" office:value="0.849880813762256" calcext:value-type="float">
            <text:p>0.849881</text:p>
          </table:table-cell>
          <table:table-cell office:value-type="float" office:value="0.712373166710436" calcext:value-type="float">
            <text:p>0.712373</text:p>
          </table:table-cell>
          <table:table-cell office:value-type="float" office:value="0.843948538257835" calcext:value-type="float">
            <text:p>0.843949</text:p>
          </table:table-cell>
          <table:table-cell office:value-type="float" office:value="0.852907463861745" calcext:value-type="float">
            <text:p>0.852907</text:p>
          </table:table-cell>
          <table:table-cell office:value-type="float" office:value="0.846884909392795" calcext:value-type="float">
            <text:p>0.846885</text:p>
          </table:table-cell>
          <table:table-cell office:value-type="float" office:value="0.843931648065921" calcext:value-type="float">
            <text:p>0.843932</text:p>
          </table:table-cell>
          <table:table-cell office:value-type="float" office:value="0.800823577791932" calcext:value-type="float">
            <text:p>0.800824</text:p>
          </table:table-cell>
          <table:table-cell office:value-type="float" office:value="0.432856406578758" calcext:value-type="float">
            <text:p>0.432856</text:p>
          </table:table-cell>
          <table:table-cell office:value-type="float" office:value="0.840164822469389" calcext:value-type="float">
            <text:p>0.840165</text:p>
          </table:table-cell>
          <table:table-cell office:value-type="float" office:value="0.843473489818202" calcext:value-type="float">
            <text:p>0.843473</text:p>
          </table:table-cell>
          <table:table-cell office:value-type="float" office:value="0.840532124810872" calcext:value-type="float">
            <text:p>0.840532</text:p>
          </table:table-cell>
          <table:table-cell office:value-type="float" office:value="0.79759770235269" calcext:value-type="float">
            <text:p>0.797598</text:p>
          </table:table-cell>
          <table:table-cell office:value-type="float" office:value="0.431112775535138" calcext:value-type="float">
            <text:p>0.431113</text:p>
          </table:table-cell>
          <table:table-cell table:formula="of:=AVERAGE([.B41:.U41])" office:value-type="float" office:value="0.763810585801749" calcext:value-type="float">
            <text:p>0.7638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0883654516472" calcext:value-type="float">
            <text:p>0.808837</text:p>
          </table:table-cell>
          <table:table-cell office:value-type="float" office:value="0.845047809820508" calcext:value-type="float">
            <text:p>0.845048</text:p>
          </table:table-cell>
          <table:table-cell office:value-type="float" office:value="0.835196108134441" calcext:value-type="float">
            <text:p>0.835196</text:p>
          </table:table-cell>
          <table:table-cell office:value-type="float" office:value="0.844676422215368" calcext:value-type="float">
            <text:p>0.844676</text:p>
          </table:table-cell>
          <table:table-cell office:value-type="float" office:value="0.850995969592662" calcext:value-type="float">
            <text:p>0.850996</text:p>
          </table:table-cell>
          <table:table-cell office:value-type="float" office:value="0.850253194382383" calcext:value-type="float">
            <text:p>0.850253</text:p>
          </table:table-cell>
          <table:table-cell office:value-type="float" office:value="0.845047809820508" calcext:value-type="float">
            <text:p>0.845048</text:p>
          </table:table-cell>
          <table:table-cell office:value-type="float" office:value="0.847650502101445" calcext:value-type="float">
            <text:p>0.847651</text:p>
          </table:table-cell>
          <table:table-cell office:value-type="float" office:value="0.84842800105979" calcext:value-type="float">
            <text:p>0.848428</text:p>
          </table:table-cell>
          <table:table-cell office:value-type="float" office:value="0.838536892566979" calcext:value-type="float">
            <text:p>0.838537</text:p>
          </table:table-cell>
          <table:table-cell office:value-type="float" office:value="0.84805512790423" calcext:value-type="float">
            <text:p>0.848055</text:p>
          </table:table-cell>
          <table:table-cell office:value-type="float" office:value="0.845038997805513" calcext:value-type="float">
            <text:p>0.845039</text:p>
          </table:table-cell>
          <table:table-cell office:value-type="float" office:value="0.841716948586735" calcext:value-type="float">
            <text:p>0.841717</text:p>
          </table:table-cell>
          <table:table-cell office:value-type="float" office:value="0.803174689348567" calcext:value-type="float">
            <text:p>0.803175</text:p>
          </table:table-cell>
          <table:table-cell office:value-type="float" office:value="0.839132475151764" calcext:value-type="float">
            <text:p>0.839132</text:p>
          </table:table-cell>
          <table:table-cell office:value-type="float" office:value="0.835384981570999" calcext:value-type="float">
            <text:p>0.835385</text:p>
          </table:table-cell>
          <table:table-cell office:value-type="float" office:value="0.841635013927143" calcext:value-type="float">
            <text:p>0.841635</text:p>
          </table:table-cell>
          <table:table-cell office:value-type="float" office:value="0.838326346578329" calcext:value-type="float">
            <text:p>0.838326</text:p>
          </table:table-cell>
          <table:table-cell office:value-type="float" office:value="0.799939343167908" calcext:value-type="float">
            <text:p>0.799939</text:p>
          </table:table-cell>
          <table:table-cell office:value-type="float" office:value="0.835752283912482" calcext:value-type="float">
            <text:p>0.835752</text:p>
          </table:table-cell>
          <table:table-cell table:formula="of:=AVERAGE([.B42:.U42])" office:value-type="float" office:value="0.837141273140623" calcext:value-type="float">
            <text:p>0.8371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827493810552" calcext:value-type="float">
            <text:p>0.518275</text:p>
          </table:table-cell>
          <table:table-cell office:value-type="float" office:value="0.849323732354547" calcext:value-type="float">
            <text:p>0.849324</text:p>
          </table:table-cell>
          <table:table-cell office:value-type="float" office:value="0.848394270326711" calcext:value-type="float">
            <text:p>0.848394</text:p>
          </table:table-cell>
          <table:table-cell office:value-type="float" office:value="0.850253194382383" calcext:value-type="float">
            <text:p>0.850253</text:p>
          </table:table-cell>
          <table:table-cell office:value-type="float" office:value="0.847836195904015" calcext:value-type="float">
            <text:p>0.847836</text:p>
          </table:table-cell>
          <table:table-cell office:value-type="float" office:value="0.844304041595242" calcext:value-type="float">
            <text:p>0.844304</text:p>
          </table:table-cell>
          <table:table-cell office:value-type="float" office:value="0.839471037653494" calcext:value-type="float">
            <text:p>0.839471</text:p>
          </table:table-cell>
          <table:table-cell office:value-type="float" office:value="0.809357858172597" calcext:value-type="float">
            <text:p>0.809358</text:p>
          </table:table-cell>
          <table:table-cell office:value-type="float" office:value="0.842828921804107" calcext:value-type="float">
            <text:p>0.842829</text:p>
          </table:table-cell>
          <table:table-cell office:value-type="float" office:value="0.851787847408018" calcext:value-type="float">
            <text:p>0.851788</text:p>
          </table:table-cell>
          <table:table-cell office:value-type="float" office:value="0.853654207159912" calcext:value-type="float">
            <text:p>0.853654</text:p>
          </table:table-cell>
          <table:table-cell office:value-type="float" office:value="0.841901342532687" calcext:value-type="float">
            <text:p>0.841901</text:p>
          </table:table-cell>
          <table:table-cell office:value-type="float" office:value="0.803692353165389" calcext:value-type="float">
            <text:p>0.803692</text:p>
          </table:table-cell>
          <table:table-cell office:value-type="float" office:value="0.514647013538782" calcext:value-type="float">
            <text:p>0.514647</text:p>
          </table:table-cell>
          <table:table-cell office:value-type="float" office:value="0.843378466228065" calcext:value-type="float">
            <text:p>0.843378</text:p>
          </table:table-cell>
          <table:table-cell office:value-type="float" office:value="0.840900409244177" calcext:value-type="float">
            <text:p>0.840900</text:p>
          </table:table-cell>
          <table:table-cell office:value-type="float" office:value="0.838509997749071" calcext:value-type="float">
            <text:p>0.838510</text:p>
          </table:table-cell>
          <table:table-cell office:value-type="float" office:value="0.800454921732699" calcext:value-type="float">
            <text:p>0.800455</text:p>
          </table:table-cell>
          <table:table-cell office:value-type="float" office:value="0.51257391378636" calcext:value-type="float">
            <text:p>0.512574</text:p>
          </table:table-cell>
          <table:table-cell office:value-type="float" office:value="0.839981171298647" calcext:value-type="float">
            <text:p>0.839981</text:p>
          </table:table-cell>
          <table:table-cell table:formula="of:=AVERAGE([.B43:.U43])" office:value-type="float" office:value="0.789576291707121" calcext:value-type="float">
            <text:p>0.7895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41604777931851" calcext:value-type="float">
            <text:p>0.641605</text:p>
          </table:table-cell>
          <table:table-cell office:value-type="float" office:value="0.847278121481319" calcext:value-type="float">
            <text:p>0.847278</text:p>
          </table:table-cell>
          <table:table-cell office:value-type="float" office:value="0.850066507564826" calcext:value-type="float">
            <text:p>0.850067</text:p>
          </table:table-cell>
          <table:table-cell office:value-type="float" office:value="0.847092427678749" calcext:value-type="float">
            <text:p>0.847092</text:p>
          </table:table-cell>
          <table:table-cell office:value-type="float" office:value="0.851554044015358" calcext:value-type="float">
            <text:p>0.851554</text:p>
          </table:table-cell>
          <table:table-cell office:value-type="float" office:value="0.847092427678749" calcext:value-type="float">
            <text:p>0.847092</text:p>
          </table:table-cell>
          <table:table-cell office:value-type="float" office:value="0.844304041595242" calcext:value-type="float">
            <text:p>0.844304</text:p>
          </table:table-cell>
          <table:table-cell office:value-type="float" office:value="0.850066507564826" calcext:value-type="float">
            <text:p>0.850067</text:p>
          </table:table-cell>
          <table:table-cell office:value-type="float" office:value="0.847681257761623" calcext:value-type="float">
            <text:p>0.847681</text:p>
          </table:table-cell>
          <table:table-cell office:value-type="float" office:value="0.853466773595085" calcext:value-type="float">
            <text:p>0.853467</text:p>
          </table:table-cell>
          <table:table-cell office:value-type="float" office:value="0.850480797389464" calcext:value-type="float">
            <text:p>0.850481</text:p>
          </table:table-cell>
          <table:table-cell office:value-type="float" office:value="0.84559316570725" calcext:value-type="float">
            <text:p>0.845593</text:p>
          </table:table-cell>
          <table:table-cell office:value-type="float" office:value="0.844116042011872" calcext:value-type="float">
            <text:p>0.844116</text:p>
          </table:table-cell>
          <table:table-cell office:value-type="float" office:value="0.637113544486328" calcext:value-type="float">
            <text:p>0.637114</text:p>
          </table:table-cell>
          <table:table-cell office:value-type="float" office:value="0.84134717463095" calcext:value-type="float">
            <text:p>0.841347</text:p>
          </table:table-cell>
          <table:table-cell office:value-type="float" office:value="0.837774410974283" calcext:value-type="float">
            <text:p>0.837774</text:p>
          </table:table-cell>
          <table:table-cell office:value-type="float" office:value="0.842186949531189" calcext:value-type="float">
            <text:p>0.842187</text:p>
          </table:table-cell>
          <table:table-cell office:value-type="float" office:value="0.840715775981613" calcext:value-type="float">
            <text:p>0.840716</text:p>
          </table:table-cell>
          <table:table-cell office:value-type="float" office:value="0.634547125374601" calcext:value-type="float">
            <text:p>0.634547</text:p>
          </table:table-cell>
          <table:table-cell office:value-type="float" office:value="0.837958062145024" calcext:value-type="float">
            <text:p>0.837958</text:p>
          </table:table-cell>
          <table:table-cell table:formula="of:=AVERAGE([.B44:.U44])" office:value-type="float" office:value="0.81460199675501" calcext:value-type="float">
            <text:p>0.8146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32519237633974" calcext:value-type="float">
            <text:p>0.832519</text:p>
          </table:table-cell>
          <table:table-cell office:value-type="float" office:value="0.449105923097364" calcext:value-type="float">
            <text:p>0.449106</text:p>
          </table:table-cell>
          <table:table-cell office:value-type="float" office:value="0.84653534627104" calcext:value-type="float">
            <text:p>0.846535</text:p>
          </table:table-cell>
          <table:table-cell office:value-type="float" office:value="0.84913704553699" calcext:value-type="float">
            <text:p>0.849137</text:p>
          </table:table-cell>
          <table:table-cell office:value-type="float" office:value="0.851925431620498" calcext:value-type="float">
            <text:p>0.851925</text:p>
          </table:table-cell>
          <table:table-cell office:value-type="float" office:value="0.847464808298876" calcext:value-type="float">
            <text:p>0.847465</text:p>
          </table:table-cell>
          <table:table-cell office:value-type="float" office:value="0.841329961709165" calcext:value-type="float">
            <text:p>0.841330</text:p>
          </table:table-cell>
          <table:table-cell office:value-type="float" office:value="0.849695119959687" calcext:value-type="float">
            <text:p>0.849695</text:p>
          </table:table-cell>
          <table:table-cell office:value-type="float" office:value="0.844695281556002" calcext:value-type="float">
            <text:p>0.844695</text:p>
          </table:table-cell>
          <table:table-cell office:value-type="float" office:value="0.849921487656124" calcext:value-type="float">
            <text:p>0.849921</text:p>
          </table:table-cell>
          <table:table-cell office:value-type="float" office:value="0.852533593719138" calcext:value-type="float">
            <text:p>0.852534</text:p>
          </table:table-cell>
          <table:table-cell office:value-type="float" office:value="0.845961953599154" calcext:value-type="float">
            <text:p>0.845962</text:p>
          </table:table-cell>
          <table:table-cell office:value-type="float" office:value="0.843747254119969" calcext:value-type="float">
            <text:p>0.843747</text:p>
          </table:table-cell>
          <table:table-cell office:value-type="float" office:value="0.826691602970537" calcext:value-type="float">
            <text:p>0.826692</text:p>
          </table:table-cell>
          <table:table-cell office:value-type="float" office:value="0.445962181635682" calcext:value-type="float">
            <text:p>0.445962</text:p>
          </table:table-cell>
          <table:table-cell office:value-type="float" office:value="0.839796538036083" calcext:value-type="float">
            <text:p>0.839797</text:p>
          </table:table-cell>
          <table:table-cell office:value-type="float" office:value="0.842554251872672" calcext:value-type="float">
            <text:p>0.842554</text:p>
          </table:table-cell>
          <table:table-cell office:value-type="float" office:value="0.84034847364013" calcext:value-type="float">
            <text:p>0.840348</text:p>
          </table:table-cell>
          <table:table-cell office:value-type="float" office:value="0.823361526020001" calcext:value-type="float">
            <text:p>0.823362</text:p>
          </table:table-cell>
          <table:table-cell office:value-type="float" office:value="0.444165757943293" calcext:value-type="float">
            <text:p>0.444166</text:p>
          </table:table-cell>
          <table:table-cell table:formula="of:=AVERAGE([.B45:.U45])" office:value-type="float" office:value="0.783372638844819" calcext:value-type="float">
            <text:p>0.7833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34159003282014" calcext:value-type="float">
            <text:p>0.834159</text:p>
          </table:table-cell>
          <table:table-cell office:value-type="float" office:value="0.843932653990102" calcext:value-type="float">
            <text:p>0.843933</text:p>
          </table:table-cell>
          <table:table-cell office:value-type="float" office:value="0.845605884243204" calcext:value-type="float">
            <text:p>0.845606</text:p>
          </table:table-cell>
          <table:table-cell office:value-type="float" office:value="0.849323732354547" calcext:value-type="float">
            <text:p>0.849324</text:p>
          </table:table-cell>
          <table:table-cell office:value-type="float" office:value="0.845977271848344" calcext:value-type="float">
            <text:p>0.845977</text:p>
          </table:table-cell>
          <table:table-cell office:value-type="float" office:value="0.846906733876179" calcext:value-type="float">
            <text:p>0.846907</text:p>
          </table:table-cell>
          <table:table-cell office:value-type="float" office:value="0.839656731456063" calcext:value-type="float">
            <text:p>0.839657</text:p>
          </table:table-cell>
          <table:table-cell office:value-type="float" office:value="0.84913704553699" calcext:value-type="float">
            <text:p>0.849137</text:p>
          </table:table-cell>
          <table:table-cell office:value-type="float" office:value="0.843015358381888" calcext:value-type="float">
            <text:p>0.843015</text:p>
          </table:table-cell>
          <table:table-cell office:value-type="float" office:value="0.848988307780177" calcext:value-type="float">
            <text:p>0.848988</text:p>
          </table:table-cell>
          <table:table-cell office:value-type="float" office:value="0.852721027283965" calcext:value-type="float">
            <text:p>0.852721</text:p>
          </table:table-cell>
          <table:table-cell office:value-type="float" office:value="0.840055430945405" calcext:value-type="float">
            <text:p>0.840055</text:p>
          </table:table-cell>
          <table:table-cell office:value-type="float" office:value="0.843193086218231" calcext:value-type="float">
            <text:p>0.843193</text:p>
          </table:table-cell>
          <table:table-cell office:value-type="float" office:value="0.82831989025904" calcext:value-type="float">
            <text:p>0.828320</text:p>
          </table:table-cell>
          <table:table-cell office:value-type="float" office:value="0.838025125412172" calcext:value-type="float">
            <text:p>0.838025</text:p>
          </table:table-cell>
          <table:table-cell office:value-type="float" office:value="0.839981171298647" calcext:value-type="float">
            <text:p>0.839981</text:p>
          </table:table-cell>
          <table:table-cell office:value-type="float" office:value="0.836671521858012" calcext:value-type="float">
            <text:p>0.836672</text:p>
          </table:table-cell>
          <table:table-cell office:value-type="float" office:value="0.839796538036083" calcext:value-type="float">
            <text:p>0.839797</text:p>
          </table:table-cell>
          <table:table-cell office:value-type="float" office:value="0.824983254245912" calcext:value-type="float">
            <text:p>0.824983</text:p>
          </table:table-cell>
          <table:table-cell office:value-type="float" office:value="0.834649394796211" calcext:value-type="float">
            <text:p>0.834649</text:p>
          </table:table-cell>
          <table:table-cell table:formula="of:=AVERAGE([.B46:.U46])" office:value-type="float" office:value="0.841254958155159" calcext:value-type="float">
            <text:p>0.8412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27782893771061" calcext:value-type="float">
            <text:p>0.827783</text:p>
          </table:table-cell>
          <table:table-cell office:value-type="float" office:value="0.847464808298876" calcext:value-type="float">
            <text:p>0.847465</text:p>
          </table:table-cell>
          <table:table-cell office:value-type="float" office:value="0.849695119959687" calcext:value-type="float">
            <text:p>0.849695</text:p>
          </table:table-cell>
          <table:table-cell office:value-type="float" office:value="0.846162965650913" calcext:value-type="float">
            <text:p>0.846163</text:p>
          </table:table-cell>
          <table:table-cell office:value-type="float" office:value="0.847092427678749" calcext:value-type="float">
            <text:p>0.847092</text:p>
          </table:table-cell>
          <table:table-cell office:value-type="float" office:value="0.848394270326711" calcext:value-type="float">
            <text:p>0.848394</text:p>
          </table:table-cell>
          <table:table-cell office:value-type="float" office:value="0.721990413586011" calcext:value-type="float">
            <text:p>0.721990</text:p>
          </table:table-cell>
          <table:table-cell office:value-type="float" office:value="0.850066507564826" calcext:value-type="float">
            <text:p>0.850067</text:p>
          </table:table-cell>
          <table:table-cell office:value-type="float" office:value="0.724878375240355" calcext:value-type="float">
            <text:p>0.724878</text:p>
          </table:table-cell>
          <table:table-cell office:value-type="float" office:value="0.853093900439525" calcext:value-type="float">
            <text:p>0.853094</text:p>
          </table:table-cell>
          <table:table-cell office:value-type="float" office:value="0.849547617513517" calcext:value-type="float">
            <text:p>0.849548</text:p>
          </table:table-cell>
          <table:table-cell office:value-type="float" office:value="0.841162780684998" calcext:value-type="float">
            <text:p>0.841163</text:p>
          </table:table-cell>
          <table:table-cell office:value-type="float" office:value="0.844116042011872" calcext:value-type="float">
            <text:p>0.844116</text:p>
          </table:table-cell>
          <table:table-cell office:value-type="float" office:value="0.821988413514664" calcext:value-type="float">
            <text:p>0.821988</text:p>
          </table:table-cell>
          <table:table-cell office:value-type="float" office:value="0.841532554640783" calcext:value-type="float">
            <text:p>0.841533</text:p>
          </table:table-cell>
          <table:table-cell office:value-type="float" office:value="0.836855173028753" calcext:value-type="float">
            <text:p>0.836855</text:p>
          </table:table-cell>
          <table:table-cell office:value-type="float" office:value="0.837774410974283" calcext:value-type="float">
            <text:p>0.837774</text:p>
          </table:table-cell>
          <table:table-cell office:value-type="float" office:value="0.840715775981613" calcext:value-type="float">
            <text:p>0.840716</text:p>
          </table:table-cell>
          <table:table-cell office:value-type="float" office:value="0.818677281939579" calcext:value-type="float">
            <text:p>0.818677</text:p>
          </table:table-cell>
          <table:table-cell office:value-type="float" office:value="0.838142695407588" calcext:value-type="float">
            <text:p>0.838143</text:p>
          </table:table-cell>
          <table:table-cell table:formula="of:=AVERAGE([.B47:.U47])" office:value-type="float" office:value="0.829356721410719" calcext:value-type="float">
            <text:p>0.8293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21588764186626" calcext:value-type="float">
            <text:p>0.821589</text:p>
          </table:table-cell>
          <table:table-cell office:value-type="float" office:value="0.847092427678749" calcext:value-type="float">
            <text:p>0.847092</text:p>
          </table:table-cell>
          <table:table-cell office:value-type="float" office:value="0.850253194382383" calcext:value-type="float">
            <text:p>0.850253</text:p>
          </table:table-cell>
          <table:table-cell office:value-type="float" office:value="0.848579964129281" calcext:value-type="float">
            <text:p>0.848580</text:p>
          </table:table-cell>
          <table:table-cell office:value-type="float" office:value="0.849695119959687" calcext:value-type="float">
            <text:p>0.849695</text:p>
          </table:table-cell>
          <table:table-cell office:value-type="float" office:value="0.848579964129281" calcext:value-type="float">
            <text:p>0.848580</text:p>
          </table:table-cell>
          <table:table-cell office:value-type="float" office:value="0.841515655511735" calcext:value-type="float">
            <text:p>0.841516</text:p>
          </table:table-cell>
          <table:table-cell office:value-type="float" office:value="0.849323732354547" calcext:value-type="float">
            <text:p>0.849324</text:p>
          </table:table-cell>
          <table:table-cell office:value-type="float" office:value="0.844881718133782" calcext:value-type="float">
            <text:p>0.844882</text:p>
          </table:table-cell>
          <table:table-cell office:value-type="float" office:value="0.853654207159912" calcext:value-type="float">
            <text:p>0.853654</text:p>
          </table:table-cell>
          <table:table-cell office:value-type="float" office:value="0.851974283985798" calcext:value-type="float">
            <text:p>0.851974</text:p>
          </table:table-cell>
          <table:table-cell office:value-type="float" office:value="0.843747254119969" calcext:value-type="float">
            <text:p>0.843747</text:p>
          </table:table-cell>
          <table:table-cell office:value-type="float" office:value="0.843378466228065" calcext:value-type="float">
            <text:p>0.843378</text:p>
          </table:table-cell>
          <table:table-cell office:value-type="float" office:value="0.81583764283732" calcext:value-type="float">
            <text:p>0.815838</text:p>
          </table:table-cell>
          <table:table-cell office:value-type="float" office:value="0.841162780684998" calcext:value-type="float">
            <text:p>0.841163</text:p>
          </table:table-cell>
          <table:table-cell office:value-type="float" office:value="0.839245584523859" calcext:value-type="float">
            <text:p>0.839246</text:p>
          </table:table-cell>
          <table:table-cell office:value-type="float" office:value="0.84034847364013" calcext:value-type="float">
            <text:p>0.840348</text:p>
          </table:table-cell>
          <table:table-cell office:value-type="float" office:value="0.839981171298647" calcext:value-type="float">
            <text:p>0.839981</text:p>
          </table:table-cell>
          <table:table-cell office:value-type="float" office:value="0.812551287780573" calcext:value-type="float">
            <text:p>0.812551</text:p>
          </table:table-cell>
          <table:table-cell office:value-type="float" office:value="0.837774410974283" calcext:value-type="float">
            <text:p>0.837774</text:p>
          </table:table-cell>
          <table:table-cell table:formula="of:=AVERAGE([.B48:.U48])" office:value-type="float" office:value="0.841058305184981" calcext:value-type="float">
            <text:p>0.841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26690041057264" calcext:value-type="float">
            <text:p>0.826690</text:p>
          </table:table-cell>
          <table:table-cell office:value-type="float" office:value="0.454682695264378" calcext:value-type="float">
            <text:p>0.454683</text:p>
          </table:table-cell>
          <table:table-cell office:value-type="float" office:value="0.851368350212788" calcext:value-type="float">
            <text:p>0.851368</text:p>
          </table:table-cell>
          <table:table-cell office:value-type="float" office:value="0.848207583509155" calcext:value-type="float">
            <text:p>0.848208</text:p>
          </table:table-cell>
          <table:table-cell office:value-type="float" office:value="0.847836195904015" calcext:value-type="float">
            <text:p>0.847836</text:p>
          </table:table-cell>
          <table:table-cell office:value-type="float" office:value="0.848207583509155" calcext:value-type="float">
            <text:p>0.848208</text:p>
          </table:table-cell>
          <table:table-cell office:value-type="float" office:value="0.84244511753957" calcext:value-type="float">
            <text:p>0.842445</text:p>
          </table:table-cell>
          <table:table-cell office:value-type="float" office:value="0.848951351734421" calcext:value-type="float">
            <text:p>0.848951</text:p>
          </table:table-cell>
          <table:table-cell office:value-type="float" office:value="0.845814898009729" calcext:value-type="float">
            <text:p>0.845815</text:p>
          </table:table-cell>
          <table:table-cell office:value-type="float" office:value="0.85477382361364" calcext:value-type="float">
            <text:p>0.854774</text:p>
          </table:table-cell>
          <table:table-cell office:value-type="float" office:value="0.851600413843191" calcext:value-type="float">
            <text:p>0.851600</text:p>
          </table:table-cell>
          <table:table-cell office:value-type="float" office:value="0.841901342532687" calcext:value-type="float">
            <text:p>0.841901</text:p>
          </table:table-cell>
          <table:table-cell office:value-type="float" office:value="0.84300869227228" calcext:value-type="float">
            <text:p>0.843009</text:p>
          </table:table-cell>
          <table:table-cell office:value-type="float" office:value="0.820903210769863" calcext:value-type="float">
            <text:p>0.820903</text:p>
          </table:table-cell>
          <table:table-cell office:value-type="float" office:value="0.451499916397528" calcext:value-type="float">
            <text:p>0.451500</text:p>
          </table:table-cell>
          <table:table-cell office:value-type="float" office:value="0.838877300090554" calcext:value-type="float">
            <text:p>0.838877</text:p>
          </table:table-cell>
          <table:table-cell office:value-type="float" office:value="0.838509997749071" calcext:value-type="float">
            <text:p>0.838510</text:p>
          </table:table-cell>
          <table:table-cell office:value-type="float" office:value="0.839612886865342" calcext:value-type="float">
            <text:p>0.839613</text:p>
          </table:table-cell>
          <table:table-cell office:value-type="float" office:value="0.817596450605634" calcext:value-type="float">
            <text:p>0.817596</text:p>
          </table:table-cell>
          <table:table-cell office:value-type="float" office:value="0.44968118561647" calcext:value-type="float">
            <text:p>0.449681</text:p>
          </table:table-cell>
          <table:table-cell table:formula="of:=AVERAGE([.B49:.U49])" office:value-type="float" office:value="0.783108451854837" calcext:value-type="float">
            <text:p>0.7831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23592489687703" calcext:value-type="float">
            <text:p>0.823592</text:p>
          </table:table-cell>
          <table:table-cell office:value-type="float" office:value="0.844490728412799" calcext:value-type="float">
            <text:p>0.844491</text:p>
          </table:table-cell>
          <table:table-cell office:value-type="float" office:value="0.850995969592662" calcext:value-type="float">
            <text:p>0.850996</text:p>
          </table:table-cell>
          <table:table-cell office:value-type="float" office:value="0.848021889706585" calcext:value-type="float">
            <text:p>0.848022</text:p>
          </table:table-cell>
          <table:table-cell office:value-type="float" office:value="0.850995969592662" calcext:value-type="float">
            <text:p>0.850996</text:p>
          </table:table-cell>
          <table:table-cell office:value-type="float" office:value="0.847650502101445" calcext:value-type="float">
            <text:p>0.847651</text:p>
          </table:table-cell>
          <table:table-cell office:value-type="float" office:value="0.846906733876179" calcext:value-type="float">
            <text:p>0.846907</text:p>
          </table:table-cell>
          <table:table-cell office:value-type="float" office:value="0.847464808298876" calcext:value-type="float">
            <text:p>0.847465</text:p>
          </table:table-cell>
          <table:table-cell office:value-type="float" office:value="0.850294360811684" calcext:value-type="float">
            <text:p>0.850294</text:p>
          </table:table-cell>
          <table:table-cell office:value-type="float" office:value="0.854399953471033" calcext:value-type="float">
            <text:p>0.854400</text:p>
          </table:table-cell>
          <table:table-cell office:value-type="float" office:value="0.851413977265411" calcext:value-type="float">
            <text:p>0.851414</text:p>
          </table:table-cell>
          <table:table-cell office:value-type="float" office:value="0.845038997805513" calcext:value-type="float">
            <text:p>0.845039</text:p>
          </table:table-cell>
          <table:table-cell office:value-type="float" office:value="0.841532554640783" calcext:value-type="float">
            <text:p>0.841533</text:p>
          </table:table-cell>
          <table:table-cell office:value-type="float" office:value="0.817827342259889" calcext:value-type="float">
            <text:p>0.817827</text:p>
          </table:table-cell>
          <table:table-cell office:value-type="float" office:value="0.838579293313909" calcext:value-type="float">
            <text:p>0.838579</text:p>
          </table:table-cell>
          <table:table-cell office:value-type="float" office:value="0.838693648919812" calcext:value-type="float">
            <text:p>0.838694</text:p>
          </table:table-cell>
          <table:table-cell office:value-type="float" office:value="0.841635013927143" calcext:value-type="float">
            <text:p>0.841635</text:p>
          </table:table-cell>
          <table:table-cell office:value-type="float" office:value="0.838142695407588" calcext:value-type="float">
            <text:p>0.838143</text:p>
          </table:table-cell>
          <table:table-cell office:value-type="float" office:value="0.814532972301138" calcext:value-type="float">
            <text:p>0.814533</text:p>
          </table:table-cell>
          <table:table-cell office:value-type="float" office:value="0.835201330400258" calcext:value-type="float">
            <text:p>0.835201</text:p>
          </table:table-cell>
          <table:table-cell table:formula="of:=AVERAGE([.B50:.U50])" office:value-type="float" office:value="0.841370561589653" calcext:value-type="float">
            <text:p>0.8413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25050275409224" calcext:value-type="float">
            <text:p>0.825050</text:p>
          </table:table-cell>
          <table:table-cell office:value-type="float" office:value="0.437580991158196" calcext:value-type="float">
            <text:p>0.437581</text:p>
          </table:table-cell>
          <table:table-cell office:value-type="float" office:value="0.851182656410219" calcext:value-type="float">
            <text:p>0.851183</text:p>
          </table:table-cell>
          <table:table-cell office:value-type="float" office:value="0.848765657931851" calcext:value-type="float">
            <text:p>0.848766</text:p>
          </table:table-cell>
          <table:table-cell office:value-type="float" office:value="0.849695119959687" calcext:value-type="float">
            <text:p>0.849695</text:p>
          </table:table-cell>
          <table:table-cell office:value-type="float" office:value="0.848021889706585" calcext:value-type="float">
            <text:p>0.848022</text:p>
          </table:table-cell>
          <table:table-cell office:value-type="float" office:value="0.843561266384963" calcext:value-type="float">
            <text:p>0.843561</text:p>
          </table:table-cell>
          <table:table-cell office:value-type="float" office:value="0.848394270326711" calcext:value-type="float">
            <text:p>0.848394</text:p>
          </table:table-cell>
          <table:table-cell office:value-type="float" office:value="0.846935511450503" calcext:value-type="float">
            <text:p>0.846936</text:p>
          </table:table-cell>
          <table:table-cell office:value-type="float" office:value="0.854587387035859" calcext:value-type="float">
            <text:p>0.854587</text:p>
          </table:table-cell>
          <table:table-cell office:value-type="float" office:value="0.852160720563578" calcext:value-type="float">
            <text:p>0.852161</text:p>
          </table:table-cell>
          <table:table-cell office:value-type="float" office:value="0.843747254119969" calcext:value-type="float">
            <text:p>0.843747</text:p>
          </table:table-cell>
          <table:table-cell office:value-type="float" office:value="0.842455510434424" calcext:value-type="float">
            <text:p>0.842456</text:p>
          </table:table-cell>
          <table:table-cell office:value-type="float" office:value="0.819274923481359" calcext:value-type="float">
            <text:p>0.819275</text:p>
          </table:table-cell>
          <table:table-cell office:value-type="float" office:value="0.434517924220088" calcext:value-type="float">
            <text:p>0.434518</text:p>
          </table:table-cell>
          <table:table-cell office:value-type="float" office:value="0.839429235694601" calcext:value-type="float">
            <text:p>0.839429</text:p>
          </table:table-cell>
          <table:table-cell office:value-type="float" office:value="0.84034847364013" calcext:value-type="float">
            <text:p>0.840348</text:p>
          </table:table-cell>
          <table:table-cell office:value-type="float" office:value="0.839061933353118" calcext:value-type="float">
            <text:p>0.839062</text:p>
          </table:table-cell>
          <table:table-cell office:value-type="float" office:value="0.815974722379723" calcext:value-type="float">
            <text:p>0.815975</text:p>
          </table:table-cell>
          <table:table-cell office:value-type="float" office:value="0.432767600255455" calcext:value-type="float">
            <text:p>0.432768</text:p>
          </table:table-cell>
          <table:table-cell table:formula="of:=AVERAGE([.B51:.U51])" office:value-type="float" office:value="0.780675666195812" calcext:value-type="float">
            <text:p>0.780676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8" table:number-columns-repeated="5"/>
          <table:table-cell table:style-name="Default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947" calcext:value-type="float">
            <text:p>0.686947</text:p>
          </table:table-cell>
          <table:table-cell office:value-type="float" office:value="0.684526" calcext:value-type="float">
            <text:p>0.684526</text:p>
          </table:table-cell>
          <table:table-cell office:value-type="float" office:value="0.687959" calcext:value-type="float">
            <text:p>0.687959</text:p>
          </table:table-cell>
          <table:table-cell office:value-type="float" office:value="0.684767" calcext:value-type="float">
            <text:p>0.684767</text:p>
          </table:table-cell>
          <table:table-cell office:value-type="float" office:value="0.687542" calcext:value-type="float">
            <text:p>0.687542</text:p>
          </table:table-cell>
          <table:table-cell office:value-type="float" office:value="0.685113" calcext:value-type="float">
            <text:p>0.685113</text:p>
          </table:table-cell>
          <table:table-cell office:value-type="float" office:value="0.684237" calcext:value-type="float">
            <text:p>0.684237</text:p>
          </table:table-cell>
          <table:table-cell office:value-type="float" office:value="0.685746" calcext:value-type="float">
            <text:p>0.685746</text:p>
          </table:table-cell>
          <table:table-cell office:value-type="float" office:value="0.684237" calcext:value-type="float">
            <text:p>0.684237</text:p>
          </table:table-cell>
          <table:table-cell office:value-type="float" office:value="0.687959" calcext:value-type="float">
            <text:p>0.687959</text:p>
          </table:table-cell>
          <table:table-cell office:value-type="float" office:value="0.684767" calcext:value-type="float">
            <text:p>0.684767</text:p>
          </table:table-cell>
          <table:table-cell office:value-type="float" office:value="0.687542" calcext:value-type="float">
            <text:p>0.687542</text:p>
          </table:table-cell>
          <table:table-cell office:value-type="float" office:value="0.685746" calcext:value-type="float">
            <text:p>0.685746</text:p>
          </table:table-cell>
          <table:table-cell office:value-type="float" office:value="0.686947" calcext:value-type="float">
            <text:p>0.686947</text:p>
          </table:table-cell>
          <table:table-cell office:value-type="float" office:value="0.684526" calcext:value-type="float">
            <text:p>0.684526</text:p>
          </table:table-cell>
          <table:table-cell office:value-type="float" office:value="0.684767" calcext:value-type="float">
            <text:p>0.684767</text:p>
          </table:table-cell>
          <table:table-cell office:value-type="float" office:value="0.687542" calcext:value-type="float">
            <text:p>0.687542</text:p>
          </table:table-cell>
          <table:table-cell office:value-type="float" office:value="0.685746" calcext:value-type="float">
            <text:p>0.685746</text:p>
          </table:table-cell>
          <table:table-cell office:value-type="float" office:value="0.686947" calcext:value-type="float">
            <text:p>0.686947</text:p>
          </table:table-cell>
          <table:table-cell office:value-type="float" office:value="0.684526" calcext:value-type="float">
            <text:p>0.684526</text:p>
          </table:table-cell>
          <table:table-cell table:formula="of:=AVERAGE([.B54:.U54])" office:value-type="float" office:value="0.68590445" calcext:value-type="float">
            <text:p>0.685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5627" calcext:value-type="float">
            <text:p>0.685627</text:p>
          </table:table-cell>
          <table:table-cell office:value-type="float" office:value="0.685695" calcext:value-type="float">
            <text:p>0.685695</text:p>
          </table:table-cell>
          <table:table-cell office:value-type="float" office:value="0.685226" calcext:value-type="float">
            <text:p>0.685226</text:p>
          </table:table-cell>
          <table:table-cell office:value-type="float" office:value="0.68634" calcext:value-type="float">
            <text:p>0.686340</text:p>
          </table:table-cell>
          <table:table-cell office:value-type="float" office:value="0.688224" calcext:value-type="float">
            <text:p>0.688224</text:p>
          </table:table-cell>
          <table:table-cell office:value-type="float" office:value="0.686381" calcext:value-type="float">
            <text:p>0.686381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86869" calcext:value-type="float">
            <text:p>0.686869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85226" calcext:value-type="float">
            <text:p>0.685226</text:p>
          </table:table-cell>
          <table:table-cell office:value-type="float" office:value="0.68634" calcext:value-type="float">
            <text:p>0.686340</text:p>
          </table:table-cell>
          <table:table-cell office:value-type="float" office:value="0.688224" calcext:value-type="float">
            <text:p>0.688224</text:p>
          </table:table-cell>
          <table:table-cell office:value-type="float" office:value="0.686869" calcext:value-type="float">
            <text:p>0.686869</text:p>
          </table:table-cell>
          <table:table-cell office:value-type="float" office:value="0.685627" calcext:value-type="float">
            <text:p>0.685627</text:p>
          </table:table-cell>
          <table:table-cell office:value-type="float" office:value="0.685695" calcext:value-type="float">
            <text:p>0.685695</text:p>
          </table:table-cell>
          <table:table-cell office:value-type="float" office:value="0.68634" calcext:value-type="float">
            <text:p>0.686340</text:p>
          </table:table-cell>
          <table:table-cell office:value-type="float" office:value="0.688224" calcext:value-type="float">
            <text:p>0.688224</text:p>
          </table:table-cell>
          <table:table-cell office:value-type="float" office:value="0.686869" calcext:value-type="float">
            <text:p>0.686869</text:p>
          </table:table-cell>
          <table:table-cell office:value-type="float" office:value="0.685627" calcext:value-type="float">
            <text:p>0.685627</text:p>
          </table:table-cell>
          <table:table-cell office:value-type="float" office:value="0.685695" calcext:value-type="float">
            <text:p>0.685695</text:p>
          </table:table-cell>
          <table:table-cell table:formula="of:=AVERAGE([.B55:.U55])" office:value-type="float" office:value="0.6865053" calcext:value-type="float">
            <text:p>0.686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7804" calcext:value-type="float">
            <text:p>0.687804</text:p>
          </table:table-cell>
          <table:table-cell office:value-type="float" office:value="0.685792" calcext:value-type="float">
            <text:p>0.685792</text:p>
          </table:table-cell>
          <table:table-cell office:value-type="float" office:value="0.686543" calcext:value-type="float">
            <text:p>0.686543</text:p>
          </table:table-cell>
          <table:table-cell office:value-type="float" office:value="0.689033" calcext:value-type="float">
            <text:p>0.689033</text:p>
          </table:table-cell>
          <table:table-cell office:value-type="float" office:value="0.685207" calcext:value-type="float">
            <text:p>0.685207</text:p>
          </table:table-cell>
          <table:table-cell office:value-type="float" office:value="0.687273" calcext:value-type="float">
            <text:p>0.687273</text:p>
          </table:table-cell>
          <table:table-cell office:value-type="float" office:value="0.686946" calcext:value-type="float">
            <text:p>0.686946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686946" calcext:value-type="float">
            <text:p>0.686946</text:p>
          </table:table-cell>
          <table:table-cell office:value-type="float" office:value="0.686543" calcext:value-type="float">
            <text:p>0.686543</text:p>
          </table:table-cell>
          <table:table-cell office:value-type="float" office:value="0.689033" calcext:value-type="float">
            <text:p>0.689033</text:p>
          </table:table-cell>
          <table:table-cell office:value-type="float" office:value="0.685207" calcext:value-type="float">
            <text:p>0.685207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687804" calcext:value-type="float">
            <text:p>0.687804</text:p>
          </table:table-cell>
          <table:table-cell office:value-type="float" office:value="0.685792" calcext:value-type="float">
            <text:p>0.685792</text:p>
          </table:table-cell>
          <table:table-cell office:value-type="float" office:value="0.689033" calcext:value-type="float">
            <text:p>0.689033</text:p>
          </table:table-cell>
          <table:table-cell office:value-type="float" office:value="0.685207" calcext:value-type="float">
            <text:p>0.685207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687804" calcext:value-type="float">
            <text:p>0.687804</text:p>
          </table:table-cell>
          <table:table-cell office:value-type="float" office:value="0.685792" calcext:value-type="float">
            <text:p>0.685792</text:p>
          </table:table-cell>
          <table:table-cell table:formula="of:=AVERAGE([.B56:.U56])" office:value-type="float" office:value="0.686699" calcext:value-type="float">
            <text:p>0.686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7173" calcext:value-type="float">
            <text:p>0.687173</text:p>
          </table:table-cell>
          <table:table-cell office:value-type="float" office:value="0.687772" calcext:value-type="float">
            <text:p>0.687772</text:p>
          </table:table-cell>
          <table:table-cell office:value-type="float" office:value="0.686831" calcext:value-type="float">
            <text:p>0.686831</text:p>
          </table:table-cell>
          <table:table-cell office:value-type="float" office:value="0.68311" calcext:value-type="float">
            <text:p>0.683110</text:p>
          </table:table-cell>
          <table:table-cell office:value-type="float" office:value="0.686335" calcext:value-type="float">
            <text:p>0.686335</text:p>
          </table:table-cell>
          <table:table-cell office:value-type="float" office:value="0.687381" calcext:value-type="float">
            <text:p>0.687381</text:p>
          </table:table-cell>
          <table:table-cell office:value-type="float" office:value="0.685586" calcext:value-type="float">
            <text:p>0.685586</text:p>
          </table:table-cell>
          <table:table-cell office:value-type="float" office:value="0.688992" calcext:value-type="float">
            <text:p>0.688992</text:p>
          </table:table-cell>
          <table:table-cell office:value-type="float" office:value="0.685586" calcext:value-type="float">
            <text:p>0.685586</text:p>
          </table:table-cell>
          <table:table-cell office:value-type="float" office:value="0.686831" calcext:value-type="float">
            <text:p>0.686831</text:p>
          </table:table-cell>
          <table:table-cell office:value-type="float" office:value="0.68311" calcext:value-type="float">
            <text:p>0.683110</text:p>
          </table:table-cell>
          <table:table-cell office:value-type="float" office:value="0.686335" calcext:value-type="float">
            <text:p>0.686335</text:p>
          </table:table-cell>
          <table:table-cell office:value-type="float" office:value="0.688992" calcext:value-type="float">
            <text:p>0.688992</text:p>
          </table:table-cell>
          <table:table-cell office:value-type="float" office:value="0.687173" calcext:value-type="float">
            <text:p>0.687173</text:p>
          </table:table-cell>
          <table:table-cell office:value-type="float" office:value="0.687772" calcext:value-type="float">
            <text:p>0.687772</text:p>
          </table:table-cell>
          <table:table-cell office:value-type="float" office:value="0.68311" calcext:value-type="float">
            <text:p>0.683110</text:p>
          </table:table-cell>
          <table:table-cell office:value-type="float" office:value="0.686335" calcext:value-type="float">
            <text:p>0.686335</text:p>
          </table:table-cell>
          <table:table-cell office:value-type="float" office:value="0.688992" calcext:value-type="float">
            <text:p>0.688992</text:p>
          </table:table-cell>
          <table:table-cell office:value-type="float" office:value="0.687173" calcext:value-type="float">
            <text:p>0.687173</text:p>
          </table:table-cell>
          <table:table-cell office:value-type="float" office:value="0.687772" calcext:value-type="float">
            <text:p>0.687772</text:p>
          </table:table-cell>
          <table:table-cell table:formula="of:=AVERAGE([.B57:.U57])" office:value-type="float" office:value="0.68661805" calcext:value-type="float">
            <text:p>0.686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926" calcext:value-type="float">
            <text:p>0.687926</text:p>
          </table:table-cell>
          <table:table-cell office:value-type="float" office:value="0.683156" calcext:value-type="float">
            <text:p>0.683156</text:p>
          </table:table-cell>
          <table:table-cell office:value-type="float" office:value="0.688086" calcext:value-type="float">
            <text:p>0.688086</text:p>
          </table:table-cell>
          <table:table-cell office:value-type="float" office:value="0.686885" calcext:value-type="float">
            <text:p>0.686885</text:p>
          </table:table-cell>
          <table:table-cell office:value-type="float" office:value="0.688302" calcext:value-type="float">
            <text:p>0.688302</text:p>
          </table:table-cell>
          <table:table-cell office:value-type="float" office:value="0.686239" calcext:value-type="float">
            <text:p>0.686239</text:p>
          </table:table-cell>
          <table:table-cell office:value-type="float" office:value="0.685882" calcext:value-type="float">
            <text:p>0.685882</text:p>
          </table:table-cell>
          <table:table-cell office:value-type="float" office:value="0.686941" calcext:value-type="float">
            <text:p>0.686941</text:p>
          </table:table-cell>
          <table:table-cell office:value-type="float" office:value="0.685882" calcext:value-type="float">
            <text:p>0.685882</text:p>
          </table:table-cell>
          <table:table-cell office:value-type="float" office:value="0.688086" calcext:value-type="float">
            <text:p>0.688086</text:p>
          </table:table-cell>
          <table:table-cell office:value-type="float" office:value="0.686885" calcext:value-type="float">
            <text:p>0.686885</text:p>
          </table:table-cell>
          <table:table-cell office:value-type="float" office:value="0.688302" calcext:value-type="float">
            <text:p>0.688302</text:p>
          </table:table-cell>
          <table:table-cell office:value-type="float" office:value="0.686941" calcext:value-type="float">
            <text:p>0.686941</text:p>
          </table:table-cell>
          <table:table-cell office:value-type="float" office:value="0.687926" calcext:value-type="float">
            <text:p>0.687926</text:p>
          </table:table-cell>
          <table:table-cell office:value-type="float" office:value="0.683156" calcext:value-type="float">
            <text:p>0.683156</text:p>
          </table:table-cell>
          <table:table-cell office:value-type="float" office:value="0.686885" calcext:value-type="float">
            <text:p>0.686885</text:p>
          </table:table-cell>
          <table:table-cell office:value-type="float" office:value="0.688302" calcext:value-type="float">
            <text:p>0.688302</text:p>
          </table:table-cell>
          <table:table-cell office:value-type="float" office:value="0.686941" calcext:value-type="float">
            <text:p>0.686941</text:p>
          </table:table-cell>
          <table:table-cell office:value-type="float" office:value="0.687926" calcext:value-type="float">
            <text:p>0.687926</text:p>
          </table:table-cell>
          <table:table-cell office:value-type="float" office:value="0.683156" calcext:value-type="float">
            <text:p>0.683156</text:p>
          </table:table-cell>
          <table:table-cell table:formula="of:=AVERAGE([.B58:.U58])" office:value-type="float" office:value="0.68669025" calcext:value-type="float">
            <text:p>0.6866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7101" calcext:value-type="float">
            <text:p>0.687101</text:p>
          </table:table-cell>
          <table:table-cell office:value-type="float" office:value="0.686398" calcext:value-type="float">
            <text:p>0.686398</text:p>
          </table:table-cell>
          <table:table-cell office:value-type="float" office:value="0.687953" calcext:value-type="float">
            <text:p>0.687953</text:p>
          </table:table-cell>
          <table:table-cell office:value-type="float" office:value="0.688519" calcext:value-type="float">
            <text:p>0.688519</text:p>
          </table:table-cell>
          <table:table-cell office:value-type="float" office:value="0.686743" calcext:value-type="float">
            <text:p>0.686743</text:p>
          </table:table-cell>
          <table:table-cell office:value-type="float" office:value="0.686366" calcext:value-type="float">
            <text:p>0.686366</text:p>
          </table:table-cell>
          <table:table-cell office:value-type="float" office:value="0.685888" calcext:value-type="float">
            <text:p>0.685888</text:p>
          </table:table-cell>
          <table:table-cell office:value-type="float" office:value="0.687105" calcext:value-type="float">
            <text:p>0.687105</text:p>
          </table:table-cell>
          <table:table-cell office:value-type="float" office:value="0.685888" calcext:value-type="float">
            <text:p>0.685888</text:p>
          </table:table-cell>
          <table:table-cell office:value-type="float" office:value="0.687953" calcext:value-type="float">
            <text:p>0.687953</text:p>
          </table:table-cell>
          <table:table-cell office:value-type="float" office:value="0.688519" calcext:value-type="float">
            <text:p>0.688519</text:p>
          </table:table-cell>
          <table:table-cell office:value-type="float" office:value="0.686743" calcext:value-type="float">
            <text:p>0.686743</text:p>
          </table:table-cell>
          <table:table-cell office:value-type="float" office:value="0.687105" calcext:value-type="float">
            <text:p>0.687105</text:p>
          </table:table-cell>
          <table:table-cell office:value-type="float" office:value="0.687101" calcext:value-type="float">
            <text:p>0.687101</text:p>
          </table:table-cell>
          <table:table-cell office:value-type="float" office:value="0.686398" calcext:value-type="float">
            <text:p>0.686398</text:p>
          </table:table-cell>
          <table:table-cell office:value-type="float" office:value="0.688519" calcext:value-type="float">
            <text:p>0.688519</text:p>
          </table:table-cell>
          <table:table-cell office:value-type="float" office:value="0.686743" calcext:value-type="float">
            <text:p>0.686743</text:p>
          </table:table-cell>
          <table:table-cell office:value-type="float" office:value="0.687105" calcext:value-type="float">
            <text:p>0.687105</text:p>
          </table:table-cell>
          <table:table-cell office:value-type="float" office:value="0.687101" calcext:value-type="float">
            <text:p>0.687101</text:p>
          </table:table-cell>
          <table:table-cell office:value-type="float" office:value="0.686398" calcext:value-type="float">
            <text:p>0.686398</text:p>
          </table:table-cell>
          <table:table-cell table:formula="of:=AVERAGE([.B59:.U59])" office:value-type="float" office:value="0.6870823" calcext:value-type="float">
            <text:p>0.687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7274" calcext:value-type="float">
            <text:p>0.687274</text:p>
          </table:table-cell>
          <table:table-cell office:value-type="float" office:value="0.687315" calcext:value-type="float">
            <text:p>0.687315</text:p>
          </table:table-cell>
          <table:table-cell office:value-type="float" office:value="0.685041" calcext:value-type="float">
            <text:p>0.685041</text:p>
          </table:table-cell>
          <table:table-cell office:value-type="float" office:value="0.686384" calcext:value-type="float">
            <text:p>0.68638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86542" calcext:value-type="float">
            <text:p>0.686542</text:p>
          </table:table-cell>
          <table:table-cell office:value-type="float" office:value="0.687519" calcext:value-type="float">
            <text:p>0.687519</text:p>
          </table:table-cell>
          <table:table-cell office:value-type="float" office:value="0.685798" calcext:value-type="float">
            <text:p>0.685798</text:p>
          </table:table-cell>
          <table:table-cell office:value-type="float" office:value="0.687519" calcext:value-type="float">
            <text:p>0.687519</text:p>
          </table:table-cell>
          <table:table-cell office:value-type="float" office:value="0.685041" calcext:value-type="float">
            <text:p>0.685041</text:p>
          </table:table-cell>
          <table:table-cell office:value-type="float" office:value="0.686384" calcext:value-type="float">
            <text:p>0.68638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85798" calcext:value-type="float">
            <text:p>0.685798</text:p>
          </table:table-cell>
          <table:table-cell office:value-type="float" office:value="0.687274" calcext:value-type="float">
            <text:p>0.687274</text:p>
          </table:table-cell>
          <table:table-cell office:value-type="float" office:value="0.687315" calcext:value-type="float">
            <text:p>0.687315</text:p>
          </table:table-cell>
          <table:table-cell office:value-type="float" office:value="0.686384" calcext:value-type="float">
            <text:p>0.68638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85798" calcext:value-type="float">
            <text:p>0.685798</text:p>
          </table:table-cell>
          <table:table-cell office:value-type="float" office:value="0.687274" calcext:value-type="float">
            <text:p>0.687274</text:p>
          </table:table-cell>
          <table:table-cell office:value-type="float" office:value="0.687315" calcext:value-type="float">
            <text:p>0.687315</text:p>
          </table:table-cell>
          <table:table-cell table:formula="of:=AVERAGE([.B60:.U60])" office:value-type="float" office:value="0.68672435" calcext:value-type="float">
            <text:p>0.6867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6526" calcext:value-type="float">
            <text:p>0.686526</text:p>
          </table:table-cell>
          <table:table-cell office:value-type="float" office:value="0.685631" calcext:value-type="float">
            <text:p>0.685631</text:p>
          </table:table-cell>
          <table:table-cell office:value-type="float" office:value="0.686572" calcext:value-type="float">
            <text:p>0.686572</text:p>
          </table:table-cell>
          <table:table-cell office:value-type="float" office:value="0.686424" calcext:value-type="float">
            <text:p>0.686424</text:p>
          </table:table-cell>
          <table:table-cell office:value-type="float" office:value="0.687407" calcext:value-type="float">
            <text:p>0.687407</text:p>
          </table:table-cell>
          <table:table-cell office:value-type="float" office:value="0.686594" calcext:value-type="float">
            <text:p>0.686594</text:p>
          </table:table-cell>
          <table:table-cell office:value-type="float" office:value="0.685996" calcext:value-type="float">
            <text:p>0.685996</text:p>
          </table:table-cell>
          <table:table-cell office:value-type="float" office:value="0.687989" calcext:value-type="float">
            <text:p>0.687989</text:p>
          </table:table-cell>
          <table:table-cell office:value-type="float" office:value="0.685996" calcext:value-type="float">
            <text:p>0.685996</text:p>
          </table:table-cell>
          <table:table-cell office:value-type="float" office:value="0.686572" calcext:value-type="float">
            <text:p>0.686572</text:p>
          </table:table-cell>
          <table:table-cell office:value-type="float" office:value="0.686424" calcext:value-type="float">
            <text:p>0.686424</text:p>
          </table:table-cell>
          <table:table-cell office:value-type="float" office:value="0.687407" calcext:value-type="float">
            <text:p>0.687407</text:p>
          </table:table-cell>
          <table:table-cell office:value-type="float" office:value="0.687989" calcext:value-type="float">
            <text:p>0.687989</text:p>
          </table:table-cell>
          <table:table-cell office:value-type="float" office:value="0.686526" calcext:value-type="float">
            <text:p>0.686526</text:p>
          </table:table-cell>
          <table:table-cell office:value-type="float" office:value="0.685631" calcext:value-type="float">
            <text:p>0.685631</text:p>
          </table:table-cell>
          <table:table-cell office:value-type="float" office:value="0.686424" calcext:value-type="float">
            <text:p>0.686424</text:p>
          </table:table-cell>
          <table:table-cell office:value-type="float" office:value="0.687407" calcext:value-type="float">
            <text:p>0.687407</text:p>
          </table:table-cell>
          <table:table-cell office:value-type="float" office:value="0.687989" calcext:value-type="float">
            <text:p>0.687989</text:p>
          </table:table-cell>
          <table:table-cell office:value-type="float" office:value="0.686526" calcext:value-type="float">
            <text:p>0.686526</text:p>
          </table:table-cell>
          <table:table-cell office:value-type="float" office:value="0.685631" calcext:value-type="float">
            <text:p>0.685631</text:p>
          </table:table-cell>
          <table:table-cell table:formula="of:=AVERAGE([.B61:.U61])" office:value-type="float" office:value="0.68668305" calcext:value-type="float">
            <text:p>0.686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4419" calcext:value-type="float">
            <text:p>0.684419</text:p>
          </table:table-cell>
          <table:table-cell office:value-type="float" office:value="0.686295" calcext:value-type="float">
            <text:p>0.686295</text:p>
          </table:table-cell>
          <table:table-cell office:value-type="float" office:value="0.688191" calcext:value-type="float">
            <text:p>0.688191</text:p>
          </table:table-cell>
          <table:table-cell office:value-type="float" office:value="0.686527" calcext:value-type="float">
            <text:p>0.686527</text:p>
          </table:table-cell>
          <table:table-cell office:value-type="float" office:value="0.686532" calcext:value-type="float">
            <text:p>0.686532</text:p>
          </table:table-cell>
          <table:table-cell office:value-type="float" office:value="0.687646" calcext:value-type="float">
            <text:p>0.687646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685962" calcext:value-type="float">
            <text:p>0.685962</text:p>
          </table:table-cell>
          <table:table-cell office:value-type="float" office:value="0.686303" calcext:value-type="float">
            <text:p>0.686303</text:p>
          </table:table-cell>
          <table:table-cell office:value-type="float" office:value="0.688191" calcext:value-type="float">
            <text:p>0.688191</text:p>
          </table:table-cell>
          <table:table-cell office:value-type="float" office:value="0.686527" calcext:value-type="float">
            <text:p>0.686527</text:p>
          </table:table-cell>
          <table:table-cell office:value-type="float" office:value="0.686532" calcext:value-type="float">
            <text:p>0.686532</text:p>
          </table:table-cell>
          <table:table-cell office:value-type="float" office:value="0.685962" calcext:value-type="float">
            <text:p>0.685962</text:p>
          </table:table-cell>
          <table:table-cell office:value-type="float" office:value="0.684419" calcext:value-type="float">
            <text:p>0.684419</text:p>
          </table:table-cell>
          <table:table-cell office:value-type="float" office:value="0.686295" calcext:value-type="float">
            <text:p>0.686295</text:p>
          </table:table-cell>
          <table:table-cell office:value-type="float" office:value="0.686527" calcext:value-type="float">
            <text:p>0.686527</text:p>
          </table:table-cell>
          <table:table-cell office:value-type="float" office:value="0.686532" calcext:value-type="float">
            <text:p>0.686532</text:p>
          </table:table-cell>
          <table:table-cell office:value-type="float" office:value="0.685962" calcext:value-type="float">
            <text:p>0.685962</text:p>
          </table:table-cell>
          <table:table-cell office:value-type="float" office:value="0.684419" calcext:value-type="float">
            <text:p>0.684419</text:p>
          </table:table-cell>
          <table:table-cell office:value-type="float" office:value="0.686295" calcext:value-type="float">
            <text:p>0.686295</text:p>
          </table:table-cell>
          <table:table-cell table:formula="of:=AVERAGE([.B62:.U62])" office:value-type="float" office:value="0.68629195" calcext:value-type="float">
            <text:p>0.6862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7215" calcext:value-type="float">
            <text:p>0.687215</text:p>
          </table:table-cell>
          <table:table-cell office:value-type="float" office:value="0.684688" calcext:value-type="float">
            <text:p>0.684688</text:p>
          </table:table-cell>
          <table:table-cell office:value-type="float" office:value="0.684036" calcext:value-type="float">
            <text:p>0.684036</text:p>
          </table:table-cell>
          <table:table-cell office:value-type="float" office:value="0.686997" calcext:value-type="float">
            <text:p>0.686997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0.687303" calcext:value-type="float">
            <text:p>0.687303</text:p>
          </table:table-cell>
          <table:table-cell office:value-type="float" office:value="0.685923" calcext:value-type="float">
            <text:p>0.685923</text:p>
          </table:table-cell>
          <table:table-cell office:value-type="float" office:value="0.686231" calcext:value-type="float">
            <text:p>0.686231</text:p>
          </table:table-cell>
          <table:table-cell office:value-type="float" office:value="0.685923" calcext:value-type="float">
            <text:p>0.685923</text:p>
          </table:table-cell>
          <table:table-cell office:value-type="float" office:value="0.684036" calcext:value-type="float">
            <text:p>0.684036</text:p>
          </table:table-cell>
          <table:table-cell office:value-type="float" office:value="0.686997" calcext:value-type="float">
            <text:p>0.686997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0.686231" calcext:value-type="float">
            <text:p>0.686231</text:p>
          </table:table-cell>
          <table:table-cell office:value-type="float" office:value="0.687215" calcext:value-type="float">
            <text:p>0.687215</text:p>
          </table:table-cell>
          <table:table-cell office:value-type="float" office:value="0.684688" calcext:value-type="float">
            <text:p>0.684688</text:p>
          </table:table-cell>
          <table:table-cell office:value-type="float" office:value="0.686997" calcext:value-type="float">
            <text:p>0.686997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0.686231" calcext:value-type="float">
            <text:p>0.686231</text:p>
          </table:table-cell>
          <table:table-cell office:value-type="float" office:value="0.687215" calcext:value-type="float">
            <text:p>0.687215</text:p>
          </table:table-cell>
          <table:table-cell office:value-type="float" office:value="0.684688" calcext:value-type="float">
            <text:p>0.684688</text:p>
          </table:table-cell>
          <table:table-cell table:formula="of:=AVERAGE([.B63:.U63])" office:value-type="float" office:value="0.68590485" calcext:value-type="float">
            <text:p>0.6859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176" calcext:value-type="float">
            <text:p>0.681760</text:p>
          </table:table-cell>
          <table:table-cell office:value-type="float" office:value="0.686837" calcext:value-type="float">
            <text:p>0.686837</text:p>
          </table:table-cell>
          <table:table-cell office:value-type="float" office:value="0.685998" calcext:value-type="float">
            <text:p>0.685998</text:p>
          </table:table-cell>
          <table:table-cell office:value-type="float" office:value="0.688107" calcext:value-type="float">
            <text:p>0.688107</text:p>
          </table:table-cell>
          <table:table-cell office:value-type="float" office:value="0.684499" calcext:value-type="float">
            <text:p>0.684499</text:p>
          </table:table-cell>
          <table:table-cell office:value-type="float" office:value="0.685354" calcext:value-type="float">
            <text:p>0.685354</text:p>
          </table:table-cell>
          <table:table-cell office:value-type="float" office:value="0.684436" calcext:value-type="float">
            <text:p>0.684436</text:p>
          </table:table-cell>
          <table:table-cell office:value-type="float" office:value="0.68639" calcext:value-type="float">
            <text:p>0.686390</text:p>
          </table:table-cell>
          <table:table-cell office:value-type="float" office:value="0.684436" calcext:value-type="float">
            <text:p>0.684436</text:p>
          </table:table-cell>
          <table:table-cell office:value-type="float" office:value="0.685998" calcext:value-type="float">
            <text:p>0.685998</text:p>
          </table:table-cell>
          <table:table-cell office:value-type="float" office:value="0.688107" calcext:value-type="float">
            <text:p>0.688107</text:p>
          </table:table-cell>
          <table:table-cell office:value-type="float" office:value="0.684499" calcext:value-type="float">
            <text:p>0.684499</text:p>
          </table:table-cell>
          <table:table-cell office:value-type="float" office:value="0.68639" calcext:value-type="float">
            <text:p>0.686390</text:p>
          </table:table-cell>
          <table:table-cell office:value-type="float" office:value="0.68176" calcext:value-type="float">
            <text:p>0.681760</text:p>
          </table:table-cell>
          <table:table-cell office:value-type="float" office:value="0.686837" calcext:value-type="float">
            <text:p>0.686837</text:p>
          </table:table-cell>
          <table:table-cell office:value-type="float" office:value="0.688107" calcext:value-type="float">
            <text:p>0.688107</text:p>
          </table:table-cell>
          <table:table-cell office:value-type="float" office:value="0.684499" calcext:value-type="float">
            <text:p>0.684499</text:p>
          </table:table-cell>
          <table:table-cell office:value-type="float" office:value="0.68639" calcext:value-type="float">
            <text:p>0.686390</text:p>
          </table:table-cell>
          <table:table-cell office:value-type="float" office:value="0.68176" calcext:value-type="float">
            <text:p>0.681760</text:p>
          </table:table-cell>
          <table:table-cell office:value-type="float" office:value="0.686837" calcext:value-type="float">
            <text:p>0.686837</text:p>
          </table:table-cell>
          <table:table-cell table:formula="of:=AVERAGE([.B64:.U64])" office:value-type="float" office:value="0.68545005" calcext:value-type="float">
            <text:p>0.6854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7258" calcext:value-type="float">
            <text:p>0.687258</text:p>
          </table:table-cell>
          <table:table-cell office:value-type="float" office:value="0.688978" calcext:value-type="float">
            <text:p>0.688978</text:p>
          </table:table-cell>
          <table:table-cell office:value-type="float" office:value="0.685616" calcext:value-type="float">
            <text:p>0.685616</text:p>
          </table:table-cell>
          <table:table-cell office:value-type="float" office:value="0.684681" calcext:value-type="float">
            <text:p>0.684681</text:p>
          </table:table-cell>
          <table:table-cell office:value-type="float" office:value="0.685411" calcext:value-type="float">
            <text:p>0.685411</text:p>
          </table:table-cell>
          <table:table-cell office:value-type="float" office:value="0.686314" calcext:value-type="float">
            <text:p>0.686314</text:p>
          </table:table-cell>
          <table:table-cell office:value-type="float" office:value="0.684309" calcext:value-type="float">
            <text:p>0.684309</text:p>
          </table:table-cell>
          <table:table-cell office:value-type="float" office:value="0.686226" calcext:value-type="float">
            <text:p>0.686226</text:p>
          </table:table-cell>
          <table:table-cell office:value-type="float" office:value="0.684309" calcext:value-type="float">
            <text:p>0.684309</text:p>
          </table:table-cell>
          <table:table-cell office:value-type="float" office:value="0.685616" calcext:value-type="float">
            <text:p>0.685616</text:p>
          </table:table-cell>
          <table:table-cell office:value-type="float" office:value="0.684681" calcext:value-type="float">
            <text:p>0.684681</text:p>
          </table:table-cell>
          <table:table-cell office:value-type="float" office:value="0.685411" calcext:value-type="float">
            <text:p>0.685411</text:p>
          </table:table-cell>
          <table:table-cell office:value-type="float" office:value="0.686226" calcext:value-type="float">
            <text:p>0.686226</text:p>
          </table:table-cell>
          <table:table-cell office:value-type="float" office:value="0.687258" calcext:value-type="float">
            <text:p>0.687258</text:p>
          </table:table-cell>
          <table:table-cell office:value-type="float" office:value="0.688978" calcext:value-type="float">
            <text:p>0.688978</text:p>
          </table:table-cell>
          <table:table-cell office:value-type="float" office:value="0.684681" calcext:value-type="float">
            <text:p>0.684681</text:p>
          </table:table-cell>
          <table:table-cell office:value-type="float" office:value="0.685411" calcext:value-type="float">
            <text:p>0.685411</text:p>
          </table:table-cell>
          <table:table-cell office:value-type="float" office:value="0.686226" calcext:value-type="float">
            <text:p>0.686226</text:p>
          </table:table-cell>
          <table:table-cell office:value-type="float" office:value="0.687258" calcext:value-type="float">
            <text:p>0.687258</text:p>
          </table:table-cell>
          <table:table-cell office:value-type="float" office:value="0.688978" calcext:value-type="float">
            <text:p>0.688978</text:p>
          </table:table-cell>
          <table:table-cell table:formula="of:=AVERAGE([.B65:.U65])" office:value-type="float" office:value="0.6861913" calcext:value-type="float">
            <text:p>0.6861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6354" calcext:value-type="float">
            <text:p>0.686354</text:p>
          </table:table-cell>
          <table:table-cell office:value-type="float" office:value="0.68541" calcext:value-type="float">
            <text:p>0.685410</text:p>
          </table:table-cell>
          <table:table-cell office:value-type="float" office:value="0.685932" calcext:value-type="float">
            <text:p>0.685932</text:p>
          </table:table-cell>
          <table:table-cell office:value-type="float" office:value="0.685784" calcext:value-type="float">
            <text:p>0.685784</text:p>
          </table:table-cell>
          <table:table-cell office:value-type="float" office:value="0.685555" calcext:value-type="float">
            <text:p>0.685555</text:p>
          </table:table-cell>
          <table:table-cell office:value-type="float" office:value="0.686343" calcext:value-type="float">
            <text:p>0.686343</text:p>
          </table:table-cell>
          <table:table-cell office:value-type="float" office:value="0.684036" calcext:value-type="float">
            <text:p>0.684036</text:p>
          </table:table-cell>
          <table:table-cell office:value-type="float" office:value="0.687673" calcext:value-type="float">
            <text:p>0.687673</text:p>
          </table:table-cell>
          <table:table-cell office:value-type="float" office:value="0.684036" calcext:value-type="float">
            <text:p>0.684036</text:p>
          </table:table-cell>
          <table:table-cell office:value-type="float" office:value="0.685932" calcext:value-type="float">
            <text:p>0.685932</text:p>
          </table:table-cell>
          <table:table-cell office:value-type="float" office:value="0.685784" calcext:value-type="float">
            <text:p>0.685784</text:p>
          </table:table-cell>
          <table:table-cell office:value-type="float" office:value="0.685555" calcext:value-type="float">
            <text:p>0.685555</text:p>
          </table:table-cell>
          <table:table-cell office:value-type="float" office:value="0.687673" calcext:value-type="float">
            <text:p>0.687673</text:p>
          </table:table-cell>
          <table:table-cell office:value-type="float" office:value="0.686354" calcext:value-type="float">
            <text:p>0.686354</text:p>
          </table:table-cell>
          <table:table-cell office:value-type="float" office:value="0.68541" calcext:value-type="float">
            <text:p>0.685410</text:p>
          </table:table-cell>
          <table:table-cell office:value-type="float" office:value="0.685784" calcext:value-type="float">
            <text:p>0.685784</text:p>
          </table:table-cell>
          <table:table-cell office:value-type="float" office:value="0.685555" calcext:value-type="float">
            <text:p>0.685555</text:p>
          </table:table-cell>
          <table:table-cell office:value-type="float" office:value="0.687673" calcext:value-type="float">
            <text:p>0.687673</text:p>
          </table:table-cell>
          <table:table-cell office:value-type="float" office:value="0.686354" calcext:value-type="float">
            <text:p>0.686354</text:p>
          </table:table-cell>
          <table:table-cell office:value-type="float" office:value="0.68541" calcext:value-type="float">
            <text:p>0.685410</text:p>
          </table:table-cell>
          <table:table-cell table:formula="of:=AVERAGE([.B66:.U66])" office:value-type="float" office:value="0.68593035" calcext:value-type="float">
            <text:p>0.6859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674" calcext:value-type="float">
            <text:p>0.686740</text:p>
          </table:table-cell>
          <table:table-cell office:value-type="float" office:value="0.686919" calcext:value-type="float">
            <text:p>0.686919</text:p>
          </table:table-cell>
          <table:table-cell office:value-type="float" office:value="0.685824" calcext:value-type="float">
            <text:p>0.685824</text:p>
          </table:table-cell>
          <table:table-cell office:value-type="float" office:value="0.686312" calcext:value-type="float">
            <text:p>0.686312</text:p>
          </table:table-cell>
          <table:table-cell office:value-type="float" office:value="0.685932" calcext:value-type="float">
            <text:p>0.685932</text:p>
          </table:table-cell>
          <table:table-cell office:value-type="float" office:value="0.685942" calcext:value-type="float">
            <text:p>0.685942</text:p>
          </table:table-cell>
          <table:table-cell office:value-type="float" office:value="0.686214" calcext:value-type="float">
            <text:p>0.686214</text:p>
          </table:table-cell>
          <table:table-cell office:value-type="float" office:value="0.684362" calcext:value-type="float">
            <text:p>0.684362</text:p>
          </table:table-cell>
          <table:table-cell office:value-type="float" office:value="0.686214" calcext:value-type="float">
            <text:p>0.686214</text:p>
          </table:table-cell>
          <table:table-cell office:value-type="float" office:value="0.685824" calcext:value-type="float">
            <text:p>0.685824</text:p>
          </table:table-cell>
          <table:table-cell office:value-type="float" office:value="0.686312" calcext:value-type="float">
            <text:p>0.686312</text:p>
          </table:table-cell>
          <table:table-cell office:value-type="float" office:value="0.685932" calcext:value-type="float">
            <text:p>0.685932</text:p>
          </table:table-cell>
          <table:table-cell office:value-type="float" office:value="0.684362" calcext:value-type="float">
            <text:p>0.684362</text:p>
          </table:table-cell>
          <table:table-cell office:value-type="float" office:value="0.68674" calcext:value-type="float">
            <text:p>0.686740</text:p>
          </table:table-cell>
          <table:table-cell office:value-type="float" office:value="0.686919" calcext:value-type="float">
            <text:p>0.686919</text:p>
          </table:table-cell>
          <table:table-cell office:value-type="float" office:value="0.686312" calcext:value-type="float">
            <text:p>0.686312</text:p>
          </table:table-cell>
          <table:table-cell office:value-type="float" office:value="0.685932" calcext:value-type="float">
            <text:p>0.685932</text:p>
          </table:table-cell>
          <table:table-cell office:value-type="float" office:value="0.684362" calcext:value-type="float">
            <text:p>0.684362</text:p>
          </table:table-cell>
          <table:table-cell office:value-type="float" office:value="0.68674" calcext:value-type="float">
            <text:p>0.686740</text:p>
          </table:table-cell>
          <table:table-cell office:value-type="float" office:value="0.686919" calcext:value-type="float">
            <text:p>0.686919</text:p>
          </table:table-cell>
          <table:table-cell table:formula="of:=AVERAGE([.B67:.U67])" office:value-type="float" office:value="0.68604065" calcext:value-type="float">
            <text:p>0.686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7046" calcext:value-type="float">
            <text:p>0.687046</text:p>
          </table:table-cell>
          <table:table-cell office:value-type="float" office:value="0.68691" calcext:value-type="float">
            <text:p>0.686910</text:p>
          </table:table-cell>
          <table:table-cell office:value-type="float" office:value="0.684821" calcext:value-type="float">
            <text:p>0.684821</text:p>
          </table:table-cell>
          <table:table-cell office:value-type="float" office:value="0.685805" calcext:value-type="float">
            <text:p>0.685805</text:p>
          </table:table-cell>
          <table:table-cell office:value-type="float" office:value="0.684623" calcext:value-type="float">
            <text:p>0.684623</text:p>
          </table:table-cell>
          <table:table-cell office:value-type="float" office:value="0.685384" calcext:value-type="float">
            <text:p>0.685384</text:p>
          </table:table-cell>
          <table:table-cell office:value-type="float" office:value="0.571586" calcext:value-type="float">
            <text:p>0.571586</text:p>
          </table:table-cell>
          <table:table-cell office:value-type="float" office:value="0.684031" calcext:value-type="float">
            <text:p>0.684031</text:p>
          </table:table-cell>
          <table:table-cell office:value-type="float" office:value="0.571586" calcext:value-type="float">
            <text:p>0.571586</text:p>
          </table:table-cell>
          <table:table-cell office:value-type="float" office:value="0.684821" calcext:value-type="float">
            <text:p>0.684821</text:p>
          </table:table-cell>
          <table:table-cell office:value-type="float" office:value="0.685805" calcext:value-type="float">
            <text:p>0.685805</text:p>
          </table:table-cell>
          <table:table-cell office:value-type="float" office:value="0.684623" calcext:value-type="float">
            <text:p>0.684623</text:p>
          </table:table-cell>
          <table:table-cell office:value-type="float" office:value="0.684031" calcext:value-type="float">
            <text:p>0.684031</text:p>
          </table:table-cell>
          <table:table-cell office:value-type="float" office:value="0.687046" calcext:value-type="float">
            <text:p>0.687046</text:p>
          </table:table-cell>
          <table:table-cell office:value-type="float" office:value="0.68691" calcext:value-type="float">
            <text:p>0.686910</text:p>
          </table:table-cell>
          <table:table-cell office:value-type="float" office:value="0.685805" calcext:value-type="float">
            <text:p>0.685805</text:p>
          </table:table-cell>
          <table:table-cell office:value-type="float" office:value="0.684623" calcext:value-type="float">
            <text:p>0.684623</text:p>
          </table:table-cell>
          <table:table-cell office:value-type="float" office:value="0.684031" calcext:value-type="float">
            <text:p>0.684031</text:p>
          </table:table-cell>
          <table:table-cell office:value-type="float" office:value="0.687046" calcext:value-type="float">
            <text:p>0.687046</text:p>
          </table:table-cell>
          <table:table-cell office:value-type="float" office:value="0.68691" calcext:value-type="float">
            <text:p>0.686910</text:p>
          </table:table-cell>
          <table:table-cell table:formula="of:=AVERAGE([.B68:.U68])" office:value-type="float" office:value="0.67417215" calcext:value-type="float">
            <text:p>0.6741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5007" calcext:value-type="float">
            <text:p>0.685007</text:p>
          </table:table-cell>
          <table:table-cell office:value-type="float" office:value="0.683041" calcext:value-type="float">
            <text:p>0.683041</text:p>
          </table:table-cell>
          <table:table-cell office:value-type="float" office:value="0.682883" calcext:value-type="float">
            <text:p>0.682883</text:p>
          </table:table-cell>
          <table:table-cell office:value-type="float" office:value="0.686163" calcext:value-type="float">
            <text:p>0.686163</text:p>
          </table:table-cell>
          <table:table-cell office:value-type="float" office:value="0.685781" calcext:value-type="float">
            <text:p>0.685781</text:p>
          </table:table-cell>
          <table:table-cell office:value-type="float" office:value="0.684285" calcext:value-type="float">
            <text:p>0.684285</text:p>
          </table:table-cell>
          <table:table-cell office:value-type="float" office:value="0.385325" calcext:value-type="float">
            <text:p>0.385325</text:p>
          </table:table-cell>
          <table:table-cell office:value-type="float" office:value="0.685913" calcext:value-type="float">
            <text:p>0.685913</text:p>
          </table:table-cell>
          <table:table-cell office:value-type="float" office:value="0.385325" calcext:value-type="float">
            <text:p>0.385325</text:p>
          </table:table-cell>
          <table:table-cell office:value-type="float" office:value="0.682883" calcext:value-type="float">
            <text:p>0.682883</text:p>
          </table:table-cell>
          <table:table-cell office:value-type="float" office:value="0.686163" calcext:value-type="float">
            <text:p>0.686163</text:p>
          </table:table-cell>
          <table:table-cell office:value-type="float" office:value="0.685781" calcext:value-type="float">
            <text:p>0.685781</text:p>
          </table:table-cell>
          <table:table-cell office:value-type="float" office:value="0.685913" calcext:value-type="float">
            <text:p>0.685913</text:p>
          </table:table-cell>
          <table:table-cell office:value-type="float" office:value="0.685007" calcext:value-type="float">
            <text:p>0.685007</text:p>
          </table:table-cell>
          <table:table-cell office:value-type="float" office:value="0.683041" calcext:value-type="float">
            <text:p>0.683041</text:p>
          </table:table-cell>
          <table:table-cell office:value-type="float" office:value="0.686163" calcext:value-type="float">
            <text:p>0.686163</text:p>
          </table:table-cell>
          <table:table-cell office:value-type="float" office:value="0.685781" calcext:value-type="float">
            <text:p>0.685781</text:p>
          </table:table-cell>
          <table:table-cell office:value-type="float" office:value="0.685913" calcext:value-type="float">
            <text:p>0.685913</text:p>
          </table:table-cell>
          <table:table-cell office:value-type="float" office:value="0.685007" calcext:value-type="float">
            <text:p>0.685007</text:p>
          </table:table-cell>
          <table:table-cell office:value-type="float" office:value="0.683041" calcext:value-type="float">
            <text:p>0.683041</text:p>
          </table:table-cell>
          <table:table-cell table:formula="of:=AVERAGE([.B69:.U69])" office:value-type="float" office:value="0.6549208" calcext:value-type="float">
            <text:p>0.6549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85806" calcext:value-type="float">
            <text:p>0.685806</text:p>
          </table:table-cell>
          <table:table-cell office:value-type="float" office:value="0.685649" calcext:value-type="float">
            <text:p>0.685649</text:p>
          </table:table-cell>
          <table:table-cell office:value-type="float" office:value="0.674346" calcext:value-type="float">
            <text:p>0.674346</text:p>
          </table:table-cell>
          <table:table-cell office:value-type="float" office:value="0.686308" calcext:value-type="float">
            <text:p>0.686308</text:p>
          </table:table-cell>
          <table:table-cell office:value-type="float" office:value="0.684511" calcext:value-type="float">
            <text:p>0.684511</text:p>
          </table:table-cell>
          <table:table-cell office:value-type="float" office:value="0.684824" calcext:value-type="float">
            <text:p>0.684824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0.688282" calcext:value-type="float">
            <text:p>0.688282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0.674346" calcext:value-type="float">
            <text:p>0.674346</text:p>
          </table:table-cell>
          <table:table-cell office:value-type="float" office:value="0.686308" calcext:value-type="float">
            <text:p>0.686308</text:p>
          </table:table-cell>
          <table:table-cell office:value-type="float" office:value="0.684511" calcext:value-type="float">
            <text:p>0.684511</text:p>
          </table:table-cell>
          <table:table-cell office:value-type="float" office:value="0.688282" calcext:value-type="float">
            <text:p>0.688282</text:p>
          </table:table-cell>
          <table:table-cell office:value-type="float" office:value="0.685806" calcext:value-type="float">
            <text:p>0.685806</text:p>
          </table:table-cell>
          <table:table-cell office:value-type="float" office:value="0.685649" calcext:value-type="float">
            <text:p>0.685649</text:p>
          </table:table-cell>
          <table:table-cell office:value-type="float" office:value="0.686308" calcext:value-type="float">
            <text:p>0.686308</text:p>
          </table:table-cell>
          <table:table-cell office:value-type="float" office:value="0.684511" calcext:value-type="float">
            <text:p>0.684511</text:p>
          </table:table-cell>
          <table:table-cell office:value-type="float" office:value="0.688282" calcext:value-type="float">
            <text:p>0.688282</text:p>
          </table:table-cell>
          <table:table-cell office:value-type="float" office:value="0.685806" calcext:value-type="float">
            <text:p>0.685806</text:p>
          </table:table-cell>
          <table:table-cell office:value-type="float" office:value="0.685649" calcext:value-type="float">
            <text:p>0.685649</text:p>
          </table:table-cell>
          <table:table-cell table:formula="of:=AVERAGE([.B70:.U70])" office:value-type="float" office:value="0.6472117" calcext:value-type="float">
            <text:p>0.6472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85251" calcext:value-type="float">
            <text:p>0.685251</text:p>
          </table:table-cell>
          <table:table-cell office:value-type="float" office:value="0.684488" calcext:value-type="float">
            <text:p>0.684488</text:p>
          </table:table-cell>
          <table:table-cell office:value-type="float" office:value="0.464659" calcext:value-type="float">
            <text:p>0.464659</text:p>
          </table:table-cell>
          <table:table-cell office:value-type="float" office:value="0.686204" calcext:value-type="float">
            <text:p>0.686204</text:p>
          </table:table-cell>
          <table:table-cell office:value-type="float" office:value="0.685007" calcext:value-type="float">
            <text:p>0.685007</text:p>
          </table:table-cell>
          <table:table-cell office:value-type="float" office:value="0.685757" calcext:value-type="float">
            <text:p>0.685757</text:p>
          </table:table-cell>
          <table:table-cell office:value-type="float" office:value="0.250993" calcext:value-type="float">
            <text:p>0.250993</text:p>
          </table:table-cell>
          <table:table-cell office:value-type="float" office:value="0.684967" calcext:value-type="float">
            <text:p>0.684967</text:p>
          </table:table-cell>
          <table:table-cell office:value-type="float" office:value="0.250993" calcext:value-type="float">
            <text:p>0.250993</text:p>
          </table:table-cell>
          <table:table-cell office:value-type="float" office:value="0.464659" calcext:value-type="float">
            <text:p>0.464659</text:p>
          </table:table-cell>
          <table:table-cell office:value-type="float" office:value="0.686204" calcext:value-type="float">
            <text:p>0.686204</text:p>
          </table:table-cell>
          <table:table-cell office:value-type="float" office:value="0.685007" calcext:value-type="float">
            <text:p>0.685007</text:p>
          </table:table-cell>
          <table:table-cell office:value-type="float" office:value="0.684967" calcext:value-type="float">
            <text:p>0.684967</text:p>
          </table:table-cell>
          <table:table-cell office:value-type="float" office:value="0.685251" calcext:value-type="float">
            <text:p>0.685251</text:p>
          </table:table-cell>
          <table:table-cell office:value-type="float" office:value="0.684488" calcext:value-type="float">
            <text:p>0.684488</text:p>
          </table:table-cell>
          <table:table-cell office:value-type="float" office:value="0.686204" calcext:value-type="float">
            <text:p>0.686204</text:p>
          </table:table-cell>
          <table:table-cell office:value-type="float" office:value="0.685007" calcext:value-type="float">
            <text:p>0.685007</text:p>
          </table:table-cell>
          <table:table-cell office:value-type="float" office:value="0.684967" calcext:value-type="float">
            <text:p>0.684967</text:p>
          </table:table-cell>
          <table:table-cell office:value-type="float" office:value="0.685251" calcext:value-type="float">
            <text:p>0.685251</text:p>
          </table:table-cell>
          <table:table-cell office:value-type="float" office:value="0.684488" calcext:value-type="float">
            <text:p>0.684488</text:p>
          </table:table-cell>
          <table:table-cell table:formula="of:=AVERAGE([.B71:.U71])" office:value-type="float" office:value="0.6197406" calcext:value-type="float">
            <text:p>0.6197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6642" calcext:value-type="float">
            <text:p>0.686642</text:p>
          </table:table-cell>
          <table:table-cell office:value-type="float" office:value="0.683854" calcext:value-type="float">
            <text:p>0.683854</text:p>
          </table:table-cell>
          <table:table-cell office:value-type="float" office:value="0.34163" calcext:value-type="float">
            <text:p>0.341630</text:p>
          </table:table-cell>
          <table:table-cell office:value-type="float" office:value="0.685242" calcext:value-type="float">
            <text:p>0.685242</text:p>
          </table:table-cell>
          <table:table-cell office:value-type="float" office:value="0.686864" calcext:value-type="float">
            <text:p>0.686864</text:p>
          </table:table-cell>
          <table:table-cell office:value-type="float" office:value="0.683392" calcext:value-type="float">
            <text:p>0.683392</text:p>
          </table:table-cell>
          <table:table-cell office:value-type="float" office:value="0.197364" calcext:value-type="float">
            <text:p>0.197364</text:p>
          </table:table-cell>
          <table:table-cell office:value-type="float" office:value="0.684004" calcext:value-type="float">
            <text:p>0.684004</text:p>
          </table:table-cell>
          <table:table-cell office:value-type="float" office:value="0.197364" calcext:value-type="float">
            <text:p>0.197364</text:p>
          </table:table-cell>
          <table:table-cell office:value-type="float" office:value="0.34163" calcext:value-type="float">
            <text:p>0.341630</text:p>
          </table:table-cell>
          <table:table-cell office:value-type="float" office:value="0.685242" calcext:value-type="float">
            <text:p>0.685242</text:p>
          </table:table-cell>
          <table:table-cell office:value-type="float" office:value="0.686864" calcext:value-type="float">
            <text:p>0.686864</text:p>
          </table:table-cell>
          <table:table-cell office:value-type="float" office:value="0.684004" calcext:value-type="float">
            <text:p>0.684004</text:p>
          </table:table-cell>
          <table:table-cell office:value-type="float" office:value="0.686642" calcext:value-type="float">
            <text:p>0.686642</text:p>
          </table:table-cell>
          <table:table-cell office:value-type="float" office:value="0.683854" calcext:value-type="float">
            <text:p>0.683854</text:p>
          </table:table-cell>
          <table:table-cell office:value-type="float" office:value="0.685242" calcext:value-type="float">
            <text:p>0.685242</text:p>
          </table:table-cell>
          <table:table-cell office:value-type="float" office:value="0.686864" calcext:value-type="float">
            <text:p>0.686864</text:p>
          </table:table-cell>
          <table:table-cell office:value-type="float" office:value="0.684004" calcext:value-type="float">
            <text:p>0.684004</text:p>
          </table:table-cell>
          <table:table-cell office:value-type="float" office:value="0.686642" calcext:value-type="float">
            <text:p>0.686642</text:p>
          </table:table-cell>
          <table:table-cell office:value-type="float" office:value="0.683854" calcext:value-type="float">
            <text:p>0.683854</text:p>
          </table:table-cell>
          <table:table-cell table:formula="of:=AVERAGE([.B72:.U72])" office:value-type="float" office:value="0.6020599" calcext:value-type="float">
            <text:p>0.6020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599" calcext:value-type="float">
            <text:p>0.685990</text:p>
          </table:table-cell>
          <table:table-cell office:value-type="float" office:value="0.67993" calcext:value-type="float">
            <text:p>0.679930</text:p>
          </table:table-cell>
          <table:table-cell office:value-type="float" office:value="0.267139" calcext:value-type="float">
            <text:p>0.267139</text:p>
          </table:table-cell>
          <table:table-cell office:value-type="float" office:value="0.688082" calcext:value-type="float">
            <text:p>0.688082</text:p>
          </table:table-cell>
          <table:table-cell office:value-type="float" office:value="0.685645" calcext:value-type="float">
            <text:p>0.685645</text:p>
          </table:table-cell>
          <table:table-cell office:value-type="float" office:value="0.678363" calcext:value-type="float">
            <text:p>0.678363</text:p>
          </table:table-cell>
          <table:table-cell office:value-type="float" office:value="0.167284" calcext:value-type="float">
            <text:p>0.167284</text:p>
          </table:table-cell>
          <table:table-cell office:value-type="float" office:value="0.684456" calcext:value-type="float">
            <text:p>0.684456</text:p>
          </table:table-cell>
          <table:table-cell office:value-type="float" office:value="0.167284" calcext:value-type="float">
            <text:p>0.167284</text:p>
          </table:table-cell>
          <table:table-cell office:value-type="float" office:value="0.267139" calcext:value-type="float">
            <text:p>0.267139</text:p>
          </table:table-cell>
          <table:table-cell office:value-type="float" office:value="0.688082" calcext:value-type="float">
            <text:p>0.688082</text:p>
          </table:table-cell>
          <table:table-cell office:value-type="float" office:value="0.685645" calcext:value-type="float">
            <text:p>0.685645</text:p>
          </table:table-cell>
          <table:table-cell office:value-type="float" office:value="0.684456" calcext:value-type="float">
            <text:p>0.684456</text:p>
          </table:table-cell>
          <table:table-cell office:value-type="float" office:value="0.68599" calcext:value-type="float">
            <text:p>0.685990</text:p>
          </table:table-cell>
          <table:table-cell office:value-type="float" office:value="0.67993" calcext:value-type="float">
            <text:p>0.679930</text:p>
          </table:table-cell>
          <table:table-cell office:value-type="float" office:value="0.688082" calcext:value-type="float">
            <text:p>0.688082</text:p>
          </table:table-cell>
          <table:table-cell office:value-type="float" office:value="0.685645" calcext:value-type="float">
            <text:p>0.685645</text:p>
          </table:table-cell>
          <table:table-cell office:value-type="float" office:value="0.684456" calcext:value-type="float">
            <text:p>0.684456</text:p>
          </table:table-cell>
          <table:table-cell office:value-type="float" office:value="0.68599" calcext:value-type="float">
            <text:p>0.685990</text:p>
          </table:table-cell>
          <table:table-cell office:value-type="float" office:value="0.67993" calcext:value-type="float">
            <text:p>0.679930</text:p>
          </table:table-cell>
          <table:table-cell table:formula="of:=AVERAGE([.B73:.U73])" office:value-type="float" office:value="0.5909759" calcext:value-type="float">
            <text:p>0.590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8445812" calcext:value-type="float">
            <text:p>0.688446</text:p>
          </table:table-cell>
          <table:table-cell office:value-type="float" office:value="0.687881564" calcext:value-type="float">
            <text:p>0.687882</text:p>
          </table:table-cell>
          <table:table-cell office:value-type="float" office:value="0.220331816" calcext:value-type="float">
            <text:p>0.220332</text:p>
          </table:table-cell>
          <table:table-cell office:value-type="float" office:value="0.687764096" calcext:value-type="float">
            <text:p>0.687764</text:p>
          </table:table-cell>
          <table:table-cell office:value-type="float" office:value="0.688275132" calcext:value-type="float">
            <text:p>0.688275</text:p>
          </table:table-cell>
          <table:table-cell office:value-type="float" office:value="0.62447796" calcext:value-type="float">
            <text:p>0.624478</text:p>
          </table:table-cell>
          <table:table-cell office:value-type="float" office:value="0.135925536" calcext:value-type="float">
            <text:p>0.135926</text:p>
          </table:table-cell>
          <table:table-cell office:value-type="float" office:value="0.688486976" calcext:value-type="float">
            <text:p>0.688487</text:p>
          </table:table-cell>
          <table:table-cell office:value-type="float" office:value="0.135381833856" calcext:value-type="float">
            <text:p>0.135382</text:p>
          </table:table-cell>
          <table:table-cell office:value-type="float" office:value="0.219450488736" calcext:value-type="float">
            <text:p>0.219450</text:p>
          </table:table-cell>
          <table:table-cell office:value-type="float" office:value="0.685013039616" calcext:value-type="float">
            <text:p>0.685013</text:p>
          </table:table-cell>
          <table:table-cell office:value-type="float" office:value="0.695846158452" calcext:value-type="float">
            <text:p>0.695846</text:p>
          </table:table-cell>
          <table:table-cell office:value-type="float" office:value="0.696060332736" calcext:value-type="float">
            <text:p>0.696060</text:p>
          </table:table-cell>
          <table:table-cell office:value-type="float" office:value="0.696018715932" calcext:value-type="float">
            <text:p>0.696019</text:p>
          </table:table-cell>
          <table:table-cell office:value-type="float" office:value="0.695448261204" calcext:value-type="float">
            <text:p>0.695448</text:p>
          </table:table-cell>
          <table:table-cell office:value-type="float" office:value="0.695329501056" calcext:value-type="float">
            <text:p>0.695330</text:p>
          </table:table-cell>
          <table:table-cell office:value-type="float" office:value="0.695846158452" calcext:value-type="float">
            <text:p>0.695846</text:p>
          </table:table-cell>
          <table:table-cell office:value-type="float" office:value="0.696060332736" calcext:value-type="float">
            <text:p>0.696060</text:p>
          </table:table-cell>
          <table:table-cell office:value-type="float" office:value="0.696018715932" calcext:value-type="float">
            <text:p>0.696019</text:p>
          </table:table-cell>
          <table:table-cell office:value-type="float" office:value="0.695448261204" calcext:value-type="float">
            <text:p>0.695448</text:p>
          </table:table-cell>
          <table:table-cell table:formula="of:=AVERAGE([.B74:.U74])" office:value-type="float" office:value="0.5861755345956" calcext:value-type="float">
            <text:p>0.5861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89277124" calcext:value-type="float">
            <text:p>0.689277</text:p>
          </table:table-cell>
          <table:table-cell office:value-type="float" office:value="0.686777164" calcext:value-type="float">
            <text:p>0.686777</text:p>
          </table:table-cell>
          <table:table-cell office:value-type="float" office:value="0.154824832" calcext:value-type="float">
            <text:p>0.154825</text:p>
          </table:table-cell>
          <table:table-cell office:value-type="float" office:value="0.688892592" calcext:value-type="float">
            <text:p>0.688893</text:p>
          </table:table-cell>
          <table:table-cell office:value-type="float" office:value="0.67821204" calcext:value-type="float">
            <text:p>0.678212</text:p>
          </table:table-cell>
          <table:table-cell office:value-type="float" office:value="0.449630356" calcext:value-type="float">
            <text:p>0.449630</text:p>
          </table:table-cell>
          <table:table-cell office:value-type="float" office:value="0.119145684" calcext:value-type="float">
            <text:p>0.119146</text:p>
          </table:table-cell>
          <table:table-cell office:value-type="float" office:value="0.685710916" calcext:value-type="float">
            <text:p>0.685711</text:p>
          </table:table-cell>
          <table:table-cell office:value-type="float" office:value="0.118669101264" calcext:value-type="float">
            <text:p>0.118669</text:p>
          </table:table-cell>
          <table:table-cell office:value-type="float" office:value="0.154205532672" calcext:value-type="float">
            <text:p>0.154206</text:p>
          </table:table-cell>
          <table:table-cell office:value-type="float" office:value="0.686137021632" calcext:value-type="float">
            <text:p>0.686137</text:p>
          </table:table-cell>
          <table:table-cell office:value-type="float" office:value="0.68567237244" calcext:value-type="float">
            <text:p>0.685672</text:p>
          </table:table-cell>
          <table:table-cell office:value-type="float" office:value="0.693253736076" calcext:value-type="float">
            <text:p>0.693254</text:p>
          </table:table-cell>
          <table:table-cell office:value-type="float" office:value="0.696859172364" calcext:value-type="float">
            <text:p>0.696859</text:p>
          </table:table-cell>
          <table:table-cell office:value-type="float" office:value="0.694331712804" calcext:value-type="float">
            <text:p>0.694332</text:p>
          </table:table-cell>
          <table:table-cell office:value-type="float" office:value="0.696470410512" calcext:value-type="float">
            <text:p>0.696470</text:p>
          </table:table-cell>
          <table:table-cell office:value-type="float" office:value="0.68567237244" calcext:value-type="float">
            <text:p>0.685672</text:p>
          </table:table-cell>
          <table:table-cell office:value-type="float" office:value="0.693253736076" calcext:value-type="float">
            <text:p>0.693254</text:p>
          </table:table-cell>
          <table:table-cell office:value-type="float" office:value="0.696859172364" calcext:value-type="float">
            <text:p>0.696859</text:p>
          </table:table-cell>
          <table:table-cell office:value-type="float" office:value="0.694331712804" calcext:value-type="float">
            <text:p>0.694332</text:p>
          </table:table-cell>
          <table:table-cell table:formula="of:=AVERAGE([.B75:.U75])" office:value-type="float" office:value="0.5674093380724" calcext:value-type="float">
            <text:p>0.5674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8938656" calcext:value-type="float">
            <text:p>0.689387</text:p>
          </table:table-cell>
          <table:table-cell office:value-type="float" office:value="0.688850424" calcext:value-type="float">
            <text:p>0.688850</text:p>
          </table:table-cell>
          <table:table-cell office:value-type="float" office:value="0.11948604" calcext:value-type="float">
            <text:p>0.119486</text:p>
          </table:table-cell>
          <table:table-cell office:value-type="float" office:value="0.688820304" calcext:value-type="float">
            <text:p>0.688820</text:p>
          </table:table-cell>
          <table:table-cell office:value-type="float" office:value="0.685881596" calcext:value-type="float">
            <text:p>0.685882</text:p>
          </table:table-cell>
          <table:table-cell office:value-type="float" office:value="0.314092364" calcext:value-type="float">
            <text:p>0.314092</text:p>
          </table:table-cell>
          <table:table-cell office:value-type="float" office:value="0.08316634" calcext:value-type="float">
            <text:p>0.083166</text:p>
          </table:table-cell>
          <table:table-cell office:value-type="float" office:value="0.684946872" calcext:value-type="float">
            <text:p>0.684947</text:p>
          </table:table-cell>
          <table:table-cell office:value-type="float" office:value="0.08283367464" calcext:value-type="float">
            <text:p>0.082834</text:p>
          </table:table-cell>
          <table:table-cell office:value-type="float" office:value="0.11900809584" calcext:value-type="float">
            <text:p>0.119008</text:p>
          </table:table-cell>
          <table:table-cell office:value-type="float" office:value="0.686065022784" calcext:value-type="float">
            <text:p>0.686065</text:p>
          </table:table-cell>
          <table:table-cell office:value-type="float" office:value="0.693426293556" calcext:value-type="float">
            <text:p>0.693426</text:p>
          </table:table-cell>
          <table:table-cell office:value-type="float" office:value="0.692481287592" calcext:value-type="float">
            <text:p>0.692481</text:p>
          </table:table-cell>
          <table:table-cell office:value-type="float" office:value="0.69696981216" calcext:value-type="float">
            <text:p>0.696970</text:p>
          </table:table-cell>
          <table:table-cell office:value-type="float" office:value="0.696427778664" calcext:value-type="float">
            <text:p>0.696428</text:p>
          </table:table-cell>
          <table:table-cell office:value-type="float" office:value="0.696397327344" calcext:value-type="float">
            <text:p>0.696397</text:p>
          </table:table-cell>
          <table:table-cell office:value-type="float" office:value="0.693426293556" calcext:value-type="float">
            <text:p>0.693426</text:p>
          </table:table-cell>
          <table:table-cell office:value-type="float" office:value="0.692481287592" calcext:value-type="float">
            <text:p>0.692481</text:p>
          </table:table-cell>
          <table:table-cell office:value-type="float" office:value="0.69696981216" calcext:value-type="float">
            <text:p>0.696970</text:p>
          </table:table-cell>
          <table:table-cell office:value-type="float" office:value="0.696427778664" calcext:value-type="float">
            <text:p>0.696428</text:p>
          </table:table-cell>
          <table:table-cell table:formula="of:=AVERAGE([.B76:.U76])" office:value-type="float" office:value="0.5548772482276" calcext:value-type="float">
            <text:p>0.5548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85724972" calcext:value-type="float">
            <text:p>0.685725</text:p>
          </table:table-cell>
          <table:table-cell office:value-type="float" office:value="0.688190796" calcext:value-type="float">
            <text:p>0.688191</text:p>
          </table:table-cell>
          <table:table-cell office:value-type="float" office:value="0.095581804" calcext:value-type="float">
            <text:p>0.095582</text:p>
          </table:table-cell>
          <table:table-cell office:value-type="float" office:value="0.688010076" calcext:value-type="float">
            <text:p>0.688010</text:p>
          </table:table-cell>
          <table:table-cell office:value-type="float" office:value="0.688616492" calcext:value-type="float">
            <text:p>0.688616</text:p>
          </table:table-cell>
          <table:table-cell office:value-type="float" office:value="0.257423592" calcext:value-type="float">
            <text:p>0.257424</text:p>
          </table:table-cell>
          <table:table-cell office:value-type="float" office:value="0.07195668" calcext:value-type="float">
            <text:p>0.071957</text:p>
          </table:table-cell>
          <table:table-cell office:value-type="float" office:value="0.688095416" calcext:value-type="float">
            <text:p>0.688095</text:p>
          </table:table-cell>
          <table:table-cell office:value-type="float" office:value="0.07166885328" calcext:value-type="float">
            <text:p>0.071669</text:p>
          </table:table-cell>
          <table:table-cell office:value-type="float" office:value="0.095199476784" calcext:value-type="float">
            <text:p>0.095199</text:p>
          </table:table-cell>
          <table:table-cell office:value-type="float" office:value="0.685258035696" calcext:value-type="float">
            <text:p>0.685258</text:p>
          </table:table-cell>
          <table:table-cell office:value-type="float" office:value="0.696191273412" calcext:value-type="float">
            <text:p>0.696191</text:p>
          </table:table-cell>
          <table:table-cell office:value-type="float" office:value="0.695664465576" calcext:value-type="float">
            <text:p>0.695664</text:p>
          </table:table-cell>
          <table:table-cell office:value-type="float" office:value="0.693267946692" calcext:value-type="float">
            <text:p>0.693268</text:p>
          </table:table-cell>
          <table:table-cell office:value-type="float" office:value="0.695760894756" calcext:value-type="float">
            <text:p>0.695761</text:p>
          </table:table-cell>
          <table:table-cell office:value-type="float" office:value="0.695578186836" calcext:value-type="float">
            <text:p>0.695578</text:p>
          </table:table-cell>
          <table:table-cell office:value-type="float" office:value="0.696191273412" calcext:value-type="float">
            <text:p>0.696191</text:p>
          </table:table-cell>
          <table:table-cell office:value-type="float" office:value="0.695664465576" calcext:value-type="float">
            <text:p>0.695664</text:p>
          </table:table-cell>
          <table:table-cell office:value-type="float" office:value="0.693267946692" calcext:value-type="float">
            <text:p>0.693268</text:p>
          </table:table-cell>
          <table:table-cell office:value-type="float" office:value="0.695760894756" calcext:value-type="float">
            <text:p>0.695761</text:p>
          </table:table-cell>
          <table:table-cell table:formula="of:=AVERAGE([.B77:.U77])" office:value-type="float" office:value="0.5486536770734" calcext:value-type="float">
            <text:p>0.5486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91998968" calcext:value-type="float">
            <text:p>0.691999</text:p>
          </table:table-cell>
          <table:table-cell office:value-type="float" office:value="0.68739362" calcext:value-type="float">
            <text:p>0.687394</text:p>
          </table:table-cell>
          <table:table-cell office:value-type="float" office:value="0.078173448" calcext:value-type="float">
            <text:p>0.078173</text:p>
          </table:table-cell>
          <table:table-cell office:value-type="float" office:value="0.690707824" calcext:value-type="float">
            <text:p>0.690708</text:p>
          </table:table-cell>
          <table:table-cell office:value-type="float" office:value="0.659384028" calcext:value-type="float">
            <text:p>0.659384</text:p>
          </table:table-cell>
          <table:table-cell office:value-type="float" office:value="0.21683388" calcext:value-type="float">
            <text:p>0.216834</text:p>
          </table:table-cell>
          <table:table-cell office:value-type="float" office:value="0.059399652" calcext:value-type="float">
            <text:p>0.059400</text:p>
          </table:table-cell>
          <table:table-cell office:value-type="float" office:value="0.685062332" calcext:value-type="float">
            <text:p>0.685062</text:p>
          </table:table-cell>
          <table:table-cell office:value-type="float" office:value="0.059162053392" calcext:value-type="float">
            <text:p>0.059162</text:p>
          </table:table-cell>
          <table:table-cell office:value-type="float" office:value="0.077860754208" calcext:value-type="float">
            <text:p>0.077861</text:p>
          </table:table-cell>
          <table:table-cell office:value-type="float" office:value="0.687944992704" calcext:value-type="float">
            <text:p>0.687945</text:p>
          </table:table-cell>
          <table:table-cell office:value-type="float" office:value="0.666637252308" calcext:value-type="float">
            <text:p>0.666637</text:p>
          </table:table-cell>
          <table:table-cell office:value-type="float" office:value="0.692598017652" calcext:value-type="float">
            <text:p>0.692598</text:p>
          </table:table-cell>
          <table:table-cell office:value-type="float" office:value="0.699610956648" calcext:value-type="float">
            <text:p>0.699611</text:p>
          </table:table-cell>
          <table:table-cell office:value-type="float" office:value="0.69495494982" calcext:value-type="float">
            <text:p>0.694955</text:p>
          </table:table-cell>
          <table:table-cell office:value-type="float" office:value="0.698305610064" calcext:value-type="float">
            <text:p>0.698306</text:p>
          </table:table-cell>
          <table:table-cell office:value-type="float" office:value="0.666637252308" calcext:value-type="float">
            <text:p>0.666637</text:p>
          </table:table-cell>
          <table:table-cell office:value-type="float" office:value="0.692598017652" calcext:value-type="float">
            <text:p>0.692598</text:p>
          </table:table-cell>
          <table:table-cell office:value-type="float" office:value="0.699610956648" calcext:value-type="float">
            <text:p>0.699611</text:p>
          </table:table-cell>
          <table:table-cell office:value-type="float" office:value="0.69495494982" calcext:value-type="float">
            <text:p>0.694955</text:p>
          </table:table-cell>
          <table:table-cell table:formula="of:=AVERAGE([.B78:.U78])" office:value-type="float" office:value="0.5399914757612" calcext:value-type="float">
            <text:p>0.5399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89107448" calcext:value-type="float">
            <text:p>0.689107</text:p>
          </table:table-cell>
          <table:table-cell office:value-type="float" office:value="0.666639936" calcext:value-type="float">
            <text:p>0.666640</text:p>
          </table:table-cell>
          <table:table-cell office:value-type="float" office:value="0.070915532" calcext:value-type="float">
            <text:p>0.070916</text:p>
          </table:table-cell>
          <table:table-cell office:value-type="float" office:value="0.686899652" calcext:value-type="float">
            <text:p>0.686900</text:p>
          </table:table-cell>
          <table:table-cell office:value-type="float" office:value="0.602085748" calcext:value-type="float">
            <text:p>0.602086</text:p>
          </table:table-cell>
          <table:table-cell office:value-type="float" office:value="0.171401876" calcext:value-type="float">
            <text:p>0.171402</text:p>
          </table:table-cell>
          <table:table-cell office:value-type="float" office:value="0.054384672" calcext:value-type="float">
            <text:p>0.054385</text:p>
          </table:table-cell>
          <table:table-cell office:value-type="float" office:value="0.686262112" calcext:value-type="float">
            <text:p>0.686262</text:p>
          </table:table-cell>
          <table:table-cell office:value-type="float" office:value="0.054167133312" calcext:value-type="float">
            <text:p>0.054167</text:p>
          </table:table-cell>
          <table:table-cell office:value-type="float" office:value="0.070631869872" calcext:value-type="float">
            <text:p>0.070632</text:p>
          </table:table-cell>
          <table:table-cell office:value-type="float" office:value="0.684152053392" calcext:value-type="float">
            <text:p>0.684152</text:p>
          </table:table-cell>
          <table:table-cell office:value-type="float" office:value="0.608708691228" calcext:value-type="float">
            <text:p>0.608709</text:p>
          </table:table-cell>
          <table:table-cell office:value-type="float" office:value="0.693810995232" calcext:value-type="float">
            <text:p>0.693811</text:p>
          </table:table-cell>
          <table:table-cell office:value-type="float" office:value="0.696687629928" calcext:value-type="float">
            <text:p>0.696688</text:p>
          </table:table-cell>
          <table:table-cell office:value-type="float" office:value="0.673972975296" calcext:value-type="float">
            <text:p>0.673973</text:p>
          </table:table-cell>
          <table:table-cell office:value-type="float" office:value="0.694455548172" calcext:value-type="float">
            <text:p>0.694456</text:p>
          </table:table-cell>
          <table:table-cell office:value-type="float" office:value="0.608708691228" calcext:value-type="float">
            <text:p>0.608709</text:p>
          </table:table-cell>
          <table:table-cell office:value-type="float" office:value="0.693810995232" calcext:value-type="float">
            <text:p>0.693811</text:p>
          </table:table-cell>
          <table:table-cell office:value-type="float" office:value="0.696687629928" calcext:value-type="float">
            <text:p>0.696688</text:p>
          </table:table-cell>
          <table:table-cell office:value-type="float" office:value="0.673972975296" calcext:value-type="float">
            <text:p>0.673973</text:p>
          </table:table-cell>
          <table:table-cell table:formula="of:=AVERAGE([.B79:.U79])" office:value-type="float" office:value="0.5238732082058" calcext:value-type="float">
            <text:p>0.5238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87904656" calcext:value-type="float">
            <text:p>0.687905</text:p>
          </table:table-cell>
          <table:table-cell office:value-type="float" office:value="0.519267796" calcext:value-type="float">
            <text:p>0.519268</text:p>
          </table:table-cell>
          <table:table-cell office:value-type="float" office:value="0.046408896" calcext:value-type="float">
            <text:p>0.046409</text:p>
          </table:table-cell>
          <table:table-cell office:value-type="float" office:value="0.68725808" calcext:value-type="float">
            <text:p>0.687258</text:p>
          </table:table-cell>
          <table:table-cell office:value-type="float" office:value="0.483945068" calcext:value-type="float">
            <text:p>0.483945</text:p>
          </table:table-cell>
          <table:table-cell office:value-type="float" office:value="0.13844658" calcext:value-type="float">
            <text:p>0.138447</text:p>
          </table:table-cell>
          <table:table-cell office:value-type="float" office:value="0.034965304" calcext:value-type="float">
            <text:p>0.034965</text:p>
          </table:table-cell>
          <table:table-cell office:value-type="float" office:value="0.682515184" calcext:value-type="float">
            <text:p>0.682515</text:p>
          </table:table-cell>
          <table:table-cell office:value-type="float" office:value="0.034825442784" calcext:value-type="float">
            <text:p>0.034825</text:p>
          </table:table-cell>
          <table:table-cell office:value-type="float" office:value="0.046223260416" calcext:value-type="float">
            <text:p>0.046223</text:p>
          </table:table-cell>
          <table:table-cell office:value-type="float" office:value="0.68450904768" calcext:value-type="float">
            <text:p>0.684509</text:p>
          </table:table-cell>
          <table:table-cell office:value-type="float" office:value="0.489268463748" calcext:value-type="float">
            <text:p>0.489268</text:p>
          </table:table-cell>
          <table:table-cell office:value-type="float" office:value="0.690022851024" calcext:value-type="float">
            <text:p>0.690023</text:p>
          </table:table-cell>
          <table:table-cell office:value-type="float" office:value="0.695471607216" calcext:value-type="float">
            <text:p>0.695472</text:p>
          </table:table-cell>
          <table:table-cell office:value-type="float" office:value="0.524979741756" calcext:value-type="float">
            <text:p>0.524980</text:p>
          </table:table-cell>
          <table:table-cell office:value-type="float" office:value="0.69481791888" calcext:value-type="float">
            <text:p>0.694818</text:p>
          </table:table-cell>
          <table:table-cell office:value-type="float" office:value="0.489268463748" calcext:value-type="float">
            <text:p>0.489268</text:p>
          </table:table-cell>
          <table:table-cell office:value-type="float" office:value="0.690022851024" calcext:value-type="float">
            <text:p>0.690023</text:p>
          </table:table-cell>
          <table:table-cell office:value-type="float" office:value="0.695471607216" calcext:value-type="float">
            <text:p>0.695472</text:p>
          </table:table-cell>
          <table:table-cell office:value-type="float" office:value="0.524979741756" calcext:value-type="float">
            <text:p>0.524980</text:p>
          </table:table-cell>
          <table:table-cell table:formula="of:=AVERAGE([.B80:.U80])" office:value-type="float" office:value="0.4770286280624" calcext:value-type="float">
            <text:p>0.4770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59854904" calcext:value-type="float">
            <text:p>0.659855</text:p>
          </table:table-cell>
          <table:table-cell office:value-type="float" office:value="0.384101284" calcext:value-type="float">
            <text:p>0.384101</text:p>
          </table:table-cell>
          <table:table-cell office:value-type="float" office:value="0.047073544" calcext:value-type="float">
            <text:p>0.047074</text:p>
          </table:table-cell>
          <table:table-cell office:value-type="float" office:value="0.690588348" calcext:value-type="float">
            <text:p>0.690588</text:p>
          </table:table-cell>
          <table:table-cell office:value-type="float" office:value="0.379011004" calcext:value-type="float">
            <text:p>0.379011</text:p>
          </table:table-cell>
          <table:table-cell office:value-type="float" office:value="0.12101714" calcext:value-type="float">
            <text:p>0.121017</text:p>
          </table:table-cell>
          <table:table-cell office:value-type="float" office:value="0.037320688" calcext:value-type="float">
            <text:p>0.037321</text:p>
          </table:table-cell>
          <table:table-cell office:value-type="float" office:value="0.614428924" calcext:value-type="float">
            <text:p>0.614429</text:p>
          </table:table-cell>
          <table:table-cell office:value-type="float" office:value="0.037171405248" calcext:value-type="float">
            <text:p>0.037171</text:p>
          </table:table-cell>
          <table:table-cell office:value-type="float" office:value="0.046885249824" calcext:value-type="float">
            <text:p>0.046885</text:p>
          </table:table-cell>
          <table:table-cell office:value-type="float" office:value="0.687825994608" calcext:value-type="float">
            <text:p>0.687826</text:p>
          </table:table-cell>
          <table:table-cell office:value-type="float" office:value="0.383180125044" calcext:value-type="float">
            <text:p>0.383180</text:p>
          </table:table-cell>
          <table:table-cell office:value-type="float" office:value="0.621187642164" calcext:value-type="float">
            <text:p>0.621188</text:p>
          </table:table-cell>
          <table:table-cell office:value-type="float" office:value="0.667113307944" calcext:value-type="float">
            <text:p>0.667113</text:p>
          </table:table-cell>
          <table:table-cell office:value-type="float" office:value="0.388326398124" calcext:value-type="float">
            <text:p>0.388326</text:p>
          </table:table-cell>
          <table:table-cell office:value-type="float" office:value="0.698184819828" calcext:value-type="float">
            <text:p>0.698185</text:p>
          </table:table-cell>
          <table:table-cell office:value-type="float" office:value="0.383180125044" calcext:value-type="float">
            <text:p>0.383180</text:p>
          </table:table-cell>
          <table:table-cell office:value-type="float" office:value="0.621187642164" calcext:value-type="float">
            <text:p>0.621188</text:p>
          </table:table-cell>
          <table:table-cell office:value-type="float" office:value="0.667113307944" calcext:value-type="float">
            <text:p>0.667113</text:p>
          </table:table-cell>
          <table:table-cell office:value-type="float" office:value="0.388326398124" calcext:value-type="float">
            <text:p>0.388326</text:p>
          </table:table-cell>
          <table:table-cell table:formula="of:=AVERAGE([.B81:.U81])" office:value-type="float" office:value="0.426153912603" calcext:value-type="float">
            <text:p>0.4261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7864844" calcext:value-type="float">
            <text:p>0.477865</text:p>
          </table:table-cell>
          <table:table-cell office:value-type="float" office:value="0.297506284" calcext:value-type="float">
            <text:p>0.297506</text:p>
          </table:table-cell>
          <table:table-cell office:value-type="float" office:value="0.028702352" calcext:value-type="float">
            <text:p>0.028702</text:p>
          </table:table-cell>
          <table:table-cell office:value-type="float" office:value="0.678773276" calcext:value-type="float">
            <text:p>0.678773</text:p>
          </table:table-cell>
          <table:table-cell office:value-type="float" office:value="0.306977016" calcext:value-type="float">
            <text:p>0.306977</text:p>
          </table:table-cell>
          <table:table-cell office:value-type="float" office:value="0.1038889" calcext:value-type="float">
            <text:p>0.103889</text:p>
          </table:table-cell>
          <table:table-cell office:value-type="float" office:value="0.029058772" calcext:value-type="float">
            <text:p>0.029059</text:p>
          </table:table-cell>
          <table:table-cell office:value-type="float" office:value="0.423993216" calcext:value-type="float">
            <text:p>0.423993</text:p>
          </table:table-cell>
          <table:table-cell office:value-type="float" office:value="0.028942536912" calcext:value-type="float">
            <text:p>0.028943</text:p>
          </table:table-cell>
          <table:table-cell office:value-type="float" office:value="0.028587542592" calcext:value-type="float">
            <text:p>0.028588</text:p>
          </table:table-cell>
          <table:table-cell office:value-type="float" office:value="0.676058182896" calcext:value-type="float">
            <text:p>0.676058</text:p>
          </table:table-cell>
          <table:table-cell office:value-type="float" office:value="0.310353763176" calcext:value-type="float">
            <text:p>0.310354</text:p>
          </table:table-cell>
          <table:table-cell office:value-type="float" office:value="0.428657141376" calcext:value-type="float">
            <text:p>0.428657</text:p>
          </table:table-cell>
          <table:table-cell office:value-type="float" office:value="0.483121357284" calcext:value-type="float">
            <text:p>0.483121</text:p>
          </table:table-cell>
          <table:table-cell office:value-type="float" office:value="0.300778853124" calcext:value-type="float">
            <text:p>0.300779</text:p>
          </table:table-cell>
          <table:table-cell office:value-type="float" office:value="0.686239782036" calcext:value-type="float">
            <text:p>0.686240</text:p>
          </table:table-cell>
          <table:table-cell office:value-type="float" office:value="0.310353763176" calcext:value-type="float">
            <text:p>0.310354</text:p>
          </table:table-cell>
          <table:table-cell office:value-type="float" office:value="0.428657141376" calcext:value-type="float">
            <text:p>0.428657</text:p>
          </table:table-cell>
          <table:table-cell office:value-type="float" office:value="0.483121357284" calcext:value-type="float">
            <text:p>0.483121</text:p>
          </table:table-cell>
          <table:table-cell office:value-type="float" office:value="0.300778853124" calcext:value-type="float">
            <text:p>0.300779</text:p>
          </table:table-cell>
          <table:table-cell table:formula="of:=AVERAGE([.B82:.U82])" office:value-type="float" office:value="0.3406207467178" calcext:value-type="float">
            <text:p>0.3406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46532608" calcext:value-type="float">
            <text:p>0.346533</text:p>
          </table:table-cell>
          <table:table-cell office:value-type="float" office:value="0.23417798" calcext:value-type="float">
            <text:p>0.234178</text:p>
          </table:table-cell>
          <table:table-cell office:value-type="float" office:value="0.031718368" calcext:value-type="float">
            <text:p>0.031718</text:p>
          </table:table-cell>
          <table:table-cell office:value-type="float" office:value="0.605499348" calcext:value-type="float">
            <text:p>0.605499</text:p>
          </table:table-cell>
          <table:table-cell office:value-type="float" office:value="0.241429872" calcext:value-type="float">
            <text:p>0.241430</text:p>
          </table:table-cell>
          <table:table-cell office:value-type="float" office:value="0.079952536" calcext:value-type="float">
            <text:p>0.079953</text:p>
          </table:table-cell>
          <table:table-cell office:value-type="float" office:value="0.028492516" calcext:value-type="float">
            <text:p>0.028493</text:p>
          </table:table-cell>
          <table:table-cell office:value-type="float" office:value="0.334724564" calcext:value-type="float">
            <text:p>0.334725</text:p>
          </table:table-cell>
          <table:table-cell office:value-type="float" office:value="0.028378545936" calcext:value-type="float">
            <text:p>0.028379</text:p>
          </table:table-cell>
          <table:table-cell office:value-type="float" office:value="0.031591494528" calcext:value-type="float">
            <text:p>0.031591</text:p>
          </table:table-cell>
          <table:table-cell office:value-type="float" office:value="0.603077350608" calcext:value-type="float">
            <text:p>0.603077</text:p>
          </table:table-cell>
          <table:table-cell office:value-type="float" office:value="0.244085600592" calcext:value-type="float">
            <text:p>0.244086</text:p>
          </table:table-cell>
          <table:table-cell office:value-type="float" office:value="0.338406534204" calcext:value-type="float">
            <text:p>0.338407</text:p>
          </table:table-cell>
          <table:table-cell office:value-type="float" office:value="0.350344466688" calcext:value-type="float">
            <text:p>0.350344</text:p>
          </table:table-cell>
          <table:table-cell office:value-type="float" office:value="0.23675393778" calcext:value-type="float">
            <text:p>0.236754</text:p>
          </table:table-cell>
          <table:table-cell office:value-type="float" office:value="0.612159840828" calcext:value-type="float">
            <text:p>0.612160</text:p>
          </table:table-cell>
          <table:table-cell office:value-type="float" office:value="0.244085600592" calcext:value-type="float">
            <text:p>0.244086</text:p>
          </table:table-cell>
          <table:table-cell office:value-type="float" office:value="0.338406534204" calcext:value-type="float">
            <text:p>0.338407</text:p>
          </table:table-cell>
          <table:table-cell office:value-type="float" office:value="0.350344466688" calcext:value-type="float">
            <text:p>0.350344</text:p>
          </table:table-cell>
          <table:table-cell office:value-type="float" office:value="0.23675393778" calcext:value-type="float">
            <text:p>0.236754</text:p>
          </table:table-cell>
          <table:table-cell table:formula="of:=AVERAGE([.B83:.U83])" office:value-type="float" office:value="0.2758458051214" calcext:value-type="float">
            <text:p>0.2758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1801876" calcext:value-type="float">
            <text:p>0.271802</text:p>
          </table:table-cell>
          <table:table-cell office:value-type="float" office:value="0.177393748" calcext:value-type="float">
            <text:p>0.177394</text:p>
          </table:table-cell>
          <table:table-cell office:value-type="float" office:value="0.027036716" calcext:value-type="float">
            <text:p>0.027037</text:p>
          </table:table-cell>
          <table:table-cell office:value-type="float" office:value="0.440080308" calcext:value-type="float">
            <text:p>0.440080</text:p>
          </table:table-cell>
          <table:table-cell office:value-type="float" office:value="0.211824924" calcext:value-type="float">
            <text:p>0.211825</text:p>
          </table:table-cell>
          <table:table-cell office:value-type="float" office:value="0.06085244" calcext:value-type="float">
            <text:p>0.060852</text:p>
          </table:table-cell>
          <table:table-cell office:value-type="float" office:value="0.023546812" calcext:value-type="float">
            <text:p>0.023547</text:p>
          </table:table-cell>
          <table:table-cell office:value-type="float" office:value="0.284107904" calcext:value-type="float">
            <text:p>0.284108</text:p>
          </table:table-cell>
          <table:table-cell office:value-type="float" office:value="0.023452624752" calcext:value-type="float">
            <text:p>0.023453</text:p>
          </table:table-cell>
          <table:table-cell office:value-type="float" office:value="0.026928569136" calcext:value-type="float">
            <text:p>0.026929</text:p>
          </table:table-cell>
          <table:table-cell office:value-type="float" office:value="0.438319986768" calcext:value-type="float">
            <text:p>0.438320</text:p>
          </table:table-cell>
          <table:table-cell office:value-type="float" office:value="0.214154998164" calcext:value-type="float">
            <text:p>0.214155</text:p>
          </table:table-cell>
          <table:table-cell office:value-type="float" office:value="0.287233090944" calcext:value-type="float">
            <text:p>0.287233</text:p>
          </table:table-cell>
          <table:table-cell office:value-type="float" office:value="0.274791696636" calcext:value-type="float">
            <text:p>0.274792</text:p>
          </table:table-cell>
          <table:table-cell office:value-type="float" office:value="0.179345079228" calcext:value-type="float">
            <text:p>0.179345</text:p>
          </table:table-cell>
          <table:table-cell office:value-type="float" office:value="0.444921191388" calcext:value-type="float">
            <text:p>0.444921</text:p>
          </table:table-cell>
          <table:table-cell office:value-type="float" office:value="0.214154998164" calcext:value-type="float">
            <text:p>0.214155</text:p>
          </table:table-cell>
          <table:table-cell office:value-type="float" office:value="0.287233090944" calcext:value-type="float">
            <text:p>0.287233</text:p>
          </table:table-cell>
          <table:table-cell office:value-type="float" office:value="0.274791696636" calcext:value-type="float">
            <text:p>0.274792</text:p>
          </table:table-cell>
          <table:table-cell office:value-type="float" office:value="0.179345079228" calcext:value-type="float">
            <text:p>0.179345</text:p>
          </table:table-cell>
          <table:table-cell table:formula="of:=AVERAGE([.B84:.U84])" office:value-type="float" office:value="0.2170658414994" calcext:value-type="float">
            <text:p>0.2170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09757688" calcext:value-type="float">
            <text:p>0.209758</text:p>
          </table:table-cell>
          <table:table-cell office:value-type="float" office:value="0.156902108" calcext:value-type="float">
            <text:p>0.156902</text:p>
          </table:table-cell>
          <table:table-cell office:value-type="float" office:value="0.01878484" calcext:value-type="float">
            <text:p>0.018785</text:p>
          </table:table-cell>
          <table:table-cell office:value-type="float" office:value="0.339744564" calcext:value-type="float">
            <text:p>0.339745</text:p>
          </table:table-cell>
          <table:table-cell office:value-type="float" office:value="0.176991144" calcext:value-type="float">
            <text:p>0.176991</text:p>
          </table:table-cell>
          <table:table-cell office:value-type="float" office:value="0.052266232" calcext:value-type="float">
            <text:p>0.052266</text:p>
          </table:table-cell>
          <table:table-cell office:value-type="float" office:value="0.012571084" calcext:value-type="float">
            <text:p>0.012571</text:p>
          </table:table-cell>
          <table:table-cell office:value-type="float" office:value="0.22607068" calcext:value-type="float">
            <text:p>0.226071</text:p>
          </table:table-cell>
          <table:table-cell office:value-type="float" office:value="0.012520799664" calcext:value-type="float">
            <text:p>0.012521</text:p>
          </table:table-cell>
          <table:table-cell office:value-type="float" office:value="0.01870970064" calcext:value-type="float">
            <text:p>0.018710</text:p>
          </table:table-cell>
          <table:table-cell office:value-type="float" office:value="0.338385585744" calcext:value-type="float">
            <text:p>0.338386</text:p>
          </table:table-cell>
          <table:table-cell office:value-type="float" office:value="0.178938046584" calcext:value-type="float">
            <text:p>0.178938</text:p>
          </table:table-cell>
          <table:table-cell office:value-type="float" office:value="0.22855745748" calcext:value-type="float">
            <text:p>0.228557</text:p>
          </table:table-cell>
          <table:table-cell office:value-type="float" office:value="0.212065022568" calcext:value-type="float">
            <text:p>0.212065</text:p>
          </table:table-cell>
          <table:table-cell office:value-type="float" office:value="0.158628031188" calcext:value-type="float">
            <text:p>0.158628</text:p>
          </table:table-cell>
          <table:table-cell office:value-type="float" office:value="0.343481754204" calcext:value-type="float">
            <text:p>0.343482</text:p>
          </table:table-cell>
          <table:table-cell office:value-type="float" office:value="0.178938046584" calcext:value-type="float">
            <text:p>0.178938</text:p>
          </table:table-cell>
          <table:table-cell office:value-type="float" office:value="0.22855745748" calcext:value-type="float">
            <text:p>0.228557</text:p>
          </table:table-cell>
          <table:table-cell office:value-type="float" office:value="0.212065022568" calcext:value-type="float">
            <text:p>0.212065</text:p>
          </table:table-cell>
          <table:table-cell office:value-type="float" office:value="0.158628031188" calcext:value-type="float">
            <text:p>0.158628</text:p>
          </table:table-cell>
          <table:table-cell table:formula="of:=AVERAGE([.B85:.U85])" office:value-type="float" office:value="0.1731281647946" calcext:value-type="float">
            <text:p>0.173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3087432" calcext:value-type="float">
            <text:p>0.183087</text:p>
          </table:table-cell>
          <table:table-cell office:value-type="float" office:value="0.104669008" calcext:value-type="float">
            <text:p>0.104669</text:p>
          </table:table-cell>
          <table:table-cell office:value-type="float" office:value="0.012863248" calcext:value-type="float">
            <text:p>0.012863</text:p>
          </table:table-cell>
          <table:table-cell office:value-type="float" office:value="0.266855168" calcext:value-type="float">
            <text:p>0.266855</text:p>
          </table:table-cell>
          <table:table-cell office:value-type="float" office:value="0.135390404" calcext:value-type="float">
            <text:p>0.135390</text:p>
          </table:table-cell>
          <table:table-cell office:value-type="float" office:value="0.036331748" calcext:value-type="float">
            <text:p>0.036332</text:p>
          </table:table-cell>
          <table:table-cell office:value-type="float" office:value="0.0119476" calcext:value-type="float">
            <text:p>0.011948</text:p>
          </table:table-cell>
          <table:table-cell office:value-type="float" office:value="0.192896512" calcext:value-type="float">
            <text:p>0.192897</text:p>
          </table:table-cell>
          <table:table-cell office:value-type="float" office:value="0.0118998096" calcext:value-type="float">
            <text:p>0.011900</text:p>
          </table:table-cell>
          <table:table-cell office:value-type="float" office:value="0.012811795008" calcext:value-type="float">
            <text:p>0.012812</text:p>
          </table:table-cell>
          <table:table-cell office:value-type="float" office:value="0.265787747328" calcext:value-type="float">
            <text:p>0.265788</text:p>
          </table:table-cell>
          <table:table-cell office:value-type="float" office:value="0.136879698444" calcext:value-type="float">
            <text:p>0.136880</text:p>
          </table:table-cell>
          <table:table-cell office:value-type="float" office:value="0.195018373632" calcext:value-type="float">
            <text:p>0.195018</text:p>
          </table:table-cell>
          <table:table-cell office:value-type="float" office:value="0.185101393752" calcext:value-type="float">
            <text:p>0.185101</text:p>
          </table:table-cell>
          <table:table-cell office:value-type="float" office:value="0.105820367088" calcext:value-type="float">
            <text:p>0.105820</text:p>
          </table:table-cell>
          <table:table-cell office:value-type="float" office:value="0.269790574848" calcext:value-type="float">
            <text:p>0.269791</text:p>
          </table:table-cell>
          <table:table-cell office:value-type="float" office:value="0.136879698444" calcext:value-type="float">
            <text:p>0.136880</text:p>
          </table:table-cell>
          <table:table-cell office:value-type="float" office:value="0.195018373632" calcext:value-type="float">
            <text:p>0.195018</text:p>
          </table:table-cell>
          <table:table-cell office:value-type="float" office:value="0.185101393752" calcext:value-type="float">
            <text:p>0.185101</text:p>
          </table:table-cell>
          <table:table-cell office:value-type="float" office:value="0.105820367088" calcext:value-type="float">
            <text:p>0.105820</text:p>
          </table:table-cell>
          <table:table-cell table:formula="of:=AVERAGE([.B86:.U86])" office:value-type="float" office:value="0.1374985356308" calcext:value-type="float">
            <text:p>0.1374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41221636" calcext:value-type="float">
            <text:p>0.141222</text:p>
          </table:table-cell>
          <table:table-cell office:value-type="float" office:value="0.092078848" calcext:value-type="float">
            <text:p>0.092079</text:p>
          </table:table-cell>
          <table:table-cell office:value-type="float" office:value="0.011954628" calcext:value-type="float">
            <text:p>0.011955</text:p>
          </table:table-cell>
          <table:table-cell office:value-type="float" office:value="0.22666806" calcext:value-type="float">
            <text:p>0.226668</text:p>
          </table:table-cell>
          <table:table-cell office:value-type="float" office:value="0.109417928" calcext:value-type="float">
            <text:p>0.109418</text:p>
          </table:table-cell>
          <table:table-cell office:value-type="float" office:value="0.034937192" calcext:value-type="float">
            <text:p>0.034937</text:p>
          </table:table-cell>
          <table:table-cell office:value-type="float" office:value="0.013792952" calcext:value-type="float">
            <text:p>0.013793</text:p>
          </table:table-cell>
          <table:table-cell office:value-type="float" office:value="0.158800672" calcext:value-type="float">
            <text:p>0.158801</text:p>
          </table:table-cell>
          <table:table-cell office:value-type="float" office:value="0.013737780192" calcext:value-type="float">
            <text:p>0.013738</text:p>
          </table:table-cell>
          <table:table-cell office:value-type="float" office:value="0.011906809488" calcext:value-type="float">
            <text:p>0.011907</text:p>
          </table:table-cell>
          <table:table-cell office:value-type="float" office:value="0.22576138776" calcext:value-type="float">
            <text:p>0.225761</text:p>
          </table:table-cell>
          <table:table-cell office:value-type="float" office:value="0.110621525208" calcext:value-type="float">
            <text:p>0.110622</text:p>
          </table:table-cell>
          <table:table-cell office:value-type="float" office:value="0.160547479392" calcext:value-type="float">
            <text:p>0.160547</text:p>
          </table:table-cell>
          <table:table-cell office:value-type="float" office:value="0.142775073996" calcext:value-type="float">
            <text:p>0.142775</text:p>
          </table:table-cell>
          <table:table-cell office:value-type="float" office:value="0.093091715328" calcext:value-type="float">
            <text:p>0.093092</text:p>
          </table:table-cell>
          <table:table-cell office:value-type="float" office:value="0.22916140866" calcext:value-type="float">
            <text:p>0.229161</text:p>
          </table:table-cell>
          <table:table-cell office:value-type="float" office:value="0.110621525208" calcext:value-type="float">
            <text:p>0.110622</text:p>
          </table:table-cell>
          <table:table-cell office:value-type="float" office:value="0.160547479392" calcext:value-type="float">
            <text:p>0.160547</text:p>
          </table:table-cell>
          <table:table-cell office:value-type="float" office:value="0.142775073996" calcext:value-type="float">
            <text:p>0.142775</text:p>
          </table:table-cell>
          <table:table-cell office:value-type="float" office:value="0.093091715328" calcext:value-type="float">
            <text:p>0.093092</text:p>
          </table:table-cell>
          <table:table-cell table:formula="of:=AVERAGE([.B87:.U87])" office:value-type="float" office:value="0.1141755444974" calcext:value-type="float">
            <text:p>0.114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6884996" calcext:value-type="float">
            <text:p>0.096885</text:p>
          </table:table-cell>
          <table:table-cell office:value-type="float" office:value="0.061667688" calcext:value-type="float">
            <text:p>0.061668</text:p>
          </table:table-cell>
          <table:table-cell office:value-type="float" office:value="0.01650576" calcext:value-type="float">
            <text:p>0.016506</text:p>
          </table:table-cell>
          <table:table-cell office:value-type="float" office:value="0.196860304" calcext:value-type="float">
            <text:p>0.196860</text:p>
          </table:table-cell>
          <table:table-cell office:value-type="float" office:value="0.097400048" calcext:value-type="float">
            <text:p>0.097400</text:p>
          </table:table-cell>
          <table:table-cell office:value-type="float" office:value="0.015744728" calcext:value-type="float">
            <text:p>0.015745</text:p>
          </table:table-cell>
          <table:table-cell office:value-type="float" office:value="0.008110312" calcext:value-type="float">
            <text:p>0.008110</text:p>
          </table:table-cell>
          <table:table-cell office:value-type="float" office:value="0.135331168" calcext:value-type="float">
            <text:p>0.135331</text:p>
          </table:table-cell>
          <table:table-cell office:value-type="float" office:value="0.008077870752" calcext:value-type="float">
            <text:p>0.008078</text:p>
          </table:table-cell>
          <table:table-cell office:value-type="float" office:value="0.01643973696" calcext:value-type="float">
            <text:p>0.016440</text:p>
          </table:table-cell>
          <table:table-cell office:value-type="float" office:value="0.196072862784" calcext:value-type="float">
            <text:p>0.196073</text:p>
          </table:table-cell>
          <table:table-cell office:value-type="float" office:value="0.098471448528" calcext:value-type="float">
            <text:p>0.098471</text:p>
          </table:table-cell>
          <table:table-cell office:value-type="float" office:value="0.136819810848" calcext:value-type="float">
            <text:p>0.136820</text:p>
          </table:table-cell>
          <table:table-cell office:value-type="float" office:value="0.097950730956" calcext:value-type="float">
            <text:p>0.097951</text:p>
          </table:table-cell>
          <table:table-cell office:value-type="float" office:value="0.062346032568" calcext:value-type="float">
            <text:p>0.062346</text:p>
          </table:table-cell>
          <table:table-cell office:value-type="float" office:value="0.199025767344" calcext:value-type="float">
            <text:p>0.199026</text:p>
          </table:table-cell>
          <table:table-cell office:value-type="float" office:value="0.098471448528" calcext:value-type="float">
            <text:p>0.098471</text:p>
          </table:table-cell>
          <table:table-cell office:value-type="float" office:value="0.136819810848" calcext:value-type="float">
            <text:p>0.136820</text:p>
          </table:table-cell>
          <table:table-cell office:value-type="float" office:value="0.097950730956" calcext:value-type="float">
            <text:p>0.097951</text:p>
          </table:table-cell>
          <table:table-cell office:value-type="float" office:value="0.062346032568" calcext:value-type="float">
            <text:p>0.062346</text:p>
          </table:table-cell>
          <table:table-cell table:formula="of:=AVERAGE([.B88:.U88])" office:value-type="float" office:value="0.091964864382" calcext:value-type="float">
            <text:p>0.0919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7371092" calcext:value-type="float">
            <text:p>0.087371</text:p>
          </table:table-cell>
          <table:table-cell office:value-type="float" office:value="0.051961016" calcext:value-type="float">
            <text:p>0.051961</text:p>
          </table:table-cell>
          <table:table-cell office:value-type="float" office:value="0.004319208" calcext:value-type="float">
            <text:p>0.004319</text:p>
          </table:table-cell>
          <table:table-cell office:value-type="float" office:value="0.147831972" calcext:value-type="float">
            <text:p>0.147832</text:p>
          </table:table-cell>
          <table:table-cell office:value-type="float" office:value="0.063285132" calcext:value-type="float">
            <text:p>0.063285</text:p>
          </table:table-cell>
          <table:table-cell office:value-type="float" office:value="0.018198504" calcext:value-type="float">
            <text:p>0.018199</text:p>
          </table:table-cell>
          <table:table-cell office:value-type="float" office:value="0.008470748" calcext:value-type="float">
            <text:p>0.008471</text:p>
          </table:table-cell>
          <table:table-cell office:value-type="float" office:value="0.107554504" calcext:value-type="float">
            <text:p>0.107555</text:p>
          </table:table-cell>
          <table:table-cell office:value-type="float" office:value="0.008436865008" calcext:value-type="float">
            <text:p>0.008437</text:p>
          </table:table-cell>
          <table:table-cell office:value-type="float" office:value="0.004301931168" calcext:value-type="float">
            <text:p>0.004302</text:p>
          </table:table-cell>
          <table:table-cell office:value-type="float" office:value="0.147240644112" calcext:value-type="float">
            <text:p>0.147241</text:p>
          </table:table-cell>
          <table:table-cell office:value-type="float" office:value="0.063981268452" calcext:value-type="float">
            <text:p>0.063981</text:p>
          </table:table-cell>
          <table:table-cell office:value-type="float" office:value="0.108737603544" calcext:value-type="float">
            <text:p>0.108738</text:p>
          </table:table-cell>
          <table:table-cell office:value-type="float" office:value="0.088332174012" calcext:value-type="float">
            <text:p>0.088332</text:p>
          </table:table-cell>
          <table:table-cell office:value-type="float" office:value="0.052532587176" calcext:value-type="float">
            <text:p>0.052533</text:p>
          </table:table-cell>
          <table:table-cell office:value-type="float" office:value="0.149458123692" calcext:value-type="float">
            <text:p>0.149458</text:p>
          </table:table-cell>
          <table:table-cell office:value-type="float" office:value="0.063981268452" calcext:value-type="float">
            <text:p>0.063981</text:p>
          </table:table-cell>
          <table:table-cell office:value-type="float" office:value="0.108737603544" calcext:value-type="float">
            <text:p>0.108738</text:p>
          </table:table-cell>
          <table:table-cell office:value-type="float" office:value="0.088332174012" calcext:value-type="float">
            <text:p>0.088332</text:p>
          </table:table-cell>
          <table:table-cell office:value-type="float" office:value="0.052532587176" calcext:value-type="float">
            <text:p>0.052533</text:p>
          </table:table-cell>
          <table:table-cell table:formula="of:=AVERAGE([.B89:.U89])" office:value-type="float" office:value="0.0712798503174" calcext:value-type="float">
            <text:p>0.0712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0811116" calcext:value-type="float">
            <text:p>0.070811</text:p>
          </table:table-cell>
          <table:table-cell office:value-type="float" office:value="0.0335085" calcext:value-type="float">
            <text:p>0.033509</text:p>
          </table:table-cell>
          <table:table-cell office:value-type="float" office:value="0.005382444" calcext:value-type="float">
            <text:p>0.005382</text:p>
          </table:table-cell>
          <table:table-cell office:value-type="float" office:value="0.127876468" calcext:value-type="float">
            <text:p>0.127876</text:p>
          </table:table-cell>
          <table:table-cell office:value-type="float" office:value="0.056808328" calcext:value-type="float">
            <text:p>0.056808</text:p>
          </table:table-cell>
          <table:table-cell office:value-type="float" office:value="0.013831104" calcext:value-type="float">
            <text:p>0.013831</text:p>
          </table:table-cell>
          <table:table-cell office:value-type="float" office:value="0.002388516" calcext:value-type="float">
            <text:p>0.002389</text:p>
          </table:table-cell>
          <table:table-cell office:value-type="float" office:value="0.08346754" calcext:value-type="float">
            <text:p>0.083468</text:p>
          </table:table-cell>
          <table:table-cell office:value-type="float" office:value="0.002378961936" calcext:value-type="float">
            <text:p>0.002379</text:p>
          </table:table-cell>
          <table:table-cell office:value-type="float" office:value="0.005360914224" calcext:value-type="float">
            <text:p>0.005361</text:p>
          </table:table-cell>
          <table:table-cell office:value-type="float" office:value="0.127364962128" calcext:value-type="float">
            <text:p>0.127365</text:p>
          </table:table-cell>
          <table:table-cell office:value-type="float" office:value="0.057433219608" calcext:value-type="float">
            <text:p>0.057433</text:p>
          </table:table-cell>
          <table:table-cell office:value-type="float" office:value="0.08438568294" calcext:value-type="float">
            <text:p>0.084386</text:p>
          </table:table-cell>
          <table:table-cell office:value-type="float" office:value="0.071590038276" calcext:value-type="float">
            <text:p>0.071590</text:p>
          </table:table-cell>
          <table:table-cell office:value-type="float" office:value="0.0338770935" calcext:value-type="float">
            <text:p>0.033877</text:p>
          </table:table-cell>
          <table:table-cell office:value-type="float" office:value="0.129283109148" calcext:value-type="float">
            <text:p>0.129283</text:p>
          </table:table-cell>
          <table:table-cell office:value-type="float" office:value="0.057433219608" calcext:value-type="float">
            <text:p>0.057433</text:p>
          </table:table-cell>
          <table:table-cell office:value-type="float" office:value="0.08438568294" calcext:value-type="float">
            <text:p>0.084386</text:p>
          </table:table-cell>
          <table:table-cell office:value-type="float" office:value="0.071590038276" calcext:value-type="float">
            <text:p>0.071590</text:p>
          </table:table-cell>
          <table:table-cell office:value-type="float" office:value="0.0338770935" calcext:value-type="float">
            <text:p>0.033877</text:p>
          </table:table-cell>
          <table:table-cell table:formula="of:=AVERAGE([.B90:.U90])" office:value-type="float" office:value="0.0576517016042" calcext:value-type="float">
            <text:p>0.0576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9112348" calcext:value-type="float">
            <text:p>0.069112</text:p>
          </table:table-cell>
          <table:table-cell office:value-type="float" office:value="0.028014612" calcext:value-type="float">
            <text:p>0.028015</text:p>
          </table:table-cell>
          <table:table-cell office:value-type="float" office:value="0.010786976" calcext:value-type="float">
            <text:p>0.010787</text:p>
          </table:table-cell>
          <table:table-cell office:value-type="float" office:value="0.096317736" calcext:value-type="float">
            <text:p>0.096318</text:p>
          </table:table-cell>
          <table:table-cell office:value-type="float" office:value="0.035068716" calcext:value-type="float">
            <text:p>0.035069</text:p>
          </table:table-cell>
          <table:table-cell office:value-type="float" office:value="0.015028876" calcext:value-type="float">
            <text:p>0.015029</text:p>
          </table:table-cell>
          <table:table-cell office:value-type="float" office:value="0.004729844" calcext:value-type="float">
            <text:p>0.004730</text:p>
          </table:table-cell>
          <table:table-cell office:value-type="float" office:value="0.062154628" calcext:value-type="float">
            <text:p>0.062155</text:p>
          </table:table-cell>
          <table:table-cell office:value-type="float" office:value="0.004710924624" calcext:value-type="float">
            <text:p>0.004711</text:p>
          </table:table-cell>
          <table:table-cell office:value-type="float" office:value="0.010743828096" calcext:value-type="float">
            <text:p>0.010744</text:p>
          </table:table-cell>
          <table:table-cell office:value-type="float" office:value="0.095932465056" calcext:value-type="float">
            <text:p>0.095932</text:p>
          </table:table-cell>
          <table:table-cell office:value-type="float" office:value="0.035454471876" calcext:value-type="float">
            <text:p>0.035454</text:p>
          </table:table-cell>
          <table:table-cell office:value-type="float" office:value="0.062838328908" calcext:value-type="float">
            <text:p>0.062838</text:p>
          </table:table-cell>
          <table:table-cell office:value-type="float" office:value="0.069872583828" calcext:value-type="float">
            <text:p>0.069873</text:p>
          </table:table-cell>
          <table:table-cell office:value-type="float" office:value="0.028322772732" calcext:value-type="float">
            <text:p>0.028323</text:p>
          </table:table-cell>
          <table:table-cell office:value-type="float" office:value="0.097377231096" calcext:value-type="float">
            <text:p>0.097377</text:p>
          </table:table-cell>
          <table:table-cell office:value-type="float" office:value="0.035454471876" calcext:value-type="float">
            <text:p>0.035454</text:p>
          </table:table-cell>
          <table:table-cell office:value-type="float" office:value="0.062838328908" calcext:value-type="float">
            <text:p>0.062838</text:p>
          </table:table-cell>
          <table:table-cell office:value-type="float" office:value="0.069872583828" calcext:value-type="float">
            <text:p>0.069873</text:p>
          </table:table-cell>
          <table:table-cell office:value-type="float" office:value="0.028322772732" calcext:value-type="float">
            <text:p>0.028323</text:p>
          </table:table-cell>
          <table:table-cell table:formula="of:=AVERAGE([.B91:.U91])" office:value-type="float" office:value="0.046147724978" calcext:value-type="float">
            <text:p>0.0461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3464004" calcext:value-type="float">
            <text:p>0.053464</text:p>
          </table:table-cell>
          <table:table-cell office:value-type="float" office:value="0.021804872" calcext:value-type="float">
            <text:p>0.021805</text:p>
          </table:table-cell>
          <table:table-cell office:value-type="float" office:value="0.00238952" calcext:value-type="float">
            <text:p>0.002390</text:p>
          </table:table-cell>
          <table:table-cell office:value-type="float" office:value="0.078887292" calcext:value-type="float">
            <text:p>0.078887</text:p>
          </table:table-cell>
          <table:table-cell office:value-type="float" office:value="0.029490492" calcext:value-type="float">
            <text:p>0.029490</text:p>
          </table:table-cell>
          <table:table-cell office:value-type="float" office:value="0.008883392" calcext:value-type="float">
            <text:p>0.008883</text:p>
          </table:table-cell>
          <table:table-cell office:value-type="float" office:value="0.004035076" calcext:value-type="float">
            <text:p>0.004035</text:p>
          </table:table-cell>
          <table:table-cell office:value-type="float" office:value="0.05904022" calcext:value-type="float">
            <text:p>0.059040</text:p>
          </table:table-cell>
          <table:table-cell office:value-type="float" office:value="0.004018935696" calcext:value-type="float">
            <text:p>0.004019</text:p>
          </table:table-cell>
          <table:table-cell office:value-type="float" office:value="0.00237996192" calcext:value-type="float">
            <text:p>0.002380</text:p>
          </table:table-cell>
          <table:table-cell office:value-type="float" office:value="0.078571742832" calcext:value-type="float">
            <text:p>0.078572</text:p>
          </table:table-cell>
          <table:table-cell office:value-type="float" office:value="0.029814887412" calcext:value-type="float">
            <text:p>0.029815</text:p>
          </table:table-cell>
          <table:table-cell office:value-type="float" office:value="0.05968966242" calcext:value-type="float">
            <text:p>0.059690</text:p>
          </table:table-cell>
          <table:table-cell office:value-type="float" office:value="0.054052108044" calcext:value-type="float">
            <text:p>0.054052</text:p>
          </table:table-cell>
          <table:table-cell office:value-type="float" office:value="0.022044725592" calcext:value-type="float">
            <text:p>0.022045</text:p>
          </table:table-cell>
          <table:table-cell office:value-type="float" office:value="0.079755052212" calcext:value-type="float">
            <text:p>0.079755</text:p>
          </table:table-cell>
          <table:table-cell office:value-type="float" office:value="0.029814887412" calcext:value-type="float">
            <text:p>0.029815</text:p>
          </table:table-cell>
          <table:table-cell office:value-type="float" office:value="0.05968966242" calcext:value-type="float">
            <text:p>0.059690</text:p>
          </table:table-cell>
          <table:table-cell office:value-type="float" office:value="0.054052108044" calcext:value-type="float">
            <text:p>0.054052</text:p>
          </table:table-cell>
          <table:table-cell office:value-type="float" office:value="0.022044725592" calcext:value-type="float">
            <text:p>0.022045</text:p>
          </table:table-cell>
          <table:table-cell table:formula="of:=AVERAGE([.B92:.U92])" office:value-type="float" office:value="0.0376961663798" calcext:value-type="float">
            <text:p>0.0376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6368736" calcext:value-type="float">
            <text:p>0.046369</text:p>
          </table:table-cell>
          <table:table-cell office:value-type="float" office:value="0.019425392" calcext:value-type="float">
            <text:p>0.019425</text:p>
          </table:table-cell>
          <table:table-cell office:value-type="float" office:value="0.00152608" calcext:value-type="float">
            <text:p>0.001526</text:p>
          </table:table-cell>
          <table:table-cell office:value-type="float" office:value="0.065323252" calcext:value-type="float">
            <text:p>0.065323</text:p>
          </table:table-cell>
          <table:table-cell office:value-type="float" office:value="0.020103092" calcext:value-type="float">
            <text:p>0.020103</text:p>
          </table:table-cell>
          <table:table-cell office:value-type="float" office:value="0.005929624" calcext:value-type="float">
            <text:p>0.005930</text:p>
          </table:table-cell>
          <table:table-cell office:value-type="float" office:value="0.005043092" calcext:value-type="float">
            <text:p>0.005043</text:p>
          </table:table-cell>
          <table:table-cell office:value-type="float" office:value="0.040283492" calcext:value-type="float">
            <text:p>0.040283</text:p>
          </table:table-cell>
          <table:table-cell office:value-type="float" office:value="0.005022919632" calcext:value-type="float">
            <text:p>0.005023</text:p>
          </table:table-cell>
          <table:table-cell office:value-type="float" office:value="0.00151997568" calcext:value-type="float">
            <text:p>0.001520</text:p>
          </table:table-cell>
          <table:table-cell office:value-type="float" office:value="0.065061958992" calcext:value-type="float">
            <text:p>0.065062</text:p>
          </table:table-cell>
          <table:table-cell office:value-type="float" office:value="0.020324226012" calcext:value-type="float">
            <text:p>0.020324</text:p>
          </table:table-cell>
          <table:table-cell office:value-type="float" office:value="0.040726610412" calcext:value-type="float">
            <text:p>0.040727</text:p>
          </table:table-cell>
          <table:table-cell office:value-type="float" office:value="0.046878792096" calcext:value-type="float">
            <text:p>0.046879</text:p>
          </table:table-cell>
          <table:table-cell office:value-type="float" office:value="0.019639071312" calcext:value-type="float">
            <text:p>0.019639</text:p>
          </table:table-cell>
          <table:table-cell office:value-type="float" office:value="0.066041807772" calcext:value-type="float">
            <text:p>0.066042</text:p>
          </table:table-cell>
          <table:table-cell office:value-type="float" office:value="0.020324226012" calcext:value-type="float">
            <text:p>0.020324</text:p>
          </table:table-cell>
          <table:table-cell office:value-type="float" office:value="0.040726610412" calcext:value-type="float">
            <text:p>0.040727</text:p>
          </table:table-cell>
          <table:table-cell office:value-type="float" office:value="0.046878792096" calcext:value-type="float">
            <text:p>0.046879</text:p>
          </table:table-cell>
          <table:table-cell office:value-type="float" office:value="0.019639071312" calcext:value-type="float">
            <text:p>0.019639</text:p>
          </table:table-cell>
          <table:table-cell table:formula="of:=AVERAGE([.B93:.U93])" office:value-type="float" office:value="0.029839341087" calcext:value-type="float">
            <text:p>0.0298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0135904" calcext:value-type="float">
            <text:p>0.040136</text:p>
          </table:table-cell>
          <table:table-cell office:value-type="float" office:value="0.007673572" calcext:value-type="float">
            <text:p>0.007674</text:p>
          </table:table-cell>
          <table:table-cell office:value-type="float" office:value="0.002628472" calcext:value-type="float">
            <text:p>0.002628</text:p>
          </table:table-cell>
          <table:table-cell office:value-type="float" office:value="0.038520468" calcext:value-type="float">
            <text:p>0.038520</text:p>
          </table:table-cell>
          <table:table-cell office:value-type="float" office:value="0.015405376" calcext:value-type="float">
            <text:p>0.015405</text:p>
          </table:table-cell>
          <table:table-cell office:value-type="float" office:value="0.002275064" calcext:value-type="float">
            <text:p>0.002275</text:p>
          </table:table-cell>
          <table:table-cell office:value-type="float" office:value="0.000158632" calcext:value-type="float">
            <text:p>0.000159</text:p>
          </table:table-cell>
          <table:table-cell office:value-type="float" office:value="0.027863008" calcext:value-type="float">
            <text:p>0.027863</text:p>
          </table:table-cell>
          <table:table-cell office:value-type="float" office:value="0.000157997472" calcext:value-type="float">
            <text:p>0.000158</text:p>
          </table:table-cell>
          <table:table-cell office:value-type="float" office:value="0.002617958112" calcext:value-type="float">
            <text:p>0.002618</text:p>
          </table:table-cell>
          <table:table-cell office:value-type="float" office:value="0.038366386128" calcext:value-type="float">
            <text:p>0.038366</text:p>
          </table:table-cell>
          <table:table-cell office:value-type="float" office:value="0.015574835136" calcext:value-type="float">
            <text:p>0.015575</text:p>
          </table:table-cell>
          <table:table-cell office:value-type="float" office:value="0.028169501088" calcext:value-type="float">
            <text:p>0.028170</text:p>
          </table:table-cell>
          <table:table-cell office:value-type="float" office:value="0.040577398944" calcext:value-type="float">
            <text:p>0.040577</text:p>
          </table:table-cell>
          <table:table-cell office:value-type="float" office:value="0.007757981292" calcext:value-type="float">
            <text:p>0.007758</text:p>
          </table:table-cell>
          <table:table-cell office:value-type="float" office:value="0.038944193148" calcext:value-type="float">
            <text:p>0.038944</text:p>
          </table:table-cell>
          <table:table-cell office:value-type="float" office:value="0.015574835136" calcext:value-type="float">
            <text:p>0.015575</text:p>
          </table:table-cell>
          <table:table-cell office:value-type="float" office:value="0.028169501088" calcext:value-type="float">
            <text:p>0.028170</text:p>
          </table:table-cell>
          <table:table-cell office:value-type="float" office:value="0.040577398944" calcext:value-type="float">
            <text:p>0.040577</text:p>
          </table:table-cell>
          <table:table-cell office:value-type="float" office:value="0.007757981292" calcext:value-type="float">
            <text:p>0.007758</text:p>
          </table:table-cell>
          <table:table-cell table:formula="of:=AVERAGE([.B94:.U94])" office:value-type="float" office:value="0.019945323189" calcext:value-type="float">
            <text:p>0.0199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1272432" calcext:value-type="float">
            <text:p>0.041272</text:p>
          </table:table-cell>
          <table:table-cell office:value-type="float" office:value="0.006698688" calcext:value-type="float">
            <text:p>0.006699</text:p>
          </table:table-cell>
          <table:table-cell office:value-type="float" office:value="0.000706816" calcext:value-type="float">
            <text:p>0.000707</text:p>
          </table:table-cell>
          <table:table-cell office:value-type="float" office:value="0.029150136" calcext:value-type="float">
            <text:p>0.029150</text:p>
          </table:table-cell>
          <table:table-cell office:value-type="float" office:value="0.01581802" calcext:value-type="float">
            <text:p>0.015818</text:p>
          </table:table-cell>
          <table:table-cell office:value-type="float" office:value="0.003677652" calcext:value-type="float">
            <text:p>0.003678</text:p>
          </table:table-cell>
          <table:table-cell office:value-type="float" office:value="0.00080822" calcext:value-type="float">
            <text:p>0.000808</text:p>
          </table:table-cell>
          <table:table-cell office:value-type="float" office:value="0.033546652" calcext:value-type="float">
            <text:p>0.033547</text:p>
          </table:table-cell>
          <table:table-cell office:value-type="float" office:value="0.00080498712" calcext:value-type="float">
            <text:p>0.000805</text:p>
          </table:table-cell>
          <table:table-cell office:value-type="float" office:value="0.000703988736" calcext:value-type="float">
            <text:p>0.000704</text:p>
          </table:table-cell>
          <table:table-cell office:value-type="float" office:value="0.029033535456" calcext:value-type="float">
            <text:p>0.029034</text:p>
          </table:table-cell>
          <table:table-cell office:value-type="float" office:value="0.01599201822" calcext:value-type="float">
            <text:p>0.015992</text:p>
          </table:table-cell>
          <table:table-cell office:value-type="float" office:value="0.033915665172" calcext:value-type="float">
            <text:p>0.033916</text:p>
          </table:table-cell>
          <table:table-cell office:value-type="float" office:value="0.041726428752" calcext:value-type="float">
            <text:p>0.041726</text:p>
          </table:table-cell>
          <table:table-cell office:value-type="float" office:value="0.006772373568" calcext:value-type="float">
            <text:p>0.006772</text:p>
          </table:table-cell>
          <table:table-cell office:value-type="float" office:value="0.029470787496" calcext:value-type="float">
            <text:p>0.029471</text:p>
          </table:table-cell>
          <table:table-cell office:value-type="float" office:value="0.01599201822" calcext:value-type="float">
            <text:p>0.015992</text:p>
          </table:table-cell>
          <table:table-cell office:value-type="float" office:value="0.033915665172" calcext:value-type="float">
            <text:p>0.033916</text:p>
          </table:table-cell>
          <table:table-cell office:value-type="float" office:value="0.041726428752" calcext:value-type="float">
            <text:p>0.041726</text:p>
          </table:table-cell>
          <table:table-cell office:value-type="float" office:value="0.006772373568" calcext:value-type="float">
            <text:p>0.006772</text:p>
          </table:table-cell>
          <table:table-cell table:formula="of:=AVERAGE([.B95:.U95])" office:value-type="float" office:value="0.0194252443116" calcext:value-type="float">
            <text:p>0.0194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5525376" calcext:value-type="float">
            <text:p>0.045525</text:p>
          </table:table-cell>
          <table:table-cell office:value-type="float" office:value="0.006364356" calcext:value-type="float">
            <text:p>0.006364</text:p>
          </table:table-cell>
          <table:table-cell office:value-type="float" office:value="0.000799184" calcext:value-type="float">
            <text:p>0.000799</text:p>
          </table:table-cell>
          <table:table-cell office:value-type="float" office:value="0.037821684" calcext:value-type="float">
            <text:p>0.037822</text:p>
          </table:table-cell>
          <table:table-cell office:value-type="float" office:value="0.008170552" calcext:value-type="float">
            <text:p>0.008171</text:p>
          </table:table-cell>
          <table:table-cell office:value-type="float" office:value="0.00161644" calcext:value-type="float">
            <text:p>0.001616</text:p>
          </table:table-cell>
          <table:table-cell office:value-type="float" office:value="0.000797176" calcext:value-type="float">
            <text:p>0.000797</text:p>
          </table:table-cell>
          <table:table-cell office:value-type="float" office:value="0.021198456" calcext:value-type="float">
            <text:p>0.021198</text:p>
          </table:table-cell>
          <table:table-cell office:value-type="float" office:value="0.000793987296" calcext:value-type="float">
            <text:p>0.000794</text:p>
          </table:table-cell>
          <table:table-cell office:value-type="float" office:value="0.000795987264" calcext:value-type="float">
            <text:p>0.000796</text:p>
          </table:table-cell>
          <table:table-cell office:value-type="float" office:value="0.037670397264" calcext:value-type="float">
            <text:p>0.037670</text:p>
          </table:table-cell>
          <table:table-cell office:value-type="float" office:value="0.008260428072" calcext:value-type="float">
            <text:p>0.008260</text:p>
          </table:table-cell>
          <table:table-cell office:value-type="float" office:value="0.021431639016" calcext:value-type="float">
            <text:p>0.021432</text:p>
          </table:table-cell>
          <table:table-cell office:value-type="float" office:value="0.046026155136" calcext:value-type="float">
            <text:p>0.046026</text:p>
          </table:table-cell>
          <table:table-cell office:value-type="float" office:value="0.006434363916" calcext:value-type="float">
            <text:p>0.006434</text:p>
          </table:table-cell>
          <table:table-cell office:value-type="float" office:value="0.038237722524" calcext:value-type="float">
            <text:p>0.038238</text:p>
          </table:table-cell>
          <table:table-cell office:value-type="float" office:value="0.008260428072" calcext:value-type="float">
            <text:p>0.008260</text:p>
          </table:table-cell>
          <table:table-cell office:value-type="float" office:value="0.021431639016" calcext:value-type="float">
            <text:p>0.021432</text:p>
          </table:table-cell>
          <table:table-cell office:value-type="float" office:value="0.046026155136" calcext:value-type="float">
            <text:p>0.046026</text:p>
          </table:table-cell>
          <table:table-cell office:value-type="float" office:value="0.006434363916" calcext:value-type="float">
            <text:p>0.006434</text:p>
          </table:table-cell>
          <table:table-cell table:formula="of:=AVERAGE([.B96:.U96])" office:value-type="float" office:value="0.0182048245314" calcext:value-type="float">
            <text:p>0.0182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3880824" calcext:value-type="float">
            <text:p>0.043881</text:p>
          </table:table-cell>
          <table:table-cell office:value-type="float" office:value="0.003364404" calcext:value-type="float">
            <text:p>0.003364</text:p>
          </table:table-cell>
          <table:table-cell office:value-type="float" office:value="0.000247988" calcext:value-type="float">
            <text:p>0.000248</text:p>
          </table:table-cell>
          <table:table-cell office:value-type="float" office:value="0.015835088" calcext:value-type="float">
            <text:p>0.015835</text:p>
          </table:table-cell>
          <table:table-cell office:value-type="float" office:value="0.010856252" calcext:value-type="float">
            <text:p>0.010856</text:p>
          </table:table-cell>
          <table:table-cell office:value-type="float" office:value="0.002175668" calcext:value-type="float">
            <text:p>0.002176</text:p>
          </table:table-cell>
          <table:table-cell office:value-type="float" office:value="0.00033634" calcext:value-type="float">
            <text:p>0.000336</text:p>
          </table:table-cell>
          <table:table-cell office:value-type="float" office:value="0.01573268" calcext:value-type="float">
            <text:p>0.015733</text:p>
          </table:table-cell>
          <table:table-cell office:value-type="float" office:value="0.00033499464" calcext:value-type="float">
            <text:p>0.000335</text:p>
          </table:table-cell>
          <table:table-cell office:value-type="float" office:value="0.000246996048" calcext:value-type="float">
            <text:p>0.000247</text:p>
          </table:table-cell>
          <table:table-cell office:value-type="float" office:value="0.015771747648" calcext:value-type="float">
            <text:p>0.015772</text:p>
          </table:table-cell>
          <table:table-cell office:value-type="float" office:value="0.010975670772" calcext:value-type="float">
            <text:p>0.010976</text:p>
          </table:table-cell>
          <table:table-cell office:value-type="float" office:value="0.01590573948" calcext:value-type="float">
            <text:p>0.015906</text:p>
          </table:table-cell>
          <table:table-cell office:value-type="float" office:value="0.044363513064" calcext:value-type="float">
            <text:p>0.044364</text:p>
          </table:table-cell>
          <table:table-cell office:value-type="float" office:value="0.003401412444" calcext:value-type="float">
            <text:p>0.003401</text:p>
          </table:table-cell>
          <table:table-cell office:value-type="float" office:value="0.016009273968" calcext:value-type="float">
            <text:p>0.016009</text:p>
          </table:table-cell>
          <table:table-cell office:value-type="float" office:value="0.010975670772" calcext:value-type="float">
            <text:p>0.010976</text:p>
          </table:table-cell>
          <table:table-cell office:value-type="float" office:value="0.01590573948" calcext:value-type="float">
            <text:p>0.015906</text:p>
          </table:table-cell>
          <table:table-cell office:value-type="float" office:value="0.044363513064" calcext:value-type="float">
            <text:p>0.044364</text:p>
          </table:table-cell>
          <table:table-cell office:value-type="float" office:value="0.003401412444" calcext:value-type="float">
            <text:p>0.003401</text:p>
          </table:table-cell>
          <table:table-cell table:formula="of:=AVERAGE([.B97:.U97])" office:value-type="float" office:value="0.0137042463912" calcext:value-type="float">
            <text:p>0.0137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3651228" calcext:value-type="float">
            <text:p>0.023651</text:p>
          </table:table-cell>
          <table:table-cell office:value-type="float" office:value="0.001868444" calcext:value-type="float">
            <text:p>0.001868</text:p>
          </table:table-cell>
          <table:table-cell office:value-type="float" office:value="0.000765048" calcext:value-type="float">
            <text:p>0.000765</text:p>
          </table:table-cell>
          <table:table-cell office:value-type="float" office:value="0.01401584" calcext:value-type="float">
            <text:p>0.014016</text:p>
          </table:table-cell>
          <table:table-cell office:value-type="float" office:value="0.004318204" calcext:value-type="float">
            <text:p>0.004318</text:p>
          </table:table-cell>
          <table:table-cell office:value-type="float" office:value="0.000706816" calcext:value-type="float">
            <text:p>0.000707</text:p>
          </table:table-cell>
          <table:table-cell office:value-type="float" office:value="0.000639548" calcext:value-type="float">
            <text:p>0.000640</text:p>
          </table:table-cell>
          <table:table-cell office:value-type="float" office:value="0.011763868" calcext:value-type="float">
            <text:p>0.011764</text:p>
          </table:table-cell>
          <table:table-cell office:value-type="float" office:value="0.000636989808" calcext:value-type="float">
            <text:p>0.000637</text:p>
          </table:table-cell>
          <table:table-cell office:value-type="float" office:value="0.000761987808" calcext:value-type="float">
            <text:p>0.000762</text:p>
          </table:table-cell>
          <table:table-cell office:value-type="float" office:value="0.01395977664" calcext:value-type="float">
            <text:p>0.013960</text:p>
          </table:table-cell>
          <table:table-cell office:value-type="float" office:value="0.004365704244" calcext:value-type="float">
            <text:p>0.004366</text:p>
          </table:table-cell>
          <table:table-cell office:value-type="float" office:value="0.011893270548" calcext:value-type="float">
            <text:p>0.011893</text:p>
          </table:table-cell>
          <table:table-cell office:value-type="float" office:value="0.023911391508" calcext:value-type="float">
            <text:p>0.023911</text:p>
          </table:table-cell>
          <table:table-cell office:value-type="float" office:value="0.001888996884" calcext:value-type="float">
            <text:p>0.001889</text:p>
          </table:table-cell>
          <table:table-cell office:value-type="float" office:value="0.01417001424" calcext:value-type="float">
            <text:p>0.014170</text:p>
          </table:table-cell>
          <table:table-cell office:value-type="float" office:value="0.004365704244" calcext:value-type="float">
            <text:p>0.004366</text:p>
          </table:table-cell>
          <table:table-cell office:value-type="float" office:value="0.011893270548" calcext:value-type="float">
            <text:p>0.011893</text:p>
          </table:table-cell>
          <table:table-cell office:value-type="float" office:value="0.023911391508" calcext:value-type="float">
            <text:p>0.023911</text:p>
          </table:table-cell>
          <table:table-cell office:value-type="float" office:value="0.001888996884" calcext:value-type="float">
            <text:p>0.001889</text:p>
          </table:table-cell>
          <table:table-cell table:formula="of:=AVERAGE([.B98:.U98])" office:value-type="float" office:value="0.0085688245432" calcext:value-type="float">
            <text:p>0.0085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68428" calcext:value-type="float">
            <text:p>0.028684</text:p>
          </table:table-cell>
          <table:table-cell office:value-type="float" office:value="0.001311224" calcext:value-type="float">
            <text:p>0.001311</text:p>
          </table:table-cell>
          <table:table-cell office:value-type="float" office:value="0.001253996" calcext:value-type="float">
            <text:p>0.001254</text:p>
          </table:table-cell>
          <table:table-cell office:value-type="float" office:value="0.014265836" calcext:value-type="float">
            <text:p>0.014266</text:p>
          </table:table-cell>
          <table:table-cell office:value-type="float" office:value="0.005668584" calcext:value-type="float">
            <text:p>0.005669</text:p>
          </table:table-cell>
          <table:table-cell office:value-type="float" office:value="0.001138536" calcext:value-type="float">
            <text:p>0.001139</text:p>
          </table:table-cell>
          <table:table-cell office:value-type="float" office:value="0.000379512" calcext:value-type="float">
            <text:p>0.000380</text:p>
          </table:table-cell>
          <table:table-cell office:value-type="float" office:value="0.012526908" calcext:value-type="float">
            <text:p>0.012527</text:p>
          </table:table-cell>
          <table:table-cell office:value-type="float" office:value="0.000377993952" calcext:value-type="float">
            <text:p>0.000378</text:p>
          </table:table-cell>
          <table:table-cell office:value-type="float" office:value="0.001248980016" calcext:value-type="float">
            <text:p>0.001249</text:p>
          </table:table-cell>
          <table:table-cell office:value-type="float" office:value="0.014208772656" calcext:value-type="float">
            <text:p>0.014209</text:p>
          </table:table-cell>
          <table:table-cell office:value-type="float" office:value="0.005730938424" calcext:value-type="float">
            <text:p>0.005731</text:p>
          </table:table-cell>
          <table:table-cell office:value-type="float" office:value="0.012664703988" calcext:value-type="float">
            <text:p>0.012665</text:p>
          </table:table-cell>
          <table:table-cell office:value-type="float" office:value="0.02899980708" calcext:value-type="float">
            <text:p>0.029000</text:p>
          </table:table-cell>
          <table:table-cell office:value-type="float" office:value="0.001325647464" calcext:value-type="float">
            <text:p>0.001326</text:p>
          </table:table-cell>
          <table:table-cell office:value-type="float" office:value="0.014422760196" calcext:value-type="float">
            <text:p>0.014423</text:p>
          </table:table-cell>
          <table:table-cell office:value-type="float" office:value="0.005730938424" calcext:value-type="float">
            <text:p>0.005731</text:p>
          </table:table-cell>
          <table:table-cell office:value-type="float" office:value="0.012664703988" calcext:value-type="float">
            <text:p>0.012665</text:p>
          </table:table-cell>
          <table:table-cell office:value-type="float" office:value="0.02899980708" calcext:value-type="float">
            <text:p>0.029000</text:p>
          </table:table-cell>
          <table:table-cell office:value-type="float" office:value="0.001325647464" calcext:value-type="float">
            <text:p>0.001326</text:p>
          </table:table-cell>
          <table:table-cell table:formula="of:=AVERAGE([.B99:.U99])" office:value-type="float" office:value="0.0096464788366" calcext:value-type="float">
            <text:p>0.0096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2586828" calcext:value-type="float">
            <text:p>0.032587</text:p>
          </table:table-cell>
          <table:table-cell office:value-type="float" office:value="0.001700776" calcext:value-type="float">
            <text:p>0.001701</text:p>
          </table:table-cell>
          <table:table-cell office:value-type="float" office:value="0.000405616" calcext:value-type="float">
            <text:p>0.000406</text:p>
          </table:table-cell>
          <table:table-cell office:value-type="float" office:value="0.012024908" calcext:value-type="float">
            <text:p>0.012025</text:p>
          </table:table-cell>
          <table:table-cell office:value-type="float" office:value="0.00403106" calcext:value-type="float">
            <text:p>0.004031</text:p>
          </table:table-cell>
          <table:table-cell office:value-type="float" office:value="0.000549188" calcext:value-type="float">
            <text:p>0.000549</text:p>
          </table:table-cell>
          <table:table-cell office:value-type="float" office:value="0.000041164" calcext:value-type="float">
            <text:p>0.000041</text:p>
          </table:table-cell>
          <table:table-cell office:value-type="float" office:value="0.009288004" calcext:value-type="float">
            <text:p>0.009288</text:p>
          </table:table-cell>
          <table:table-cell office:value-type="float" office:value="0.000040999344" calcext:value-type="float">
            <text:p>0.000041</text:p>
          </table:table-cell>
          <table:table-cell office:value-type="float" office:value="0.000403993536" calcext:value-type="float">
            <text:p>0.000404</text:p>
          </table:table-cell>
          <table:table-cell office:value-type="float" office:value="0.011976808368" calcext:value-type="float">
            <text:p>0.011977</text:p>
          </table:table-cell>
          <table:table-cell office:value-type="float" office:value="0.00407540166" calcext:value-type="float">
            <text:p>0.004075</text:p>
          </table:table-cell>
          <table:table-cell office:value-type="float" office:value="0.009390172044" calcext:value-type="float">
            <text:p>0.009390</text:p>
          </table:table-cell>
          <table:table-cell office:value-type="float" office:value="0.032945283108" calcext:value-type="float">
            <text:p>0.032945</text:p>
          </table:table-cell>
          <table:table-cell office:value-type="float" office:value="0.001719484536" calcext:value-type="float">
            <text:p>0.001719</text:p>
          </table:table-cell>
          <table:table-cell office:value-type="float" office:value="0.012157181988" calcext:value-type="float">
            <text:p>0.012157</text:p>
          </table:table-cell>
          <table:table-cell office:value-type="float" office:value="0.00407540166" calcext:value-type="float">
            <text:p>0.004075</text:p>
          </table:table-cell>
          <table:table-cell office:value-type="float" office:value="0.009390172044" calcext:value-type="float">
            <text:p>0.009390</text:p>
          </table:table-cell>
          <table:table-cell office:value-type="float" office:value="0.032945283108" calcext:value-type="float">
            <text:p>0.032945</text:p>
          </table:table-cell>
          <table:table-cell office:value-type="float" office:value="0.001719484536" calcext:value-type="float">
            <text:p>0.001719</text:p>
          </table:table-cell>
          <table:table-cell table:formula="of:=AVERAGE([.B100:.U100])" office:value-type="float" office:value="0.0090733604966" calcext:value-type="float">
            <text:p>0.0090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8000556" calcext:value-type="float">
            <text:p>0.028001</text:p>
          </table:table-cell>
          <table:table-cell office:value-type="float" office:value="0.001896556" calcext:value-type="float">
            <text:p>0.001897</text:p>
          </table:table-cell>
          <table:table-cell office:value-type="float" office:value="0.000053212" calcext:value-type="float">
            <text:p>0.000053</text:p>
          </table:table-cell>
          <table:table-cell office:value-type="float" office:value="0.008514924" calcext:value-type="float">
            <text:p>0.008515</text:p>
          </table:table-cell>
          <table:table-cell office:value-type="float" office:value="0.002807184" calcext:value-type="float">
            <text:p>0.002807</text:p>
          </table:table-cell>
          <table:table-cell office:value-type="float" office:value="0.000206824" calcext:value-type="float">
            <text:p>0.000207</text:p>
          </table:table-cell>
          <table:table-cell office:value-type="float" office:value="0.000156624" calcext:value-type="float">
            <text:p>0.000157</text:p>
          </table:table-cell>
          <table:table-cell office:value-type="float" office:value="0.012467672" calcext:value-type="float">
            <text:p>0.012468</text:p>
          </table:table-cell>
          <table:table-cell office:value-type="float" office:value="0.000155997504" calcext:value-type="float">
            <text:p>0.000156</text:p>
          </table:table-cell>
          <table:table-cell office:value-type="float" office:value="0.000052999152" calcext:value-type="float">
            <text:p>0.000053</text:p>
          </table:table-cell>
          <table:table-cell office:value-type="float" office:value="0.008480864304" calcext:value-type="float">
            <text:p>0.008481</text:p>
          </table:table-cell>
          <table:table-cell office:value-type="float" office:value="0.002838063024" calcext:value-type="float">
            <text:p>0.002838</text:p>
          </table:table-cell>
          <table:table-cell office:value-type="float" office:value="0.012604816392" calcext:value-type="float">
            <text:p>0.012605</text:p>
          </table:table-cell>
          <table:table-cell office:value-type="float" office:value="0.028308562116" calcext:value-type="float">
            <text:p>0.028309</text:p>
          </table:table-cell>
          <table:table-cell office:value-type="float" office:value="0.001917418116" calcext:value-type="float">
            <text:p>0.001917</text:p>
          </table:table-cell>
          <table:table-cell office:value-type="float" office:value="0.008608588164" calcext:value-type="float">
            <text:p>0.008609</text:p>
          </table:table-cell>
          <table:table-cell office:value-type="float" office:value="0.002838063024" calcext:value-type="float">
            <text:p>0.002838</text:p>
          </table:table-cell>
          <table:table-cell office:value-type="float" office:value="0.012604816392" calcext:value-type="float">
            <text:p>0.012605</text:p>
          </table:table-cell>
          <table:table-cell office:value-type="float" office:value="0.028308562116" calcext:value-type="float">
            <text:p>0.028309</text:p>
          </table:table-cell>
          <table:table-cell office:value-type="float" office:value="0.001917418116" calcext:value-type="float">
            <text:p>0.001917</text:p>
          </table:table-cell>
          <table:table-cell table:formula="of:=AVERAGE([.B101:.U101])" office:value-type="float" office:value="0.008136986021" calcext:value-type="float">
            <text:p>0.0081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1004684" calcext:value-type="float">
            <text:p>0.021005</text:p>
          </table:table-cell>
          <table:table-cell office:value-type="float" office:value="0.001120464" calcext:value-type="float">
            <text:p>0.001120</text:p>
          </table:table-cell>
          <table:table-cell office:value-type="float" office:value="0.000023092" calcext:value-type="float">
            <text:p>0.000023</text:p>
          </table:table-cell>
          <table:table-cell office:value-type="float" office:value="0.013829096" calcext:value-type="float">
            <text:p>0.013829</text:p>
          </table:table-cell>
          <table:table-cell office:value-type="float" office:value="0.0030873" calcext:value-type="float">
            <text:p>0.003087</text:p>
          </table:table-cell>
          <table:table-cell office:value-type="float" office:value="0.000364452" calcext:value-type="float">
            <text:p>0.000364</text:p>
          </table:table-cell>
          <table:table-cell office:value-type="float" office:value="0.000104416" calcext:value-type="float">
            <text:p>0.000104</text:p>
          </table:table-cell>
          <table:table-cell office:value-type="float" office:value="0.010335176" calcext:value-type="float">
            <text:p>0.010335</text:p>
          </table:table-cell>
          <table:table-cell office:value-type="float" office:value="0.000103998336" calcext:value-type="float">
            <text:p>0.000104</text:p>
          </table:table-cell>
          <table:table-cell office:value-type="float" office:value="0.000022999632" calcext:value-type="float">
            <text:p>0.000023</text:p>
          </table:table-cell>
          <table:table-cell office:value-type="float" office:value="0.013773779616" calcext:value-type="float">
            <text:p>0.013774</text:p>
          </table:table-cell>
          <table:table-cell office:value-type="float" office:value="0.0031212603" calcext:value-type="float">
            <text:p>0.003121</text:p>
          </table:table-cell>
          <table:table-cell office:value-type="float" office:value="0.010448862936" calcext:value-type="float">
            <text:p>0.010449</text:p>
          </table:table-cell>
          <table:table-cell office:value-type="float" office:value="0.021235735524" calcext:value-type="float">
            <text:p>0.021236</text:p>
          </table:table-cell>
          <table:table-cell office:value-type="float" office:value="0.001132789104" calcext:value-type="float">
            <text:p>0.001133</text:p>
          </table:table-cell>
          <table:table-cell office:value-type="float" office:value="0.013981216056" calcext:value-type="float">
            <text:p>0.013981</text:p>
          </table:table-cell>
          <table:table-cell office:value-type="float" office:value="0.0031212603" calcext:value-type="float">
            <text:p>0.003121</text:p>
          </table:table-cell>
          <table:table-cell office:value-type="float" office:value="0.010448862936" calcext:value-type="float">
            <text:p>0.010449</text:p>
          </table:table-cell>
          <table:table-cell office:value-type="float" office:value="0.021235735524" calcext:value-type="float">
            <text:p>0.021236</text:p>
          </table:table-cell>
          <table:table-cell office:value-type="float" office:value="0.001132789104" calcext:value-type="float">
            <text:p>0.001133</text:p>
          </table:table-cell>
          <table:table-cell table:formula="of:=AVERAGE([.B102:.U102])" office:value-type="float" office:value="0.0074813984684" calcext:value-type="float">
            <text:p>0.0074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4439368" calcext:value-type="float">
            <text:p>0.024439</text:p>
          </table:table-cell>
          <table:table-cell office:value-type="float" office:value="0.000459832" calcext:value-type="float">
            <text:p>0.000460</text:p>
          </table:table-cell>
          <table:table-cell office:value-type="float" office:value="0.000009036" calcext:value-type="float">
            <text:p>0.000009</text:p>
          </table:table-cell>
          <table:table-cell office:value-type="float" office:value="0.013430508" calcext:value-type="float">
            <text:p>0.013431</text:p>
          </table:table-cell>
          <table:table-cell office:value-type="float" office:value="0.002069244" calcext:value-type="float">
            <text:p>0.002069</text:p>
          </table:table-cell>
          <table:table-cell office:value-type="float" office:value="0.001580296" calcext:value-type="float">
            <text:p>0.001580</text:p>
          </table:table-cell>
          <table:table-cell office:value-type="float" office:value="0.00000502" calcext:value-type="float">
            <text:p>0.000005</text:p>
          </table:table-cell>
          <table:table-cell office:value-type="float" office:value="0.010249836" calcext:value-type="float">
            <text:p>0.010250</text:p>
          </table:table-cell>
          <table:table-cell office:value-type="float" office:value="0.00000499992" calcext:value-type="float">
            <text:p>0.000005</text:p>
          </table:table-cell>
          <table:table-cell office:value-type="float" office:value="0.000008999856" calcext:value-type="float">
            <text:p>0.000009</text:p>
          </table:table-cell>
          <table:table-cell office:value-type="float" office:value="0.013376785968" calcext:value-type="float">
            <text:p>0.013377</text:p>
          </table:table-cell>
          <table:table-cell office:value-type="float" office:value="0.002092005684" calcext:value-type="float">
            <text:p>0.002092</text:p>
          </table:table-cell>
          <table:table-cell office:value-type="float" office:value="0.010362584196" calcext:value-type="float">
            <text:p>0.010363</text:p>
          </table:table-cell>
          <table:table-cell office:value-type="float" office:value="0.024708201048" calcext:value-type="float">
            <text:p>0.024708</text:p>
          </table:table-cell>
          <table:table-cell office:value-type="float" office:value="0.000464890152" calcext:value-type="float">
            <text:p>0.000465</text:p>
          </table:table-cell>
          <table:table-cell office:value-type="float" office:value="0.013578243588" calcext:value-type="float">
            <text:p>0.013578</text:p>
          </table:table-cell>
          <table:table-cell office:value-type="float" office:value="0.002092005684" calcext:value-type="float">
            <text:p>0.002092</text:p>
          </table:table-cell>
          <table:table-cell office:value-type="float" office:value="0.010362584196" calcext:value-type="float">
            <text:p>0.010363</text:p>
          </table:table-cell>
          <table:table-cell office:value-type="float" office:value="0.024708201048" calcext:value-type="float">
            <text:p>0.024708</text:p>
          </table:table-cell>
          <table:table-cell office:value-type="float" office:value="0.000464890152" calcext:value-type="float">
            <text:p>0.000465</text:p>
          </table:table-cell>
          <table:table-cell table:formula="of:=AVERAGE([.B103:.U103])" office:value-type="float" office:value="0.0077233765746" calcext:value-type="float">
            <text:p>0.007723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8" table:number-columns-repeated="5"/>
          <table:table-cell table:style-name="Default"/>
        </table:table-row>
        <table:table-row table:style-name="ro1">
          <table:table-cell table:style-name="Default"/>
          <table:table-cell table:style-name="ce5" table:number-columns-repeated="20"/>
          <table:table-cell table:style-name="Default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269" calcext:value-type="float">
            <text:p>0.687269</text:p>
          </table:table-cell>
          <table:table-cell office:value-type="float" office:value="0.686361" calcext:value-type="float">
            <text:p>0.686361</text:p>
          </table:table-cell>
          <table:table-cell office:value-type="float" office:value="0.685986" calcext:value-type="float">
            <text:p>0.685986</text:p>
          </table:table-cell>
          <table:table-cell office:value-type="float" office:value="0.686029" calcext:value-type="float">
            <text:p>0.686029</text:p>
          </table:table-cell>
          <table:table-cell office:value-type="float" office:value="0.689244" calcext:value-type="float">
            <text:p>0.689244</text:p>
          </table:table-cell>
          <table:table-cell office:value-type="float" office:value="0.688957" calcext:value-type="float">
            <text:p>0.688957</text:p>
          </table:table-cell>
          <table:table-cell office:value-type="float" office:value="0.688094" calcext:value-type="float">
            <text:p>0.688094</text:p>
          </table:table-cell>
          <table:table-cell office:value-type="float" office:value="0.708029" calcext:value-type="float">
            <text:p>0.708029</text:p>
          </table:table-cell>
          <table:table-cell office:value-type="float" office:value="0.688094" calcext:value-type="float">
            <text:p>0.688094</text:p>
          </table:table-cell>
          <table:table-cell office:value-type="float" office:value="0.685986" calcext:value-type="float">
            <text:p>0.685986</text:p>
          </table:table-cell>
          <table:table-cell office:value-type="float" office:value="0.686029" calcext:value-type="float">
            <text:p>0.686029</text:p>
          </table:table-cell>
          <table:table-cell office:value-type="float" office:value="0.689244" calcext:value-type="float">
            <text:p>0.689244</text:p>
          </table:table-cell>
          <table:table-cell office:value-type="float" office:value="0.708029" calcext:value-type="float">
            <text:p>0.708029</text:p>
          </table:table-cell>
          <table:table-cell office:value-type="float" office:value="0.687269" calcext:value-type="float">
            <text:p>0.687269</text:p>
          </table:table-cell>
          <table:table-cell office:value-type="float" office:value="0.686361" calcext:value-type="float">
            <text:p>0.686361</text:p>
          </table:table-cell>
          <table:table-cell office:value-type="float" office:value="0.686029" calcext:value-type="float">
            <text:p>0.686029</text:p>
          </table:table-cell>
          <table:table-cell office:value-type="float" office:value="0.689244" calcext:value-type="float">
            <text:p>0.689244</text:p>
          </table:table-cell>
          <table:table-cell office:value-type="float" office:value="0.708029" calcext:value-type="float">
            <text:p>0.708029</text:p>
          </table:table-cell>
          <table:table-cell office:value-type="float" office:value="0.687269" calcext:value-type="float">
            <text:p>0.687269</text:p>
          </table:table-cell>
          <table:table-cell office:value-type="float" office:value="0.686361" calcext:value-type="float">
            <text:p>0.686361</text:p>
          </table:table-cell>
          <table:table-cell table:formula="of:=AVERAGE([.B107:.U107])" office:value-type="float" office:value="0.69039565" calcext:value-type="float">
            <text:p>0.690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5561" calcext:value-type="float">
            <text:p>0.685561</text:p>
          </table:table-cell>
          <table:table-cell office:value-type="float" office:value="0.686212" calcext:value-type="float">
            <text:p>0.686212</text:p>
          </table:table-cell>
          <table:table-cell office:value-type="float" office:value="0.6861" calcext:value-type="float">
            <text:p>0.686100</text:p>
          </table:table-cell>
          <table:table-cell office:value-type="float" office:value="0.687021" calcext:value-type="float">
            <text:p>0.687021</text:p>
          </table:table-cell>
          <table:table-cell office:value-type="float" office:value="0.688203" calcext:value-type="float">
            <text:p>0.688203</text:p>
          </table:table-cell>
          <table:table-cell office:value-type="float" office:value="0.688793" calcext:value-type="float">
            <text:p>0.688793</text:p>
          </table:table-cell>
          <table:table-cell office:value-type="float" office:value="0.687418" calcext:value-type="float">
            <text:p>0.687418</text:p>
          </table:table-cell>
          <table:table-cell office:value-type="float" office:value="0.687105" calcext:value-type="float">
            <text:p>0.687105</text:p>
          </table:table-cell>
          <table:table-cell office:value-type="float" office:value="0.687418" calcext:value-type="float">
            <text:p>0.687418</text:p>
          </table:table-cell>
          <table:table-cell office:value-type="float" office:value="0.6861" calcext:value-type="float">
            <text:p>0.686100</text:p>
          </table:table-cell>
          <table:table-cell office:value-type="float" office:value="0.687021" calcext:value-type="float">
            <text:p>0.687021</text:p>
          </table:table-cell>
          <table:table-cell office:value-type="float" office:value="0.688203" calcext:value-type="float">
            <text:p>0.688203</text:p>
          </table:table-cell>
          <table:table-cell office:value-type="float" office:value="0.687105" calcext:value-type="float">
            <text:p>0.687105</text:p>
          </table:table-cell>
          <table:table-cell office:value-type="float" office:value="0.685561" calcext:value-type="float">
            <text:p>0.685561</text:p>
          </table:table-cell>
          <table:table-cell office:value-type="float" office:value="0.686212" calcext:value-type="float">
            <text:p>0.686212</text:p>
          </table:table-cell>
          <table:table-cell office:value-type="float" office:value="0.687021" calcext:value-type="float">
            <text:p>0.687021</text:p>
          </table:table-cell>
          <table:table-cell office:value-type="float" office:value="0.688203" calcext:value-type="float">
            <text:p>0.688203</text:p>
          </table:table-cell>
          <table:table-cell office:value-type="float" office:value="0.687105" calcext:value-type="float">
            <text:p>0.687105</text:p>
          </table:table-cell>
          <table:table-cell office:value-type="float" office:value="0.685561" calcext:value-type="float">
            <text:p>0.685561</text:p>
          </table:table-cell>
          <table:table-cell office:value-type="float" office:value="0.686212" calcext:value-type="float">
            <text:p>0.686212</text:p>
          </table:table-cell>
          <table:table-cell table:formula="of:=AVERAGE([.B108:.U108])" office:value-type="float" office:value="0.68690675" calcext:value-type="float">
            <text:p>0.686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5775" calcext:value-type="float">
            <text:p>0.685775</text:p>
          </table:table-cell>
          <table:table-cell office:value-type="float" office:value="0.686596" calcext:value-type="float">
            <text:p>0.686596</text:p>
          </table:table-cell>
          <table:table-cell office:value-type="float" office:value="0.686429" calcext:value-type="float">
            <text:p>0.686429</text:p>
          </table:table-cell>
          <table:table-cell office:value-type="float" office:value="0.691688" calcext:value-type="float">
            <text:p>0.691688</text:p>
          </table:table-cell>
          <table:table-cell office:value-type="float" office:value="0.687883" calcext:value-type="float">
            <text:p>0.687883</text:p>
          </table:table-cell>
          <table:table-cell office:value-type="float" office:value="0.687875" calcext:value-type="float">
            <text:p>0.687875</text:p>
          </table:table-cell>
          <table:table-cell office:value-type="float" office:value="0.686789" calcext:value-type="float">
            <text:p>0.686789</text:p>
          </table:table-cell>
          <table:table-cell office:value-type="float" office:value="0.700631" calcext:value-type="float">
            <text:p>0.700631</text:p>
          </table:table-cell>
          <table:table-cell office:value-type="float" office:value="0.686789" calcext:value-type="float">
            <text:p>0.686789</text:p>
          </table:table-cell>
          <table:table-cell office:value-type="float" office:value="0.686429" calcext:value-type="float">
            <text:p>0.686429</text:p>
          </table:table-cell>
          <table:table-cell office:value-type="float" office:value="0.691688" calcext:value-type="float">
            <text:p>0.691688</text:p>
          </table:table-cell>
          <table:table-cell office:value-type="float" office:value="0.687883" calcext:value-type="float">
            <text:p>0.687883</text:p>
          </table:table-cell>
          <table:table-cell office:value-type="float" office:value="0.700631" calcext:value-type="float">
            <text:p>0.700631</text:p>
          </table:table-cell>
          <table:table-cell office:value-type="float" office:value="0.685775" calcext:value-type="float">
            <text:p>0.685775</text:p>
          </table:table-cell>
          <table:table-cell office:value-type="float" office:value="0.686596" calcext:value-type="float">
            <text:p>0.686596</text:p>
          </table:table-cell>
          <table:table-cell office:value-type="float" office:value="0.691688" calcext:value-type="float">
            <text:p>0.691688</text:p>
          </table:table-cell>
          <table:table-cell office:value-type="float" office:value="0.687883" calcext:value-type="float">
            <text:p>0.687883</text:p>
          </table:table-cell>
          <table:table-cell office:value-type="float" office:value="0.700631" calcext:value-type="float">
            <text:p>0.700631</text:p>
          </table:table-cell>
          <table:table-cell office:value-type="float" office:value="0.685775" calcext:value-type="float">
            <text:p>0.685775</text:p>
          </table:table-cell>
          <table:table-cell office:value-type="float" office:value="0.686596" calcext:value-type="float">
            <text:p>0.686596</text:p>
          </table:table-cell>
          <table:table-cell table:formula="of:=AVERAGE([.B109:.U109])" office:value-type="float" office:value="0.6896015" calcext:value-type="float">
            <text:p>0.689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686" calcext:value-type="float">
            <text:p>0.686860</text:p>
          </table:table-cell>
          <table:table-cell office:value-type="float" office:value="0.689055" calcext:value-type="float">
            <text:p>0.689055</text:p>
          </table:table-cell>
          <table:table-cell office:value-type="float" office:value="0.686716" calcext:value-type="float">
            <text:p>0.686716</text:p>
          </table:table-cell>
          <table:table-cell office:value-type="float" office:value="0.710868" calcext:value-type="float">
            <text:p>0.710868</text:p>
          </table:table-cell>
          <table:table-cell office:value-type="float" office:value="0.704224" calcext:value-type="float">
            <text:p>0.704224</text:p>
          </table:table-cell>
          <table:table-cell office:value-type="float" office:value="0.688094" calcext:value-type="float">
            <text:p>0.688094</text:p>
          </table:table-cell>
          <table:table-cell office:value-type="float" office:value="0.688414" calcext:value-type="float">
            <text:p>0.688414</text:p>
          </table:table-cell>
          <table:table-cell office:value-type="float" office:value="0.690412" calcext:value-type="float">
            <text:p>0.690412</text:p>
          </table:table-cell>
          <table:table-cell office:value-type="float" office:value="0.688414" calcext:value-type="float">
            <text:p>0.688414</text:p>
          </table:table-cell>
          <table:table-cell office:value-type="float" office:value="0.686716" calcext:value-type="float">
            <text:p>0.686716</text:p>
          </table:table-cell>
          <table:table-cell office:value-type="float" office:value="0.710868" calcext:value-type="float">
            <text:p>0.710868</text:p>
          </table:table-cell>
          <table:table-cell office:value-type="float" office:value="0.704224" calcext:value-type="float">
            <text:p>0.704224</text:p>
          </table:table-cell>
          <table:table-cell office:value-type="float" office:value="0.690412" calcext:value-type="float">
            <text:p>0.690412</text:p>
          </table:table-cell>
          <table:table-cell office:value-type="float" office:value="0.68686" calcext:value-type="float">
            <text:p>0.686860</text:p>
          </table:table-cell>
          <table:table-cell office:value-type="float" office:value="0.689055" calcext:value-type="float">
            <text:p>0.689055</text:p>
          </table:table-cell>
          <table:table-cell office:value-type="float" office:value="0.710868" calcext:value-type="float">
            <text:p>0.710868</text:p>
          </table:table-cell>
          <table:table-cell office:value-type="float" office:value="0.704224" calcext:value-type="float">
            <text:p>0.704224</text:p>
          </table:table-cell>
          <table:table-cell office:value-type="float" office:value="0.690412" calcext:value-type="float">
            <text:p>0.690412</text:p>
          </table:table-cell>
          <table:table-cell office:value-type="float" office:value="0.68686" calcext:value-type="float">
            <text:p>0.686860</text:p>
          </table:table-cell>
          <table:table-cell office:value-type="float" office:value="0.689055" calcext:value-type="float">
            <text:p>0.689055</text:p>
          </table:table-cell>
          <table:table-cell table:formula="of:=AVERAGE([.B110:.U110])" office:value-type="float" office:value="0.69413055" calcext:value-type="float">
            <text:p>0.694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697999" calcext:value-type="float">
            <text:p>0.697999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.687477" calcext:value-type="float">
            <text:p>0.687477</text:p>
          </table:table-cell>
          <table:table-cell office:value-type="float" office:value="0.688376" calcext:value-type="float">
            <text:p>0.688376</text:p>
          </table:table-cell>
          <table:table-cell office:value-type="float" office:value="0.689932" calcext:value-type="float">
            <text:p>0.689932</text:p>
          </table:table-cell>
          <table:table-cell office:value-type="float" office:value="0.691593" calcext:value-type="float">
            <text:p>0.691593</text:p>
          </table:table-cell>
          <table:table-cell office:value-type="float" office:value="0.686853" calcext:value-type="float">
            <text:p>0.686853</text:p>
          </table:table-cell>
          <table:table-cell office:value-type="float" office:value="0.691593" calcext:value-type="float">
            <text:p>0.691593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.687477" calcext:value-type="float">
            <text:p>0.687477</text:p>
          </table:table-cell>
          <table:table-cell office:value-type="float" office:value="0.688376" calcext:value-type="float">
            <text:p>0.688376</text:p>
          </table:table-cell>
          <table:table-cell office:value-type="float" office:value="0.686853" calcext:value-type="float">
            <text:p>0.686853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697999" calcext:value-type="float">
            <text:p>0.697999</text:p>
          </table:table-cell>
          <table:table-cell office:value-type="float" office:value="0.687477" calcext:value-type="float">
            <text:p>0.687477</text:p>
          </table:table-cell>
          <table:table-cell office:value-type="float" office:value="0.688376" calcext:value-type="float">
            <text:p>0.688376</text:p>
          </table:table-cell>
          <table:table-cell office:value-type="float" office:value="0.686853" calcext:value-type="float">
            <text:p>0.686853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697999" calcext:value-type="float">
            <text:p>0.697999</text:p>
          </table:table-cell>
          <table:table-cell table:formula="of:=AVERAGE([.B111:.U111])" office:value-type="float" office:value="0.68938915" calcext:value-type="float">
            <text:p>0.689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6775" calcext:value-type="float">
            <text:p>0.686775</text:p>
          </table:table-cell>
          <table:table-cell office:value-type="float" office:value="0.726131" calcext:value-type="float">
            <text:p>0.726131</text:p>
          </table:table-cell>
          <table:table-cell office:value-type="float" office:value="0.687167" calcext:value-type="float">
            <text:p>0.687167</text:p>
          </table:table-cell>
          <table:table-cell office:value-type="float" office:value="0.700721" calcext:value-type="float">
            <text:p>0.700721</text:p>
          </table:table-cell>
          <table:table-cell office:value-type="float" office:value="0.691834" calcext:value-type="float">
            <text:p>0.691834</text:p>
          </table:table-cell>
          <table:table-cell office:value-type="float" office:value="0.688888" calcext:value-type="float">
            <text:p>0.688888</text:p>
          </table:table-cell>
          <table:table-cell office:value-type="float" office:value="0.713248" calcext:value-type="float">
            <text:p>0.713248</text:p>
          </table:table-cell>
          <table:table-cell office:value-type="float" office:value="0.726282" calcext:value-type="float">
            <text:p>0.726282</text:p>
          </table:table-cell>
          <table:table-cell office:value-type="float" office:value="0.713248" calcext:value-type="float">
            <text:p>0.713248</text:p>
          </table:table-cell>
          <table:table-cell office:value-type="float" office:value="0.687167" calcext:value-type="float">
            <text:p>0.687167</text:p>
          </table:table-cell>
          <table:table-cell office:value-type="float" office:value="0.700721" calcext:value-type="float">
            <text:p>0.700721</text:p>
          </table:table-cell>
          <table:table-cell office:value-type="float" office:value="0.691834" calcext:value-type="float">
            <text:p>0.691834</text:p>
          </table:table-cell>
          <table:table-cell office:value-type="float" office:value="0.726282" calcext:value-type="float">
            <text:p>0.726282</text:p>
          </table:table-cell>
          <table:table-cell office:value-type="float" office:value="0.686775" calcext:value-type="float">
            <text:p>0.686775</text:p>
          </table:table-cell>
          <table:table-cell office:value-type="float" office:value="0.726131" calcext:value-type="float">
            <text:p>0.726131</text:p>
          </table:table-cell>
          <table:table-cell office:value-type="float" office:value="0.700721" calcext:value-type="float">
            <text:p>0.700721</text:p>
          </table:table-cell>
          <table:table-cell office:value-type="float" office:value="0.691834" calcext:value-type="float">
            <text:p>0.691834</text:p>
          </table:table-cell>
          <table:table-cell office:value-type="float" office:value="0.726282" calcext:value-type="float">
            <text:p>0.726282</text:p>
          </table:table-cell>
          <table:table-cell office:value-type="float" office:value="0.686775" calcext:value-type="float">
            <text:p>0.686775</text:p>
          </table:table-cell>
          <table:table-cell office:value-type="float" office:value="0.726131" calcext:value-type="float">
            <text:p>0.726131</text:p>
          </table:table-cell>
          <table:table-cell table:formula="of:=AVERAGE([.B112:.U112])" office:value-type="float" office:value="0.70424735" calcext:value-type="float">
            <text:p>0.7042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8138" calcext:value-type="float">
            <text:p>0.688138</text:p>
          </table:table-cell>
          <table:table-cell office:value-type="float" office:value="0.686355" calcext:value-type="float">
            <text:p>0.686355</text:p>
          </table:table-cell>
          <table:table-cell office:value-type="float" office:value="0.686759" calcext:value-type="float">
            <text:p>0.686759</text:p>
          </table:table-cell>
          <table:table-cell office:value-type="float" office:value="0.686543" calcext:value-type="float">
            <text:p>0.686543</text:p>
          </table:table-cell>
          <table:table-cell office:value-type="float" office:value="0.685827" calcext:value-type="float">
            <text:p>0.685827</text:p>
          </table:table-cell>
          <table:table-cell office:value-type="float" office:value="0.686957" calcext:value-type="float">
            <text:p>0.686957</text:p>
          </table:table-cell>
          <table:table-cell office:value-type="float" office:value="0.687072" calcext:value-type="float">
            <text:p>0.687072</text:p>
          </table:table-cell>
          <table:table-cell office:value-type="float" office:value="0.689203" calcext:value-type="float">
            <text:p>0.689203</text:p>
          </table:table-cell>
          <table:table-cell office:value-type="float" office:value="0.687072" calcext:value-type="float">
            <text:p>0.687072</text:p>
          </table:table-cell>
          <table:table-cell office:value-type="float" office:value="0.686759" calcext:value-type="float">
            <text:p>0.686759</text:p>
          </table:table-cell>
          <table:table-cell office:value-type="float" office:value="0.686543" calcext:value-type="float">
            <text:p>0.686543</text:p>
          </table:table-cell>
          <table:table-cell office:value-type="float" office:value="0.685827" calcext:value-type="float">
            <text:p>0.685827</text:p>
          </table:table-cell>
          <table:table-cell office:value-type="float" office:value="0.689203" calcext:value-type="float">
            <text:p>0.689203</text:p>
          </table:table-cell>
          <table:table-cell office:value-type="float" office:value="0.688138" calcext:value-type="float">
            <text:p>0.688138</text:p>
          </table:table-cell>
          <table:table-cell office:value-type="float" office:value="0.686355" calcext:value-type="float">
            <text:p>0.686355</text:p>
          </table:table-cell>
          <table:table-cell office:value-type="float" office:value="0.686543" calcext:value-type="float">
            <text:p>0.686543</text:p>
          </table:table-cell>
          <table:table-cell office:value-type="float" office:value="0.685827" calcext:value-type="float">
            <text:p>0.685827</text:p>
          </table:table-cell>
          <table:table-cell office:value-type="float" office:value="0.689203" calcext:value-type="float">
            <text:p>0.689203</text:p>
          </table:table-cell>
          <table:table-cell office:value-type="float" office:value="0.688138" calcext:value-type="float">
            <text:p>0.688138</text:p>
          </table:table-cell>
          <table:table-cell office:value-type="float" office:value="0.686355" calcext:value-type="float">
            <text:p>0.686355</text:p>
          </table:table-cell>
          <table:table-cell table:formula="of:=AVERAGE([.B113:.U113])" office:value-type="float" office:value="0.68714085" calcext:value-type="float">
            <text:p>0.687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1445" calcext:value-type="float">
            <text:p>0.701445</text:p>
          </table:table-cell>
          <table:table-cell office:value-type="float" office:value="0.68596" calcext:value-type="float">
            <text:p>0.685960</text:p>
          </table:table-cell>
          <table:table-cell office:value-type="float" office:value="0.68599" calcext:value-type="float">
            <text:p>0.685990</text:p>
          </table:table-cell>
          <table:table-cell office:value-type="float" office:value="0.685881" calcext:value-type="float">
            <text:p>0.685881</text:p>
          </table:table-cell>
          <table:table-cell office:value-type="float" office:value="0.68637" calcext:value-type="float">
            <text:p>0.686370</text:p>
          </table:table-cell>
          <table:table-cell office:value-type="float" office:value="0.686011" calcext:value-type="float">
            <text:p>0.686011</text:p>
          </table:table-cell>
          <table:table-cell office:value-type="float" office:value="0.687247" calcext:value-type="float">
            <text:p>0.687247</text:p>
          </table:table-cell>
          <table:table-cell office:value-type="float" office:value="0.687328" calcext:value-type="float">
            <text:p>0.687328</text:p>
          </table:table-cell>
          <table:table-cell office:value-type="float" office:value="0.687247" calcext:value-type="float">
            <text:p>0.687247</text:p>
          </table:table-cell>
          <table:table-cell office:value-type="float" office:value="0.68599" calcext:value-type="float">
            <text:p>0.685990</text:p>
          </table:table-cell>
          <table:table-cell office:value-type="float" office:value="0.685881" calcext:value-type="float">
            <text:p>0.685881</text:p>
          </table:table-cell>
          <table:table-cell office:value-type="float" office:value="0.68637" calcext:value-type="float">
            <text:p>0.686370</text:p>
          </table:table-cell>
          <table:table-cell office:value-type="float" office:value="0.687328" calcext:value-type="float">
            <text:p>0.687328</text:p>
          </table:table-cell>
          <table:table-cell office:value-type="float" office:value="0.701445" calcext:value-type="float">
            <text:p>0.701445</text:p>
          </table:table-cell>
          <table:table-cell office:value-type="float" office:value="0.68596" calcext:value-type="float">
            <text:p>0.685960</text:p>
          </table:table-cell>
          <table:table-cell office:value-type="float" office:value="0.685881" calcext:value-type="float">
            <text:p>0.685881</text:p>
          </table:table-cell>
          <table:table-cell office:value-type="float" office:value="0.68637" calcext:value-type="float">
            <text:p>0.686370</text:p>
          </table:table-cell>
          <table:table-cell office:value-type="float" office:value="0.687328" calcext:value-type="float">
            <text:p>0.687328</text:p>
          </table:table-cell>
          <table:table-cell office:value-type="float" office:value="0.701445" calcext:value-type="float">
            <text:p>0.701445</text:p>
          </table:table-cell>
          <table:table-cell office:value-type="float" office:value="0.68596" calcext:value-type="float">
            <text:p>0.685960</text:p>
          </table:table-cell>
          <table:table-cell table:formula="of:=AVERAGE([.B114:.U114])" office:value-type="float" office:value="0.68867185" calcext:value-type="float">
            <text:p>0.688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5164" calcext:value-type="float">
            <text:p>0.695164</text:p>
          </table:table-cell>
          <table:table-cell office:value-type="float" office:value="0.68625" calcext:value-type="float">
            <text:p>0.686250</text:p>
          </table:table-cell>
          <table:table-cell office:value-type="float" office:value="0.686717" calcext:value-type="float">
            <text:p>0.686717</text:p>
          </table:table-cell>
          <table:table-cell office:value-type="float" office:value="0.686715" calcext:value-type="float">
            <text:p>0.686715</text:p>
          </table:table-cell>
          <table:table-cell office:value-type="float" office:value="0.685141" calcext:value-type="float">
            <text:p>0.685141</text:p>
          </table:table-cell>
          <table:table-cell office:value-type="float" office:value="0.686597" calcext:value-type="float">
            <text:p>0.686597</text:p>
          </table:table-cell>
          <table:table-cell office:value-type="float" office:value="0.685833" calcext:value-type="float">
            <text:p>0.685833</text:p>
          </table:table-cell>
          <table:table-cell office:value-type="float" office:value="0.68625" calcext:value-type="float">
            <text:p>0.686250</text:p>
          </table:table-cell>
          <table:table-cell office:value-type="float" office:value="0.685833" calcext:value-type="float">
            <text:p>0.685833</text:p>
          </table:table-cell>
          <table:table-cell office:value-type="float" office:value="0.686717" calcext:value-type="float">
            <text:p>0.686717</text:p>
          </table:table-cell>
          <table:table-cell office:value-type="float" office:value="0.686715" calcext:value-type="float">
            <text:p>0.686715</text:p>
          </table:table-cell>
          <table:table-cell office:value-type="float" office:value="0.685141" calcext:value-type="float">
            <text:p>0.685141</text:p>
          </table:table-cell>
          <table:table-cell office:value-type="float" office:value="0.68625" calcext:value-type="float">
            <text:p>0.686250</text:p>
          </table:table-cell>
          <table:table-cell office:value-type="float" office:value="0.695164" calcext:value-type="float">
            <text:p>0.695164</text:p>
          </table:table-cell>
          <table:table-cell office:value-type="float" office:value="0.68625" calcext:value-type="float">
            <text:p>0.686250</text:p>
          </table:table-cell>
          <table:table-cell office:value-type="float" office:value="0.686715" calcext:value-type="float">
            <text:p>0.686715</text:p>
          </table:table-cell>
          <table:table-cell office:value-type="float" office:value="0.685141" calcext:value-type="float">
            <text:p>0.685141</text:p>
          </table:table-cell>
          <table:table-cell office:value-type="float" office:value="0.68625" calcext:value-type="float">
            <text:p>0.686250</text:p>
          </table:table-cell>
          <table:table-cell office:value-type="float" office:value="0.695164" calcext:value-type="float">
            <text:p>0.695164</text:p>
          </table:table-cell>
          <table:table-cell office:value-type="float" office:value="0.68625" calcext:value-type="float">
            <text:p>0.686250</text:p>
          </table:table-cell>
          <table:table-cell table:formula="of:=AVERAGE([.B115:.U115])" office:value-type="float" office:value="0.68751285" calcext:value-type="float">
            <text:p>0.687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8726" calcext:value-type="float">
            <text:p>0.688726</text:p>
          </table:table-cell>
          <table:table-cell office:value-type="float" office:value="0.685843" calcext:value-type="float">
            <text:p>0.685843</text:p>
          </table:table-cell>
          <table:table-cell office:value-type="float" office:value="0.686041" calcext:value-type="float">
            <text:p>0.686041</text:p>
          </table:table-cell>
          <table:table-cell office:value-type="float" office:value="0.892182" calcext:value-type="float">
            <text:p>0.892182</text:p>
          </table:table-cell>
          <table:table-cell office:value-type="float" office:value="0.685154" calcext:value-type="float">
            <text:p>0.685154</text:p>
          </table:table-cell>
          <table:table-cell office:value-type="float" office:value="0.685848" calcext:value-type="float">
            <text:p>0.68584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85716" calcext:value-type="float">
            <text:p>0.685716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86041" calcext:value-type="float">
            <text:p>0.686041</text:p>
          </table:table-cell>
          <table:table-cell office:value-type="float" office:value="0.892182" calcext:value-type="float">
            <text:p>0.892182</text:p>
          </table:table-cell>
          <table:table-cell office:value-type="float" office:value="0.685154" calcext:value-type="float">
            <text:p>0.685154</text:p>
          </table:table-cell>
          <table:table-cell office:value-type="float" office:value="0.685716" calcext:value-type="float">
            <text:p>0.685716</text:p>
          </table:table-cell>
          <table:table-cell office:value-type="float" office:value="0.688726" calcext:value-type="float">
            <text:p>0.688726</text:p>
          </table:table-cell>
          <table:table-cell office:value-type="float" office:value="0.685843" calcext:value-type="float">
            <text:p>0.685843</text:p>
          </table:table-cell>
          <table:table-cell office:value-type="float" office:value="0.892182" calcext:value-type="float">
            <text:p>0.892182</text:p>
          </table:table-cell>
          <table:table-cell office:value-type="float" office:value="0.685154" calcext:value-type="float">
            <text:p>0.685154</text:p>
          </table:table-cell>
          <table:table-cell office:value-type="float" office:value="0.685716" calcext:value-type="float">
            <text:p>0.685716</text:p>
          </table:table-cell>
          <table:table-cell office:value-type="float" office:value="0.688726" calcext:value-type="float">
            <text:p>0.688726</text:p>
          </table:table-cell>
          <table:table-cell office:value-type="float" office:value="0.685843" calcext:value-type="float">
            <text:p>0.685843</text:p>
          </table:table-cell>
          <table:table-cell table:formula="of:=AVERAGE([.B116:.U116])" office:value-type="float" office:value="0.71758855" calcext:value-type="float">
            <text:p>0.717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0127" calcext:value-type="float">
            <text:p>0.690127</text:p>
          </table:table-cell>
          <table:table-cell office:value-type="float" office:value="0.685788" calcext:value-type="float">
            <text:p>0.685788</text:p>
          </table:table-cell>
          <table:table-cell office:value-type="float" office:value="0.685683" calcext:value-type="float">
            <text:p>0.685683</text:p>
          </table:table-cell>
          <table:table-cell office:value-type="float" office:value="0.686197" calcext:value-type="float">
            <text:p>0.686197</text:p>
          </table:table-cell>
          <table:table-cell office:value-type="float" office:value="0.687145" calcext:value-type="float">
            <text:p>0.687145</text:p>
          </table:table-cell>
          <table:table-cell office:value-type="float" office:value="0.685672" calcext:value-type="float">
            <text:p>0.685672</text:p>
          </table:table-cell>
          <table:table-cell office:value-type="float" office:value="0.70545" calcext:value-type="float">
            <text:p>0.705450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70545" calcext:value-type="float">
            <text:p>0.705450</text:p>
          </table:table-cell>
          <table:table-cell office:value-type="float" office:value="0.685683" calcext:value-type="float">
            <text:p>0.685683</text:p>
          </table:table-cell>
          <table:table-cell office:value-type="float" office:value="0.686197" calcext:value-type="float">
            <text:p>0.686197</text:p>
          </table:table-cell>
          <table:table-cell office:value-type="float" office:value="0.687145" calcext:value-type="float">
            <text:p>0.687145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690127" calcext:value-type="float">
            <text:p>0.690127</text:p>
          </table:table-cell>
          <table:table-cell office:value-type="float" office:value="0.685788" calcext:value-type="float">
            <text:p>0.685788</text:p>
          </table:table-cell>
          <table:table-cell office:value-type="float" office:value="0.686197" calcext:value-type="float">
            <text:p>0.686197</text:p>
          </table:table-cell>
          <table:table-cell office:value-type="float" office:value="0.687145" calcext:value-type="float">
            <text:p>0.687145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690127" calcext:value-type="float">
            <text:p>0.690127</text:p>
          </table:table-cell>
          <table:table-cell office:value-type="float" office:value="0.685788" calcext:value-type="float">
            <text:p>0.685788</text:p>
          </table:table-cell>
          <table:table-cell table:formula="of:=AVERAGE([.B117:.U117])" office:value-type="float" office:value="0.68862635" calcext:value-type="float">
            <text:p>0.6886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6048" calcext:value-type="float">
            <text:p>0.686048</text:p>
          </table:table-cell>
          <table:table-cell office:value-type="float" office:value="0.685736" calcext:value-type="float">
            <text:p>0.685736</text:p>
          </table:table-cell>
          <table:table-cell office:value-type="float" office:value="0.685669" calcext:value-type="float">
            <text:p>0.685669</text:p>
          </table:table-cell>
          <table:table-cell office:value-type="float" office:value="0.685686" calcext:value-type="float">
            <text:p>0.685686</text:p>
          </table:table-cell>
          <table:table-cell office:value-type="float" office:value="0.685296" calcext:value-type="float">
            <text:p>0.685296</text:p>
          </table:table-cell>
          <table:table-cell office:value-type="float" office:value="0.685632" calcext:value-type="float">
            <text:p>0.685632</text:p>
          </table:table-cell>
          <table:table-cell office:value-type="float" office:value="0.687036" calcext:value-type="float">
            <text:p>0.687036</text:p>
          </table:table-cell>
          <table:table-cell office:value-type="float" office:value="0.685978" calcext:value-type="float">
            <text:p>0.685978</text:p>
          </table:table-cell>
          <table:table-cell office:value-type="float" office:value="0.687036" calcext:value-type="float">
            <text:p>0.687036</text:p>
          </table:table-cell>
          <table:table-cell office:value-type="float" office:value="0.685669" calcext:value-type="float">
            <text:p>0.685669</text:p>
          </table:table-cell>
          <table:table-cell office:value-type="float" office:value="0.685686" calcext:value-type="float">
            <text:p>0.685686</text:p>
          </table:table-cell>
          <table:table-cell office:value-type="float" office:value="0.685296" calcext:value-type="float">
            <text:p>0.685296</text:p>
          </table:table-cell>
          <table:table-cell office:value-type="float" office:value="0.685978" calcext:value-type="float">
            <text:p>0.685978</text:p>
          </table:table-cell>
          <table:table-cell office:value-type="float" office:value="0.686048" calcext:value-type="float">
            <text:p>0.686048</text:p>
          </table:table-cell>
          <table:table-cell office:value-type="float" office:value="0.685736" calcext:value-type="float">
            <text:p>0.685736</text:p>
          </table:table-cell>
          <table:table-cell office:value-type="float" office:value="0.685686" calcext:value-type="float">
            <text:p>0.685686</text:p>
          </table:table-cell>
          <table:table-cell office:value-type="float" office:value="0.685296" calcext:value-type="float">
            <text:p>0.685296</text:p>
          </table:table-cell>
          <table:table-cell office:value-type="float" office:value="0.685978" calcext:value-type="float">
            <text:p>0.685978</text:p>
          </table:table-cell>
          <table:table-cell office:value-type="float" office:value="0.686048" calcext:value-type="float">
            <text:p>0.686048</text:p>
          </table:table-cell>
          <table:table-cell office:value-type="float" office:value="0.685736" calcext:value-type="float">
            <text:p>0.685736</text:p>
          </table:table-cell>
          <table:table-cell table:formula="of:=AVERAGE([.B118:.U118])" office:value-type="float" office:value="0.6858637" calcext:value-type="float">
            <text:p>0.685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6015" calcext:value-type="float">
            <text:p>0.686015</text:p>
          </table:table-cell>
          <table:table-cell office:value-type="float" office:value="0.685817" calcext:value-type="float">
            <text:p>0.685817</text:p>
          </table:table-cell>
          <table:table-cell office:value-type="float" office:value="0.685957" calcext:value-type="float">
            <text:p>0.685957</text:p>
          </table:table-cell>
          <table:table-cell office:value-type="float" office:value="0.685718" calcext:value-type="float">
            <text:p>0.685718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685572" calcext:value-type="float">
            <text:p>0.685572</text:p>
          </table:table-cell>
          <table:table-cell office:value-type="float" office:value="0.686437" calcext:value-type="float">
            <text:p>0.686437</text:p>
          </table:table-cell>
          <table:table-cell office:value-type="float" office:value="0.687188" calcext:value-type="float">
            <text:p>0.687188</text:p>
          </table:table-cell>
          <table:table-cell office:value-type="float" office:value="0.686437" calcext:value-type="float">
            <text:p>0.686437</text:p>
          </table:table-cell>
          <table:table-cell office:value-type="float" office:value="0.685957" calcext:value-type="float">
            <text:p>0.685957</text:p>
          </table:table-cell>
          <table:table-cell office:value-type="float" office:value="0.685718" calcext:value-type="float">
            <text:p>0.685718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687188" calcext:value-type="float">
            <text:p>0.687188</text:p>
          </table:table-cell>
          <table:table-cell office:value-type="float" office:value="0.686015" calcext:value-type="float">
            <text:p>0.686015</text:p>
          </table:table-cell>
          <table:table-cell office:value-type="float" office:value="0.685817" calcext:value-type="float">
            <text:p>0.685817</text:p>
          </table:table-cell>
          <table:table-cell office:value-type="float" office:value="0.685718" calcext:value-type="float">
            <text:p>0.685718</text:p>
          </table:table-cell>
          <table:table-cell office:value-type="float" office:value="0.685944" calcext:value-type="float">
            <text:p>0.685944</text:p>
          </table:table-cell>
          <table:table-cell office:value-type="float" office:value="0.687188" calcext:value-type="float">
            <text:p>0.687188</text:p>
          </table:table-cell>
          <table:table-cell office:value-type="float" office:value="0.686015" calcext:value-type="float">
            <text:p>0.686015</text:p>
          </table:table-cell>
          <table:table-cell office:value-type="float" office:value="0.685817" calcext:value-type="float">
            <text:p>0.685817</text:p>
          </table:table-cell>
          <table:table-cell table:formula="of:=AVERAGE([.B119:.U119])" office:value-type="float" office:value="0.6861203" calcext:value-type="float">
            <text:p>0.686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6649" calcext:value-type="float">
            <text:p>0.686649</text:p>
          </table:table-cell>
          <table:table-cell office:value-type="float" office:value="0.685959" calcext:value-type="float">
            <text:p>0.685959</text:p>
          </table:table-cell>
          <table:table-cell office:value-type="float" office:value="0.686402" calcext:value-type="float">
            <text:p>0.686402</text:p>
          </table:table-cell>
          <table:table-cell office:value-type="float" office:value="0.685461" calcext:value-type="float">
            <text:p>0.685461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85468" calcext:value-type="float">
            <text:p>0.685468</text:p>
          </table:table-cell>
          <table:table-cell office:value-type="float" office:value="0.685544" calcext:value-type="float">
            <text:p>0.685544</text:p>
          </table:table-cell>
          <table:table-cell office:value-type="float" office:value="0.686469" calcext:value-type="float">
            <text:p>0.686469</text:p>
          </table:table-cell>
          <table:table-cell office:value-type="float" office:value="0.685544" calcext:value-type="float">
            <text:p>0.685544</text:p>
          </table:table-cell>
          <table:table-cell office:value-type="float" office:value="0.686402" calcext:value-type="float">
            <text:p>0.686402</text:p>
          </table:table-cell>
          <table:table-cell office:value-type="float" office:value="0.685461" calcext:value-type="float">
            <text:p>0.685461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86469" calcext:value-type="float">
            <text:p>0.686469</text:p>
          </table:table-cell>
          <table:table-cell office:value-type="float" office:value="0.686649" calcext:value-type="float">
            <text:p>0.686649</text:p>
          </table:table-cell>
          <table:table-cell office:value-type="float" office:value="0.685959" calcext:value-type="float">
            <text:p>0.685959</text:p>
          </table:table-cell>
          <table:table-cell office:value-type="float" office:value="0.685461" calcext:value-type="float">
            <text:p>0.685461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86469" calcext:value-type="float">
            <text:p>0.686469</text:p>
          </table:table-cell>
          <table:table-cell office:value-type="float" office:value="0.686649" calcext:value-type="float">
            <text:p>0.686649</text:p>
          </table:table-cell>
          <table:table-cell office:value-type="float" office:value="0.685959" calcext:value-type="float">
            <text:p>0.685959</text:p>
          </table:table-cell>
          <table:table-cell table:formula="of:=AVERAGE([.B120:.U120])" office:value-type="float" office:value="0.68978475" calcext:value-type="float">
            <text:p>0.6897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587" calcext:value-type="float">
            <text:p>0.685870</text:p>
          </table:table-cell>
          <table:table-cell office:value-type="float" office:value="0.684609" calcext:value-type="float">
            <text:p>0.684609</text:p>
          </table:table-cell>
          <table:table-cell office:value-type="float" office:value="0.681499" calcext:value-type="float">
            <text:p>0.681499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84639" calcext:value-type="float">
            <text:p>0.684639</text:p>
          </table:table-cell>
          <table:table-cell office:value-type="float" office:value="0.685794" calcext:value-type="float">
            <text:p>0.685794</text:p>
          </table:table-cell>
          <table:table-cell office:value-type="float" office:value="0.519535" calcext:value-type="float">
            <text:p>0.519535</text:p>
          </table:table-cell>
          <table:table-cell office:value-type="float" office:value="0.68573" calcext:value-type="float">
            <text:p>0.685730</text:p>
          </table:table-cell>
          <table:table-cell office:value-type="float" office:value="0.519535" calcext:value-type="float">
            <text:p>0.519535</text:p>
          </table:table-cell>
          <table:table-cell office:value-type="float" office:value="0.681499" calcext:value-type="float">
            <text:p>0.681499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84639" calcext:value-type="float">
            <text:p>0.684639</text:p>
          </table:table-cell>
          <table:table-cell office:value-type="float" office:value="0.68573" calcext:value-type="float">
            <text:p>0.685730</text:p>
          </table:table-cell>
          <table:table-cell office:value-type="float" office:value="0.68587" calcext:value-type="float">
            <text:p>0.685870</text:p>
          </table:table-cell>
          <table:table-cell office:value-type="float" office:value="0.684609" calcext:value-type="float">
            <text:p>0.684609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84639" calcext:value-type="float">
            <text:p>0.684639</text:p>
          </table:table-cell>
          <table:table-cell office:value-type="float" office:value="0.68573" calcext:value-type="float">
            <text:p>0.685730</text:p>
          </table:table-cell>
          <table:table-cell office:value-type="float" office:value="0.68587" calcext:value-type="float">
            <text:p>0.685870</text:p>
          </table:table-cell>
          <table:table-cell office:value-type="float" office:value="0.684609" calcext:value-type="float">
            <text:p>0.684609</text:p>
          </table:table-cell>
          <table:table-cell table:formula="of:=AVERAGE([.B121:.U121])" office:value-type="float" office:value="0.6683756" calcext:value-type="float">
            <text:p>0.668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5405" calcext:value-type="float">
            <text:p>0.685405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85982" calcext:value-type="float">
            <text:p>0.685982</text:p>
          </table:table-cell>
          <table:table-cell office:value-type="float" office:value="0.722964" calcext:value-type="float">
            <text:p>0.722964</text:p>
          </table:table-cell>
          <table:table-cell office:value-type="float" office:value="0.718739" calcext:value-type="float">
            <text:p>0.718739</text:p>
          </table:table-cell>
          <table:table-cell office:value-type="float" office:value="0.685643" calcext:value-type="float">
            <text:p>0.685643</text:p>
          </table:table-cell>
          <table:table-cell office:value-type="float" office:value="0.473723" calcext:value-type="float">
            <text:p>0.473723</text:p>
          </table:table-cell>
          <table:table-cell office:value-type="float" office:value="0.684942" calcext:value-type="float">
            <text:p>0.684942</text:p>
          </table:table-cell>
          <table:table-cell office:value-type="float" office:value="0.473723" calcext:value-type="float">
            <text:p>0.473723</text:p>
          </table:table-cell>
          <table:table-cell office:value-type="float" office:value="0.685982" calcext:value-type="float">
            <text:p>0.685982</text:p>
          </table:table-cell>
          <table:table-cell office:value-type="float" office:value="0.722964" calcext:value-type="float">
            <text:p>0.722964</text:p>
          </table:table-cell>
          <table:table-cell office:value-type="float" office:value="0.718739" calcext:value-type="float">
            <text:p>0.718739</text:p>
          </table:table-cell>
          <table:table-cell office:value-type="float" office:value="0.684942" calcext:value-type="float">
            <text:p>0.684942</text:p>
          </table:table-cell>
          <table:table-cell office:value-type="float" office:value="0.685405" calcext:value-type="float">
            <text:p>0.685405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722964" calcext:value-type="float">
            <text:p>0.722964</text:p>
          </table:table-cell>
          <table:table-cell office:value-type="float" office:value="0.718739" calcext:value-type="float">
            <text:p>0.718739</text:p>
          </table:table-cell>
          <table:table-cell office:value-type="float" office:value="0.684942" calcext:value-type="float">
            <text:p>0.684942</text:p>
          </table:table-cell>
          <table:table-cell office:value-type="float" office:value="0.685405" calcext:value-type="float">
            <text:p>0.685405</text:p>
          </table:table-cell>
          <table:table-cell office:value-type="float" office:value="0.681694" calcext:value-type="float">
            <text:p>0.681694</text:p>
          </table:table-cell>
          <table:table-cell table:formula="of:=AVERAGE([.B122:.U122])" office:value-type="float" office:value="0.67431425" calcext:value-type="float">
            <text:p>0.6743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0479" calcext:value-type="float">
            <text:p>0.700479</text:p>
          </table:table-cell>
          <table:table-cell office:value-type="float" office:value="0.686005" calcext:value-type="float">
            <text:p>0.686005</text:p>
          </table:table-cell>
          <table:table-cell office:value-type="float" office:value="0.684255" calcext:value-type="float">
            <text:p>0.684255</text:p>
          </table:table-cell>
          <table:table-cell office:value-type="float" office:value="0.68548" calcext:value-type="float">
            <text:p>0.685480</text:p>
          </table:table-cell>
          <table:table-cell office:value-type="float" office:value="0.685271" calcext:value-type="float">
            <text:p>0.685271</text:p>
          </table:table-cell>
          <table:table-cell office:value-type="float" office:value="0.762724" calcext:value-type="float">
            <text:p>0.762724</text:p>
          </table:table-cell>
          <table:table-cell office:value-type="float" office:value="0.4547" calcext:value-type="float">
            <text:p>0.454700</text:p>
          </table:table-cell>
          <table:table-cell office:value-type="float" office:value="0.686055" calcext:value-type="float">
            <text:p>0.686055</text:p>
          </table:table-cell>
          <table:table-cell office:value-type="float" office:value="0.4547" calcext:value-type="float">
            <text:p>0.454700</text:p>
          </table:table-cell>
          <table:table-cell office:value-type="float" office:value="0.684255" calcext:value-type="float">
            <text:p>0.684255</text:p>
          </table:table-cell>
          <table:table-cell office:value-type="float" office:value="0.68548" calcext:value-type="float">
            <text:p>0.685480</text:p>
          </table:table-cell>
          <table:table-cell office:value-type="float" office:value="0.685271" calcext:value-type="float">
            <text:p>0.685271</text:p>
          </table:table-cell>
          <table:table-cell office:value-type="float" office:value="0.686055" calcext:value-type="float">
            <text:p>0.686055</text:p>
          </table:table-cell>
          <table:table-cell office:value-type="float" office:value="0.700479" calcext:value-type="float">
            <text:p>0.700479</text:p>
          </table:table-cell>
          <table:table-cell office:value-type="float" office:value="0.686005" calcext:value-type="float">
            <text:p>0.686005</text:p>
          </table:table-cell>
          <table:table-cell office:value-type="float" office:value="0.68548" calcext:value-type="float">
            <text:p>0.685480</text:p>
          </table:table-cell>
          <table:table-cell office:value-type="float" office:value="0.685271" calcext:value-type="float">
            <text:p>0.685271</text:p>
          </table:table-cell>
          <table:table-cell office:value-type="float" office:value="0.686055" calcext:value-type="float">
            <text:p>0.686055</text:p>
          </table:table-cell>
          <table:table-cell office:value-type="float" office:value="0.700479" calcext:value-type="float">
            <text:p>0.700479</text:p>
          </table:table-cell>
          <table:table-cell office:value-type="float" office:value="0.686005" calcext:value-type="float">
            <text:p>0.686005</text:p>
          </table:table-cell>
          <table:table-cell table:formula="of:=AVERAGE([.B123:.U123])" office:value-type="float" office:value="0.6685252" calcext:value-type="float">
            <text:p>0.668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85699" calcext:value-type="float">
            <text:p>0.685699</text:p>
          </table:table-cell>
          <table:table-cell office:value-type="float" office:value="0.682588" calcext:value-type="float">
            <text:p>0.682588</text:p>
          </table:table-cell>
          <table:table-cell office:value-type="float" office:value="0.530234" calcext:value-type="float">
            <text:p>0.530234</text:p>
          </table:table-cell>
          <table:table-cell office:value-type="float" office:value="0.685684" calcext:value-type="float">
            <text:p>0.685684</text:p>
          </table:table-cell>
          <table:table-cell office:value-type="float" office:value="0.685658" calcext:value-type="float">
            <text:p>0.685658</text:p>
          </table:table-cell>
          <table:table-cell office:value-type="float" office:value="0.685752" calcext:value-type="float">
            <text:p>0.685752</text:p>
          </table:table-cell>
          <table:table-cell office:value-type="float" office:value="0.574543" calcext:value-type="float">
            <text:p>0.574543</text:p>
          </table:table-cell>
          <table:table-cell office:value-type="float" office:value="0.685163" calcext:value-type="float">
            <text:p>0.685163</text:p>
          </table:table-cell>
          <table:table-cell office:value-type="float" office:value="0.574543" calcext:value-type="float">
            <text:p>0.574543</text:p>
          </table:table-cell>
          <table:table-cell office:value-type="float" office:value="0.530234" calcext:value-type="float">
            <text:p>0.530234</text:p>
          </table:table-cell>
          <table:table-cell office:value-type="float" office:value="0.685684" calcext:value-type="float">
            <text:p>0.685684</text:p>
          </table:table-cell>
          <table:table-cell office:value-type="float" office:value="0.685658" calcext:value-type="float">
            <text:p>0.685658</text:p>
          </table:table-cell>
          <table:table-cell office:value-type="float" office:value="0.685163" calcext:value-type="float">
            <text:p>0.685163</text:p>
          </table:table-cell>
          <table:table-cell office:value-type="float" office:value="0.685699" calcext:value-type="float">
            <text:p>0.685699</text:p>
          </table:table-cell>
          <table:table-cell office:value-type="float" office:value="0.682588" calcext:value-type="float">
            <text:p>0.682588</text:p>
          </table:table-cell>
          <table:table-cell office:value-type="float" office:value="0.685684" calcext:value-type="float">
            <text:p>0.685684</text:p>
          </table:table-cell>
          <table:table-cell office:value-type="float" office:value="0.685658" calcext:value-type="float">
            <text:p>0.685658</text:p>
          </table:table-cell>
          <table:table-cell office:value-type="float" office:value="0.685163" calcext:value-type="float">
            <text:p>0.685163</text:p>
          </table:table-cell>
          <table:table-cell office:value-type="float" office:value="0.685699" calcext:value-type="float">
            <text:p>0.685699</text:p>
          </table:table-cell>
          <table:table-cell office:value-type="float" office:value="0.682588" calcext:value-type="float">
            <text:p>0.682588</text:p>
          </table:table-cell>
          <table:table-cell table:formula="of:=AVERAGE([.B124:.U124])" office:value-type="float" office:value="0.6584841" calcext:value-type="float">
            <text:p>0.6584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8079352" calcext:value-type="float">
            <text:p>0.688079</text:p>
          </table:table-cell>
          <table:table-cell office:value-type="float" office:value="0.687627552" calcext:value-type="float">
            <text:p>0.687628</text:p>
          </table:table-cell>
          <table:table-cell office:value-type="float" office:value="0.807867596" calcext:value-type="float">
            <text:p>0.807868</text:p>
          </table:table-cell>
          <table:table-cell office:value-type="float" office:value="0.689982936" calcext:value-type="float">
            <text:p>0.689983</text:p>
          </table:table-cell>
          <table:table-cell office:value-type="float" office:value="0.688620508" calcext:value-type="float">
            <text:p>0.688621</text:p>
          </table:table-cell>
          <table:table-cell office:value-type="float" office:value="0.688890584" calcext:value-type="float">
            <text:p>0.688891</text:p>
          </table:table-cell>
          <table:table-cell office:value-type="float" office:value="0.733349712" calcext:value-type="float">
            <text:p>0.733350</text:p>
          </table:table-cell>
          <table:table-cell office:value-type="float" office:value="0.692537112" calcext:value-type="float">
            <text:p>0.692537</text:p>
          </table:table-cell>
          <table:table-cell office:value-type="float" office:value="0.730416313152" calcext:value-type="float">
            <text:p>0.730416</text:p>
          </table:table-cell>
          <table:table-cell office:value-type="float" office:value="0.804636125616" calcext:value-type="float">
            <text:p>0.804636</text:p>
          </table:table-cell>
          <table:table-cell office:value-type="float" office:value="0.687223004256" calcext:value-type="float">
            <text:p>0.687223</text:p>
          </table:table-cell>
          <table:table-cell office:value-type="float" office:value="0.696195333588" calcext:value-type="float">
            <text:p>0.696195</text:p>
          </table:table-cell>
          <table:table-cell office:value-type="float" office:value="0.700155020232" calcext:value-type="float">
            <text:p>0.700155</text:p>
          </table:table-cell>
          <table:table-cell office:value-type="float" office:value="0.695648224872" calcext:value-type="float">
            <text:p>0.695648</text:p>
          </table:table-cell>
          <table:table-cell office:value-type="float" office:value="0.695191455072" calcext:value-type="float">
            <text:p>0.695191</text:p>
          </table:table-cell>
          <table:table-cell office:value-type="float" office:value="0.697572748296" calcext:value-type="float">
            <text:p>0.697573</text:p>
          </table:table-cell>
          <table:table-cell office:value-type="float" office:value="0.696195333588" calcext:value-type="float">
            <text:p>0.696195</text:p>
          </table:table-cell>
          <table:table-cell office:value-type="float" office:value="0.700155020232" calcext:value-type="float">
            <text:p>0.700155</text:p>
          </table:table-cell>
          <table:table-cell office:value-type="float" office:value="0.695648224872" calcext:value-type="float">
            <text:p>0.695648</text:p>
          </table:table-cell>
          <table:table-cell office:value-type="float" office:value="0.695191455072" calcext:value-type="float">
            <text:p>0.695191</text:p>
          </table:table-cell>
          <table:table-cell table:formula="of:=AVERAGE([.B125:.U125])" office:value-type="float" office:value="0.7085591805424" calcext:value-type="float">
            <text:p>0.7085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8473924" calcext:value-type="float">
            <text:p>0.688474</text:p>
          </table:table-cell>
          <table:table-cell office:value-type="float" office:value="0.687101456" calcext:value-type="float">
            <text:p>0.687101</text:p>
          </table:table-cell>
          <table:table-cell office:value-type="float" office:value="0.417196136" calcext:value-type="float">
            <text:p>0.417196</text:p>
          </table:table-cell>
          <table:table-cell office:value-type="float" office:value="0.688118508" calcext:value-type="float">
            <text:p>0.688119</text:p>
          </table:table-cell>
          <table:table-cell office:value-type="float" office:value="0.689317284" calcext:value-type="float">
            <text:p>0.689317</text:p>
          </table:table-cell>
          <table:table-cell office:value-type="float" office:value="0.68655026" calcext:value-type="float">
            <text:p>0.686550</text:p>
          </table:table-cell>
          <table:table-cell office:value-type="float" office:value="0.683706932" calcext:value-type="float">
            <text:p>0.683707</text:p>
          </table:table-cell>
          <table:table-cell office:value-type="float" office:value="0.687216916" calcext:value-type="float">
            <text:p>0.687217</text:p>
          </table:table-cell>
          <table:table-cell office:value-type="float" office:value="0.680972104272" calcext:value-type="float">
            <text:p>0.680972</text:p>
          </table:table-cell>
          <table:table-cell office:value-type="float" office:value="0.415527351456" calcext:value-type="float">
            <text:p>0.415527</text:p>
          </table:table-cell>
          <table:table-cell office:value-type="float" office:value="0.685366033968" calcext:value-type="float">
            <text:p>0.685366</text:p>
          </table:table-cell>
          <table:table-cell office:value-type="float" office:value="0.696899774124" calcext:value-type="float">
            <text:p>0.696900</text:p>
          </table:table-cell>
          <table:table-cell office:value-type="float" office:value="0.694776302076" calcext:value-type="float">
            <text:p>0.694776</text:p>
          </table:table-cell>
          <table:table-cell office:value-type="float" office:value="0.696047137164" calcext:value-type="float">
            <text:p>0.696047</text:p>
          </table:table-cell>
          <table:table-cell office:value-type="float" office:value="0.694659572016" calcext:value-type="float">
            <text:p>0.694660</text:p>
          </table:table-cell>
          <table:table-cell office:value-type="float" office:value="0.695687811588" calcext:value-type="float">
            <text:p>0.695688</text:p>
          </table:table-cell>
          <table:table-cell office:value-type="float" office:value="0.696899774124" calcext:value-type="float">
            <text:p>0.696900</text:p>
          </table:table-cell>
          <table:table-cell office:value-type="float" office:value="0.694776302076" calcext:value-type="float">
            <text:p>0.694776</text:p>
          </table:table-cell>
          <table:table-cell office:value-type="float" office:value="0.696047137164" calcext:value-type="float">
            <text:p>0.696047</text:p>
          </table:table-cell>
          <table:table-cell office:value-type="float" office:value="0.694659572016" calcext:value-type="float">
            <text:p>0.694660</text:p>
          </table:table-cell>
          <table:table-cell table:formula="of:=AVERAGE([.B126:.U126])" office:value-type="float" office:value="0.6635000144022" calcext:value-type="float">
            <text:p>0.663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8494004" calcext:value-type="float">
            <text:p>0.688494</text:p>
          </table:table-cell>
          <table:table-cell office:value-type="float" office:value="0.689126524" calcext:value-type="float">
            <text:p>0.689127</text:p>
          </table:table-cell>
          <table:table-cell office:value-type="float" office:value="0.531220416" calcext:value-type="float">
            <text:p>0.531220</text:p>
          </table:table-cell>
          <table:table-cell office:value-type="float" office:value="0.687133584" calcext:value-type="float">
            <text:p>0.687134</text:p>
          </table:table-cell>
          <table:table-cell office:value-type="float" office:value="0.68809642" calcext:value-type="float">
            <text:p>0.688096</text:p>
          </table:table-cell>
          <table:table-cell office:value-type="float" office:value="0.61354942" calcext:value-type="float">
            <text:p>0.613549</text:p>
          </table:table-cell>
          <table:table-cell office:value-type="float" office:value="0.642837104" calcext:value-type="float">
            <text:p>0.642837</text:p>
          </table:table-cell>
          <table:table-cell office:value-type="float" office:value="0.693395532" calcext:value-type="float">
            <text:p>0.693396</text:p>
          </table:table-cell>
          <table:table-cell office:value-type="float" office:value="0.640265755584" calcext:value-type="float">
            <text:p>0.640266</text:p>
          </table:table-cell>
          <table:table-cell office:value-type="float" office:value="0.529095534336" calcext:value-type="float">
            <text:p>0.529096</text:p>
          </table:table-cell>
          <table:table-cell office:value-type="float" office:value="0.684385049664" calcext:value-type="float">
            <text:p>0.684385</text:p>
          </table:table-cell>
          <table:table-cell office:value-type="float" office:value="0.69566548062" calcext:value-type="float">
            <text:p>0.695665</text:p>
          </table:table-cell>
          <table:table-cell office:value-type="float" office:value="0.701022882852" calcext:value-type="float">
            <text:p>0.701023</text:p>
          </table:table-cell>
          <table:table-cell office:value-type="float" office:value="0.696067438044" calcext:value-type="float">
            <text:p>0.696067</text:p>
          </table:table-cell>
          <table:table-cell office:value-type="float" office:value="0.696706915764" calcext:value-type="float">
            <text:p>0.696707</text:p>
          </table:table-cell>
          <table:table-cell office:value-type="float" office:value="0.694692053424" calcext:value-type="float">
            <text:p>0.694692</text:p>
          </table:table-cell>
          <table:table-cell office:value-type="float" office:value="0.69566548062" calcext:value-type="float">
            <text:p>0.695665</text:p>
          </table:table-cell>
          <table:table-cell office:value-type="float" office:value="0.701022882852" calcext:value-type="float">
            <text:p>0.701023</text:p>
          </table:table-cell>
          <table:table-cell office:value-type="float" office:value="0.696067438044" calcext:value-type="float">
            <text:p>0.696067</text:p>
          </table:table-cell>
          <table:table-cell office:value-type="float" office:value="0.696706915764" calcext:value-type="float">
            <text:p>0.696707</text:p>
          </table:table-cell>
          <table:table-cell table:formula="of:=AVERAGE([.B127:.U127])" office:value-type="float" office:value="0.6680608415784" calcext:value-type="float">
            <text:p>0.6680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86699856" calcext:value-type="float">
            <text:p>0.686700</text:p>
          </table:table-cell>
          <table:table-cell office:value-type="float" office:value="0.684852496" calcext:value-type="float">
            <text:p>0.684852</text:p>
          </table:table-cell>
          <table:table-cell office:value-type="float" office:value="0.552991152" calcext:value-type="float">
            <text:p>0.552991</text:p>
          </table:table-cell>
          <table:table-cell office:value-type="float" office:value="0.688489988" calcext:value-type="float">
            <text:p>0.688490</text:p>
          </table:table-cell>
          <table:table-cell office:value-type="float" office:value="0.685819348" calcext:value-type="float">
            <text:p>0.685819</text:p>
          </table:table-cell>
          <table:table-cell office:value-type="float" office:value="0.46151872" calcext:value-type="float">
            <text:p>0.461519</text:p>
          </table:table-cell>
          <table:table-cell office:value-type="float" office:value="0.353544544" calcext:value-type="float">
            <text:p>0.353545</text:p>
          </table:table-cell>
          <table:table-cell office:value-type="float" office:value="0.684816352" calcext:value-type="float">
            <text:p>0.684816</text:p>
          </table:table-cell>
          <table:table-cell office:value-type="float" office:value="0.352130365824" calcext:value-type="float">
            <text:p>0.352130</text:p>
          </table:table-cell>
          <table:table-cell office:value-type="float" office:value="0.550779187392" calcext:value-type="float">
            <text:p>0.550779</text:p>
          </table:table-cell>
          <table:table-cell office:value-type="float" office:value="0.685736028048" calcext:value-type="float">
            <text:p>0.685736</text:p>
          </table:table-cell>
          <table:table-cell office:value-type="float" office:value="0.693363360828" calcext:value-type="float">
            <text:p>0.693363</text:p>
          </table:table-cell>
          <table:table-cell office:value-type="float" office:value="0.692349331872" calcext:value-type="float">
            <text:p>0.692349</text:p>
          </table:table-cell>
          <table:table-cell office:value-type="float" office:value="0.694253554416" calcext:value-type="float">
            <text:p>0.694254</text:p>
          </table:table-cell>
          <table:table-cell office:value-type="float" office:value="0.692385873456" calcext:value-type="float">
            <text:p>0.692386</text:p>
          </table:table-cell>
          <table:table-cell office:value-type="float" office:value="0.696063377868" calcext:value-type="float">
            <text:p>0.696063</text:p>
          </table:table-cell>
          <table:table-cell office:value-type="float" office:value="0.693363360828" calcext:value-type="float">
            <text:p>0.693363</text:p>
          </table:table-cell>
          <table:table-cell office:value-type="float" office:value="0.692349331872" calcext:value-type="float">
            <text:p>0.692349</text:p>
          </table:table-cell>
          <table:table-cell office:value-type="float" office:value="0.694253554416" calcext:value-type="float">
            <text:p>0.694254</text:p>
          </table:table-cell>
          <table:table-cell office:value-type="float" office:value="0.692385873456" calcext:value-type="float">
            <text:p>0.692386</text:p>
          </table:table-cell>
          <table:table-cell table:formula="of:=AVERAGE([.B128:.U128])" office:value-type="float" office:value="0.6314072828138" calcext:value-type="float">
            <text:p>0.6314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88936768" calcext:value-type="float">
            <text:p>0.688937</text:p>
          </table:table-cell>
          <table:table-cell office:value-type="float" office:value="0.684961932" calcext:value-type="float">
            <text:p>0.684962</text:p>
          </table:table-cell>
          <table:table-cell office:value-type="float" office:value="0.57685322" calcext:value-type="float">
            <text:p>0.576853</text:p>
          </table:table-cell>
          <table:table-cell office:value-type="float" office:value="0.692444744" calcext:value-type="float">
            <text:p>0.692445</text:p>
          </table:table-cell>
          <table:table-cell office:value-type="float" office:value="0.688870504" calcext:value-type="float">
            <text:p>0.688871</text:p>
          </table:table-cell>
          <table:table-cell office:value-type="float" office:value="0.401422292" calcext:value-type="float">
            <text:p>0.401422</text:p>
          </table:table-cell>
          <table:table-cell office:value-type="float" office:value="0.42714176" calcext:value-type="float">
            <text:p>0.427142</text:p>
          </table:table-cell>
          <table:table-cell office:value-type="float" office:value="0.685860512" calcext:value-type="float">
            <text:p>0.685861</text:p>
          </table:table-cell>
          <table:table-cell office:value-type="float" office:value="0.42543319296" calcext:value-type="float">
            <text:p>0.425433</text:p>
          </table:table-cell>
          <table:table-cell office:value-type="float" office:value="0.57454580712" calcext:value-type="float">
            <text:p>0.574546</text:p>
          </table:table-cell>
          <table:table-cell office:value-type="float" office:value="0.689674965024" calcext:value-type="float">
            <text:p>0.689675</text:p>
          </table:table-cell>
          <table:table-cell office:value-type="float" office:value="0.696448079544" calcext:value-type="float">
            <text:p>0.696448</text:p>
          </table:table-cell>
          <table:table-cell office:value-type="float" office:value="0.693404977632" calcext:value-type="float">
            <text:p>0.693405</text:p>
          </table:table-cell>
          <table:table-cell office:value-type="float" office:value="0.696515072448" calcext:value-type="float">
            <text:p>0.696515</text:p>
          </table:table-cell>
          <table:table-cell office:value-type="float" office:value="0.692496513252" calcext:value-type="float">
            <text:p>0.692497</text:p>
          </table:table-cell>
          <table:table-cell office:value-type="float" office:value="0.700061636184" calcext:value-type="float">
            <text:p>0.700062</text:p>
          </table:table-cell>
          <table:table-cell office:value-type="float" office:value="0.696448079544" calcext:value-type="float">
            <text:p>0.696448</text:p>
          </table:table-cell>
          <table:table-cell office:value-type="float" office:value="0.693404977632" calcext:value-type="float">
            <text:p>0.693405</text:p>
          </table:table-cell>
          <table:table-cell office:value-type="float" office:value="0.696515072448" calcext:value-type="float">
            <text:p>0.696515</text:p>
          </table:table-cell>
          <table:table-cell office:value-type="float" office:value="0.692496513252" calcext:value-type="float">
            <text:p>0.692497</text:p>
          </table:table-cell>
          <table:table-cell table:formula="of:=AVERAGE([.B129:.U129])" office:value-type="float" office:value="0.639696830952" calcext:value-type="float">
            <text:p>0.6396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88461876" calcext:value-type="float">
            <text:p>0.688462</text:p>
          </table:table-cell>
          <table:table-cell office:value-type="float" office:value="0.688449828" calcext:value-type="float">
            <text:p>0.688450</text:p>
          </table:table-cell>
          <table:table-cell office:value-type="float" office:value="0.7811873" calcext:value-type="float">
            <text:p>0.781187</text:p>
          </table:table-cell>
          <table:table-cell office:value-type="float" office:value="0.68517478" calcext:value-type="float">
            <text:p>0.685175</text:p>
          </table:table-cell>
          <table:table-cell office:value-type="float" office:value="0.69398488" calcext:value-type="float">
            <text:p>0.693985</text:p>
          </table:table-cell>
          <table:table-cell office:value-type="float" office:value="0.410461304" calcext:value-type="float">
            <text:p>0.410461</text:p>
          </table:table-cell>
          <table:table-cell office:value-type="float" office:value="2.618274372" calcext:value-type="float">
            <text:p>2.618274</text:p>
          </table:table-cell>
          <table:table-cell office:value-type="float" office:value="0.690478912" calcext:value-type="float">
            <text:p>0.690479</text:p>
          </table:table-cell>
          <table:table-cell office:value-type="float" office:value="2.607801274512" calcext:value-type="float">
            <text:p>2.607801</text:p>
          </table:table-cell>
          <table:table-cell office:value-type="float" office:value="0.7780625508" calcext:value-type="float">
            <text:p>0.778063</text:p>
          </table:table-cell>
          <table:table-cell office:value-type="float" office:value="0.68243408088" calcext:value-type="float">
            <text:p>0.682434</text:p>
          </table:table-cell>
          <table:table-cell office:value-type="float" office:value="0.70161871368" calcext:value-type="float">
            <text:p>0.701619</text:p>
          </table:table-cell>
          <table:table-cell office:value-type="float" office:value="0.698074180032" calcext:value-type="float">
            <text:p>0.698074</text:p>
          </table:table-cell>
          <table:table-cell office:value-type="float" office:value="0.696034956636" calcext:value-type="float">
            <text:p>0.696035</text:p>
          </table:table-cell>
          <table:table-cell office:value-type="float" office:value="0.696022776108" calcext:value-type="float">
            <text:p>0.696023</text:p>
          </table:table-cell>
          <table:table-cell office:value-type="float" office:value="0.69271170258" calcext:value-type="float">
            <text:p>0.692712</text:p>
          </table:table-cell>
          <table:table-cell office:value-type="float" office:value="0.70161871368" calcext:value-type="float">
            <text:p>0.701619</text:p>
          </table:table-cell>
          <table:table-cell office:value-type="float" office:value="0.698074180032" calcext:value-type="float">
            <text:p>0.698074</text:p>
          </table:table-cell>
          <table:table-cell office:value-type="float" office:value="0.696034956636" calcext:value-type="float">
            <text:p>0.696035</text:p>
          </table:table-cell>
          <table:table-cell office:value-type="float" office:value="0.696022776108" calcext:value-type="float">
            <text:p>0.696023</text:p>
          </table:table-cell>
          <table:table-cell table:formula="of:=AVERAGE([.B130:.U130])" office:value-type="float" office:value="0.8800492056842" calcext:value-type="float">
            <text:p>0.8800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89112468" calcext:value-type="float">
            <text:p>0.689112</text:p>
          </table:table-cell>
          <table:table-cell office:value-type="float" office:value="0.688339388" calcext:value-type="float">
            <text:p>0.688339</text:p>
          </table:table-cell>
          <table:table-cell office:value-type="float" office:value="0.37830218" calcext:value-type="float">
            <text:p>0.378302</text:p>
          </table:table-cell>
          <table:table-cell office:value-type="float" office:value="0.688926728" calcext:value-type="float">
            <text:p>0.688927</text:p>
          </table:table-cell>
          <table:table-cell office:value-type="float" office:value="0.704103192" calcext:value-type="float">
            <text:p>0.704103</text:p>
          </table:table-cell>
          <table:table-cell office:value-type="float" office:value="0.364495172" calcext:value-type="float">
            <text:p>0.364495</text:p>
          </table:table-cell>
          <table:table-cell office:value-type="float" office:value="0.448017932" calcext:value-type="float">
            <text:p>0.448018</text:p>
          </table:table-cell>
          <table:table-cell office:value-type="float" office:value="0.687501048" calcext:value-type="float">
            <text:p>0.687501</text:p>
          </table:table-cell>
          <table:table-cell office:value-type="float" office:value="0.446225860272" calcext:value-type="float">
            <text:p>0.446226</text:p>
          </table:table-cell>
          <table:table-cell office:value-type="float" office:value="0.37678897128" calcext:value-type="float">
            <text:p>0.376789</text:p>
          </table:table-cell>
          <table:table-cell office:value-type="float" office:value="0.686171021088" calcext:value-type="float">
            <text:p>0.686171</text:p>
          </table:table-cell>
          <table:table-cell office:value-type="float" office:value="0.711848327112" calcext:value-type="float">
            <text:p>0.711848</text:p>
          </table:table-cell>
          <table:table-cell office:value-type="float" office:value="0.695063559528" calcext:value-type="float">
            <text:p>0.695064</text:p>
          </table:table-cell>
          <table:table-cell office:value-type="float" office:value="0.696692705148" calcext:value-type="float">
            <text:p>0.696693</text:p>
          </table:table-cell>
          <table:table-cell office:value-type="float" office:value="0.695911121268" calcext:value-type="float">
            <text:p>0.695911</text:p>
          </table:table-cell>
          <table:table-cell office:value-type="float" office:value="0.696504922008" calcext:value-type="float">
            <text:p>0.696505</text:p>
          </table:table-cell>
          <table:table-cell office:value-type="float" office:value="0.711848327112" calcext:value-type="float">
            <text:p>0.711848</text:p>
          </table:table-cell>
          <table:table-cell office:value-type="float" office:value="0.695063559528" calcext:value-type="float">
            <text:p>0.695064</text:p>
          </table:table-cell>
          <table:table-cell office:value-type="float" office:value="0.696692705148" calcext:value-type="float">
            <text:p>0.696693</text:p>
          </table:table-cell>
          <table:table-cell office:value-type="float" office:value="0.695911121268" calcext:value-type="float">
            <text:p>0.695911</text:p>
          </table:table-cell>
          <table:table-cell table:formula="of:=AVERAGE([.B131:.U131])" office:value-type="float" office:value="0.622676015438" calcext:value-type="float">
            <text:p>0.6226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88497016" calcext:value-type="float">
            <text:p>0.688497</text:p>
          </table:table-cell>
          <table:table-cell office:value-type="float" office:value="0.758548104" calcext:value-type="float">
            <text:p>0.758548</text:p>
          </table:table-cell>
          <table:table-cell office:value-type="float" office:value="0.52215028" calcext:value-type="float">
            <text:p>0.522150</text:p>
          </table:table-cell>
          <table:table-cell office:value-type="float" office:value="0.683661752" calcext:value-type="float">
            <text:p>0.683662</text:p>
          </table:table-cell>
          <table:table-cell office:value-type="float" office:value="0.620092488" calcext:value-type="float">
            <text:p>0.620092</text:p>
          </table:table-cell>
          <table:table-cell office:value-type="float" office:value="0.798439032" calcext:value-type="float">
            <text:p>0.798439</text:p>
          </table:table-cell>
          <table:table-cell office:value-type="float" office:value="1.505908636" calcext:value-type="float">
            <text:p>1.505909</text:p>
          </table:table-cell>
          <table:table-cell office:value-type="float" office:value="0.688158668" calcext:value-type="float">
            <text:p>0.688159</text:p>
          </table:table-cell>
          <table:table-cell office:value-type="float" office:value="1.499885001456" calcext:value-type="float">
            <text:p>1.499885</text:p>
          </table:table-cell>
          <table:table-cell office:value-type="float" office:value="0.52006167888" calcext:value-type="float">
            <text:p>0.520062</text:p>
          </table:table-cell>
          <table:table-cell office:value-type="float" office:value="0.680927104992" calcext:value-type="float">
            <text:p>0.680927</text:p>
          </table:table-cell>
          <table:table-cell office:value-type="float" office:value="0.626913505368" calcext:value-type="float">
            <text:p>0.626914</text:p>
          </table:table-cell>
          <table:table-cell office:value-type="float" office:value="0.695728413348" calcext:value-type="float">
            <text:p>0.695728</text:p>
          </table:table-cell>
          <table:table-cell office:value-type="float" office:value="0.696070483176" calcext:value-type="float">
            <text:p>0.696070</text:p>
          </table:table-cell>
          <table:table-cell office:value-type="float" office:value="0.766892133144" calcext:value-type="float">
            <text:p>0.766892</text:p>
          </table:table-cell>
          <table:table-cell office:value-type="float" office:value="0.691182031272" calcext:value-type="float">
            <text:p>0.691182</text:p>
          </table:table-cell>
          <table:table-cell office:value-type="float" office:value="0.626913505368" calcext:value-type="float">
            <text:p>0.626914</text:p>
          </table:table-cell>
          <table:table-cell office:value-type="float" office:value="0.695728413348" calcext:value-type="float">
            <text:p>0.695728</text:p>
          </table:table-cell>
          <table:table-cell office:value-type="float" office:value="0.696070483176" calcext:value-type="float">
            <text:p>0.696070</text:p>
          </table:table-cell>
          <table:table-cell office:value-type="float" office:value="0.766892133144" calcext:value-type="float">
            <text:p>0.766892</text:p>
          </table:table-cell>
          <table:table-cell table:formula="of:=AVERAGE([.B132:.U132])" office:value-type="float" office:value="0.7614360431336" calcext:value-type="float">
            <text:p>0.7614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85669752" calcext:value-type="float">
            <text:p>0.685670</text:p>
          </table:table-cell>
          <table:table-cell office:value-type="float" office:value="0.850017524" calcext:value-type="float">
            <text:p>0.850018</text:p>
          </table:table-cell>
          <table:table-cell office:value-type="float" office:value="0.636369336" calcext:value-type="float">
            <text:p>0.636369</text:p>
          </table:table-cell>
          <table:table-cell office:value-type="float" office:value="0.688043208" calcext:value-type="float">
            <text:p>0.688043</text:p>
          </table:table-cell>
          <table:table-cell office:value-type="float" office:value="0.53312902" calcext:value-type="float">
            <text:p>0.533129</text:p>
          </table:table-cell>
          <table:table-cell office:value-type="float" office:value="0.453397364" calcext:value-type="float">
            <text:p>0.453397</text:p>
          </table:table-cell>
          <table:table-cell office:value-type="float" office:value="0.765552008" calcext:value-type="float">
            <text:p>0.765552</text:p>
          </table:table-cell>
          <table:table-cell office:value-type="float" office:value="0.694354352" calcext:value-type="float">
            <text:p>0.694354</text:p>
          </table:table-cell>
          <table:table-cell office:value-type="float" office:value="0.762489799968" calcext:value-type="float">
            <text:p>0.762490</text:p>
          </table:table-cell>
          <table:table-cell office:value-type="float" office:value="0.633823858656" calcext:value-type="float">
            <text:p>0.633824</text:p>
          </table:table-cell>
          <table:table-cell office:value-type="float" office:value="0.685291035168" calcext:value-type="float">
            <text:p>0.685291</text:p>
          </table:table-cell>
          <table:table-cell office:value-type="float" office:value="0.53899343922" calcext:value-type="float">
            <text:p>0.538993</text:p>
          </table:table-cell>
          <table:table-cell office:value-type="float" office:value="0.701992249872" calcext:value-type="float">
            <text:p>0.701992</text:p>
          </table:table-cell>
          <table:table-cell office:value-type="float" office:value="0.693212119272" calcext:value-type="float">
            <text:p>0.693212</text:p>
          </table:table-cell>
          <table:table-cell office:value-type="float" office:value="0.859367716764" calcext:value-type="float">
            <text:p>0.859368</text:p>
          </table:table-cell>
          <table:table-cell office:value-type="float" office:value="0.695611683288" calcext:value-type="float">
            <text:p>0.695612</text:p>
          </table:table-cell>
          <table:table-cell office:value-type="float" office:value="0.53899343922" calcext:value-type="float">
            <text:p>0.538993</text:p>
          </table:table-cell>
          <table:table-cell office:value-type="float" office:value="0.701992249872" calcext:value-type="float">
            <text:p>0.701992</text:p>
          </table:table-cell>
          <table:table-cell office:value-type="float" office:value="0.693212119272" calcext:value-type="float">
            <text:p>0.693212</text:p>
          </table:table-cell>
          <table:table-cell office:value-type="float" office:value="0.859367716764" calcext:value-type="float">
            <text:p>0.859368</text:p>
          </table:table-cell>
          <table:table-cell table:formula="of:=AVERAGE([.B133:.U133])" office:value-type="float" office:value="0.6835439995668" calcext:value-type="float">
            <text:p>0.6835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61245852" calcext:value-type="float">
            <text:p>0.761246</text:p>
          </table:table-cell>
          <table:table-cell office:value-type="float" office:value="0.461585988" calcext:value-type="float">
            <text:p>0.461586</text:p>
          </table:table-cell>
          <table:table-cell office:value-type="float" office:value="1.433589512" calcext:value-type="float">
            <text:p>1.433590</text:p>
          </table:table-cell>
          <table:table-cell office:value-type="float" office:value="0.685585416" calcext:value-type="float">
            <text:p>0.685585</text:p>
          </table:table-cell>
          <table:table-cell office:value-type="float" office:value="0.568994912" calcext:value-type="float">
            <text:p>0.568995</text:p>
          </table:table-cell>
          <table:table-cell office:value-type="float" office:value="0.514814052" calcext:value-type="float">
            <text:p>0.514814</text:p>
          </table:table-cell>
          <table:table-cell office:value-type="float" office:value="0.417168024" calcext:value-type="float">
            <text:p>0.417168</text:p>
          </table:table-cell>
          <table:table-cell office:value-type="float" office:value="0.640464652" calcext:value-type="float">
            <text:p>0.640465</text:p>
          </table:table-cell>
          <table:table-cell office:value-type="float" office:value="0.415499351904" calcext:value-type="float">
            <text:p>0.415499</text:p>
          </table:table-cell>
          <table:table-cell office:value-type="float" office:value="1.427855153952" calcext:value-type="float">
            <text:p>1.427855</text:p>
          </table:table-cell>
          <table:table-cell office:value-type="float" office:value="0.682843074336" calcext:value-type="float">
            <text:p>0.682843</text:p>
          </table:table-cell>
          <table:table-cell office:value-type="float" office:value="0.575253856032" calcext:value-type="float">
            <text:p>0.575254</text:p>
          </table:table-cell>
          <table:table-cell office:value-type="float" office:value="0.647509763172" calcext:value-type="float">
            <text:p>0.647510</text:p>
          </table:table-cell>
          <table:table-cell office:value-type="float" office:value="0.769619556372" calcext:value-type="float">
            <text:p>0.769620</text:p>
          </table:table-cell>
          <table:table-cell office:value-type="float" office:value="0.466663433868" calcext:value-type="float">
            <text:p>0.466663</text:p>
          </table:table-cell>
          <table:table-cell office:value-type="float" office:value="0.693126855576" calcext:value-type="float">
            <text:p>0.693127</text:p>
          </table:table-cell>
          <table:table-cell office:value-type="float" office:value="0.575253856032" calcext:value-type="float">
            <text:p>0.575254</text:p>
          </table:table-cell>
          <table:table-cell office:value-type="float" office:value="0.647509763172" calcext:value-type="float">
            <text:p>0.647510</text:p>
          </table:table-cell>
          <table:table-cell office:value-type="float" office:value="0.769619556372" calcext:value-type="float">
            <text:p>0.769620</text:p>
          </table:table-cell>
          <table:table-cell office:value-type="float" office:value="0.466663433868" calcext:value-type="float">
            <text:p>0.466663</text:p>
          </table:table-cell>
          <table:table-cell table:formula="of:=AVERAGE([.B134:.U134])" office:value-type="float" office:value="0.6810433031328" calcext:value-type="float">
            <text:p>0.6810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6318878" calcext:value-type="float">
            <text:p>0.563189</text:p>
          </table:table-cell>
          <table:table-cell office:value-type="float" office:value="0.635398468" calcext:value-type="float">
            <text:p>0.635398</text:p>
          </table:table-cell>
          <table:table-cell office:value-type="float" office:value="2.272324084" calcext:value-type="float">
            <text:p>2.272324</text:p>
          </table:table-cell>
          <table:table-cell office:value-type="float" office:value="0.680314416" calcext:value-type="float">
            <text:p>0.680314</text:p>
          </table:table-cell>
          <table:table-cell office:value-type="float" office:value="0.371667748" calcext:value-type="float">
            <text:p>0.371668</text:p>
          </table:table-cell>
          <table:table-cell office:value-type="float" office:value="0.461934376" calcext:value-type="float">
            <text:p>0.461934</text:p>
          </table:table-cell>
          <table:table-cell office:value-type="float" office:value="4.930886968" calcext:value-type="float">
            <text:p>4.930887</text:p>
          </table:table-cell>
          <table:table-cell office:value-type="float" office:value="0.54921812" calcext:value-type="float">
            <text:p>0.549218</text:p>
          </table:table-cell>
          <table:table-cell office:value-type="float" office:value="4.911163420128" calcext:value-type="float">
            <text:p>4.911163</text:p>
          </table:table-cell>
          <table:table-cell office:value-type="float" office:value="2.263234787664" calcext:value-type="float">
            <text:p>2.263235</text:p>
          </table:table-cell>
          <table:table-cell office:value-type="float" office:value="0.677593158336" calcext:value-type="float">
            <text:p>0.677593</text:p>
          </table:table-cell>
          <table:table-cell office:value-type="float" office:value="0.375756093228" calcext:value-type="float">
            <text:p>0.375756</text:p>
          </table:table-cell>
          <table:table-cell office:value-type="float" office:value="0.55525951932" calcext:value-type="float">
            <text:p>0.555260</text:p>
          </table:table-cell>
          <table:table-cell office:value-type="float" office:value="0.56938385658" calcext:value-type="float">
            <text:p>0.569384</text:p>
          </table:table-cell>
          <table:table-cell office:value-type="float" office:value="0.642387851148" calcext:value-type="float">
            <text:p>0.642388</text:p>
          </table:table-cell>
          <table:table-cell office:value-type="float" office:value="0.687797874576" calcext:value-type="float">
            <text:p>0.687798</text:p>
          </table:table-cell>
          <table:table-cell office:value-type="float" office:value="0.375756093228" calcext:value-type="float">
            <text:p>0.375756</text:p>
          </table:table-cell>
          <table:table-cell office:value-type="float" office:value="0.55525951932" calcext:value-type="float">
            <text:p>0.555260</text:p>
          </table:table-cell>
          <table:table-cell office:value-type="float" office:value="0.56938385658" calcext:value-type="float">
            <text:p>0.569384</text:p>
          </table:table-cell>
          <table:table-cell office:value-type="float" office:value="0.642387851148" calcext:value-type="float">
            <text:p>0.642388</text:p>
          </table:table-cell>
          <table:table-cell table:formula="of:=AVERAGE([.B135:.U135])" office:value-type="float" office:value="1.1645148420628" calcext:value-type="float">
            <text:p>1.1645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1714136" calcext:value-type="float">
            <text:p>0.421714</text:p>
          </table:table-cell>
          <table:table-cell office:value-type="float" office:value="0.907158176" calcext:value-type="float">
            <text:p>0.907158</text:p>
          </table:table-cell>
          <table:table-cell office:value-type="float" office:value="7.153694776" calcext:value-type="float">
            <text:p>7.153695</text:p>
          </table:table-cell>
          <table:table-cell office:value-type="float" office:value="0.583241672" calcext:value-type="float">
            <text:p>0.583242</text:p>
          </table:table-cell>
          <table:table-cell office:value-type="float" office:value="0.313399604" calcext:value-type="float">
            <text:p>0.313400</text:p>
          </table:table-cell>
          <table:table-cell office:value-type="float" office:value="0.593557772" calcext:value-type="float">
            <text:p>0.593558</text:p>
          </table:table-cell>
          <table:table-cell office:value-type="float" office:value="0.632606344" calcext:value-type="float">
            <text:p>0.632606</text:p>
          </table:table-cell>
          <table:table-cell office:value-type="float" office:value="0.484885816" calcext:value-type="float">
            <text:p>0.484886</text:p>
          </table:table-cell>
          <table:table-cell office:value-type="float" office:value="0.630075918624" calcext:value-type="float">
            <text:p>0.630076</text:p>
          </table:table-cell>
          <table:table-cell office:value-type="float" office:value="7.125079996896" calcext:value-type="float">
            <text:p>7.125080</text:p>
          </table:table-cell>
          <table:table-cell office:value-type="float" office:value="0.580908705312" calcext:value-type="float">
            <text:p>0.580909</text:p>
          </table:table-cell>
          <table:table-cell office:value-type="float" office:value="0.316846999644" calcext:value-type="float">
            <text:p>0.316847</text:p>
          </table:table-cell>
          <table:table-cell office:value-type="float" office:value="0.490219559976" calcext:value-type="float">
            <text:p>0.490220</text:p>
          </table:table-cell>
          <table:table-cell office:value-type="float" office:value="0.426352991496" calcext:value-type="float">
            <text:p>0.426353</text:p>
          </table:table-cell>
          <table:table-cell office:value-type="float" office:value="0.917136915936" calcext:value-type="float">
            <text:p>0.917137</text:p>
          </table:table-cell>
          <table:table-cell office:value-type="float" office:value="0.589657330392" calcext:value-type="float">
            <text:p>0.589657</text:p>
          </table:table-cell>
          <table:table-cell office:value-type="float" office:value="0.316846999644" calcext:value-type="float">
            <text:p>0.316847</text:p>
          </table:table-cell>
          <table:table-cell office:value-type="float" office:value="0.490219559976" calcext:value-type="float">
            <text:p>0.490220</text:p>
          </table:table-cell>
          <table:table-cell office:value-type="float" office:value="0.426352991496" calcext:value-type="float">
            <text:p>0.426353</text:p>
          </table:table-cell>
          <table:table-cell office:value-type="float" office:value="0.917136915936" calcext:value-type="float">
            <text:p>0.917137</text:p>
          </table:table-cell>
          <table:table-cell table:formula="of:=AVERAGE([.B136:.U136])" office:value-type="float" office:value="1.2158546590664" calcext:value-type="float">
            <text:p>1.2158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9192524" calcext:value-type="float">
            <text:p>0.329193</text:p>
          </table:table-cell>
          <table:table-cell office:value-type="float" office:value="0.395737644" calcext:value-type="float">
            <text:p>0.395738</text:p>
          </table:table-cell>
          <table:table-cell office:value-type="float" office:value="1.201909484" calcext:value-type="float">
            <text:p>1.201909</text:p>
          </table:table-cell>
          <table:table-cell office:value-type="float" office:value="0.415824672" calcext:value-type="float">
            <text:p>0.415825</text:p>
          </table:table-cell>
          <table:table-cell office:value-type="float" office:value="0.363119692" calcext:value-type="float">
            <text:p>0.363120</text:p>
          </table:table-cell>
          <table:table-cell office:value-type="float" office:value="0.700357268" calcext:value-type="float">
            <text:p>0.700357</text:p>
          </table:table-cell>
          <table:table-cell office:value-type="float" office:value="2.409406228" calcext:value-type="float">
            <text:p>2.409406</text:p>
          </table:table-cell>
          <table:table-cell office:value-type="float" office:value="0.426726104" calcext:value-type="float">
            <text:p>0.426726</text:p>
          </table:table-cell>
          <table:table-cell office:value-type="float" office:value="2.399768603088" calcext:value-type="float">
            <text:p>2.399769</text:p>
          </table:table-cell>
          <table:table-cell office:value-type="float" office:value="1.197101846064" calcext:value-type="float">
            <text:p>1.197102</text:p>
          </table:table-cell>
          <table:table-cell office:value-type="float" office:value="0.414161373312" calcext:value-type="float">
            <text:p>0.414161</text:p>
          </table:table-cell>
          <table:table-cell office:value-type="float" office:value="0.367114008612" calcext:value-type="float">
            <text:p>0.367114</text:p>
          </table:table-cell>
          <table:table-cell office:value-type="float" office:value="0.431420091144" calcext:value-type="float">
            <text:p>0.431420</text:p>
          </table:table-cell>
          <table:table-cell office:value-type="float" office:value="0.332813641764" calcext:value-type="float">
            <text:p>0.332814</text:p>
          </table:table-cell>
          <table:table-cell office:value-type="float" office:value="0.400090758084" calcext:value-type="float">
            <text:p>0.400091</text:p>
          </table:table-cell>
          <table:table-cell office:value-type="float" office:value="0.420398743392" calcext:value-type="float">
            <text:p>0.420399</text:p>
          </table:table-cell>
          <table:table-cell office:value-type="float" office:value="0.367114008612" calcext:value-type="float">
            <text:p>0.367114</text:p>
          </table:table-cell>
          <table:table-cell office:value-type="float" office:value="0.431420091144" calcext:value-type="float">
            <text:p>0.431420</text:p>
          </table:table-cell>
          <table:table-cell office:value-type="float" office:value="0.332813641764" calcext:value-type="float">
            <text:p>0.332814</text:p>
          </table:table-cell>
          <table:table-cell office:value-type="float" office:value="0.400090758084" calcext:value-type="float">
            <text:p>0.400091</text:p>
          </table:table-cell>
          <table:table-cell table:formula="of:=AVERAGE([.B137:.U137])" office:value-type="float" office:value="0.6868290590532" calcext:value-type="float">
            <text:p>0.6868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0179258" calcext:value-type="float">
            <text:p>0.601793</text:p>
          </table:table-cell>
          <table:table-cell office:value-type="float" office:value="0.450719696" calcext:value-type="float">
            <text:p>0.450720</text:p>
          </table:table-cell>
          <table:table-cell office:value-type="float" office:value="0.730222252" calcext:value-type="float">
            <text:p>0.730222</text:p>
          </table:table-cell>
          <table:table-cell office:value-type="float" office:value="0.499373536" calcext:value-type="float">
            <text:p>0.499374</text:p>
          </table:table-cell>
          <table:table-cell office:value-type="float" office:value="0.322090228" calcext:value-type="float">
            <text:p>0.322090</text:p>
          </table:table-cell>
          <table:table-cell office:value-type="float" office:value="0.584841044" calcext:value-type="float">
            <text:p>0.584841</text:p>
          </table:table-cell>
          <table:table-cell office:value-type="float" office:value="0.99031548" calcext:value-type="float">
            <text:p>0.990315</text:p>
          </table:table-cell>
          <table:table-cell office:value-type="float" office:value="0.348159088" calcext:value-type="float">
            <text:p>0.348159</text:p>
          </table:table-cell>
          <table:table-cell office:value-type="float" office:value="0.98635421808" calcext:value-type="float">
            <text:p>0.986354</text:p>
          </table:table-cell>
          <table:table-cell office:value-type="float" office:value="0.727301362992" calcext:value-type="float">
            <text:p>0.727301</text:p>
          </table:table-cell>
          <table:table-cell office:value-type="float" office:value="0.497376041856" calcext:value-type="float">
            <text:p>0.497376</text:p>
          </table:table-cell>
          <table:table-cell office:value-type="float" office:value="0.325633220508" calcext:value-type="float">
            <text:p>0.325633</text:p>
          </table:table-cell>
          <table:table-cell office:value-type="float" office:value="0.351988837968" calcext:value-type="float">
            <text:p>0.351989</text:p>
          </table:table-cell>
          <table:table-cell office:value-type="float" office:value="0.60841229838" calcext:value-type="float">
            <text:p>0.608412</text:p>
          </table:table-cell>
          <table:table-cell office:value-type="float" office:value="0.455677612656" calcext:value-type="float">
            <text:p>0.455678</text:p>
          </table:table-cell>
          <table:table-cell office:value-type="float" office:value="0.504866644896" calcext:value-type="float">
            <text:p>0.504867</text:p>
          </table:table-cell>
          <table:table-cell office:value-type="float" office:value="0.325633220508" calcext:value-type="float">
            <text:p>0.325633</text:p>
          </table:table-cell>
          <table:table-cell office:value-type="float" office:value="0.351988837968" calcext:value-type="float">
            <text:p>0.351989</text:p>
          </table:table-cell>
          <table:table-cell office:value-type="float" office:value="0.60841229838" calcext:value-type="float">
            <text:p>0.608412</text:p>
          </table:table-cell>
          <table:table-cell office:value-type="float" office:value="0.455677612656" calcext:value-type="float">
            <text:p>0.455678</text:p>
          </table:table-cell>
          <table:table-cell table:formula="of:=AVERAGE([.B138:.U138])" office:value-type="float" office:value="0.5363418055424" calcext:value-type="float">
            <text:p>0.5363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7801604" calcext:value-type="float">
            <text:p>0.378016</text:p>
          </table:table-cell>
          <table:table-cell office:value-type="float" office:value="0.484325584" calcext:value-type="float">
            <text:p>0.484326</text:p>
          </table:table-cell>
          <table:table-cell office:value-type="float" office:value="1.326511908" calcext:value-type="float">
            <text:p>1.326512</text:p>
          </table:table-cell>
          <table:table-cell office:value-type="float" office:value="0.362701024" calcext:value-type="float">
            <text:p>0.362701</text:p>
          </table:table-cell>
          <table:table-cell office:value-type="float" office:value="0.626732944" calcext:value-type="float">
            <text:p>0.626733</text:p>
          </table:table-cell>
          <table:table-cell office:value-type="float" office:value="0.8412014" calcext:value-type="float">
            <text:p>0.841201</text:p>
          </table:table-cell>
          <table:table-cell office:value-type="float" office:value="3.600351028" calcext:value-type="float">
            <text:p>3.600351</text:p>
          </table:table-cell>
          <table:table-cell office:value-type="float" office:value="0.33025074" calcext:value-type="float">
            <text:p>0.330251</text:p>
          </table:table-cell>
          <table:table-cell office:value-type="float" office:value="3.585949623888" calcext:value-type="float">
            <text:p>3.585950</text:p>
          </table:table-cell>
          <table:table-cell office:value-type="float" office:value="1.321205860368" calcext:value-type="float">
            <text:p>1.321206</text:p>
          </table:table-cell>
          <table:table-cell office:value-type="float" office:value="0.361250219904" calcext:value-type="float">
            <text:p>0.361250</text:p>
          </table:table-cell>
          <table:table-cell office:value-type="float" office:value="0.633627006384" calcext:value-type="float">
            <text:p>0.633627</text:p>
          </table:table-cell>
          <table:table-cell office:value-type="float" office:value="0.33388349814" calcext:value-type="float">
            <text:p>0.333883</text:p>
          </table:table-cell>
          <table:table-cell office:value-type="float" office:value="0.38217421644" calcext:value-type="float">
            <text:p>0.382174</text:p>
          </table:table-cell>
          <table:table-cell office:value-type="float" office:value="0.489653165424" calcext:value-type="float">
            <text:p>0.489653</text:p>
          </table:table-cell>
          <table:table-cell office:value-type="float" office:value="0.366690735264" calcext:value-type="float">
            <text:p>0.366691</text:p>
          </table:table-cell>
          <table:table-cell office:value-type="float" office:value="0.633627006384" calcext:value-type="float">
            <text:p>0.633627</text:p>
          </table:table-cell>
          <table:table-cell office:value-type="float" office:value="0.33388349814" calcext:value-type="float">
            <text:p>0.333883</text:p>
          </table:table-cell>
          <table:table-cell office:value-type="float" office:value="0.38217421644" calcext:value-type="float">
            <text:p>0.382174</text:p>
          </table:table-cell>
          <table:table-cell office:value-type="float" office:value="0.489653165424" calcext:value-type="float">
            <text:p>0.489653</text:p>
          </table:table-cell>
          <table:table-cell table:formula="of:=AVERAGE([.B139:.U139])" office:value-type="float" office:value="0.86319314401" calcext:value-type="float">
            <text:p>0.8631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49122332" calcext:value-type="float">
            <text:p>0.449122</text:p>
          </table:table-cell>
          <table:table-cell office:value-type="float" office:value="0.54532762" calcext:value-type="float">
            <text:p>0.545328</text:p>
          </table:table-cell>
          <table:table-cell office:value-type="float" office:value="1.337080012" calcext:value-type="float">
            <text:p>1.337080</text:p>
          </table:table-cell>
          <table:table-cell office:value-type="float" office:value="0.347445244" calcext:value-type="float">
            <text:p>0.347445</text:p>
          </table:table-cell>
          <table:table-cell office:value-type="float" office:value="0.365707" calcext:value-type="float">
            <text:p>0.365707</text:p>
          </table:table-cell>
          <table:table-cell office:value-type="float" office:value="0.709996672" calcext:value-type="float">
            <text:p>0.709997</text:p>
          </table:table-cell>
          <table:table-cell office:value-type="float" office:value="3.09656692" calcext:value-type="float">
            <text:p>3.096567</text:p>
          </table:table-cell>
          <table:table-cell office:value-type="float" office:value="0.364432924" calcext:value-type="float">
            <text:p>0.364433</text:p>
          </table:table-cell>
          <table:table-cell office:value-type="float" office:value="3.08418065232" calcext:value-type="float">
            <text:p>3.084181</text:p>
          </table:table-cell>
          <table:table-cell office:value-type="float" office:value="1.331731691952" calcext:value-type="float">
            <text:p>1.331732</text:p>
          </table:table-cell>
          <table:table-cell office:value-type="float" office:value="0.346055463024" calcext:value-type="float">
            <text:p>0.346055</text:p>
          </table:table-cell>
          <table:table-cell office:value-type="float" office:value="0.369729777" calcext:value-type="float">
            <text:p>0.369730</text:p>
          </table:table-cell>
          <table:table-cell office:value-type="float" office:value="0.368441686164" calcext:value-type="float">
            <text:p>0.368442</text:p>
          </table:table-cell>
          <table:table-cell office:value-type="float" office:value="0.454062677652" calcext:value-type="float">
            <text:p>0.454063</text:p>
          </table:table-cell>
          <table:table-cell office:value-type="float" office:value="0.55132622382" calcext:value-type="float">
            <text:p>0.551326</text:p>
          </table:table-cell>
          <table:table-cell office:value-type="float" office:value="0.351267141684" calcext:value-type="float">
            <text:p>0.351267</text:p>
          </table:table-cell>
          <table:table-cell office:value-type="float" office:value="0.369729777" calcext:value-type="float">
            <text:p>0.369730</text:p>
          </table:table-cell>
          <table:table-cell office:value-type="float" office:value="0.368441686164" calcext:value-type="float">
            <text:p>0.368442</text:p>
          </table:table-cell>
          <table:table-cell office:value-type="float" office:value="0.454062677652" calcext:value-type="float">
            <text:p>0.454063</text:p>
          </table:table-cell>
          <table:table-cell office:value-type="float" office:value="0.55132622382" calcext:value-type="float">
            <text:p>0.551326</text:p>
          </table:table-cell>
          <table:table-cell table:formula="of:=AVERAGE([.B140:.U140])" office:value-type="float" office:value="0.7908017201126" calcext:value-type="float">
            <text:p>0.7908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20937888" calcext:value-type="float">
            <text:p>1.120938</text:p>
          </table:table-cell>
          <table:table-cell office:value-type="float" office:value="1.546438108" calcext:value-type="float">
            <text:p>1.546438</text:p>
          </table:table-cell>
          <table:table-cell office:value-type="float" office:value="14.087708328" calcext:value-type="float">
            <text:p>14.087708</text:p>
          </table:table-cell>
          <table:table-cell office:value-type="float" office:value="0.350505436" calcext:value-type="float">
            <text:p>0.350505</text:p>
          </table:table-cell>
          <table:table-cell office:value-type="float" office:value="0.521076" calcext:value-type="float">
            <text:p>0.521076</text:p>
          </table:table-cell>
          <table:table-cell office:value-type="float" office:value="1.030216448" calcext:value-type="float">
            <text:p>1.030216</text:p>
          </table:table-cell>
          <table:table-cell office:value-type="float" office:value="2.999341568" calcext:value-type="float">
            <text:p>2.999342</text:p>
          </table:table-cell>
          <table:table-cell office:value-type="float" office:value="0.374926732" calcext:value-type="float">
            <text:p>0.374927</text:p>
          </table:table-cell>
          <table:table-cell office:value-type="float" office:value="2.987344201728" calcext:value-type="float">
            <text:p>2.987344</text:p>
          </table:table-cell>
          <table:table-cell office:value-type="float" office:value="14.031357494688" calcext:value-type="float">
            <text:p>14.031357</text:p>
          </table:table-cell>
          <table:table-cell office:value-type="float" office:value="0.349103414256" calcext:value-type="float">
            <text:p>0.349103</text:p>
          </table:table-cell>
          <table:table-cell office:value-type="float" office:value="0.526807836" calcext:value-type="float">
            <text:p>0.526808</text:p>
          </table:table-cell>
          <table:table-cell office:value-type="float" office:value="0.379050926052" calcext:value-type="float">
            <text:p>0.379051</text:p>
          </table:table-cell>
          <table:table-cell office:value-type="float" office:value="1.133268204768" calcext:value-type="float">
            <text:p>1.133268</text:p>
          </table:table-cell>
          <table:table-cell office:value-type="float" office:value="1.563448927188" calcext:value-type="float">
            <text:p>1.563449</text:p>
          </table:table-cell>
          <table:table-cell office:value-type="float" office:value="0.354360995796" calcext:value-type="float">
            <text:p>0.354361</text:p>
          </table:table-cell>
          <table:table-cell office:value-type="float" office:value="0.526807836" calcext:value-type="float">
            <text:p>0.526808</text:p>
          </table:table-cell>
          <table:table-cell office:value-type="float" office:value="0.379050926052" calcext:value-type="float">
            <text:p>0.379051</text:p>
          </table:table-cell>
          <table:table-cell office:value-type="float" office:value="1.133268204768" calcext:value-type="float">
            <text:p>1.133268</text:p>
          </table:table-cell>
          <table:table-cell office:value-type="float" office:value="1.563448927188" calcext:value-type="float">
            <text:p>1.563449</text:p>
          </table:table-cell>
          <table:table-cell table:formula="of:=AVERAGE([.B141:.U141])" office:value-type="float" office:value="2.3479234201242" calcext:value-type="float">
            <text:p>2.3479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4511268" calcext:value-type="float">
            <text:p>0.864511</text:p>
          </table:table-cell>
          <table:table-cell office:value-type="float" office:value="0.700468712" calcext:value-type="float">
            <text:p>0.700469</text:p>
          </table:table-cell>
          <table:table-cell office:value-type="float" office:value="25.585833592" calcext:value-type="float">
            <text:p>25.585834</text:p>
          </table:table-cell>
          <table:table-cell office:value-type="float" office:value="0.423428968" calcext:value-type="float">
            <text:p>0.423429</text:p>
          </table:table-cell>
          <table:table-cell office:value-type="float" office:value="0.793612804" calcext:value-type="float">
            <text:p>0.793613</text:p>
          </table:table-cell>
          <table:table-cell office:value-type="float" office:value="1.03057588" calcext:value-type="float">
            <text:p>1.030576</text:p>
          </table:table-cell>
          <table:table-cell office:value-type="float" office:value="4.367848788" calcext:value-type="float">
            <text:p>4.367849</text:p>
          </table:table-cell>
          <table:table-cell office:value-type="float" office:value="0.409092852" calcext:value-type="float">
            <text:p>0.409093</text:p>
          </table:table-cell>
          <table:table-cell office:value-type="float" office:value="4.350377392848" calcext:value-type="float">
            <text:p>4.350377</text:p>
          </table:table-cell>
          <table:table-cell office:value-type="float" office:value="25.483490257632" calcext:value-type="float">
            <text:p>25.483490</text:p>
          </table:table-cell>
          <table:table-cell office:value-type="float" office:value="0.421735252128" calcext:value-type="float">
            <text:p>0.421735</text:p>
          </table:table-cell>
          <table:table-cell office:value-type="float" office:value="0.802342544844" calcext:value-type="float">
            <text:p>0.802343</text:p>
          </table:table-cell>
          <table:table-cell office:value-type="float" office:value="0.413592873372" calcext:value-type="float">
            <text:p>0.413593</text:p>
          </table:table-cell>
          <table:table-cell office:value-type="float" office:value="0.874020891948" calcext:value-type="float">
            <text:p>0.874021</text:p>
          </table:table-cell>
          <table:table-cell office:value-type="float" office:value="0.708173867832" calcext:value-type="float">
            <text:p>0.708174</text:p>
          </table:table-cell>
          <table:table-cell office:value-type="float" office:value="0.428086686648" calcext:value-type="float">
            <text:p>0.428087</text:p>
          </table:table-cell>
          <table:table-cell office:value-type="float" office:value="0.802342544844" calcext:value-type="float">
            <text:p>0.802343</text:p>
          </table:table-cell>
          <table:table-cell office:value-type="float" office:value="0.413592873372" calcext:value-type="float">
            <text:p>0.413593</text:p>
          </table:table-cell>
          <table:table-cell office:value-type="float" office:value="0.874020891948" calcext:value-type="float">
            <text:p>0.874021</text:p>
          </table:table-cell>
          <table:table-cell office:value-type="float" office:value="0.708173867832" calcext:value-type="float">
            <text:p>0.708174</text:p>
          </table:table-cell>
          <table:table-cell table:formula="of:=AVERAGE([.B142:.U142])" office:value-type="float" office:value="3.5227661404624" calcext:value-type="float">
            <text:p>3.5227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79805984" calcext:value-type="float">
            <text:p>0.579806</text:p>
          </table:table-cell>
          <table:table-cell office:value-type="float" office:value="0.630877456" calcext:value-type="float">
            <text:p>0.630877</text:p>
          </table:table-cell>
          <table:table-cell office:value-type="float" office:value="1.894993776" calcext:value-type="float">
            <text:p>1.894994</text:p>
          </table:table-cell>
          <table:table-cell office:value-type="float" office:value="0.37701204" calcext:value-type="float">
            <text:p>0.377012</text:p>
          </table:table-cell>
          <table:table-cell office:value-type="float" office:value="0.585824964" calcext:value-type="float">
            <text:p>0.585825</text:p>
          </table:table-cell>
          <table:table-cell office:value-type="float" office:value="1.018800968" calcext:value-type="float">
            <text:p>1.018801</text:p>
          </table:table-cell>
          <table:table-cell office:value-type="float" office:value="3.894785072" calcext:value-type="float">
            <text:p>3.894785</text:p>
          </table:table-cell>
          <table:table-cell office:value-type="float" office:value="0.494875616" calcext:value-type="float">
            <text:p>0.494876</text:p>
          </table:table-cell>
          <table:table-cell office:value-type="float" office:value="3.879205931712" calcext:value-type="float">
            <text:p>3.879206</text:p>
          </table:table-cell>
          <table:table-cell office:value-type="float" office:value="1.887413800896" calcext:value-type="float">
            <text:p>1.887414</text:p>
          </table:table-cell>
          <table:table-cell office:value-type="float" office:value="0.37550399184" calcext:value-type="float">
            <text:p>0.375504</text:p>
          </table:table-cell>
          <table:table-cell office:value-type="float" office:value="0.592269038604" calcext:value-type="float">
            <text:p>0.592269</text:p>
          </table:table-cell>
          <table:table-cell office:value-type="float" office:value="0.500319247776" calcext:value-type="float">
            <text:p>0.500319</text:p>
          </table:table-cell>
          <table:table-cell office:value-type="float" office:value="0.586183849824" calcext:value-type="float">
            <text:p>0.586184</text:p>
          </table:table-cell>
          <table:table-cell office:value-type="float" office:value="0.637817108016" calcext:value-type="float">
            <text:p>0.637817</text:p>
          </table:table-cell>
          <table:table-cell office:value-type="float" office:value="0.38115917244" calcext:value-type="float">
            <text:p>0.381159</text:p>
          </table:table-cell>
          <table:table-cell office:value-type="float" office:value="0.592269038604" calcext:value-type="float">
            <text:p>0.592269</text:p>
          </table:table-cell>
          <table:table-cell office:value-type="float" office:value="0.500319247776" calcext:value-type="float">
            <text:p>0.500319</text:p>
          </table:table-cell>
          <table:table-cell office:value-type="float" office:value="0.586183849824" calcext:value-type="float">
            <text:p>0.586184</text:p>
          </table:table-cell>
          <table:table-cell office:value-type="float" office:value="0.637817108016" calcext:value-type="float">
            <text:p>0.637817</text:p>
          </table:table-cell>
          <table:table-cell table:formula="of:=AVERAGE([.B143:.U143])" office:value-type="float" office:value="1.0316718630664" calcext:value-type="float">
            <text:p>1.0316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49334396" calcext:value-type="float">
            <text:p>0.749334</text:p>
          </table:table-cell>
          <table:table-cell office:value-type="float" office:value="0.550114692" calcext:value-type="float">
            <text:p>0.550115</text:p>
          </table:table-cell>
          <table:table-cell office:value-type="float" office:value="20.438315552" calcext:value-type="float">
            <text:p>20.438316</text:p>
          </table:table-cell>
          <table:table-cell office:value-type="float" office:value="0.381687668" calcext:value-type="float">
            <text:p>0.381688</text:p>
          </table:table-cell>
          <table:table-cell office:value-type="float" office:value="0.6951696" calcext:value-type="float">
            <text:p>0.695170</text:p>
          </table:table-cell>
          <table:table-cell office:value-type="float" office:value="0.87495086" calcext:value-type="float">
            <text:p>0.874951</text:p>
          </table:table-cell>
          <table:table-cell office:value-type="float" office:value="1.475675184" calcext:value-type="float">
            <text:p>1.475675</text:p>
          </table:table-cell>
          <table:table-cell office:value-type="float" office:value="0.57573878" calcext:value-type="float">
            <text:p>0.575739</text:p>
          </table:table-cell>
          <table:table-cell office:value-type="float" office:value="1.469772483264" calcext:value-type="float">
            <text:p>1.469772</text:p>
          </table:table-cell>
          <table:table-cell office:value-type="float" office:value="20.356562289792" calcext:value-type="float">
            <text:p>20.356562</text:p>
          </table:table-cell>
          <table:table-cell office:value-type="float" office:value="0.380160917328" calcext:value-type="float">
            <text:p>0.380161</text:p>
          </table:table-cell>
          <table:table-cell office:value-type="float" office:value="0.7028164656" calcext:value-type="float">
            <text:p>0.702816</text:p>
          </table:table-cell>
          <table:table-cell office:value-type="float" office:value="0.58207190658" calcext:value-type="float">
            <text:p>0.582072</text:p>
          </table:table-cell>
          <table:table-cell office:value-type="float" office:value="0.757577074356" calcext:value-type="float">
            <text:p>0.757577</text:p>
          </table:table-cell>
          <table:table-cell office:value-type="float" office:value="0.556165953612" calcext:value-type="float">
            <text:p>0.556166</text:p>
          </table:table-cell>
          <table:table-cell office:value-type="float" office:value="0.385886232348" calcext:value-type="float">
            <text:p>0.385886</text:p>
          </table:table-cell>
          <table:table-cell office:value-type="float" office:value="0.7028164656" calcext:value-type="float">
            <text:p>0.702816</text:p>
          </table:table-cell>
          <table:table-cell office:value-type="float" office:value="0.58207190658" calcext:value-type="float">
            <text:p>0.582072</text:p>
          </table:table-cell>
          <table:table-cell office:value-type="float" office:value="0.757577074356" calcext:value-type="float">
            <text:p>0.757577</text:p>
          </table:table-cell>
          <table:table-cell office:value-type="float" office:value="0.556165953612" calcext:value-type="float">
            <text:p>0.556166</text:p>
          </table:table-cell>
          <table:table-cell table:formula="of:=AVERAGE([.B144:.U144])" office:value-type="float" office:value="2.6765315727514" calcext:value-type="float">
            <text:p>2.6765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18505164" calcext:value-type="float">
            <text:p>0.618505</text:p>
          </table:table-cell>
          <table:table-cell office:value-type="float" office:value="3.60675956" calcext:value-type="float">
            <text:p>3.606760</text:p>
          </table:table-cell>
          <table:table-cell office:value-type="float" office:value="1.782041768" calcext:value-type="float">
            <text:p>1.782042</text:p>
          </table:table-cell>
          <table:table-cell office:value-type="float" office:value="0.481902932" calcext:value-type="float">
            <text:p>0.481903</text:p>
          </table:table-cell>
          <table:table-cell office:value-type="float" office:value="0.884464764" calcext:value-type="float">
            <text:p>0.884465</text:p>
          </table:table-cell>
          <table:table-cell office:value-type="float" office:value="0.910464348" calcext:value-type="float">
            <text:p>0.910464</text:p>
          </table:table-cell>
          <table:table-cell office:value-type="float" office:value="3.954438736" calcext:value-type="float">
            <text:p>3.954439</text:p>
          </table:table-cell>
          <table:table-cell office:value-type="float" office:value="0.414735332" calcext:value-type="float">
            <text:p>0.414735</text:p>
          </table:table-cell>
          <table:table-cell office:value-type="float" office:value="3.938620981056" calcext:value-type="float">
            <text:p>3.938621</text:p>
          </table:table-cell>
          <table:table-cell office:value-type="float" office:value="1.774913600928" calcext:value-type="float">
            <text:p>1.774914</text:p>
          </table:table-cell>
          <table:table-cell office:value-type="float" office:value="0.479975320272" calcext:value-type="float">
            <text:p>0.479975</text:p>
          </table:table-cell>
          <table:table-cell office:value-type="float" office:value="0.894193876404" calcext:value-type="float">
            <text:p>0.894194</text:p>
          </table:table-cell>
          <table:table-cell office:value-type="float" office:value="0.419297420652" calcext:value-type="float">
            <text:p>0.419297</text:p>
          </table:table-cell>
          <table:table-cell office:value-type="float" office:value="0.625308720804" calcext:value-type="float">
            <text:p>0.625309</text:p>
          </table:table-cell>
          <table:table-cell office:value-type="float" office:value="3.64643391516" calcext:value-type="float">
            <text:p>3.646434</text:p>
          </table:table-cell>
          <table:table-cell office:value-type="float" office:value="0.487203864252" calcext:value-type="float">
            <text:p>0.487204</text:p>
          </table:table-cell>
          <table:table-cell office:value-type="float" office:value="0.894193876404" calcext:value-type="float">
            <text:p>0.894194</text:p>
          </table:table-cell>
          <table:table-cell office:value-type="float" office:value="0.419297420652" calcext:value-type="float">
            <text:p>0.419297</text:p>
          </table:table-cell>
          <table:table-cell office:value-type="float" office:value="0.625308720804" calcext:value-type="float">
            <text:p>0.625309</text:p>
          </table:table-cell>
          <table:table-cell office:value-type="float" office:value="3.64643391516" calcext:value-type="float">
            <text:p>3.646434</text:p>
          </table:table-cell>
          <table:table-cell table:formula="of:=AVERAGE([.B145:.U145])" office:value-type="float" office:value="1.5252247118274" calcext:value-type="float">
            <text:p>1.5252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91622092" calcext:value-type="float">
            <text:p>1.091622</text:p>
          </table:table-cell>
          <table:table-cell office:value-type="float" office:value="0.85119622" calcext:value-type="float">
            <text:p>0.851196</text:p>
          </table:table-cell>
          <table:table-cell office:value-type="float" office:value="2.358979324" calcext:value-type="float">
            <text:p>2.358979</text:p>
          </table:table-cell>
          <table:table-cell office:value-type="float" office:value="0.50602604" calcext:value-type="float">
            <text:p>0.506026</text:p>
          </table:table-cell>
          <table:table-cell office:value-type="float" office:value="0.8037773" calcext:value-type="float">
            <text:p>0.803777</text:p>
          </table:table-cell>
          <table:table-cell office:value-type="float" office:value="1.3625033" calcext:value-type="float">
            <text:p>1.362503</text:p>
          </table:table-cell>
          <table:table-cell office:value-type="float" office:value="6.697812512" calcext:value-type="float">
            <text:p>6.697813</text:p>
          </table:table-cell>
          <table:table-cell office:value-type="float" office:value="0.680956976" calcext:value-type="float">
            <text:p>0.680957</text:p>
          </table:table-cell>
          <table:table-cell office:value-type="float" office:value="6.671021261952" calcext:value-type="float">
            <text:p>6.671021</text:p>
          </table:table-cell>
          <table:table-cell office:value-type="float" office:value="2.349543406704" calcext:value-type="float">
            <text:p>2.349543</text:p>
          </table:table-cell>
          <table:table-cell office:value-type="float" office:value="0.50400193584" calcext:value-type="float">
            <text:p>0.504002</text:p>
          </table:table-cell>
          <table:table-cell office:value-type="float" office:value="0.8126188503" calcext:value-type="float">
            <text:p>0.812619</text:p>
          </table:table-cell>
          <table:table-cell office:value-type="float" office:value="0.688447502736" calcext:value-type="float">
            <text:p>0.688448</text:p>
          </table:table-cell>
          <table:table-cell office:value-type="float" office:value="1.103629935012" calcext:value-type="float">
            <text:p>1.103630</text:p>
          </table:table-cell>
          <table:table-cell office:value-type="float" office:value="0.86055937842" calcext:value-type="float">
            <text:p>0.860559</text:p>
          </table:table-cell>
          <table:table-cell office:value-type="float" office:value="0.51159232644" calcext:value-type="float">
            <text:p>0.511592</text:p>
          </table:table-cell>
          <table:table-cell office:value-type="float" office:value="0.8126188503" calcext:value-type="float">
            <text:p>0.812619</text:p>
          </table:table-cell>
          <table:table-cell office:value-type="float" office:value="0.688447502736" calcext:value-type="float">
            <text:p>0.688448</text:p>
          </table:table-cell>
          <table:table-cell office:value-type="float" office:value="1.103629935012" calcext:value-type="float">
            <text:p>1.103630</text:p>
          </table:table-cell>
          <table:table-cell office:value-type="float" office:value="0.86055937842" calcext:value-type="float">
            <text:p>0.860559</text:p>
          </table:table-cell>
          <table:table-cell table:formula="of:=AVERAGE([.B146:.U146])" office:value-type="float" office:value="1.5659772013936" calcext:value-type="float">
            <text:p>1.5659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93808208" calcext:value-type="float">
            <text:p>1.193808</text:p>
          </table:table-cell>
          <table:table-cell office:value-type="float" office:value="1.111235232" calcext:value-type="float">
            <text:p>1.111235</text:p>
          </table:table-cell>
          <table:table-cell office:value-type="float" office:value="1.769757828" calcext:value-type="float">
            <text:p>1.769758</text:p>
          </table:table-cell>
          <table:table-cell office:value-type="float" office:value="0.731939092" calcext:value-type="float">
            <text:p>0.731939</text:p>
          </table:table-cell>
          <table:table-cell office:value-type="float" office:value="0.908132056" calcext:value-type="float">
            <text:p>0.908132</text:p>
          </table:table-cell>
          <table:table-cell office:value-type="float" office:value="1.30868388" calcext:value-type="float">
            <text:p>1.308684</text:p>
          </table:table-cell>
          <table:table-cell office:value-type="float" office:value="2.087214596" calcext:value-type="float">
            <text:p>2.087215</text:p>
          </table:table-cell>
          <table:table-cell office:value-type="float" office:value="0.612422932" calcext:value-type="float">
            <text:p>0.612423</text:p>
          </table:table-cell>
          <table:table-cell office:value-type="float" office:value="2.078865737616" calcext:value-type="float">
            <text:p>2.078866</text:p>
          </table:table-cell>
          <table:table-cell office:value-type="float" office:value="1.762678796688" calcext:value-type="float">
            <text:p>1.762679</text:p>
          </table:table-cell>
          <table:table-cell office:value-type="float" office:value="0.729011335632" calcext:value-type="float">
            <text:p>0.729011</text:p>
          </table:table-cell>
          <table:table-cell office:value-type="float" office:value="0.918121508616" calcext:value-type="float">
            <text:p>0.918122</text:p>
          </table:table-cell>
          <table:table-cell office:value-type="float" office:value="0.619159584252" calcext:value-type="float">
            <text:p>0.619160</text:p>
          </table:table-cell>
          <table:table-cell office:value-type="float" office:value="1.206940098288" calcext:value-type="float">
            <text:p>1.206940</text:p>
          </table:table-cell>
          <table:table-cell office:value-type="float" office:value="1.123458819552" calcext:value-type="float">
            <text:p>1.123459</text:p>
          </table:table-cell>
          <table:table-cell office:value-type="float" office:value="0.739990422012" calcext:value-type="float">
            <text:p>0.739990</text:p>
          </table:table-cell>
          <table:table-cell office:value-type="float" office:value="0.918121508616" calcext:value-type="float">
            <text:p>0.918122</text:p>
          </table:table-cell>
          <table:table-cell office:value-type="float" office:value="0.619159584252" calcext:value-type="float">
            <text:p>0.619160</text:p>
          </table:table-cell>
          <table:table-cell office:value-type="float" office:value="1.206940098288" calcext:value-type="float">
            <text:p>1.206940</text:p>
          </table:table-cell>
          <table:table-cell office:value-type="float" office:value="1.123458819552" calcext:value-type="float">
            <text:p>1.123459</text:p>
          </table:table-cell>
          <table:table-cell table:formula="of:=AVERAGE([.B147:.U147])" office:value-type="float" office:value="1.1384550068682" calcext:value-type="float">
            <text:p>1.1384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097165432" calcext:value-type="float">
            <text:p>5.097165</text:p>
          </table:table-cell>
          <table:table-cell office:value-type="float" office:value="1.307711004" calcext:value-type="float">
            <text:p>1.307711</text:p>
          </table:table-cell>
          <table:table-cell office:value-type="float" office:value="2.544702256" calcext:value-type="float">
            <text:p>2.544702</text:p>
          </table:table-cell>
          <table:table-cell office:value-type="float" office:value="0.947622388" calcext:value-type="float">
            <text:p>0.947622</text:p>
          </table:table-cell>
          <table:table-cell office:value-type="float" office:value="1.110773392" calcext:value-type="float">
            <text:p>1.110773</text:p>
          </table:table-cell>
          <table:table-cell office:value-type="float" office:value="1.207032896" calcext:value-type="float">
            <text:p>1.207033</text:p>
          </table:table-cell>
          <table:table-cell office:value-type="float" office:value="2.099421228" calcext:value-type="float">
            <text:p>2.099421</text:p>
          </table:table-cell>
          <table:table-cell office:value-type="float" office:value="0.619059372" calcext:value-type="float">
            <text:p>0.619059</text:p>
          </table:table-cell>
          <table:table-cell office:value-type="float" office:value="2.091023543088" calcext:value-type="float">
            <text:p>2.091024</text:p>
          </table:table-cell>
          <table:table-cell office:value-type="float" office:value="2.534523446976" calcext:value-type="float">
            <text:p>2.534523</text:p>
          </table:table-cell>
          <table:table-cell office:value-type="float" office:value="0.943831898448" calcext:value-type="float">
            <text:p>0.943832</text:p>
          </table:table-cell>
          <table:table-cell office:value-type="float" office:value="1.122991899312" calcext:value-type="float">
            <text:p>1.122992</text:p>
          </table:table-cell>
          <table:table-cell office:value-type="float" office:value="0.625869025092" calcext:value-type="float">
            <text:p>0.625869</text:p>
          </table:table-cell>
          <table:table-cell office:value-type="float" office:value="5.153234251752" calcext:value-type="float">
            <text:p>5.153234</text:p>
          </table:table-cell>
          <table:table-cell office:value-type="float" office:value="1.322095825044" calcext:value-type="float">
            <text:p>1.322096</text:p>
          </table:table-cell>
          <table:table-cell office:value-type="float" office:value="0.958046234268" calcext:value-type="float">
            <text:p>0.958046</text:p>
          </table:table-cell>
          <table:table-cell office:value-type="float" office:value="1.122991899312" calcext:value-type="float">
            <text:p>1.122992</text:p>
          </table:table-cell>
          <table:table-cell office:value-type="float" office:value="0.625869025092" calcext:value-type="float">
            <text:p>0.625869</text:p>
          </table:table-cell>
          <table:table-cell office:value-type="float" office:value="5.153234251752" calcext:value-type="float">
            <text:p>5.153234</text:p>
          </table:table-cell>
          <table:table-cell office:value-type="float" office:value="1.322095825044" calcext:value-type="float">
            <text:p>1.322096</text:p>
          </table:table-cell>
          <table:table-cell table:formula="of:=AVERAGE([.B148:.U148])" office:value-type="float" office:value="1.895464754659" calcext:value-type="float">
            <text:p>1.8954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87916924" calcext:value-type="float">
            <text:p>0.987917</text:p>
          </table:table-cell>
          <table:table-cell office:value-type="float" office:value="1.02873354" calcext:value-type="float">
            <text:p>1.028734</text:p>
          </table:table-cell>
          <table:table-cell office:value-type="float" office:value="2.179771348" calcext:value-type="float">
            <text:p>2.179771</text:p>
          </table:table-cell>
          <table:table-cell office:value-type="float" office:value="0.862568528" calcext:value-type="float">
            <text:p>0.862569</text:p>
          </table:table-cell>
          <table:table-cell office:value-type="float" office:value="1.241493188" calcext:value-type="float">
            <text:p>1.241493</text:p>
          </table:table-cell>
          <table:table-cell office:value-type="float" office:value="1.495697956" calcext:value-type="float">
            <text:p>1.495698</text:p>
          </table:table-cell>
          <table:table-cell office:value-type="float" office:value="1.9637236" calcext:value-type="float">
            <text:p>1.963724</text:p>
          </table:table-cell>
          <table:table-cell office:value-type="float" office:value="0.60272128" calcext:value-type="float">
            <text:p>0.602721</text:p>
          </table:table-cell>
          <table:table-cell office:value-type="float" office:value="1.9558687056" calcext:value-type="float">
            <text:p>1.955869</text:p>
          </table:table-cell>
          <table:table-cell office:value-type="float" office:value="2.171052262608" calcext:value-type="float">
            <text:p>2.171052</text:p>
          </table:table-cell>
          <table:table-cell office:value-type="float" office:value="0.859118253888" calcext:value-type="float">
            <text:p>0.859118</text:p>
          </table:table-cell>
          <table:table-cell office:value-type="float" office:value="1.255149613068" calcext:value-type="float">
            <text:p>1.255150</text:p>
          </table:table-cell>
          <table:table-cell office:value-type="float" office:value="0.60935121408" calcext:value-type="float">
            <text:p>0.609351</text:p>
          </table:table-cell>
          <table:table-cell office:value-type="float" office:value="0.998784010164" calcext:value-type="float">
            <text:p>0.998784</text:p>
          </table:table-cell>
          <table:table-cell office:value-type="float" office:value="1.04004960894" calcext:value-type="float">
            <text:p>1.040050</text:p>
          </table:table-cell>
          <table:table-cell office:value-type="float" office:value="0.872056781808" calcext:value-type="float">
            <text:p>0.872057</text:p>
          </table:table-cell>
          <table:table-cell office:value-type="float" office:value="1.255149613068" calcext:value-type="float">
            <text:p>1.255150</text:p>
          </table:table-cell>
          <table:table-cell office:value-type="float" office:value="0.60935121408" calcext:value-type="float">
            <text:p>0.609351</text:p>
          </table:table-cell>
          <table:table-cell office:value-type="float" office:value="0.998784010164" calcext:value-type="float">
            <text:p>0.998784</text:p>
          </table:table-cell>
          <table:table-cell office:value-type="float" office:value="1.04004960894" calcext:value-type="float">
            <text:p>1.040050</text:p>
          </table:table-cell>
          <table:table-cell table:formula="of:=AVERAGE([.B149:.U149])" office:value-type="float" office:value="1.2013695630204" calcext:value-type="float">
            <text:p>1.2013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80237516" calcext:value-type="float">
            <text:p>0.780238</text:p>
          </table:table-cell>
          <table:table-cell office:value-type="float" office:value="0.747198888" calcext:value-type="float">
            <text:p>0.747199</text:p>
          </table:table-cell>
          <table:table-cell office:value-type="float" office:value="2.153219564" calcext:value-type="float">
            <text:p>2.153220</text:p>
          </table:table-cell>
          <table:table-cell office:value-type="float" office:value="0.912491424" calcext:value-type="float">
            <text:p>0.912491</text:p>
          </table:table-cell>
          <table:table-cell office:value-type="float" office:value="0.995475036" calcext:value-type="float">
            <text:p>0.995475</text:p>
          </table:table-cell>
          <table:table-cell office:value-type="float" office:value="1.412992452" calcext:value-type="float">
            <text:p>1.412992</text:p>
          </table:table-cell>
          <table:table-cell office:value-type="float" office:value="2.171415056" calcext:value-type="float">
            <text:p>2.171415</text:p>
          </table:table-cell>
          <table:table-cell office:value-type="float" office:value="0.780033704" calcext:value-type="float">
            <text:p>0.780034</text:p>
          </table:table-cell>
          <table:table-cell office:value-type="float" office:value="2.162729395776" calcext:value-type="float">
            <text:p>2.162729</text:p>
          </table:table-cell>
          <table:table-cell office:value-type="float" office:value="2.144606685744" calcext:value-type="float">
            <text:p>2.144607</text:p>
          </table:table-cell>
          <table:table-cell office:value-type="float" office:value="0.908841458304" calcext:value-type="float">
            <text:p>0.908841</text:p>
          </table:table-cell>
          <table:table-cell office:value-type="float" office:value="1.006425261396" calcext:value-type="float">
            <text:p>1.006425</text:p>
          </table:table-cell>
          <table:table-cell office:value-type="float" office:value="0.788614074744" calcext:value-type="float">
            <text:p>0.788614</text:p>
          </table:table-cell>
          <table:table-cell office:value-type="float" office:value="0.788820128676" calcext:value-type="float">
            <text:p>0.788820</text:p>
          </table:table-cell>
          <table:table-cell office:value-type="float" office:value="0.755418075768" calcext:value-type="float">
            <text:p>0.755418</text:p>
          </table:table-cell>
          <table:table-cell office:value-type="float" office:value="0.922528829664" calcext:value-type="float">
            <text:p>0.922529</text:p>
          </table:table-cell>
          <table:table-cell office:value-type="float" office:value="1.006425261396" calcext:value-type="float">
            <text:p>1.006425</text:p>
          </table:table-cell>
          <table:table-cell office:value-type="float" office:value="0.788614074744" calcext:value-type="float">
            <text:p>0.788614</text:p>
          </table:table-cell>
          <table:table-cell office:value-type="float" office:value="0.788820128676" calcext:value-type="float">
            <text:p>0.788820</text:p>
          </table:table-cell>
          <table:table-cell office:value-type="float" office:value="0.755418075768" calcext:value-type="float">
            <text:p>0.755418</text:p>
          </table:table-cell>
          <table:table-cell table:formula="of:=AVERAGE([.B150:.U150])" office:value-type="float" office:value="1.1385162545328" calcext:value-type="float">
            <text:p>1.1385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63917088" calcext:value-type="float">
            <text:p>0.663917</text:p>
          </table:table-cell>
          <table:table-cell office:value-type="float" office:value="1.079794972" calcext:value-type="float">
            <text:p>1.079795</text:p>
          </table:table-cell>
          <table:table-cell office:value-type="float" office:value="2.568797252" calcext:value-type="float">
            <text:p>2.568797</text:p>
          </table:table-cell>
          <table:table-cell office:value-type="float" office:value="0.848682204" calcext:value-type="float">
            <text:p>0.848682</text:p>
          </table:table-cell>
          <table:table-cell office:value-type="float" office:value="1.29439696" calcext:value-type="float">
            <text:p>1.294397</text:p>
          </table:table-cell>
          <table:table-cell office:value-type="float" office:value="1.560069416" calcext:value-type="float">
            <text:p>1.560069</text:p>
          </table:table-cell>
          <table:table-cell office:value-type="float" office:value="3.039826864" calcext:value-type="float">
            <text:p>3.039827</text:p>
          </table:table-cell>
          <table:table-cell office:value-type="float" office:value="0.822749888" calcext:value-type="float">
            <text:p>0.822750</text:p>
          </table:table-cell>
          <table:table-cell office:value-type="float" office:value="3.027667556544" calcext:value-type="float">
            <text:p>3.027668</text:p>
          </table:table-cell>
          <table:table-cell office:value-type="float" office:value="2.558522062992" calcext:value-type="float">
            <text:p>2.558522</text:p>
          </table:table-cell>
          <table:table-cell office:value-type="float" office:value="0.845287475184" calcext:value-type="float">
            <text:p>0.845287</text:p>
          </table:table-cell>
          <table:table-cell office:value-type="float" office:value="1.30863532656" calcext:value-type="float">
            <text:p>1.308635</text:p>
          </table:table-cell>
          <table:table-cell office:value-type="float" office:value="0.831800136768" calcext:value-type="float">
            <text:p>0.831800</text:p>
          </table:table-cell>
          <table:table-cell office:value-type="float" office:value="0.671220175968" calcext:value-type="float">
            <text:p>0.671220</text:p>
          </table:table-cell>
          <table:table-cell office:value-type="float" office:value="1.091672716692" calcext:value-type="float">
            <text:p>1.091673</text:p>
          </table:table-cell>
          <table:table-cell office:value-type="float" office:value="0.858017708244" calcext:value-type="float">
            <text:p>0.858018</text:p>
          </table:table-cell>
          <table:table-cell office:value-type="float" office:value="1.30863532656" calcext:value-type="float">
            <text:p>1.308635</text:p>
          </table:table-cell>
          <table:table-cell office:value-type="float" office:value="0.831800136768" calcext:value-type="float">
            <text:p>0.831800</text:p>
          </table:table-cell>
          <table:table-cell office:value-type="float" office:value="0.671220175968" calcext:value-type="float">
            <text:p>0.671220</text:p>
          </table:table-cell>
          <table:table-cell office:value-type="float" office:value="1.091672716692" calcext:value-type="float">
            <text:p>1.091673</text:p>
          </table:table-cell>
          <table:table-cell table:formula="of:=AVERAGE([.B151:.U151])" office:value-type="float" office:value="1.348719307947" calcext:value-type="float">
            <text:p>1.3487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05786116" calcext:value-type="float">
            <text:p>1.005786</text:p>
          </table:table-cell>
          <table:table-cell office:value-type="float" office:value="1.193667648" calcext:value-type="float">
            <text:p>1.193668</text:p>
          </table:table-cell>
          <table:table-cell office:value-type="float" office:value="2.271628312" calcext:value-type="float">
            <text:p>2.271628</text:p>
          </table:table-cell>
          <table:table-cell office:value-type="float" office:value="1.0162237" calcext:value-type="float">
            <text:p>1.016224</text:p>
          </table:table-cell>
          <table:table-cell office:value-type="float" office:value="1.201212708" calcext:value-type="float">
            <text:p>1.201213</text:p>
          </table:table-cell>
          <table:table-cell office:value-type="float" office:value="1.570751976" calcext:value-type="float">
            <text:p>1.570752</text:p>
          </table:table-cell>
          <table:table-cell office:value-type="float" office:value="6.552667244" calcext:value-type="float">
            <text:p>6.552667</text:p>
          </table:table-cell>
          <table:table-cell office:value-type="float" office:value="0.84201966" calcext:value-type="float">
            <text:p>0.842020</text:p>
          </table:table-cell>
          <table:table-cell office:value-type="float" office:value="6.526456575024" calcext:value-type="float">
            <text:p>6.526457</text:p>
          </table:table-cell>
          <table:table-cell office:value-type="float" office:value="2.262541798752" calcext:value-type="float">
            <text:p>2.262542</text:p>
          </table:table-cell>
          <table:table-cell office:value-type="float" office:value="1.0121588052" calcext:value-type="float">
            <text:p>1.012159</text:p>
          </table:table-cell>
          <table:table-cell office:value-type="float" office:value="1.214426047788" calcext:value-type="float">
            <text:p>1.214426</text:p>
          </table:table-cell>
          <table:table-cell office:value-type="float" office:value="0.85128187626" calcext:value-type="float">
            <text:p>0.851282</text:p>
          </table:table-cell>
          <table:table-cell office:value-type="float" office:value="1.016849763276" calcext:value-type="float">
            <text:p>1.016850</text:p>
          </table:table-cell>
          <table:table-cell office:value-type="float" office:value="1.206797992128" calcext:value-type="float">
            <text:p>1.206798</text:p>
          </table:table-cell>
          <table:table-cell office:value-type="float" office:value="1.0274021607" calcext:value-type="float">
            <text:p>1.027402</text:p>
          </table:table-cell>
          <table:table-cell office:value-type="float" office:value="1.214426047788" calcext:value-type="float">
            <text:p>1.214426</text:p>
          </table:table-cell>
          <table:table-cell office:value-type="float" office:value="0.85128187626" calcext:value-type="float">
            <text:p>0.851282</text:p>
          </table:table-cell>
          <table:table-cell office:value-type="float" office:value="1.016849763276" calcext:value-type="float">
            <text:p>1.016850</text:p>
          </table:table-cell>
          <table:table-cell office:value-type="float" office:value="1.206797992128" calcext:value-type="float">
            <text:p>1.206798</text:p>
          </table:table-cell>
          <table:table-cell table:formula="of:=AVERAGE([.B152:.U152])" office:value-type="float" office:value="1.753061403129" calcext:value-type="float">
            <text:p>1.7530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04557252" calcext:value-type="float">
            <text:p>1.504557</text:p>
          </table:table-cell>
          <table:table-cell office:value-type="float" office:value="1.559968012" calcext:value-type="float">
            <text:p>1.559968</text:p>
          </table:table-cell>
          <table:table-cell office:value-type="float" office:value="2.264605332" calcext:value-type="float">
            <text:p>2.264605</text:p>
          </table:table-cell>
          <table:table-cell office:value-type="float" office:value="0.968340932" calcext:value-type="float">
            <text:p>0.968341</text:p>
          </table:table-cell>
          <table:table-cell office:value-type="float" office:value="1.259458764" calcext:value-type="float">
            <text:p>1.259459</text:p>
          </table:table-cell>
          <table:table-cell office:value-type="float" office:value="1.60290106" calcext:value-type="float">
            <text:p>1.602901</text:p>
          </table:table-cell>
          <table:table-cell office:value-type="float" office:value="2.279296864" calcext:value-type="float">
            <text:p>2.279297</text:p>
          </table:table-cell>
          <table:table-cell office:value-type="float" office:value="0.914414084" calcext:value-type="float">
            <text:p>0.914414</text:p>
          </table:table-cell>
          <table:table-cell office:value-type="float" office:value="2.270179676544" calcext:value-type="float">
            <text:p>2.270180</text:p>
          </table:table-cell>
          <table:table-cell office:value-type="float" office:value="2.255546910672" calcext:value-type="float">
            <text:p>2.255547</text:p>
          </table:table-cell>
          <table:table-cell office:value-type="float" office:value="0.964467568272" calcext:value-type="float">
            <text:p>0.964468</text:p>
          </table:table-cell>
          <table:table-cell office:value-type="float" office:value="1.273312810404" calcext:value-type="float">
            <text:p>1.273313</text:p>
          </table:table-cell>
          <table:table-cell office:value-type="float" office:value="0.924472638924" calcext:value-type="float">
            <text:p>0.924473</text:p>
          </table:table-cell>
          <table:table-cell office:value-type="float" office:value="1.521107381772" calcext:value-type="float">
            <text:p>1.521107</text:p>
          </table:table-cell>
          <table:table-cell office:value-type="float" office:value="1.577127660132" calcext:value-type="float">
            <text:p>1.577128</text:p>
          </table:table-cell>
          <table:table-cell office:value-type="float" office:value="0.978992682252" calcext:value-type="float">
            <text:p>0.978993</text:p>
          </table:table-cell>
          <table:table-cell office:value-type="float" office:value="1.273312810404" calcext:value-type="float">
            <text:p>1.273313</text:p>
          </table:table-cell>
          <table:table-cell office:value-type="float" office:value="0.924472638924" calcext:value-type="float">
            <text:p>0.924473</text:p>
          </table:table-cell>
          <table:table-cell office:value-type="float" office:value="1.521107381772" calcext:value-type="float">
            <text:p>1.521107</text:p>
          </table:table-cell>
          <table:table-cell office:value-type="float" office:value="1.577127660132" calcext:value-type="float">
            <text:p>1.577128</text:p>
          </table:table-cell>
          <table:table-cell table:formula="of:=AVERAGE([.B153:.U153])" office:value-type="float" office:value="1.4707385060102" calcext:value-type="float">
            <text:p>1.4707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61823968" calcext:value-type="float">
            <text:p>0.961824</text:p>
          </table:table-cell>
          <table:table-cell office:value-type="float" office:value="0.868899752" calcext:value-type="float">
            <text:p>0.868900</text:p>
          </table:table-cell>
          <table:table-cell office:value-type="float" office:value="2.200538084" calcext:value-type="float">
            <text:p>2.200538</text:p>
          </table:table-cell>
          <table:table-cell office:value-type="float" office:value="0.982377856" calcext:value-type="float">
            <text:p>0.982378</text:p>
          </table:table-cell>
          <table:table-cell office:value-type="float" office:value="1.329835148" calcext:value-type="float">
            <text:p>1.329835</text:p>
          </table:table-cell>
          <table:table-cell office:value-type="float" office:value="1.615181988" calcext:value-type="float">
            <text:p>1.615182</text:p>
          </table:table-cell>
          <table:table-cell office:value-type="float" office:value="2.014121388" calcext:value-type="float">
            <text:p>2.014121</text:p>
          </table:table-cell>
          <table:table-cell office:value-type="float" office:value="0.858712164" calcext:value-type="float">
            <text:p>0.858712</text:p>
          </table:table-cell>
          <table:table-cell office:value-type="float" office:value="2.006064902448" calcext:value-type="float">
            <text:p>2.006065</text:p>
          </table:table-cell>
          <table:table-cell office:value-type="float" office:value="2.191735931664" calcext:value-type="float">
            <text:p>2.191736</text:p>
          </table:table-cell>
          <table:table-cell office:value-type="float" office:value="0.978448344576" calcext:value-type="float">
            <text:p>0.978448</text:p>
          </table:table-cell>
          <table:table-cell office:value-type="float" office:value="1.344463334628" calcext:value-type="float">
            <text:p>1.344463</text:p>
          </table:table-cell>
          <table:table-cell office:value-type="float" office:value="0.868157997804" calcext:value-type="float">
            <text:p>0.868158</text:p>
          </table:table-cell>
          <table:table-cell office:value-type="float" office:value="0.972404031648" calcext:value-type="float">
            <text:p>0.972404</text:p>
          </table:table-cell>
          <table:table-cell office:value-type="float" office:value="0.878457649272" calcext:value-type="float">
            <text:p>0.878458</text:p>
          </table:table-cell>
          <table:table-cell office:value-type="float" office:value="0.993184012416" calcext:value-type="float">
            <text:p>0.993184</text:p>
          </table:table-cell>
          <table:table-cell office:value-type="float" office:value="1.344463334628" calcext:value-type="float">
            <text:p>1.344463</text:p>
          </table:table-cell>
          <table:table-cell office:value-type="float" office:value="0.868157997804" calcext:value-type="float">
            <text:p>0.868158</text:p>
          </table:table-cell>
          <table:table-cell office:value-type="float" office:value="0.972404031648" calcext:value-type="float">
            <text:p>0.972404</text:p>
          </table:table-cell>
          <table:table-cell office:value-type="float" office:value="0.878457649272" calcext:value-type="float">
            <text:p>0.878458</text:p>
          </table:table-cell>
          <table:table-cell table:formula="of:=AVERAGE([.B154:.U154])" office:value-type="float" office:value="1.2563944782904" calcext:value-type="float">
            <text:p>1.2563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86767156" calcext:value-type="float">
            <text:p>1.186767</text:p>
          </table:table-cell>
          <table:table-cell office:value-type="float" office:value="1.263350268" calcext:value-type="float">
            <text:p>1.263350</text:p>
          </table:table-cell>
          <table:table-cell office:value-type="float" office:value="2.237431068" calcext:value-type="float">
            <text:p>2.237431</text:p>
          </table:table-cell>
          <table:table-cell office:value-type="float" office:value="1.023110136" calcext:value-type="float">
            <text:p>1.023110</text:p>
          </table:table-cell>
          <table:table-cell office:value-type="float" office:value="1.301648852" calcext:value-type="float">
            <text:p>1.301649</text:p>
          </table:table-cell>
          <table:table-cell office:value-type="float" office:value="1.572036092" calcext:value-type="float">
            <text:p>1.572036</text:p>
          </table:table-cell>
          <table:table-cell office:value-type="float" office:value="2.021405408" calcext:value-type="float">
            <text:p>2.021405</text:p>
          </table:table-cell>
          <table:table-cell office:value-type="float" office:value="0.956649352" calcext:value-type="float">
            <text:p>0.956649</text:p>
          </table:table-cell>
          <table:table-cell office:value-type="float" office:value="2.013319786368" calcext:value-type="float">
            <text:p>2.013320</text:p>
          </table:table-cell>
          <table:table-cell office:value-type="float" office:value="2.228481343728" calcext:value-type="float">
            <text:p>2.228481</text:p>
          </table:table-cell>
          <table:table-cell office:value-type="float" office:value="1.019017695456" calcext:value-type="float">
            <text:p>1.019018</text:p>
          </table:table-cell>
          <table:table-cell office:value-type="float" office:value="1.315966989372" calcext:value-type="float">
            <text:p>1.315967</text:p>
          </table:table-cell>
          <table:table-cell office:value-type="float" office:value="0.967172494872" calcext:value-type="float">
            <text:p>0.967172</text:p>
          </table:table-cell>
          <table:table-cell office:value-type="float" office:value="1.199821594716" calcext:value-type="float">
            <text:p>1.199822</text:p>
          </table:table-cell>
          <table:table-cell office:value-type="float" office:value="1.277247120948" calcext:value-type="float">
            <text:p>1.277247</text:p>
          </table:table-cell>
          <table:table-cell office:value-type="float" office:value="1.034364347496" calcext:value-type="float">
            <text:p>1.034364</text:p>
          </table:table-cell>
          <table:table-cell office:value-type="float" office:value="1.315966989372" calcext:value-type="float">
            <text:p>1.315967</text:p>
          </table:table-cell>
          <table:table-cell office:value-type="float" office:value="0.967172494872" calcext:value-type="float">
            <text:p>0.967172</text:p>
          </table:table-cell>
          <table:table-cell office:value-type="float" office:value="1.199821594716" calcext:value-type="float">
            <text:p>1.199822</text:p>
          </table:table-cell>
          <table:table-cell office:value-type="float" office:value="1.277247120948" calcext:value-type="float">
            <text:p>1.277247</text:p>
          </table:table-cell>
          <table:table-cell table:formula="of:=AVERAGE([.B155:.U155])" office:value-type="float" office:value="1.3688998952432" calcext:value-type="float">
            <text:p>1.3689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45854532" calcext:value-type="float">
            <text:p>0.745855</text:p>
          </table:table-cell>
          <table:table-cell office:value-type="float" office:value="3.703340344" calcext:value-type="float">
            <text:p>3.703340</text:p>
          </table:table-cell>
          <table:table-cell office:value-type="float" office:value="2.307273324" calcext:value-type="float">
            <text:p>2.307273</text:p>
          </table:table-cell>
          <table:table-cell office:value-type="float" office:value="0.976203256" calcext:value-type="float">
            <text:p>0.976203</text:p>
          </table:table-cell>
          <table:table-cell office:value-type="float" office:value="1.316609456" calcext:value-type="float">
            <text:p>1.316609</text:p>
          </table:table-cell>
          <table:table-cell office:value-type="float" office:value="1.598268604" calcext:value-type="float">
            <text:p>1.598269</text:p>
          </table:table-cell>
          <table:table-cell office:value-type="float" office:value="2.048823644" calcext:value-type="float">
            <text:p>2.048824</text:p>
          </table:table-cell>
          <table:table-cell office:value-type="float" office:value="0.92356956" calcext:value-type="float">
            <text:p>0.923570</text:p>
          </table:table-cell>
          <table:table-cell office:value-type="float" office:value="2.040628349424" calcext:value-type="float">
            <text:p>2.040628</text:p>
          </table:table-cell>
          <table:table-cell office:value-type="float" office:value="2.298044230704" calcext:value-type="float">
            <text:p>2.298044</text:p>
          </table:table-cell>
          <table:table-cell office:value-type="float" office:value="0.972298442976" calcext:value-type="float">
            <text:p>0.972298</text:p>
          </table:table-cell>
          <table:table-cell office:value-type="float" office:value="1.331092160016" calcext:value-type="float">
            <text:p>1.331092</text:p>
          </table:table-cell>
          <table:table-cell office:value-type="float" office:value="0.93372882516" calcext:value-type="float">
            <text:p>0.933729</text:p>
          </table:table-cell>
          <table:table-cell office:value-type="float" office:value="0.754058931852" calcext:value-type="float">
            <text:p>0.754059</text:p>
          </table:table-cell>
          <table:table-cell office:value-type="float" office:value="3.744077087784" calcext:value-type="float">
            <text:p>3.744077</text:p>
          </table:table-cell>
          <table:table-cell office:value-type="float" office:value="0.986941491816" calcext:value-type="float">
            <text:p>0.986941</text:p>
          </table:table-cell>
          <table:table-cell office:value-type="float" office:value="1.331092160016" calcext:value-type="float">
            <text:p>1.331092</text:p>
          </table:table-cell>
          <table:table-cell office:value-type="float" office:value="0.93372882516" calcext:value-type="float">
            <text:p>0.933729</text:p>
          </table:table-cell>
          <table:table-cell office:value-type="float" office:value="0.754058931852" calcext:value-type="float">
            <text:p>0.754059</text:p>
          </table:table-cell>
          <table:table-cell office:value-type="float" office:value="3.744077087784" calcext:value-type="float">
            <text:p>3.744077</text:p>
          </table:table-cell>
          <table:table-cell table:formula="of:=AVERAGE([.B156:.U156])" office:value-type="float" office:value="1.6721884622272" calcext:value-type="float">
            <text:p>1.672188</text:p>
          </table:table-cell>
        </table:table-row>
        <table:table-row table:style-name="ro1" table:number-rows-repeated="11">
          <table:table-cell table:style-name="Default" table:number-columns-repeated="22"/>
        </table:table-row>
        <table:table-row table:style-name="ro1">
          <table:table-cell table:style-name="Default" table:number-columns-repeated="22"/>
        </table:table-row>
        <table:table-row table:style-name="ro1" table:number-rows-repeated="41">
          <table:table-cell table:style-name="Default" table:number-columns-repeated="22"/>
        </table:table-row>
        <table:table-row table:style-name="ro1">
          <table:table-cell table:style-name="Default" table:number-columns-repeated="9"/>
          <table:table-cell table:style-name="ce11" table:number-columns-repeated="5"/>
          <table:table-cell table:style-name="Default" table:number-columns-repeated="8"/>
        </table:table-row>
        <table:table-row table:style-name="ro1" table:number-rows-repeated="50">
          <table:table-cell table:style-name="Default" table:number-columns-repeated="22"/>
        </table:table-row>
        <table:table-row table:style-name="ro1">
          <table:table-cell table:style-name="Default" table:number-columns-repeated="9"/>
          <table:table-cell table:style-name="ce11" table:number-columns-repeated="5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00/00/00</text:date>, <text:time style:data-style-name="N2" text:time-value="13:20:18.258197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5T19:54:45.917875087</dc:date>
    <meta:editing-duration>PT9H36M27S</meta:editing-duration>
    <meta:editing-cycles>23</meta:editing-cycles>
    <meta:generator>LibreOffice/6.0.7.3$Linux_X86_64 LibreOffice_project/00m0$Build-3</meta:generator>
    <meta:document-statistic meta:table-count="1" meta:cell-count="3366" meta:object-count="0"/>
  </office:meta>
</office:document-meta>
</file>